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991.39pt" svg:height="606.13pt" svg:x="371.76pt" svg:y="3pt">
            <draw:object draw:notify-on-update-of-ranges="'relay1.comm.sub.network'.E2:'relay1.comm.sub.network'.E365 'relay1.comm.sub.network'.F2:'relay1.comm.sub.network'.F3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002752.28186" calcext:value-type="float">
            <text:p>1456002752.28186</text:p>
          </table:table-cell>
          <table:table-cell office:value-type="float" office:value="1456002752.28224" calcext:value-type="float">
            <text:p>1456002752.28224</text:p>
          </table:table-cell>
          <table:table-cell office:value-type="float" office:value="6432" calcext:value-type="float">
            <text:p>6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002752.38894" calcext:value-type="float">
            <text:p>1456002752.38894</text:p>
          </table:table-cell>
          <table:table-cell office:value-type="float" office:value="1456002752.38916" calcext:value-type="float">
            <text:p>1456002752.38916</text:p>
          </table:table-cell>
          <table:table-cell office:value-type="float" office:value="5064" calcext:value-type="float">
            <text:p>5064</text:p>
          </table:table-cell>
          <table:table-cell table:formula="of:=[.B3]-[.B$2]" office:value-type="float" office:value="0.107070207595825" calcext:value-type="float">
            <text:p>0.1070702076</text:p>
          </table:table-cell>
          <table:table-cell table:formula="of:=[.D3]/([.E3]-[.E2])" office:value-type="float" office:value="47296.0696883663" calcext:value-type="float">
            <text:p>47296.0696883663</text:p>
          </table:table-cell>
          <table:table-cell table:formula="of:=[.E3]-[.E2]" office:value-type="float" office:value="0.107070207595825" calcext:value-type="float">
            <text:p>0.10707020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002752.4896" calcext:value-type="float">
            <text:p>1456002752.4896</text:p>
          </table:table-cell>
          <table:table-cell office:value-type="float" office:value="1456002752.48983" calcext:value-type="float">
            <text:p>1456002752.48983</text:p>
          </table:table-cell>
          <table:table-cell office:value-type="float" office:value="4960" calcext:value-type="float">
            <text:p>4960</text:p>
          </table:table-cell>
          <table:table-cell table:formula="of:=[.B4]-[.B$2]" office:value-type="float" office:value="0.207732915878296" calcext:value-type="float">
            <text:p>0.2077329159</text:p>
          </table:table-cell>
          <table:table-cell table:formula="of:=[.D4]/([.E4]-[.E3])" office:value-type="float" office:value="49273.4606949149" calcext:value-type="float">
            <text:p>49273.4606949149</text:p>
          </table:table-cell>
          <table:table-cell table:formula="of:=[.E4]-[.E3]" office:value-type="float" office:value="0.100662708282471" calcext:value-type="float">
            <text:p>0.1006627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002752.58983" calcext:value-type="float">
            <text:p>1456002752.58983</text:p>
          </table:table-cell>
          <table:table-cell office:value-type="float" office:value="1456002752.59005" calcext:value-type="float">
            <text:p>1456002752.59005</text:p>
          </table:table-cell>
          <table:table-cell office:value-type="float" office:value="4864" calcext:value-type="float">
            <text:p>4864</text:p>
          </table:table-cell>
          <table:table-cell table:formula="of:=[.B5]-[.B$2]" office:value-type="float" office:value="0.307963132858276" calcext:value-type="float">
            <text:p>0.3079631329</text:p>
          </table:table-cell>
          <table:table-cell table:formula="of:=[.D5]/([.E5]-[.E4])" office:value-type="float" office:value="48528.27966013" calcext:value-type="float">
            <text:p>48528.27966013</text:p>
          </table:table-cell>
          <table:table-cell table:formula="of:=[.E5]-[.E4]" office:value-type="float" office:value="0.10023021697998" calcext:value-type="float">
            <text:p>0.1002302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002752.69043" calcext:value-type="float">
            <text:p>1456002752.69043</text:p>
          </table:table-cell>
          <table:table-cell office:value-type="float" office:value="1456002752.69066" calcext:value-type="float">
            <text:p>1456002752.69066</text:p>
          </table:table-cell>
          <table:table-cell office:value-type="float" office:value="4776" calcext:value-type="float">
            <text:p>4776</text:p>
          </table:table-cell>
          <table:table-cell table:formula="of:=[.B6]-[.B$2]" office:value-type="float" office:value="0.40856409072876" calcext:value-type="float">
            <text:p>0.4085640907</text:p>
          </table:table-cell>
          <table:table-cell table:formula="of:=[.D6]/([.E6]-[.E5])" office:value-type="float" office:value="47474.6970714609" calcext:value-type="float">
            <text:p>47474.6970714609</text:p>
          </table:table-cell>
          <table:table-cell table:formula="of:=[.E6]-[.E5]" office:value-type="float" office:value="0.100600957870483" calcext:value-type="float">
            <text:p>0.1006009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002752.79081" calcext:value-type="float">
            <text:p>1456002752.79081</text:p>
          </table:table-cell>
          <table:table-cell office:value-type="float" office:value="1456002752.79103" calcext:value-type="float">
            <text:p>1456002752.79103</text:p>
          </table:table-cell>
          <table:table-cell office:value-type="float" office:value="4696" calcext:value-type="float">
            <text:p>4696</text:p>
          </table:table-cell>
          <table:table-cell table:formula="of:=[.B7]-[.B$2]" office:value-type="float" office:value="0.50894832611084" calcext:value-type="float">
            <text:p>0.5089483261</text:p>
          </table:table-cell>
          <table:table-cell table:formula="of:=[.D7]/([.E7]-[.E6])" office:value-type="float" office:value="46780.2537134063" calcext:value-type="float">
            <text:p>46780.2537134063</text:p>
          </table:table-cell>
          <table:table-cell table:formula="of:=[.E7]-[.E6]" office:value-type="float" office:value="0.10038423538208" calcext:value-type="float">
            <text:p>0.10038423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002752.89048" calcext:value-type="float">
            <text:p>1456002752.89048</text:p>
          </table:table-cell>
          <table:table-cell office:value-type="float" office:value="1456002752.89071" calcext:value-type="float">
            <text:p>1456002752.89071</text:p>
          </table:table-cell>
          <table:table-cell office:value-type="float" office:value="4616" calcext:value-type="float">
            <text:p>4616</text:p>
          </table:table-cell>
          <table:table-cell table:formula="of:=[.B8]-[.B$2]" office:value-type="float" office:value="0.608619213104248" calcext:value-type="float">
            <text:p>0.6086192131</text:p>
          </table:table-cell>
          <table:table-cell table:formula="of:=[.D8]/([.E8]-[.E7])" office:value-type="float" office:value="46312.4201985408" calcext:value-type="float">
            <text:p>46312.4201985408</text:p>
          </table:table-cell>
          <table:table-cell table:formula="of:=[.E8]-[.E7]" office:value-type="float" office:value="0.0996708869934082" calcext:value-type="float">
            <text:p>0.0996708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002752.99059" calcext:value-type="float">
            <text:p>1456002752.99059</text:p>
          </table:table-cell>
          <table:table-cell office:value-type="float" office:value="1456002752.99081" calcext:value-type="float">
            <text:p>1456002752.99081</text:p>
          </table:table-cell>
          <table:table-cell office:value-type="float" office:value="4552" calcext:value-type="float">
            <text:p>4552</text:p>
          </table:table-cell>
          <table:table-cell table:formula="of:=[.B9]-[.B$2]" office:value-type="float" office:value="0.708727598190308" calcext:value-type="float">
            <text:p>0.7087275982</text:p>
          </table:table-cell>
          <table:table-cell table:formula="of:=[.D9]/([.E9]-[.E8])" office:value-type="float" office:value="45470.7165247627" calcext:value-type="float">
            <text:p>45470.7165247627</text:p>
          </table:table-cell>
          <table:table-cell table:formula="of:=[.E9]-[.E8]" office:value-type="float" office:value="0.10010838508606" calcext:value-type="float">
            <text:p>0.1001083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002753.09141" calcext:value-type="float">
            <text:p>1456002753.09141</text:p>
          </table:table-cell>
          <table:table-cell office:value-type="float" office:value="1456002753.09163" calcext:value-type="float">
            <text:p>1456002753.09163</text:p>
          </table:table-cell>
          <table:table-cell office:value-type="float" office:value="4488" calcext:value-type="float">
            <text:p>4488</text:p>
          </table:table-cell>
          <table:table-cell table:formula="of:=[.B10]-[.B$2]" office:value-type="float" office:value="0.80954909324646" calcext:value-type="float">
            <text:p>0.8095490932</text:p>
          </table:table-cell>
          <table:table-cell table:formula="of:=[.D10]/([.E10]-[.E9])" office:value-type="float" office:value="44514.3170858597" calcext:value-type="float">
            <text:p>44514.3170858597</text:p>
          </table:table-cell>
          <table:table-cell table:formula="of:=[.E10]-[.E9]" office:value-type="float" office:value="0.100821495056152" calcext:value-type="float">
            <text:p>0.10082149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002753.19235" calcext:value-type="float">
            <text:p>1456002753.19235</text:p>
          </table:table-cell>
          <table:table-cell office:value-type="float" office:value="1456002753.19259" calcext:value-type="float">
            <text:p>1456002753.19259</text:p>
          </table:table-cell>
          <table:table-cell office:value-type="float" office:value="4432" calcext:value-type="float">
            <text:p>4432</text:p>
          </table:table-cell>
          <table:table-cell table:formula="of:=[.B11]-[.B$2]" office:value-type="float" office:value="0.910488367080689" calcext:value-type="float">
            <text:p>0.9104883671</text:p>
          </table:table-cell>
          <table:table-cell table:formula="of:=[.D11]/([.E11]-[.E10])" office:value-type="float" office:value="43907.5875191913" calcext:value-type="float">
            <text:p>43907.5875191913</text:p>
          </table:table-cell>
          <table:table-cell table:formula="of:=[.E11]-[.E10]" office:value-type="float" office:value="0.100939273834229" calcext:value-type="float">
            <text:p>0.10093927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002753.29252" calcext:value-type="float">
            <text:p>1456002753.29252</text:p>
          </table:table-cell>
          <table:table-cell office:value-type="float" office:value="1456002753.29274" calcext:value-type="float">
            <text:p>1456002753.29274</text:p>
          </table:table-cell>
          <table:table-cell office:value-type="float" office:value="4392" calcext:value-type="float">
            <text:p>4392</text:p>
          </table:table-cell>
          <table:table-cell table:formula="of:=[.B12]-[.B$2]" office:value-type="float" office:value="1.010657787323" calcext:value-type="float">
            <text:p>1.0106577873</text:p>
          </table:table-cell>
          <table:table-cell table:formula="of:=[.D12]/([.E12]-[.E11])" office:value-type="float" office:value="43845.7164808957" calcext:value-type="float">
            <text:p>43845.7164808957</text:p>
          </table:table-cell>
          <table:table-cell table:formula="of:=[.E12]-[.E11]" office:value-type="float" office:value="0.10016942024231" calcext:value-type="float">
            <text:p>0.10016942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002753.39247" calcext:value-type="float">
            <text:p>1456002753.39247</text:p>
          </table:table-cell>
          <table:table-cell office:value-type="float" office:value="1456002753.39269" calcext:value-type="float">
            <text:p>1456002753.39269</text:p>
          </table:table-cell>
          <table:table-cell office:value-type="float" office:value="4352" calcext:value-type="float">
            <text:p>4352</text:p>
          </table:table-cell>
          <table:table-cell table:formula="of:=[.B13]-[.B$2]" office:value-type="float" office:value="1.11060261726379" calcext:value-type="float">
            <text:p>1.1106026173</text:p>
          </table:table-cell>
          <table:table-cell table:formula="of:=[.D13]/([.E13]-[.E12])" office:value-type="float" office:value="43544.0232634143" calcext:value-type="float">
            <text:p>43544.0232634143</text:p>
          </table:table-cell>
          <table:table-cell table:formula="of:=[.E13]-[.E12]" office:value-type="float" office:value="0.0999448299407959" calcext:value-type="float">
            <text:p>0.09994482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002753.49275" calcext:value-type="float">
            <text:p>1456002753.49275</text:p>
          </table:table-cell>
          <table:table-cell office:value-type="float" office:value="1456002753.49297" calcext:value-type="float">
            <text:p>1456002753.49297</text:p>
          </table:table-cell>
          <table:table-cell office:value-type="float" office:value="4328" calcext:value-type="float">
            <text:p>4328</text:p>
          </table:table-cell>
          <table:table-cell table:formula="of:=[.B14]-[.B$2]" office:value-type="float" office:value="1.21088910102844" calcext:value-type="float">
            <text:p>1.210889101</text:p>
          </table:table-cell>
          <table:table-cell table:formula="of:=[.D14]/([.E14]-[.E13])" office:value-type="float" office:value="43156.3640236596" calcext:value-type="float">
            <text:p>43156.3640236596</text:p>
          </table:table-cell>
          <table:table-cell table:formula="of:=[.E14]-[.E13]" office:value-type="float" office:value="0.100286483764648" calcext:value-type="float">
            <text:p>0.10028648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002753.59242" calcext:value-type="float">
            <text:p>1456002753.59242</text:p>
          </table:table-cell>
          <table:table-cell office:value-type="float" office:value="1456002753.59264" calcext:value-type="float">
            <text:p>1456002753.59264</text:p>
          </table:table-cell>
          <table:table-cell office:value-type="float" office:value="4304" calcext:value-type="float">
            <text:p>4304</text:p>
          </table:table-cell>
          <table:table-cell table:formula="of:=[.B15]-[.B$2]" office:value-type="float" office:value="1.31055808067322" calcext:value-type="float">
            <text:p>1.3105580807</text:p>
          </table:table-cell>
          <table:table-cell table:formula="of:=[.D15]/([.E15]-[.E14])" office:value-type="float" office:value="43182.9443357366" calcext:value-type="float">
            <text:p>43182.9443357366</text:p>
          </table:table-cell>
          <table:table-cell table:formula="of:=[.E15]-[.E14]" office:value-type="float" office:value="0.0996689796447754" calcext:value-type="float">
            <text:p>0.09966897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002753.69273" calcext:value-type="float">
            <text:p>1456002753.69273</text:p>
          </table:table-cell>
          <table:table-cell office:value-type="float" office:value="1456002753.69295" calcext:value-type="float">
            <text:p>1456002753.69295</text:p>
          </table:table-cell>
          <table:table-cell office:value-type="float" office:value="4296" calcext:value-type="float">
            <text:p>4296</text:p>
          </table:table-cell>
          <table:table-cell table:formula="of:=[.B16]-[.B$2]" office:value-type="float" office:value="1.41086220741272" calcext:value-type="float">
            <text:p>1.4108622074</text:p>
          </table:table-cell>
          <table:table-cell table:formula="of:=[.D16]/([.E16]-[.E15])" office:value-type="float" office:value="42829.7432981702" calcext:value-type="float">
            <text:p>42829.7432981702</text:p>
          </table:table-cell>
          <table:table-cell table:formula="of:=[.E16]-[.E15]" office:value-type="float" office:value="0.100304126739502" calcext:value-type="float">
            <text:p>0.10030412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002753.79281" calcext:value-type="float">
            <text:p>1456002753.79281</text:p>
          </table:table-cell>
          <table:table-cell office:value-type="float" office:value="1456002753.79303" calcext:value-type="float">
            <text:p>1456002753.79303</text:p>
          </table:table-cell>
          <table:table-cell office:value-type="float" office:value="4296" calcext:value-type="float">
            <text:p>4296</text:p>
          </table:table-cell>
          <table:table-cell table:formula="of:=[.B17]-[.B$2]" office:value-type="float" office:value="1.51094174385071" calcext:value-type="float">
            <text:p>1.5109417439</text:p>
          </table:table-cell>
          <table:table-cell table:formula="of:=[.D17]/([.E17]-[.E16])" office:value-type="float" office:value="42925.8583013312" calcext:value-type="float">
            <text:p>42925.8583013312</text:p>
          </table:table-cell>
          <table:table-cell table:formula="of:=[.E17]-[.E16]" office:value-type="float" office:value="0.100079536437988" calcext:value-type="float">
            <text:p>0.1000795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002753.89286" calcext:value-type="float">
            <text:p>1456002753.89286</text:p>
          </table:table-cell>
          <table:table-cell office:value-type="float" office:value="1456002753.89308" calcext:value-type="float">
            <text:p>1456002753.89308</text:p>
          </table:table-cell>
          <table:table-cell office:value-type="float" office:value="4296" calcext:value-type="float">
            <text:p>4296</text:p>
          </table:table-cell>
          <table:table-cell table:formula="of:=[.B18]-[.B$2]" office:value-type="float" office:value="1.61099123954773" calcext:value-type="float">
            <text:p>1.6109912395</text:p>
          </table:table-cell>
          <table:table-cell table:formula="of:=[.D18]/([.E18]-[.E17])" office:value-type="float" office:value="42938.747167797" calcext:value-type="float">
            <text:p>42938.747167797</text:p>
          </table:table-cell>
          <table:table-cell table:formula="of:=[.E18]-[.E17]" office:value-type="float" office:value="0.100049495697021" calcext:value-type="float">
            <text:p>0.10004949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002753.99444" calcext:value-type="float">
            <text:p>1456002753.99444</text:p>
          </table:table-cell>
          <table:table-cell office:value-type="float" office:value="1456002753.99466" calcext:value-type="float">
            <text:p>1456002753.99466</text:p>
          </table:table-cell>
          <table:table-cell office:value-type="float" office:value="4312" calcext:value-type="float">
            <text:p>4312</text:p>
          </table:table-cell>
          <table:table-cell table:formula="of:=[.B19]-[.B$2]" office:value-type="float" office:value="1.71257162094116" calcext:value-type="float">
            <text:p>1.7125716209</text:p>
          </table:table-cell>
          <table:table-cell table:formula="of:=[.D19]/([.E19]-[.E18])" office:value-type="float" office:value="42449.1416634785" calcext:value-type="float">
            <text:p>42449.1416634785</text:p>
          </table:table-cell>
          <table:table-cell table:formula="of:=[.E19]-[.E18]" office:value-type="float" office:value="0.101580381393433" calcext:value-type="float">
            <text:p>0.10158038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002754.09485" calcext:value-type="float">
            <text:p>1456002754.09485</text:p>
          </table:table-cell>
          <table:table-cell office:value-type="float" office:value="1456002754.09507" calcext:value-type="float">
            <text:p>1456002754.09507</text:p>
          </table:table-cell>
          <table:table-cell office:value-type="float" office:value="4336" calcext:value-type="float">
            <text:p>4336</text:p>
          </table:table-cell>
          <table:table-cell table:formula="of:=[.B20]-[.B$2]" office:value-type="float" office:value="1.81298422813416" calcext:value-type="float">
            <text:p>1.8129842281</text:p>
          </table:table-cell>
          <table:table-cell table:formula="of:=[.D20]/([.E20]-[.E19])" office:value-type="float" office:value="43181.8286688464" calcext:value-type="float">
            <text:p>43181.8286688464</text:p>
          </table:table-cell>
          <table:table-cell table:formula="of:=[.E20]-[.E19]" office:value-type="float" office:value="0.100412607192993" calcext:value-type="float">
            <text:p>0.10041260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002754.1951" calcext:value-type="float">
            <text:p>1456002754.1951</text:p>
          </table:table-cell>
          <table:table-cell office:value-type="float" office:value="1456002754.19533" calcext:value-type="float">
            <text:p>1456002754.19533</text:p>
          </table:table-cell>
          <table:table-cell office:value-type="float" office:value="4376" calcext:value-type="float">
            <text:p>4376</text:p>
          </table:table-cell>
          <table:table-cell table:formula="of:=[.B21]-[.B$2]" office:value-type="float" office:value="1.91323590278626" calcext:value-type="float">
            <text:p>1.9132359028</text:p>
          </table:table-cell>
          <table:table-cell table:formula="of:=[.D21]/([.E21]-[.E20])" office:value-type="float" office:value="43650.1436528208" calcext:value-type="float">
            <text:p>43650.1436528208</text:p>
          </table:table-cell>
          <table:table-cell table:formula="of:=[.E21]-[.E20]" office:value-type="float" office:value="0.1002516746521" calcext:value-type="float">
            <text:p>0.10025167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002754.29521" calcext:value-type="float">
            <text:p>1456002754.29521</text:p>
          </table:table-cell>
          <table:table-cell office:value-type="float" office:value="1456002754.29544" calcext:value-type="float">
            <text:p>1456002754.29544</text:p>
          </table:table-cell>
          <table:table-cell office:value-type="float" office:value="4416" calcext:value-type="float">
            <text:p>4416</text:p>
          </table:table-cell>
          <table:table-cell table:formula="of:=[.B22]-[.B$2]" office:value-type="float" office:value="2.01334881782532" calcext:value-type="float">
            <text:p>2.0133488178</text:p>
          </table:table-cell>
          <table:table-cell table:formula="of:=[.D22]/([.E22]-[.E21])" office:value-type="float" office:value="44110.1929583905" calcext:value-type="float">
            <text:p>44110.1929583905</text:p>
          </table:table-cell>
          <table:table-cell table:formula="of:=[.E22]-[.E21]" office:value-type="float" office:value="0.100112915039063" calcext:value-type="float">
            <text:p>0.1001129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002754.39597" calcext:value-type="float">
            <text:p>1456002754.39597</text:p>
          </table:table-cell>
          <table:table-cell office:value-type="float" office:value="1456002754.39619" calcext:value-type="float">
            <text:p>1456002754.39619</text:p>
          </table:table-cell>
          <table:table-cell office:value-type="float" office:value="4464" calcext:value-type="float">
            <text:p>4464</text:p>
          </table:table-cell>
          <table:table-cell table:formula="of:=[.B23]-[.B$2]" office:value-type="float" office:value="2.11410045623779" calcext:value-type="float">
            <text:p>2.1141004562</text:p>
          </table:table-cell>
          <table:table-cell table:formula="of:=[.D23]/([.E23]-[.E22])" office:value-type="float" office:value="44306.9717806916" calcext:value-type="float">
            <text:p>44306.9717806916</text:p>
          </table:table-cell>
          <table:table-cell table:formula="of:=[.E23]-[.E22]" office:value-type="float" office:value="0.100751638412476" calcext:value-type="float">
            <text:p>0.10075163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002754.49661" calcext:value-type="float">
            <text:p>1456002754.49661</text:p>
          </table:table-cell>
          <table:table-cell office:value-type="float" office:value="1456002754.49683" calcext:value-type="float">
            <text:p>1456002754.49683</text:p>
          </table:table-cell>
          <table:table-cell office:value-type="float" office:value="4520" calcext:value-type="float">
            <text:p>4520</text:p>
          </table:table-cell>
          <table:table-cell table:formula="of:=[.B24]-[.B$2]" office:value-type="float" office:value="2.2147421836853" calcext:value-type="float">
            <text:p>2.2147421837</text:p>
          </table:table-cell>
          <table:table-cell table:formula="of:=[.D24]/([.E24]-[.E23])" office:value-type="float" office:value="44911.7887245867" calcext:value-type="float">
            <text:p>44911.7887245867</text:p>
          </table:table-cell>
          <table:table-cell table:formula="of:=[.E24]-[.E23]" office:value-type="float" office:value="0.10064172744751" calcext:value-type="float">
            <text:p>0.10064172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002754.59709" calcext:value-type="float">
            <text:p>1456002754.59709</text:p>
          </table:table-cell>
          <table:table-cell office:value-type="float" office:value="1456002754.59731" calcext:value-type="float">
            <text:p>1456002754.59731</text:p>
          </table:table-cell>
          <table:table-cell office:value-type="float" office:value="4584" calcext:value-type="float">
            <text:p>4584</text:p>
          </table:table-cell>
          <table:table-cell table:formula="of:=[.B25]-[.B$2]" office:value-type="float" office:value="2.31522345542908" calcext:value-type="float">
            <text:p>2.3152234554</text:p>
          </table:table-cell>
          <table:table-cell table:formula="of:=[.D25]/([.E25]-[.E24])" office:value-type="float" office:value="45620.4417046903" calcext:value-type="float">
            <text:p>45620.4417046903</text:p>
          </table:table-cell>
          <table:table-cell table:formula="of:=[.E25]-[.E24]" office:value-type="float" office:value="0.100481271743774" calcext:value-type="float">
            <text:p>0.10048127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002754.69884" calcext:value-type="float">
            <text:p>1456002754.69884</text:p>
          </table:table-cell>
          <table:table-cell office:value-type="float" office:value="1456002754.69906" calcext:value-type="float">
            <text:p>1456002754.69906</text:p>
          </table:table-cell>
          <table:table-cell office:value-type="float" office:value="4664" calcext:value-type="float">
            <text:p>4664</text:p>
          </table:table-cell>
          <table:table-cell table:formula="of:=[.B26]-[.B$2]" office:value-type="float" office:value="2.41697525978088" calcext:value-type="float">
            <text:p>2.4169752598</text:p>
          </table:table-cell>
          <table:table-cell table:formula="of:=[.D26]/([.E26]-[.E25])" office:value-type="float" office:value="45837.0250012887" calcext:value-type="float">
            <text:p>45837.0250012887</text:p>
          </table:table-cell>
          <table:table-cell table:formula="of:=[.E26]-[.E25]" office:value-type="float" office:value="0.101751804351807" calcext:value-type="float">
            <text:p>0.101751804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002754.79918" calcext:value-type="float">
            <text:p>1456002754.79918</text:p>
          </table:table-cell>
          <table:table-cell office:value-type="float" office:value="1456002754.7994" calcext:value-type="float">
            <text:p>1456002754.7994</text:p>
          </table:table-cell>
          <table:table-cell office:value-type="float" office:value="4744" calcext:value-type="float">
            <text:p>4744</text:p>
          </table:table-cell>
          <table:table-cell table:formula="of:=[.B27]-[.B$2]" office:value-type="float" office:value="2.5173134803772" calcext:value-type="float">
            <text:p>2.5173134804</text:p>
          </table:table-cell>
          <table:table-cell table:formula="of:=[.D27]/([.E27]-[.E26])" office:value-type="float" office:value="47280.0890010431" calcext:value-type="float">
            <text:p>47280.0890010431</text:p>
          </table:table-cell>
          <table:table-cell table:formula="of:=[.E27]-[.E26]" office:value-type="float" office:value="0.100338220596313" calcext:value-type="float">
            <text:p>0.10033822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002754.90075" calcext:value-type="float">
            <text:p>1456002754.90075</text:p>
          </table:table-cell>
          <table:table-cell office:value-type="float" office:value="1456002754.90097" calcext:value-type="float">
            <text:p>1456002754.90097</text:p>
          </table:table-cell>
          <table:table-cell office:value-type="float" office:value="4832" calcext:value-type="float">
            <text:p>4832</text:p>
          </table:table-cell>
          <table:table-cell table:formula="of:=[.B28]-[.B$2]" office:value-type="float" office:value="2.61888551712036" calcext:value-type="float">
            <text:p>2.6188855171</text:p>
          </table:table-cell>
          <table:table-cell table:formula="of:=[.D28]/([.E28]-[.E27])" office:value-type="float" office:value="47572.1483484499" calcext:value-type="float">
            <text:p>47572.1483484499</text:p>
          </table:table-cell>
          <table:table-cell table:formula="of:=[.E28]-[.E27]" office:value-type="float" office:value="0.101572036743164" calcext:value-type="float">
            <text:p>0.10157203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002755.00325" calcext:value-type="float">
            <text:p>1456002755.00325</text:p>
          </table:table-cell>
          <table:table-cell office:value-type="float" office:value="1456002755.00348" calcext:value-type="float">
            <text:p>1456002755.00348</text:p>
          </table:table-cell>
          <table:table-cell office:value-type="float" office:value="4920" calcext:value-type="float">
            <text:p>4920</text:p>
          </table:table-cell>
          <table:table-cell table:formula="of:=[.B29]-[.B$2]" office:value-type="float" office:value="2.72138810157776" calcext:value-type="float">
            <text:p>2.7213881016</text:p>
          </table:table-cell>
          <table:table-cell table:formula="of:=[.D29]/([.E29]-[.E28])" office:value-type="float" office:value="47998.789748027" calcext:value-type="float">
            <text:p>47998.789748027</text:p>
          </table:table-cell>
          <table:table-cell table:formula="of:=[.E29]-[.E28]" office:value-type="float" office:value="0.102502584457397" calcext:value-type="float">
            <text:p>0.10250258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002755.10372" calcext:value-type="float">
            <text:p>1456002755.10372</text:p>
          </table:table-cell>
          <table:table-cell office:value-type="float" office:value="1456002755.10394" calcext:value-type="float">
            <text:p>1456002755.10394</text:p>
          </table:table-cell>
          <table:table-cell office:value-type="float" office:value="5024" calcext:value-type="float">
            <text:p>5024</text:p>
          </table:table-cell>
          <table:table-cell table:formula="of:=[.B30]-[.B$2]" office:value-type="float" office:value="2.821857213974" calcext:value-type="float">
            <text:p>2.821857214</text:p>
          </table:table-cell>
          <table:table-cell table:formula="of:=[.D30]/([.E30]-[.E29])" office:value-type="float" office:value="50005.4183835709" calcext:value-type="float">
            <text:p>50005.4183835709</text:p>
          </table:table-cell>
          <table:table-cell table:formula="of:=[.E30]-[.E29]" office:value-type="float" office:value="0.10046911239624" calcext:value-type="float">
            <text:p>0.10046911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002755.20456" calcext:value-type="float">
            <text:p>1456002755.20456</text:p>
          </table:table-cell>
          <table:table-cell office:value-type="float" office:value="1456002755.20479" calcext:value-type="float">
            <text:p>1456002755.20479</text:p>
          </table:table-cell>
          <table:table-cell office:value-type="float" office:value="5128" calcext:value-type="float">
            <text:p>5128</text:p>
          </table:table-cell>
          <table:table-cell table:formula="of:=[.B31]-[.B$2]" office:value-type="float" office:value="2.9226930141449" calcext:value-type="float">
            <text:p>2.9226930141</text:p>
          </table:table-cell>
          <table:table-cell table:formula="of:=[.D31]/([.E31]-[.E30])" office:value-type="float" office:value="50854.9542058373" calcext:value-type="float">
            <text:p>50854.9542058373</text:p>
          </table:table-cell>
          <table:table-cell table:formula="of:=[.E31]-[.E30]" office:value-type="float" office:value="0.100835800170898" calcext:value-type="float">
            <text:p>0.10083580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002755.30531" calcext:value-type="float">
            <text:p>1456002755.30531</text:p>
          </table:table-cell>
          <table:table-cell office:value-type="float" office:value="1456002755.30554" calcext:value-type="float">
            <text:p>1456002755.30554</text:p>
          </table:table-cell>
          <table:table-cell office:value-type="float" office:value="5240" calcext:value-type="float">
            <text:p>5240</text:p>
          </table:table-cell>
          <table:table-cell table:formula="of:=[.B32]-[.B$2]" office:value-type="float" office:value="3.02344655990601" calcext:value-type="float">
            <text:p>3.0234465599</text:p>
          </table:table-cell>
          <table:table-cell table:formula="of:=[.D32]/([.E32]-[.E31])" office:value-type="float" office:value="52008.0952031633" calcext:value-type="float">
            <text:p>52008.0952031633</text:p>
          </table:table-cell>
          <table:table-cell table:formula="of:=[.E32]-[.E31]" office:value-type="float" office:value="0.100753545761108" calcext:value-type="float">
            <text:p>0.10075354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002755.40689" calcext:value-type="float">
            <text:p>1456002755.40689</text:p>
          </table:table-cell>
          <table:table-cell office:value-type="float" office:value="1456002755.40711" calcext:value-type="float">
            <text:p>1456002755.40711</text:p>
          </table:table-cell>
          <table:table-cell office:value-type="float" office:value="5352" calcext:value-type="float">
            <text:p>5352</text:p>
          </table:table-cell>
          <table:table-cell table:formula="of:=[.B33]-[.B$2]" office:value-type="float" office:value="3.12502026557922" calcext:value-type="float">
            <text:p>3.1250202656</text:p>
          </table:table-cell>
          <table:table-cell table:formula="of:=[.D33]/([.E33]-[.E32])" office:value-type="float" office:value="52690.8018618363" calcext:value-type="float">
            <text:p>52690.8018618363</text:p>
          </table:table-cell>
          <table:table-cell table:formula="of:=[.E33]-[.E32]" office:value-type="float" office:value="0.101573705673218" calcext:value-type="float">
            <text:p>0.10157370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002755.5087" calcext:value-type="float">
            <text:p>1456002755.5087</text:p>
          </table:table-cell>
          <table:table-cell office:value-type="float" office:value="1456002755.50892" calcext:value-type="float">
            <text:p>1456002755.50892</text:p>
          </table:table-cell>
          <table:table-cell office:value-type="float" office:value="5472" calcext:value-type="float">
            <text:p>5472</text:p>
          </table:table-cell>
          <table:table-cell table:formula="of:=[.B34]-[.B$2]" office:value-type="float" office:value="3.22683763504028" calcext:value-type="float">
            <text:p>3.226837635</text:p>
          </table:table-cell>
          <table:table-cell table:formula="of:=[.D34]/([.E34]-[.E33])" office:value-type="float" office:value="53743.2859340644" calcext:value-type="float">
            <text:p>53743.2859340644</text:p>
          </table:table-cell>
          <table:table-cell table:formula="of:=[.E34]-[.E33]" office:value-type="float" office:value="0.10181736946106" calcext:value-type="float">
            <text:p>0.10181736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002755.6104" calcext:value-type="float">
            <text:p>1456002755.6104</text:p>
          </table:table-cell>
          <table:table-cell office:value-type="float" office:value="1456002755.61061" calcext:value-type="float">
            <text:p>1456002755.61061</text:p>
          </table:table-cell>
          <table:table-cell office:value-type="float" office:value="5592" calcext:value-type="float">
            <text:p>5592</text:p>
          </table:table-cell>
          <table:table-cell table:formula="of:=[.B35]-[.B$2]" office:value-type="float" office:value="3.32853031158447" calcext:value-type="float">
            <text:p>3.3285303116</text:p>
          </table:table-cell>
          <table:table-cell table:formula="of:=[.D35]/([.E35]-[.E34])" office:value-type="float" office:value="54989.2105314984" calcext:value-type="float">
            <text:p>54989.2105314984</text:p>
          </table:table-cell>
          <table:table-cell table:formula="of:=[.E35]-[.E34]" office:value-type="float" office:value="0.101692676544189" calcext:value-type="float">
            <text:p>0.10169267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002755.71132" calcext:value-type="float">
            <text:p>1456002755.71132</text:p>
          </table:table-cell>
          <table:table-cell office:value-type="float" office:value="1456002755.71154" calcext:value-type="float">
            <text:p>1456002755.71154</text:p>
          </table:table-cell>
          <table:table-cell office:value-type="float" office:value="5712" calcext:value-type="float">
            <text:p>5712</text:p>
          </table:table-cell>
          <table:table-cell table:formula="of:=[.B36]-[.B$2]" office:value-type="float" office:value="3.42945313453674" calcext:value-type="float">
            <text:p>3.4294531345</text:p>
          </table:table-cell>
          <table:table-cell table:formula="of:=[.D36]/([.E36]-[.E35])" office:value-type="float" office:value="56597.7034025434" calcext:value-type="float">
            <text:p>56597.7034025434</text:p>
          </table:table-cell>
          <table:table-cell table:formula="of:=[.E36]-[.E35]" office:value-type="float" office:value="0.100922822952271" calcext:value-type="float">
            <text:p>0.1009228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002755.81264" calcext:value-type="float">
            <text:p>1456002755.81264</text:p>
          </table:table-cell>
          <table:table-cell office:value-type="float" office:value="1456002755.81286" calcext:value-type="float">
            <text:p>1456002755.81286</text:p>
          </table:table-cell>
          <table:table-cell office:value-type="float" office:value="5840" calcext:value-type="float">
            <text:p>5840</text:p>
          </table:table-cell>
          <table:table-cell table:formula="of:=[.B37]-[.B$2]" office:value-type="float" office:value="3.53077054023743" calcext:value-type="float">
            <text:p>3.5307705402</text:p>
          </table:table-cell>
          <table:table-cell table:formula="of:=[.D37]/([.E37]-[.E36])" office:value-type="float" office:value="57640.638936737" calcext:value-type="float">
            <text:p>57640.638936737</text:p>
          </table:table-cell>
          <table:table-cell table:formula="of:=[.E37]-[.E36]" office:value-type="float" office:value="0.101317405700684" calcext:value-type="float">
            <text:p>0.10131740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002755.91364" calcext:value-type="float">
            <text:p>1456002755.91364</text:p>
          </table:table-cell>
          <table:table-cell office:value-type="float" office:value="1456002755.91386" calcext:value-type="float">
            <text:p>1456002755.91386</text:p>
          </table:table-cell>
          <table:table-cell office:value-type="float" office:value="5968" calcext:value-type="float">
            <text:p>5968</text:p>
          </table:table-cell>
          <table:table-cell table:formula="of:=[.B38]-[.B$2]" office:value-type="float" office:value="3.63177180290222" calcext:value-type="float">
            <text:p>3.6317718029</text:p>
          </table:table-cell>
          <table:table-cell table:formula="of:=[.D38]/([.E38]-[.E37])" office:value-type="float" office:value="59088.3702098529" calcext:value-type="float">
            <text:p>59088.3702098529</text:p>
          </table:table-cell>
          <table:table-cell table:formula="of:=[.E38]-[.E37]" office:value-type="float" office:value="0.101001262664795" calcext:value-type="float">
            <text:p>0.10100126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002756.01391" calcext:value-type="float">
            <text:p>1456002756.01391</text:p>
          </table:table-cell>
          <table:table-cell office:value-type="float" office:value="1456002756.01413" calcext:value-type="float">
            <text:p>1456002756.01413</text:p>
          </table:table-cell>
          <table:table-cell office:value-type="float" office:value="6088" calcext:value-type="float">
            <text:p>6088</text:p>
          </table:table-cell>
          <table:table-cell table:formula="of:=[.B39]-[.B$2]" office:value-type="float" office:value="3.73204922676086" calcext:value-type="float">
            <text:p>3.7320492268</text:p>
          </table:table-cell>
          <table:table-cell table:formula="of:=[.D39]/([.E39]-[.E38])" office:value-type="float" office:value="60711.5716153821" calcext:value-type="float">
            <text:p>60711.5716153821</text:p>
          </table:table-cell>
          <table:table-cell table:formula="of:=[.E39]-[.E38]" office:value-type="float" office:value="0.100277423858643" calcext:value-type="float">
            <text:p>0.10027742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002756.11422" calcext:value-type="float">
            <text:p>1456002756.11422</text:p>
          </table:table-cell>
          <table:table-cell office:value-type="float" office:value="1456002756.11444" calcext:value-type="float">
            <text:p>1456002756.11444</text:p>
          </table:table-cell>
          <table:table-cell office:value-type="float" office:value="6216" calcext:value-type="float">
            <text:p>6216</text:p>
          </table:table-cell>
          <table:table-cell table:formula="of:=[.B40]-[.B$2]" office:value-type="float" office:value="3.83235311508179" calcext:value-type="float">
            <text:p>3.8323531151</text:p>
          </table:table-cell>
          <table:table-cell table:formula="of:=[.D40]/([.E40]-[.E39])" office:value-type="float" office:value="61971.6753164331" calcext:value-type="float">
            <text:p>61971.6753164331</text:p>
          </table:table-cell>
          <table:table-cell table:formula="of:=[.E40]-[.E39]" office:value-type="float" office:value="0.100303888320923" calcext:value-type="float">
            <text:p>0.10030388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002756.21497" calcext:value-type="float">
            <text:p>1456002756.21497</text:p>
          </table:table-cell>
          <table:table-cell office:value-type="float" office:value="1456002756.2152" calcext:value-type="float">
            <text:p>1456002756.2152</text:p>
          </table:table-cell>
          <table:table-cell office:value-type="float" office:value="6344" calcext:value-type="float">
            <text:p>6344</text:p>
          </table:table-cell>
          <table:table-cell table:formula="of:=[.B41]-[.B$2]" office:value-type="float" office:value="3.93310523033142" calcext:value-type="float">
            <text:p>3.9331052303</text:p>
          </table:table-cell>
          <table:table-cell table:formula="of:=[.D41]/([.E41]-[.E40])" office:value-type="float" office:value="62966.4199533822" calcext:value-type="float">
            <text:p>62966.4199533822</text:p>
          </table:table-cell>
          <table:table-cell table:formula="of:=[.E41]-[.E40]" office:value-type="float" office:value="0.100752115249634" calcext:value-type="float">
            <text:p>0.10075211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002756.3155" calcext:value-type="float">
            <text:p>1456002756.3155</text:p>
          </table:table-cell>
          <table:table-cell office:value-type="float" office:value="1456002756.31571" calcext:value-type="float">
            <text:p>1456002756.31571</text:p>
          </table:table-cell>
          <table:table-cell office:value-type="float" office:value="6464" calcext:value-type="float">
            <text:p>6464</text:p>
          </table:table-cell>
          <table:table-cell table:formula="of:=[.B42]-[.B$2]" office:value-type="float" office:value="4.03363656997681" calcext:value-type="float">
            <text:p>4.03363657</text:p>
          </table:table-cell>
          <table:table-cell table:formula="of:=[.D42]/([.E42]-[.E41])" office:value-type="float" office:value="64298.3573361413" calcext:value-type="float">
            <text:p>64298.3573361413</text:p>
          </table:table-cell>
          <table:table-cell table:formula="of:=[.E42]-[.E41]" office:value-type="float" office:value="0.100531339645386" calcext:value-type="float">
            <text:p>0.10053133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002756.41624" calcext:value-type="float">
            <text:p>1456002756.41624</text:p>
          </table:table-cell>
          <table:table-cell office:value-type="float" office:value="1456002756.41646" calcext:value-type="float">
            <text:p>1456002756.41646</text:p>
          </table:table-cell>
          <table:table-cell office:value-type="float" office:value="6592" calcext:value-type="float">
            <text:p>6592</text:p>
          </table:table-cell>
          <table:table-cell table:formula="of:=[.B43]-[.B$2]" office:value-type="float" office:value="4.13437294960022" calcext:value-type="float">
            <text:p>4.1343729496</text:p>
          </table:table-cell>
          <table:table-cell table:formula="of:=[.D43]/([.E43]-[.E42])" office:value-type="float" office:value="65438.1269670713" calcext:value-type="float">
            <text:p>65438.1269670713</text:p>
          </table:table-cell>
          <table:table-cell table:formula="of:=[.E43]-[.E42]" office:value-type="float" office:value="0.100736379623413" calcext:value-type="float">
            <text:p>0.10073637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002756.51693" calcext:value-type="float">
            <text:p>1456002756.51693</text:p>
          </table:table-cell>
          <table:table-cell office:value-type="float" office:value="1456002756.51714" calcext:value-type="float">
            <text:p>1456002756.51714</text:p>
          </table:table-cell>
          <table:table-cell office:value-type="float" office:value="6712" calcext:value-type="float">
            <text:p>6712</text:p>
          </table:table-cell>
          <table:table-cell table:formula="of:=[.B44]-[.B$2]" office:value-type="float" office:value="4.23506116867065" calcext:value-type="float">
            <text:p>4.2350611687</text:p>
          </table:table-cell>
          <table:table-cell table:formula="of:=[.D44]/([.E44]-[.E43])" office:value-type="float" office:value="66661.2247387626" calcext:value-type="float">
            <text:p>66661.2247387626</text:p>
          </table:table-cell>
          <table:table-cell table:formula="of:=[.E44]-[.E43]" office:value-type="float" office:value="0.100688219070435" calcext:value-type="float">
            <text:p>0.100688219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002756.61777" calcext:value-type="float">
            <text:p>1456002756.61777</text:p>
          </table:table-cell>
          <table:table-cell office:value-type="float" office:value="1456002756.61799" calcext:value-type="float">
            <text:p>1456002756.61799</text:p>
          </table:table-cell>
          <table:table-cell office:value-type="float" office:value="6824" calcext:value-type="float">
            <text:p>6824</text:p>
          </table:table-cell>
          <table:table-cell table:formula="of:=[.B45]-[.B$2]" office:value-type="float" office:value="4.33590316772461" calcext:value-type="float">
            <text:p>4.3359031677</text:p>
          </table:table-cell>
          <table:table-cell table:formula="of:=[.D45]/([.E45]-[.E44])" office:value-type="float" office:value="67670.2174096018" calcext:value-type="float">
            <text:p>67670.2174096018</text:p>
          </table:table-cell>
          <table:table-cell table:formula="of:=[.E45]-[.E44]" office:value-type="float" office:value="0.100841999053955" calcext:value-type="float">
            <text:p>0.10084199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002756.71938" calcext:value-type="float">
            <text:p>1456002756.71938</text:p>
          </table:table-cell>
          <table:table-cell office:value-type="float" office:value="1456002756.7196" calcext:value-type="float">
            <text:p>1456002756.7196</text:p>
          </table:table-cell>
          <table:table-cell office:value-type="float" office:value="6944" calcext:value-type="float">
            <text:p>6944</text:p>
          </table:table-cell>
          <table:table-cell table:formula="of:=[.B46]-[.B$2]" office:value-type="float" office:value="4.43751287460327" calcext:value-type="float">
            <text:p>4.4375128746</text:p>
          </table:table-cell>
          <table:table-cell table:formula="of:=[.D46]/([.E46]-[.E45])" office:value-type="float" office:value="68339.9274863791" calcext:value-type="float">
            <text:p>68339.9274863791</text:p>
          </table:table-cell>
          <table:table-cell table:formula="of:=[.E46]-[.E45]" office:value-type="float" office:value="0.101609706878662" calcext:value-type="float">
            <text:p>0.10160970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002756.81988" calcext:value-type="float">
            <text:p>1456002756.81988</text:p>
          </table:table-cell>
          <table:table-cell office:value-type="float" office:value="1456002756.82011" calcext:value-type="float">
            <text:p>1456002756.82011</text:p>
          </table:table-cell>
          <table:table-cell office:value-type="float" office:value="7048" calcext:value-type="float">
            <text:p>7048</text:p>
          </table:table-cell>
          <table:table-cell table:formula="of:=[.B47]-[.B$2]" office:value-type="float" office:value="4.53801941871643" calcext:value-type="float">
            <text:p>4.5380194187</text:p>
          </table:table-cell>
          <table:table-cell table:formula="of:=[.D47]/([.E47]-[.E46])" office:value-type="float" office:value="70124.7870194874" calcext:value-type="float">
            <text:p>70124.7870194874</text:p>
          </table:table-cell>
          <table:table-cell table:formula="of:=[.E47]-[.E46]" office:value-type="float" office:value="0.100506544113159" calcext:value-type="float">
            <text:p>0.10050654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002756.92117" calcext:value-type="float">
            <text:p>1456002756.92117</text:p>
          </table:table-cell>
          <table:table-cell office:value-type="float" office:value="1456002756.92139" calcext:value-type="float">
            <text:p>1456002756.92139</text:p>
          </table:table-cell>
          <table:table-cell office:value-type="float" office:value="7152" calcext:value-type="float">
            <text:p>7152</text:p>
          </table:table-cell>
          <table:table-cell table:formula="of:=[.B48]-[.B$2]" office:value-type="float" office:value="4.63930296897888" calcext:value-type="float">
            <text:p>4.639302969</text:p>
          </table:table-cell>
          <table:table-cell table:formula="of:=[.D48]/([.E48]-[.E47])" office:value-type="float" office:value="70613.6384582429" calcext:value-type="float">
            <text:p>70613.6384582429</text:p>
          </table:table-cell>
          <table:table-cell table:formula="of:=[.E48]-[.E47]" office:value-type="float" office:value="0.101283550262451" calcext:value-type="float">
            <text:p>0.10128355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002757.03897" calcext:value-type="float">
            <text:p>1456002757.03897</text:p>
          </table:table-cell>
          <table:table-cell office:value-type="float" office:value="1456002757.03919" calcext:value-type="float">
            <text:p>1456002757.03919</text:p>
          </table:table-cell>
          <table:table-cell office:value-type="float" office:value="7272" calcext:value-type="float">
            <text:p>7272</text:p>
          </table:table-cell>
          <table:table-cell table:formula="of:=[.B49]-[.B$2]" office:value-type="float" office:value="4.75710654258728" calcext:value-type="float">
            <text:p>4.7571065426</text:p>
          </table:table-cell>
          <table:table-cell table:formula="of:=[.D49]/([.E49]-[.E48])" office:value-type="float" office:value="61729.8760746725" calcext:value-type="float">
            <text:p>61729.8760746725</text:p>
          </table:table-cell>
          <table:table-cell table:formula="of:=[.E49]-[.E48]" office:value-type="float" office:value="0.117803573608398" calcext:value-type="float">
            <text:p>0.117803573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002757.15813" calcext:value-type="float">
            <text:p>1456002757.15813</text:p>
          </table:table-cell>
          <table:table-cell office:value-type="float" office:value="1456002757.15835" calcext:value-type="float">
            <text:p>1456002757.15835</text:p>
          </table:table-cell>
          <table:table-cell office:value-type="float" office:value="7376" calcext:value-type="float">
            <text:p>7376</text:p>
          </table:table-cell>
          <table:table-cell table:formula="of:=[.B50]-[.B$2]" office:value-type="float" office:value="4.87626218795776" calcext:value-type="float">
            <text:p>4.876262188</text:p>
          </table:table-cell>
          <table:table-cell table:formula="of:=[.D50]/([.E50]-[.E49])" office:value-type="float" office:value="61902.2286108749" calcext:value-type="float">
            <text:p>61902.2286108749</text:p>
          </table:table-cell>
          <table:table-cell table:formula="of:=[.E50]-[.E49]" office:value-type="float" office:value="0.119155645370483" calcext:value-type="float">
            <text:p>0.11915564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002757.27903" calcext:value-type="float">
            <text:p>1456002757.27903</text:p>
          </table:table-cell>
          <table:table-cell office:value-type="float" office:value="1456002757.27927" calcext:value-type="float">
            <text:p>1456002757.27927</text:p>
          </table:table-cell>
          <table:table-cell office:value-type="float" office:value="7480" calcext:value-type="float">
            <text:p>7480</text:p>
          </table:table-cell>
          <table:table-cell table:formula="of:=[.B51]-[.B$2]" office:value-type="float" office:value="4.99716854095459" calcext:value-type="float">
            <text:p>4.997168541</text:p>
          </table:table-cell>
          <table:table-cell table:formula="of:=[.D51]/([.E51]-[.E50])" office:value-type="float" office:value="61866.0625732078" calcext:value-type="float">
            <text:p>61866.0625732078</text:p>
          </table:table-cell>
          <table:table-cell table:formula="of:=[.E51]-[.E50]" office:value-type="float" office:value="0.120906352996826" calcext:value-type="float">
            <text:p>0.1209063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002757.40085" calcext:value-type="float">
            <text:p>1456002757.40085</text:p>
          </table:table-cell>
          <table:table-cell office:value-type="float" office:value="1456002757.40107" calcext:value-type="float">
            <text:p>1456002757.40107</text:p>
          </table:table-cell>
          <table:table-cell office:value-type="float" office:value="7576" calcext:value-type="float">
            <text:p>7576</text:p>
          </table:table-cell>
          <table:table-cell table:formula="of:=[.B52]-[.B$2]" office:value-type="float" office:value="5.11898565292358" calcext:value-type="float">
            <text:p>5.1189856529</text:p>
          </table:table-cell>
          <table:table-cell table:formula="of:=[.D52]/([.E52]-[.E51])" office:value-type="float" office:value="62191.59096407" calcext:value-type="float">
            <text:p>62191.59096407</text:p>
          </table:table-cell>
          <table:table-cell table:formula="of:=[.E52]-[.E51]" office:value-type="float" office:value="0.121817111968994" calcext:value-type="float">
            <text:p>0.1218171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002757.524" calcext:value-type="float">
            <text:p>1456002757.524</text:p>
          </table:table-cell>
          <table:table-cell office:value-type="float" office:value="1456002757.52422" calcext:value-type="float">
            <text:p>1456002757.52422</text:p>
          </table:table-cell>
          <table:table-cell office:value-type="float" office:value="7656" calcext:value-type="float">
            <text:p>7656</text:p>
          </table:table-cell>
          <table:table-cell table:formula="of:=[.B53]-[.B$2]" office:value-type="float" office:value="5.24214005470276" calcext:value-type="float">
            <text:p>5.2421400547</text:p>
          </table:table-cell>
          <table:table-cell table:formula="of:=[.D53]/([.E53]-[.E52])" office:value-type="float" office:value="62165.8656888918" calcext:value-type="float">
            <text:p>62165.8656888918</text:p>
          </table:table-cell>
          <table:table-cell table:formula="of:=[.E53]-[.E52]" office:value-type="float" office:value="0.123154401779175" calcext:value-type="float">
            <text:p>0.1231544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002757.6485" calcext:value-type="float">
            <text:p>1456002757.6485</text:p>
          </table:table-cell>
          <table:table-cell office:value-type="float" office:value="1456002757.64871" calcext:value-type="float">
            <text:p>1456002757.64871</text:p>
          </table:table-cell>
          <table:table-cell office:value-type="float" office:value="7728" calcext:value-type="float">
            <text:p>7728</text:p>
          </table:table-cell>
          <table:table-cell table:formula="of:=[.B54]-[.B$2]" office:value-type="float" office:value="5.36663007736206" calcext:value-type="float">
            <text:p>5.3666300774</text:p>
          </table:table-cell>
          <table:table-cell table:formula="of:=[.D54]/([.E54]-[.E53])" office:value-type="float" office:value="62077.2639840352" calcext:value-type="float">
            <text:p>62077.2639840352</text:p>
          </table:table-cell>
          <table:table-cell table:formula="of:=[.E54]-[.E53]" office:value-type="float" office:value="0.124490022659302" calcext:value-type="float">
            <text:p>0.12449002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002757.77345" calcext:value-type="float">
            <text:p>1456002757.77345</text:p>
          </table:table-cell>
          <table:table-cell office:value-type="float" office:value="1456002757.77367" calcext:value-type="float">
            <text:p>1456002757.77367</text:p>
          </table:table-cell>
          <table:table-cell office:value-type="float" office:value="7784" calcext:value-type="float">
            <text:p>7784</text:p>
          </table:table-cell>
          <table:table-cell table:formula="of:=[.B55]-[.B$2]" office:value-type="float" office:value="5.49158573150635" calcext:value-type="float">
            <text:p>5.4915857315</text:p>
          </table:table-cell>
          <table:table-cell table:formula="of:=[.D55]/([.E55]-[.E54])" office:value-type="float" office:value="62294.0998813208" calcext:value-type="float">
            <text:p>62294.0998813208</text:p>
          </table:table-cell>
          <table:table-cell table:formula="of:=[.E55]-[.E54]" office:value-type="float" office:value="0.124955654144287" calcext:value-type="float">
            <text:p>0.12495565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002757.89889" calcext:value-type="float">
            <text:p>1456002757.89889</text:p>
          </table:table-cell>
          <table:table-cell office:value-type="float" office:value="1456002757.89912" calcext:value-type="float">
            <text:p>1456002757.89912</text:p>
          </table:table-cell>
          <table:table-cell office:value-type="float" office:value="7832" calcext:value-type="float">
            <text:p>7832</text:p>
          </table:table-cell>
          <table:table-cell table:formula="of:=[.B56]-[.B$2]" office:value-type="float" office:value="5.61702990531921" calcext:value-type="float">
            <text:p>5.6170299053</text:p>
          </table:table-cell>
          <table:table-cell table:formula="of:=[.D56]/([.E56]-[.E55])" office:value-type="float" office:value="62434.1470946553" calcext:value-type="float">
            <text:p>62434.1470946553</text:p>
          </table:table-cell>
          <table:table-cell table:formula="of:=[.E56]-[.E55]" office:value-type="float" office:value="0.125444173812866" calcext:value-type="float">
            <text:p>0.12544417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002758.02489" calcext:value-type="float">
            <text:p>1456002758.02489</text:p>
          </table:table-cell>
          <table:table-cell office:value-type="float" office:value="1456002758.02511" calcext:value-type="float">
            <text:p>1456002758.02511</text:p>
          </table:table-cell>
          <table:table-cell office:value-type="float" office:value="7864" calcext:value-type="float">
            <text:p>7864</text:p>
          </table:table-cell>
          <table:table-cell table:formula="of:=[.B57]-[.B$2]" office:value-type="float" office:value="5.74302458763123" calcext:value-type="float">
            <text:p>5.7430245876</text:p>
          </table:table-cell>
          <table:table-cell table:formula="of:=[.D57]/([.E57]-[.E56])" office:value-type="float" office:value="62415.3325814631" calcext:value-type="float">
            <text:p>62415.3325814631</text:p>
          </table:table-cell>
          <table:table-cell table:formula="of:=[.E57]-[.E56]" office:value-type="float" office:value="0.125994682312012" calcext:value-type="float">
            <text:p>0.12599468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002758.15136" calcext:value-type="float">
            <text:p>1456002758.15136</text:p>
          </table:table-cell>
          <table:table-cell office:value-type="float" office:value="1456002758.15158" calcext:value-type="float">
            <text:p>1456002758.15158</text:p>
          </table:table-cell>
          <table:table-cell office:value-type="float" office:value="7888" calcext:value-type="float">
            <text:p>7888</text:p>
          </table:table-cell>
          <table:table-cell table:formula="of:=[.B58]-[.B$2]" office:value-type="float" office:value="5.86949348449707" calcext:value-type="float">
            <text:p>5.8694934845</text:p>
          </table:table-cell>
          <table:table-cell table:formula="of:=[.D58]/([.E58]-[.E57])" office:value-type="float" office:value="62371.0666850159" calcext:value-type="float">
            <text:p>62371.0666850159</text:p>
          </table:table-cell>
          <table:table-cell table:formula="of:=[.E58]-[.E57]" office:value-type="float" office:value="0.126468896865845" calcext:value-type="float">
            <text:p>0.12646889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002758.27769" calcext:value-type="float">
            <text:p>1456002758.27769</text:p>
          </table:table-cell>
          <table:table-cell office:value-type="float" office:value="1456002758.27791" calcext:value-type="float">
            <text:p>1456002758.27791</text:p>
          </table:table-cell>
          <table:table-cell office:value-type="float" office:value="7888" calcext:value-type="float">
            <text:p>7888</text:p>
          </table:table-cell>
          <table:table-cell table:formula="of:=[.B59]-[.B$2]" office:value-type="float" office:value="5.99582600593567" calcext:value-type="float">
            <text:p>5.9958260059</text:p>
          </table:table-cell>
          <table:table-cell table:formula="of:=[.D59]/([.E59]-[.E58])" office:value-type="float" office:value="62438.3959900128" calcext:value-type="float">
            <text:p>62438.3959900128</text:p>
          </table:table-cell>
          <table:table-cell table:formula="of:=[.E59]-[.E58]" office:value-type="float" office:value="0.126332521438599" calcext:value-type="float">
            <text:p>0.12633252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002758.40403" calcext:value-type="float">
            <text:p>1456002758.40403</text:p>
          </table:table-cell>
          <table:table-cell office:value-type="float" office:value="1456002758.40425" calcext:value-type="float">
            <text:p>1456002758.40425</text:p>
          </table:table-cell>
          <table:table-cell office:value-type="float" office:value="7880" calcext:value-type="float">
            <text:p>7880</text:p>
          </table:table-cell>
          <table:table-cell table:formula="of:=[.B60]-[.B$2]" office:value-type="float" office:value="6.1221649646759" calcext:value-type="float">
            <text:p>6.1221649647</text:p>
          </table:table-cell>
          <table:table-cell table:formula="of:=[.D60]/([.E60]-[.E59])" office:value-type="float" office:value="62371.8928711616" calcext:value-type="float">
            <text:p>62371.8928711616</text:p>
          </table:table-cell>
          <table:table-cell table:formula="of:=[.E60]-[.E59]" office:value-type="float" office:value="0.126338958740234" calcext:value-type="float">
            <text:p>0.12633895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002758.53017" calcext:value-type="float">
            <text:p>1456002758.53017</text:p>
          </table:table-cell>
          <table:table-cell office:value-type="float" office:value="1456002758.53041" calcext:value-type="float">
            <text:p>1456002758.53041</text:p>
          </table:table-cell>
          <table:table-cell office:value-type="float" office:value="7864" calcext:value-type="float">
            <text:p>7864</text:p>
          </table:table-cell>
          <table:table-cell table:formula="of:=[.B61]-[.B$2]" office:value-type="float" office:value="6.24830937385559" calcext:value-type="float">
            <text:p>6.2483093739</text:p>
          </table:table-cell>
          <table:table-cell table:formula="of:=[.D61]/([.E61]-[.E60])" office:value-type="float" office:value="62341.2488206121" calcext:value-type="float">
            <text:p>62341.2488206121</text:p>
          </table:table-cell>
          <table:table-cell table:formula="of:=[.E61]-[.E60]" office:value-type="float" office:value="0.126144409179688" calcext:value-type="float">
            <text:p>0.12614440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002758.6556" calcext:value-type="float">
            <text:p>1456002758.6556</text:p>
          </table:table-cell>
          <table:table-cell office:value-type="float" office:value="1456002758.65582" calcext:value-type="float">
            <text:p>1456002758.65582</text:p>
          </table:table-cell>
          <table:table-cell office:value-type="float" office:value="7824" calcext:value-type="float">
            <text:p>7824</text:p>
          </table:table-cell>
          <table:table-cell table:formula="of:=[.B62]-[.B$2]" office:value-type="float" office:value="6.37373757362366" calcext:value-type="float">
            <text:p>6.3737375736</text:p>
          </table:table-cell>
          <table:table-cell table:formula="of:=[.D62]/([.E62]-[.E61])" office:value-type="float" office:value="62378.3169531862" calcext:value-type="float">
            <text:p>62378.3169531862</text:p>
          </table:table-cell>
          <table:table-cell table:formula="of:=[.E62]-[.E61]" office:value-type="float" office:value="0.125428199768066" calcext:value-type="float">
            <text:p>0.125428199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002758.78092" calcext:value-type="float">
            <text:p>1456002758.78092</text:p>
          </table:table-cell>
          <table:table-cell office:value-type="float" office:value="1456002758.78115" calcext:value-type="float">
            <text:p>1456002758.78115</text:p>
          </table:table-cell>
          <table:table-cell office:value-type="float" office:value="7776" calcext:value-type="float">
            <text:p>7776</text:p>
          </table:table-cell>
          <table:table-cell table:formula="of:=[.B63]-[.B$2]" office:value-type="float" office:value="6.49905443191528" calcext:value-type="float">
            <text:p>6.4990544319</text:p>
          </table:table-cell>
          <table:table-cell table:formula="of:=[.D63]/([.E63]-[.E62])" office:value-type="float" office:value="62050.7097449283" calcext:value-type="float">
            <text:p>62050.7097449283</text:p>
          </table:table-cell>
          <table:table-cell table:formula="of:=[.E63]-[.E62]" office:value-type="float" office:value="0.125316858291626" calcext:value-type="float">
            <text:p>0.125316858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002758.90455" calcext:value-type="float">
            <text:p>1456002758.90455</text:p>
          </table:table-cell>
          <table:table-cell office:value-type="float" office:value="1456002758.90477" calcext:value-type="float">
            <text:p>1456002758.90477</text:p>
          </table:table-cell>
          <table:table-cell office:value-type="float" office:value="7720" calcext:value-type="float">
            <text:p>7720</text:p>
          </table:table-cell>
          <table:table-cell table:formula="of:=[.B64]-[.B$2]" office:value-type="float" office:value="6.62268257141113" calcext:value-type="float">
            <text:p>6.6226825714</text:p>
          </table:table-cell>
          <table:table-cell table:formula="of:=[.D64]/([.E64]-[.E63])" office:value-type="float" office:value="62445.3302579966" calcext:value-type="float">
            <text:p>62445.3302579966</text:p>
          </table:table-cell>
          <table:table-cell table:formula="of:=[.E64]-[.E63]" office:value-type="float" office:value="0.12362813949585" calcext:value-type="float">
            <text:p>0.123628139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002759.02748" calcext:value-type="float">
            <text:p>1456002759.02748</text:p>
          </table:table-cell>
          <table:table-cell office:value-type="float" office:value="1456002759.02771" calcext:value-type="float">
            <text:p>1456002759.02771</text:p>
          </table:table-cell>
          <table:table-cell office:value-type="float" office:value="7648" calcext:value-type="float">
            <text:p>7648</text:p>
          </table:table-cell>
          <table:table-cell table:formula="of:=[.B65]-[.B$2]" office:value-type="float" office:value="6.74561381340027" calcext:value-type="float">
            <text:p>6.7456138134</text:p>
          </table:table-cell>
          <table:table-cell table:formula="of:=[.D65]/([.E65]-[.E64])" office:value-type="float" office:value="62213.639724521" calcext:value-type="float">
            <text:p>62213.639724521</text:p>
          </table:table-cell>
          <table:table-cell table:formula="of:=[.E65]-[.E64]" office:value-type="float" office:value="0.122931241989136" calcext:value-type="float">
            <text:p>0.1229312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002759.14965" calcext:value-type="float">
            <text:p>1456002759.14965</text:p>
          </table:table-cell>
          <table:table-cell office:value-type="float" office:value="1456002759.14987" calcext:value-type="float">
            <text:p>1456002759.14987</text:p>
          </table:table-cell>
          <table:table-cell office:value-type="float" office:value="7560" calcext:value-type="float">
            <text:p>7560</text:p>
          </table:table-cell>
          <table:table-cell table:formula="of:=[.B66]-[.B$2]" office:value-type="float" office:value="6.86778450012207" calcext:value-type="float">
            <text:p>6.8677845001</text:p>
          </table:table-cell>
          <table:table-cell table:formula="of:=[.D66]/([.E66]-[.E65])" office:value-type="float" office:value="61880.6376787837" calcext:value-type="float">
            <text:p>61880.6376787837</text:p>
          </table:table-cell>
          <table:table-cell table:formula="of:=[.E66]-[.E65]" office:value-type="float" office:value="0.122170686721802" calcext:value-type="float">
            <text:p>0.1221706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002759.27011" calcext:value-type="float">
            <text:p>1456002759.27011</text:p>
          </table:table-cell>
          <table:table-cell office:value-type="float" office:value="1456002759.27034" calcext:value-type="float">
            <text:p>1456002759.27034</text:p>
          </table:table-cell>
          <table:table-cell office:value-type="float" office:value="7472" calcext:value-type="float">
            <text:p>7472</text:p>
          </table:table-cell>
          <table:table-cell table:formula="of:=[.B67]-[.B$2]" office:value-type="float" office:value="6.9882435798645" calcext:value-type="float">
            <text:p>6.9882435799</text:p>
          </table:table-cell>
          <table:table-cell table:formula="of:=[.D67]/([.E67]-[.E66])" office:value-type="float" office:value="62029.3631329145" calcext:value-type="float">
            <text:p>62029.3631329145</text:p>
          </table:table-cell>
          <table:table-cell table:formula="of:=[.E67]-[.E66]" office:value-type="float" office:value="0.120459079742432" calcext:value-type="float">
            <text:p>0.120459079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002759.38919" calcext:value-type="float">
            <text:p>1456002759.38919</text:p>
          </table:table-cell>
          <table:table-cell office:value-type="float" office:value="1456002759.3896" calcext:value-type="float">
            <text:p>1456002759.3896</text:p>
          </table:table-cell>
          <table:table-cell office:value-type="float" office:value="7368" calcext:value-type="float">
            <text:p>7368</text:p>
          </table:table-cell>
          <table:table-cell table:formula="of:=[.B68]-[.B$2]" office:value-type="float" office:value="7.10732984542847" calcext:value-type="float">
            <text:p>7.1073298454</text:p>
          </table:table-cell>
          <table:table-cell table:formula="of:=[.D68]/([.E68]-[.E67])" office:value-type="float" office:value="61871.1147344059" calcext:value-type="float">
            <text:p>61871.1147344059</text:p>
          </table:table-cell>
          <table:table-cell table:formula="of:=[.E68]-[.E67]" office:value-type="float" office:value="0.119086265563965" calcext:value-type="float">
            <text:p>0.11908626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002759.50628" calcext:value-type="float">
            <text:p>1456002759.50628</text:p>
          </table:table-cell>
          <table:table-cell office:value-type="float" office:value="1456002759.5065" calcext:value-type="float">
            <text:p>1456002759.5065</text:p>
          </table:table-cell>
          <table:table-cell office:value-type="float" office:value="7256" calcext:value-type="float">
            <text:p>7256</text:p>
          </table:table-cell>
          <table:table-cell table:formula="of:=[.B69]-[.B$2]" office:value-type="float" office:value="7.22441411018372" calcext:value-type="float">
            <text:p>7.2244141102</text:p>
          </table:table-cell>
          <table:table-cell table:formula="of:=[.D69]/([.E69]-[.E68])" office:value-type="float" office:value="61972.4607330269" calcext:value-type="float">
            <text:p>61972.4607330269</text:p>
          </table:table-cell>
          <table:table-cell table:formula="of:=[.E69]-[.E68]" office:value-type="float" office:value="0.117084264755249" calcext:value-type="float">
            <text:p>0.11708426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002759.62236" calcext:value-type="float">
            <text:p>1456002759.62236</text:p>
          </table:table-cell>
          <table:table-cell office:value-type="float" office:value="1456002759.62258" calcext:value-type="float">
            <text:p>1456002759.62258</text:p>
          </table:table-cell>
          <table:table-cell office:value-type="float" office:value="7144" calcext:value-type="float">
            <text:p>7144</text:p>
          </table:table-cell>
          <table:table-cell table:formula="of:=[.B70]-[.B$2]" office:value-type="float" office:value="7.34049391746521" calcext:value-type="float">
            <text:p>7.3404939175</text:p>
          </table:table-cell>
          <table:table-cell table:formula="of:=[.D70]/([.E70]-[.E69])" office:value-type="float" office:value="61543.8650985676" calcext:value-type="float">
            <text:p>61543.8650985676</text:p>
          </table:table-cell>
          <table:table-cell table:formula="of:=[.E70]-[.E69]" office:value-type="float" office:value="0.116079807281494" calcext:value-type="float">
            <text:p>0.11607980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002759.73703" calcext:value-type="float">
            <text:p>1456002759.73703</text:p>
          </table:table-cell>
          <table:table-cell office:value-type="float" office:value="1456002759.73726" calcext:value-type="float">
            <text:p>1456002759.73726</text:p>
          </table:table-cell>
          <table:table-cell office:value-type="float" office:value="7024" calcext:value-type="float">
            <text:p>7024</text:p>
          </table:table-cell>
          <table:table-cell table:formula="of:=[.B71]-[.B$2]" office:value-type="float" office:value="7.45516061782837" calcext:value-type="float">
            <text:p>7.4551606178</text:p>
          </table:table-cell>
          <table:table-cell table:formula="of:=[.D71]/([.E71]-[.E70])" office:value-type="float" office:value="61255.7959525686" calcext:value-type="float">
            <text:p>61255.7959525686</text:p>
          </table:table-cell>
          <table:table-cell table:formula="of:=[.E71]-[.E70]" office:value-type="float" office:value="0.114666700363159" calcext:value-type="float">
            <text:p>0.11466670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002759.84947" calcext:value-type="float">
            <text:p>1456002759.84947</text:p>
          </table:table-cell>
          <table:table-cell office:value-type="float" office:value="1456002759.84969" calcext:value-type="float">
            <text:p>1456002759.84969</text:p>
          </table:table-cell>
          <table:table-cell office:value-type="float" office:value="6904" calcext:value-type="float">
            <text:p>6904</text:p>
          </table:table-cell>
          <table:table-cell table:formula="of:=[.B72]-[.B$2]" office:value-type="float" office:value="7.56760263442993" calcext:value-type="float">
            <text:p>7.5676026344</text:p>
          </table:table-cell>
          <table:table-cell table:formula="of:=[.D72]/([.E72]-[.E71])" office:value-type="float" office:value="61400.5352150902" calcext:value-type="float">
            <text:p>61400.5352150902</text:p>
          </table:table-cell>
          <table:table-cell table:formula="of:=[.E72]-[.E71]" office:value-type="float" office:value="0.112442016601563" calcext:value-type="float">
            <text:p>0.1124420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002759.96014" calcext:value-type="float">
            <text:p>1456002759.96014</text:p>
          </table:table-cell>
          <table:table-cell office:value-type="float" office:value="1456002759.96036" calcext:value-type="float">
            <text:p>1456002759.96036</text:p>
          </table:table-cell>
          <table:table-cell office:value-type="float" office:value="6776" calcext:value-type="float">
            <text:p>6776</text:p>
          </table:table-cell>
          <table:table-cell table:formula="of:=[.B73]-[.B$2]" office:value-type="float" office:value="7.67827343940735" calcext:value-type="float">
            <text:p>7.6782734394</text:p>
          </table:table-cell>
          <table:table-cell table:formula="of:=[.D73]/([.E73]-[.E72])" office:value-type="float" office:value="61226.626131279" calcext:value-type="float">
            <text:p>61226.626131279</text:p>
          </table:table-cell>
          <table:table-cell table:formula="of:=[.E73]-[.E72]" office:value-type="float" office:value="0.110670804977417" calcext:value-type="float">
            <text:p>0.1106708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002760.06912" calcext:value-type="float">
            <text:p>1456002760.06912</text:p>
          </table:table-cell>
          <table:table-cell office:value-type="float" office:value="1456002760.06934" calcext:value-type="float">
            <text:p>1456002760.06934</text:p>
          </table:table-cell>
          <table:table-cell office:value-type="float" office:value="6648" calcext:value-type="float">
            <text:p>6648</text:p>
          </table:table-cell>
          <table:table-cell table:formula="of:=[.B74]-[.B$2]" office:value-type="float" office:value="7.78725099563599" calcext:value-type="float">
            <text:p>7.7872509956</text:p>
          </table:table-cell>
          <table:table-cell table:formula="of:=[.D74]/([.E74]-[.E73])" office:value-type="float" office:value="61003.3866611243" calcext:value-type="float">
            <text:p>61003.3866611243</text:p>
          </table:table-cell>
          <table:table-cell table:formula="of:=[.E74]-[.E73]" office:value-type="float" office:value="0.108977556228638" calcext:value-type="float">
            <text:p>0.10897755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002760.17602" calcext:value-type="float">
            <text:p>1456002760.17602</text:p>
          </table:table-cell>
          <table:table-cell office:value-type="float" office:value="1456002760.17624" calcext:value-type="float">
            <text:p>1456002760.17624</text:p>
          </table:table-cell>
          <table:table-cell office:value-type="float" office:value="6512" calcext:value-type="float">
            <text:p>6512</text:p>
          </table:table-cell>
          <table:table-cell table:formula="of:=[.B75]-[.B$2]" office:value-type="float" office:value="7.89415335655212" calcext:value-type="float">
            <text:p>7.8941533566</text:p>
          </table:table-cell>
          <table:table-cell table:formula="of:=[.D75]/([.E75]-[.E74])" office:value-type="float" office:value="60915.3992876594" calcext:value-type="float">
            <text:p>60915.3992876594</text:p>
          </table:table-cell>
          <table:table-cell table:formula="of:=[.E75]-[.E74]" office:value-type="float" office:value="0.106902360916138" calcext:value-type="float">
            <text:p>0.10690236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002760.28123" calcext:value-type="float">
            <text:p>1456002760.28123</text:p>
          </table:table-cell>
          <table:table-cell office:value-type="float" office:value="1456002760.28145" calcext:value-type="float">
            <text:p>1456002760.28145</text:p>
          </table:table-cell>
          <table:table-cell office:value-type="float" office:value="6384" calcext:value-type="float">
            <text:p>6384</text:p>
          </table:table-cell>
          <table:table-cell table:formula="of:=[.B76]-[.B$2]" office:value-type="float" office:value="7.99936175346375" calcext:value-type="float">
            <text:p>7.9993617535</text:p>
          </table:table-cell>
          <table:table-cell table:formula="of:=[.D76]/([.E76]-[.E75])" office:value-type="float" office:value="60679.5672912191" calcext:value-type="float">
            <text:p>60679.5672912191</text:p>
          </table:table-cell>
          <table:table-cell table:formula="of:=[.E76]-[.E75]" office:value-type="float" office:value="0.105208396911621" calcext:value-type="float">
            <text:p>0.10520839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002760.38468" calcext:value-type="float">
            <text:p>1456002760.38468</text:p>
          </table:table-cell>
          <table:table-cell office:value-type="float" office:value="1456002760.38498" calcext:value-type="float">
            <text:p>1456002760.38498</text:p>
          </table:table-cell>
          <table:table-cell office:value-type="float" office:value="6256" calcext:value-type="float">
            <text:p>6256</text:p>
          </table:table-cell>
          <table:table-cell table:formula="of:=[.B77]-[.B$2]" office:value-type="float" office:value="8.10281491279602" calcext:value-type="float">
            <text:p>8.1028149128</text:p>
          </table:table-cell>
          <table:table-cell table:formula="of:=[.D77]/([.E77]-[.E76])" office:value-type="float" office:value="60471.811981176" calcext:value-type="float">
            <text:p>60471.811981176</text:p>
          </table:table-cell>
          <table:table-cell table:formula="of:=[.E77]-[.E76]" office:value-type="float" office:value="0.103453159332275" calcext:value-type="float">
            <text:p>0.103453159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002760.48686" calcext:value-type="float">
            <text:p>1456002760.48686</text:p>
          </table:table-cell>
          <table:table-cell office:value-type="float" office:value="1456002760.48708" calcext:value-type="float">
            <text:p>1456002760.48708</text:p>
          </table:table-cell>
          <table:table-cell office:value-type="float" office:value="6128" calcext:value-type="float">
            <text:p>6128</text:p>
          </table:table-cell>
          <table:table-cell table:formula="of:=[.B78]-[.B$2]" office:value-type="float" office:value="8.20499134063721" calcext:value-type="float">
            <text:p>8.2049913406</text:p>
          </table:table-cell>
          <table:table-cell table:formula="of:=[.D78]/([.E78]-[.E77])" office:value-type="float" office:value="59974.6940607944" calcext:value-type="float">
            <text:p>59974.6940607944</text:p>
          </table:table-cell>
          <table:table-cell table:formula="of:=[.E78]-[.E77]" office:value-type="float" office:value="0.102176427841187" calcext:value-type="float">
            <text:p>0.102176427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002760.58799" calcext:value-type="float">
            <text:p>1456002760.58799</text:p>
          </table:table-cell>
          <table:table-cell office:value-type="float" office:value="1456002760.58821" calcext:value-type="float">
            <text:p>1456002760.58821</text:p>
          </table:table-cell>
          <table:table-cell office:value-type="float" office:value="6000" calcext:value-type="float">
            <text:p>6000</text:p>
          </table:table-cell>
          <table:table-cell table:formula="of:=[.B79]-[.B$2]" office:value-type="float" office:value="8.30612325668335" calcext:value-type="float">
            <text:p>8.3061232567</text:p>
          </table:table-cell>
          <table:table-cell table:formula="of:=[.D79]/([.E79]-[.E78])" office:value-type="float" office:value="59328.4517348849" calcext:value-type="float">
            <text:p>59328.4517348849</text:p>
          </table:table-cell>
          <table:table-cell table:formula="of:=[.E79]-[.E78]" office:value-type="float" office:value="0.101131916046143" calcext:value-type="float">
            <text:p>0.1011319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002760.68926" calcext:value-type="float">
            <text:p>1456002760.68926</text:p>
          </table:table-cell>
          <table:table-cell office:value-type="float" office:value="1456002760.68952" calcext:value-type="float">
            <text:p>1456002760.68952</text:p>
          </table:table-cell>
          <table:table-cell office:value-type="float" office:value="5872" calcext:value-type="float">
            <text:p>5872</text:p>
          </table:table-cell>
          <table:table-cell table:formula="of:=[.B80]-[.B$2]" office:value-type="float" office:value="8.40739607810974" calcext:value-type="float">
            <text:p>8.4073960781</text:p>
          </table:table-cell>
          <table:table-cell table:formula="of:=[.D80]/([.E80]-[.E79])" office:value-type="float" office:value="57981.9927725423" calcext:value-type="float">
            <text:p>57981.9927725423</text:p>
          </table:table-cell>
          <table:table-cell table:formula="of:=[.E80]-[.E79]" office:value-type="float" office:value="0.101272821426392" calcext:value-type="float">
            <text:p>0.10127282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002760.79005" calcext:value-type="float">
            <text:p>1456002760.79005</text:p>
          </table:table-cell>
          <table:table-cell office:value-type="float" office:value="1456002760.79029" calcext:value-type="float">
            <text:p>1456002760.79029</text:p>
          </table:table-cell>
          <table:table-cell office:value-type="float" office:value="5752" calcext:value-type="float">
            <text:p>5752</text:p>
          </table:table-cell>
          <table:table-cell table:formula="of:=[.B81]-[.B$2]" office:value-type="float" office:value="8.50818538665772" calcext:value-type="float">
            <text:p>8.5081853867</text:p>
          </table:table-cell>
          <table:table-cell table:formula="of:=[.D81]/([.E81]-[.E80])" office:value-type="float" office:value="57069.5452014354" calcext:value-type="float">
            <text:p>57069.5452014354</text:p>
          </table:table-cell>
          <table:table-cell table:formula="of:=[.E81]-[.E80]" office:value-type="float" office:value="0.100789308547974" calcext:value-type="float">
            <text:p>0.10078930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002760.89127" calcext:value-type="float">
            <text:p>1456002760.89127</text:p>
          </table:table-cell>
          <table:table-cell office:value-type="float" office:value="1456002760.89149" calcext:value-type="float">
            <text:p>1456002760.89149</text:p>
          </table:table-cell>
          <table:table-cell office:value-type="float" office:value="5624" calcext:value-type="float">
            <text:p>5624</text:p>
          </table:table-cell>
          <table:table-cell table:formula="of:=[.B82]-[.B$2]" office:value-type="float" office:value="8.60940217971802" calcext:value-type="float">
            <text:p>8.6094021797</text:p>
          </table:table-cell>
          <table:table-cell table:formula="of:=[.D82]/([.E82]-[.E81])" office:value-type="float" office:value="55563.902292867" calcext:value-type="float">
            <text:p>55563.902292867</text:p>
          </table:table-cell>
          <table:table-cell table:formula="of:=[.E82]-[.E81]" office:value-type="float" office:value="0.101216793060303" calcext:value-type="float">
            <text:p>0.10121679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002760.99217" calcext:value-type="float">
            <text:p>1456002760.99217</text:p>
          </table:table-cell>
          <table:table-cell office:value-type="float" office:value="1456002760.99239" calcext:value-type="float">
            <text:p>1456002760.99239</text:p>
          </table:table-cell>
          <table:table-cell office:value-type="float" office:value="5504" calcext:value-type="float">
            <text:p>5504</text:p>
          </table:table-cell>
          <table:table-cell table:formula="of:=[.B83]-[.B$2]" office:value-type="float" office:value="8.71030426025391" calcext:value-type="float">
            <text:p>8.7103042603</text:p>
          </table:table-cell>
          <table:table-cell table:formula="of:=[.D83]/([.E83]-[.E82])" office:value-type="float" office:value="54547.933707297" calcext:value-type="float">
            <text:p>54547.933707297</text:p>
          </table:table-cell>
          <table:table-cell table:formula="of:=[.E83]-[.E82]" office:value-type="float" office:value="0.100902080535889" calcext:value-type="float">
            <text:p>0.10090208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002761.09323" calcext:value-type="float">
            <text:p>1456002761.09323</text:p>
          </table:table-cell>
          <table:table-cell office:value-type="float" office:value="1456002761.09345" calcext:value-type="float">
            <text:p>1456002761.09345</text:p>
          </table:table-cell>
          <table:table-cell office:value-type="float" office:value="5384" calcext:value-type="float">
            <text:p>5384</text:p>
          </table:table-cell>
          <table:table-cell table:formula="of:=[.B84]-[.B$2]" office:value-type="float" office:value="8.81136465072632" calcext:value-type="float">
            <text:p>8.8113646507</text:p>
          </table:table-cell>
          <table:table-cell table:formula="of:=[.D84]/([.E84]-[.E83])" office:value-type="float" office:value="53275.0761681427" calcext:value-type="float">
            <text:p>53275.0761681427</text:p>
          </table:table-cell>
          <table:table-cell table:formula="of:=[.E84]-[.E83]" office:value-type="float" office:value="0.101060390472412" calcext:value-type="float">
            <text:p>0.10106039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002761.19425" calcext:value-type="float">
            <text:p>1456002761.19425</text:p>
          </table:table-cell>
          <table:table-cell office:value-type="float" office:value="1456002761.19447" calcext:value-type="float">
            <text:p>1456002761.19447</text:p>
          </table:table-cell>
          <table:table-cell office:value-type="float" office:value="5272" calcext:value-type="float">
            <text:p>5272</text:p>
          </table:table-cell>
          <table:table-cell table:formula="of:=[.B85]-[.B$2]" office:value-type="float" office:value="8.91238307952881" calcext:value-type="float">
            <text:p>8.9123830795</text:p>
          </table:table-cell>
          <table:table-cell table:formula="of:=[.D85]/([.E85]-[.E84])" office:value-type="float" office:value="52188.4973117899" calcext:value-type="float">
            <text:p>52188.4973117899</text:p>
          </table:table-cell>
          <table:table-cell table:formula="of:=[.E85]-[.E84]" office:value-type="float" office:value="0.10101842880249" calcext:value-type="float">
            <text:p>0.10101842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002761.2946" calcext:value-type="float">
            <text:p>1456002761.2946</text:p>
          </table:table-cell>
          <table:table-cell office:value-type="float" office:value="1456002761.29482" calcext:value-type="float">
            <text:p>1456002761.29482</text:p>
          </table:table-cell>
          <table:table-cell office:value-type="float" office:value="5160" calcext:value-type="float">
            <text:p>5160</text:p>
          </table:table-cell>
          <table:table-cell table:formula="of:=[.B86]-[.B$2]" office:value-type="float" office:value="9.0127317905426" calcext:value-type="float">
            <text:p>9.0127317905</text:p>
          </table:table-cell>
          <table:table-cell table:formula="of:=[.D86]/([.E86]-[.E85])" office:value-type="float" office:value="51420.6903892438" calcext:value-type="float">
            <text:p>51420.6903892438</text:p>
          </table:table-cell>
          <table:table-cell table:formula="of:=[.E86]-[.E85]" office:value-type="float" office:value="0.100348711013794" calcext:value-type="float">
            <text:p>0.1003487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002761.39489" calcext:value-type="float">
            <text:p>1456002761.39489</text:p>
          </table:table-cell>
          <table:table-cell office:value-type="float" office:value="1456002761.3951" calcext:value-type="float">
            <text:p>1456002761.3951</text:p>
          </table:table-cell>
          <table:table-cell office:value-type="float" office:value="5056" calcext:value-type="float">
            <text:p>5056</text:p>
          </table:table-cell>
          <table:table-cell table:formula="of:=[.B87]-[.B$2]" office:value-type="float" office:value="9.11302375793457" calcext:value-type="float">
            <text:p>9.1130237579</text:p>
          </table:table-cell>
          <table:table-cell table:formula="of:=[.D87]/([.E87]-[.E86])" office:value-type="float" office:value="50412.8110304169" calcext:value-type="float">
            <text:p>50412.8110304169</text:p>
          </table:table-cell>
          <table:table-cell table:formula="of:=[.E87]-[.E86]" office:value-type="float" office:value="0.100291967391968" calcext:value-type="float">
            <text:p>0.100291967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002761.49586" calcext:value-type="float">
            <text:p>1456002761.49586</text:p>
          </table:table-cell>
          <table:table-cell office:value-type="float" office:value="1456002761.49609" calcext:value-type="float">
            <text:p>1456002761.49609</text:p>
          </table:table-cell>
          <table:table-cell office:value-type="float" office:value="4952" calcext:value-type="float">
            <text:p>4952</text:p>
          </table:table-cell>
          <table:table-cell table:formula="of:=[.B88]-[.B$2]" office:value-type="float" office:value="9.21399855613709" calcext:value-type="float">
            <text:p>9.2139985561</text:p>
          </table:table-cell>
          <table:table-cell table:formula="of:=[.D88]/([.E88]-[.E87])" office:value-type="float" office:value="49041.9400499151" calcext:value-type="float">
            <text:p>49041.9400499151</text:p>
          </table:table-cell>
          <table:table-cell table:formula="of:=[.E88]-[.E87]" office:value-type="float" office:value="0.100974798202515" calcext:value-type="float">
            <text:p>0.10097479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002761.59722" calcext:value-type="float">
            <text:p>1456002761.59722</text:p>
          </table:table-cell>
          <table:table-cell office:value-type="float" office:value="1456002761.5976" calcext:value-type="float">
            <text:p>1456002761.5976</text:p>
          </table:table-cell>
          <table:table-cell office:value-type="float" office:value="4856" calcext:value-type="float">
            <text:p>4856</text:p>
          </table:table-cell>
          <table:table-cell table:formula="of:=[.B89]-[.B$2]" office:value-type="float" office:value="9.31535577774048" calcext:value-type="float">
            <text:p>9.3153557777</text:p>
          </table:table-cell>
          <table:table-cell table:formula="of:=[.D89]/([.E89]-[.E88])" office:value-type="float" office:value="47909.7584087429" calcext:value-type="float">
            <text:p>47909.7584087429</text:p>
          </table:table-cell>
          <table:table-cell table:formula="of:=[.E89]-[.E88]" office:value-type="float" office:value="0.101357221603394" calcext:value-type="float">
            <text:p>0.10135722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002761.69948" calcext:value-type="float">
            <text:p>1456002761.69948</text:p>
          </table:table-cell>
          <table:table-cell office:value-type="float" office:value="1456002761.6997" calcext:value-type="float">
            <text:p>1456002761.6997</text:p>
          </table:table-cell>
          <table:table-cell office:value-type="float" office:value="4768" calcext:value-type="float">
            <text:p>4768</text:p>
          </table:table-cell>
          <table:table-cell table:formula="of:=[.B90]-[.B$2]" office:value-type="float" office:value="9.41761517524719" calcext:value-type="float">
            <text:p>9.4176151752</text:p>
          </table:table-cell>
          <table:table-cell table:formula="of:=[.D90]/([.E90]-[.E89])" office:value-type="float" office:value="46626.5215349715" calcext:value-type="float">
            <text:p>46626.5215349715</text:p>
          </table:table-cell>
          <table:table-cell table:formula="of:=[.E90]-[.E89]" office:value-type="float" office:value="0.102259397506714" calcext:value-type="float">
            <text:p>0.102259397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002761.80058" calcext:value-type="float">
            <text:p>1456002761.80058</text:p>
          </table:table-cell>
          <table:table-cell office:value-type="float" office:value="1456002761.80083" calcext:value-type="float">
            <text:p>1456002761.80083</text:p>
          </table:table-cell>
          <table:table-cell office:value-type="float" office:value="4688" calcext:value-type="float">
            <text:p>4688</text:p>
          </table:table-cell>
          <table:table-cell table:formula="of:=[.B91]-[.B$2]" office:value-type="float" office:value="9.51871681213379" calcext:value-type="float">
            <text:p>9.5187168121</text:p>
          </table:table-cell>
          <table:table-cell table:formula="of:=[.D91]/([.E91]-[.E90])" office:value-type="float" office:value="46369.1800090083" calcext:value-type="float">
            <text:p>46369.1800090083</text:p>
          </table:table-cell>
          <table:table-cell table:formula="of:=[.E91]-[.E90]" office:value-type="float" office:value="0.101101636886597" calcext:value-type="float">
            <text:p>0.10110163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002761.90187" calcext:value-type="float">
            <text:p>1456002761.90187</text:p>
          </table:table-cell>
          <table:table-cell office:value-type="float" office:value="1456002761.9021" calcext:value-type="float">
            <text:p>1456002761.9021</text:p>
          </table:table-cell>
          <table:table-cell office:value-type="float" office:value="4608" calcext:value-type="float">
            <text:p>4608</text:p>
          </table:table-cell>
          <table:table-cell table:formula="of:=[.B92]-[.B$2]" office:value-type="float" office:value="9.62000966072083" calcext:value-type="float">
            <text:p>9.6200096607</text:p>
          </table:table-cell>
          <table:table-cell table:formula="of:=[.D92]/([.E92]-[.E91])" office:value-type="float" office:value="45491.8591418679" calcext:value-type="float">
            <text:p>45491.8591418679</text:p>
          </table:table-cell>
          <table:table-cell table:formula="of:=[.E92]-[.E91]" office:value-type="float" office:value="0.101292848587036" calcext:value-type="float">
            <text:p>0.10129284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002762.00263" calcext:value-type="float">
            <text:p>1456002762.00263</text:p>
          </table:table-cell>
          <table:table-cell office:value-type="float" office:value="1456002762.00285" calcext:value-type="float">
            <text:p>1456002762.00285</text:p>
          </table:table-cell>
          <table:table-cell office:value-type="float" office:value="4544" calcext:value-type="float">
            <text:p>4544</text:p>
          </table:table-cell>
          <table:table-cell table:formula="of:=[.B93]-[.B$2]" office:value-type="float" office:value="9.72076344490051" calcext:value-type="float">
            <text:p>9.7207634449</text:p>
          </table:table-cell>
          <table:table-cell table:formula="of:=[.D93]/([.E93]-[.E92])" office:value-type="float" office:value="45100.0430107527" calcext:value-type="float">
            <text:p>45100.0430107527</text:p>
          </table:table-cell>
          <table:table-cell table:formula="of:=[.E93]-[.E92]" office:value-type="float" office:value="0.100753784179688" calcext:value-type="float">
            <text:p>0.10075378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002762.10387" calcext:value-type="float">
            <text:p>1456002762.10387</text:p>
          </table:table-cell>
          <table:table-cell office:value-type="float" office:value="1456002762.10409" calcext:value-type="float">
            <text:p>1456002762.10409</text:p>
          </table:table-cell>
          <table:table-cell office:value-type="float" office:value="4480" calcext:value-type="float">
            <text:p>4480</text:p>
          </table:table-cell>
          <table:table-cell table:formula="of:=[.B94]-[.B$2]" office:value-type="float" office:value="9.82200479507446" calcext:value-type="float">
            <text:p>9.8220047951</text:p>
          </table:table-cell>
          <table:table-cell table:formula="of:=[.D94]/([.E94]-[.E93])" office:value-type="float" office:value="44250.6939338777" calcext:value-type="float">
            <text:p>44250.6939338777</text:p>
          </table:table-cell>
          <table:table-cell table:formula="of:=[.E94]-[.E93]" office:value-type="float" office:value="0.10124135017395" calcext:value-type="float">
            <text:p>0.10124135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002762.2048" calcext:value-type="float">
            <text:p>1456002762.2048</text:p>
          </table:table-cell>
          <table:table-cell office:value-type="float" office:value="1456002762.20502" calcext:value-type="float">
            <text:p>1456002762.20502</text:p>
          </table:table-cell>
          <table:table-cell office:value-type="float" office:value="4424" calcext:value-type="float">
            <text:p>4424</text:p>
          </table:table-cell>
          <table:table-cell table:formula="of:=[.B95]-[.B$2]" office:value-type="float" office:value="9.92293691635132" calcext:value-type="float">
            <text:p>9.9229369164</text:p>
          </table:table-cell>
          <table:table-cell table:formula="of:=[.D95]/([.E95]-[.E94])" office:value-type="float" office:value="43831.4378419237" calcext:value-type="float">
            <text:p>43831.4378419237</text:p>
          </table:table-cell>
          <table:table-cell table:formula="of:=[.E95]-[.E94]" office:value-type="float" office:value="0.100932121276855" calcext:value-type="float">
            <text:p>0.10093212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002762.30479" calcext:value-type="float">
            <text:p>1456002762.30479</text:p>
          </table:table-cell>
          <table:table-cell office:value-type="float" office:value="1456002762.30501" calcext:value-type="float">
            <text:p>1456002762.30501</text:p>
          </table:table-cell>
          <table:table-cell office:value-type="float" office:value="4384" calcext:value-type="float">
            <text:p>4384</text:p>
          </table:table-cell>
          <table:table-cell table:formula="of:=[.B96]-[.B$2]" office:value-type="float" office:value="10.0229279994965" calcext:value-type="float">
            <text:p>10.0229279995</text:p>
          </table:table-cell>
          <table:table-cell table:formula="of:=[.D96]/([.E96]-[.E95])" office:value-type="float" office:value="43843.9094977742" calcext:value-type="float">
            <text:p>43843.9094977742</text:p>
          </table:table-cell>
          <table:table-cell table:formula="of:=[.E96]-[.E95]" office:value-type="float" office:value="0.0999910831451416" calcext:value-type="float">
            <text:p>0.09999108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002762.40509" calcext:value-type="float">
            <text:p>1456002762.40509</text:p>
          </table:table-cell>
          <table:table-cell office:value-type="float" office:value="1456002762.40552" calcext:value-type="float">
            <text:p>1456002762.40552</text:p>
          </table:table-cell>
          <table:table-cell office:value-type="float" office:value="4352" calcext:value-type="float">
            <text:p>4352</text:p>
          </table:table-cell>
          <table:table-cell table:formula="of:=[.B97]-[.B$2]" office:value-type="float" office:value="10.1232218742371" calcext:value-type="float">
            <text:p>10.1232218742</text:p>
          </table:table-cell>
          <table:table-cell table:formula="of:=[.D97]/([.E97]-[.E96])" office:value-type="float" office:value="43392.4804606062" calcext:value-type="float">
            <text:p>43392.4804606062</text:p>
          </table:table-cell>
          <table:table-cell table:formula="of:=[.E97]-[.E96]" office:value-type="float" office:value="0.100293874740601" calcext:value-type="float">
            <text:p>0.10029387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002762.50686" calcext:value-type="float">
            <text:p>1456002762.50686</text:p>
          </table:table-cell>
          <table:table-cell office:value-type="float" office:value="1456002762.50708" calcext:value-type="float">
            <text:p>1456002762.50708</text:p>
          </table:table-cell>
          <table:table-cell office:value-type="float" office:value="4320" calcext:value-type="float">
            <text:p>4320</text:p>
          </table:table-cell>
          <table:table-cell table:formula="of:=[.B98]-[.B$2]" office:value-type="float" office:value="10.2249929904938" calcext:value-type="float">
            <text:p>10.2249929905</text:p>
          </table:table-cell>
          <table:table-cell table:formula="of:=[.D98]/([.E98]-[.E97])" office:value-type="float" office:value="42448.1931504314" calcext:value-type="float">
            <text:p>42448.1931504314</text:p>
          </table:table-cell>
          <table:table-cell table:formula="of:=[.E98]-[.E97]" office:value-type="float" office:value="0.101771116256714" calcext:value-type="float">
            <text:p>0.10177111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002762.60848" calcext:value-type="float">
            <text:p>1456002762.60848</text:p>
          </table:table-cell>
          <table:table-cell office:value-type="float" office:value="1456002762.60869" calcext:value-type="float">
            <text:p>1456002762.60869</text:p>
          </table:table-cell>
          <table:table-cell office:value-type="float" office:value="4304" calcext:value-type="float">
            <text:p>4304</text:p>
          </table:table-cell>
          <table:table-cell table:formula="of:=[.B99]-[.B$2]" office:value-type="float" office:value="10.3266191482544" calcext:value-type="float">
            <text:p>10.3266191483</text:p>
          </table:table-cell>
          <table:table-cell table:formula="of:=[.D99]/([.E99]-[.E98])" office:value-type="float" office:value="42351.3010315518" calcext:value-type="float">
            <text:p>42351.3010315518</text:p>
          </table:table-cell>
          <table:table-cell table:formula="of:=[.E99]-[.E98]" office:value-type="float" office:value="0.10162615776062" calcext:value-type="float">
            <text:p>0.10162615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002762.71" calcext:value-type="float">
            <text:p>1456002762.71</text:p>
          </table:table-cell>
          <table:table-cell office:value-type="float" office:value="1456002762.71022" calcext:value-type="float">
            <text:p>1456002762.71022</text:p>
          </table:table-cell>
          <table:table-cell office:value-type="float" office:value="4296" calcext:value-type="float">
            <text:p>4296</text:p>
          </table:table-cell>
          <table:table-cell table:formula="of:=[.B100]-[.B$2]" office:value-type="float" office:value="10.4281346797943" calcext:value-type="float">
            <text:p>10.4281346798</text:p>
          </table:table-cell>
          <table:table-cell table:formula="of:=[.D100]/([.E100]-[.E99])" office:value-type="float" office:value="42318.6475491267" calcext:value-type="float">
            <text:p>42318.6475491267</text:p>
          </table:table-cell>
          <table:table-cell table:formula="of:=[.E100]-[.E99]" office:value-type="float" office:value="0.101515531539917" calcext:value-type="float">
            <text:p>0.10151553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002762.8099" calcext:value-type="float">
            <text:p>1456002762.8099</text:p>
          </table:table-cell>
          <table:table-cell office:value-type="float" office:value="1456002762.81014" calcext:value-type="float">
            <text:p>1456002762.81014</text:p>
          </table:table-cell>
          <table:table-cell office:value-type="float" office:value="4296" calcext:value-type="float">
            <text:p>4296</text:p>
          </table:table-cell>
          <table:table-cell table:formula="of:=[.B101]-[.B$2]" office:value-type="float" office:value="10.5280385017395" calcext:value-type="float">
            <text:p>10.5280385017</text:p>
          </table:table-cell>
          <table:table-cell table:formula="of:=[.D101]/([.E101]-[.E100])" office:value-type="float" office:value="43001.3578695406" calcext:value-type="float">
            <text:p>43001.3578695406</text:p>
          </table:table-cell>
          <table:table-cell table:formula="of:=[.E101]-[.E100]" office:value-type="float" office:value="0.0999038219451904" calcext:value-type="float">
            <text:p>0.09990382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002762.90967" calcext:value-type="float">
            <text:p>1456002762.90967</text:p>
          </table:table-cell>
          <table:table-cell office:value-type="float" office:value="1456002762.90989" calcext:value-type="float">
            <text:p>1456002762.90989</text:p>
          </table:table-cell>
          <table:table-cell office:value-type="float" office:value="4304" calcext:value-type="float">
            <text:p>4304</text:p>
          </table:table-cell>
          <table:table-cell table:formula="of:=[.B102]-[.B$2]" office:value-type="float" office:value="10.6278049945831" calcext:value-type="float">
            <text:p>10.6278049946</text:p>
          </table:table-cell>
          <table:table-cell table:formula="of:=[.D102]/([.E102]-[.E101])" office:value-type="float" office:value="43140.7367075237" calcext:value-type="float">
            <text:p>43140.7367075237</text:p>
          </table:table-cell>
          <table:table-cell table:formula="of:=[.E102]-[.E101]" office:value-type="float" office:value="0.0997664928436279" calcext:value-type="float">
            <text:p>0.099766492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002763.00974" calcext:value-type="float">
            <text:p>1456002763.00974</text:p>
          </table:table-cell>
          <table:table-cell office:value-type="float" office:value="1456002763.00994" calcext:value-type="float">
            <text:p>1456002763.00994</text:p>
          </table:table-cell>
          <table:table-cell office:value-type="float" office:value="4320" calcext:value-type="float">
            <text:p>4320</text:p>
          </table:table-cell>
          <table:table-cell table:formula="of:=[.B103]-[.B$2]" office:value-type="float" office:value="10.7278747558594" calcext:value-type="float">
            <text:p>10.7278747559</text:p>
          </table:table-cell>
          <table:table-cell table:formula="of:=[.D103]/([.E103]-[.E102])" office:value-type="float" office:value="43169.8841378719" calcext:value-type="float">
            <text:p>43169.8841378719</text:p>
          </table:table-cell>
          <table:table-cell table:formula="of:=[.E103]-[.E102]" office:value-type="float" office:value="0.100069761276245" calcext:value-type="float">
            <text:p>0.10006976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002763.11013" calcext:value-type="float">
            <text:p>1456002763.11013</text:p>
          </table:table-cell>
          <table:table-cell office:value-type="float" office:value="1456002763.11034" calcext:value-type="float">
            <text:p>1456002763.11034</text:p>
          </table:table-cell>
          <table:table-cell office:value-type="float" office:value="4344" calcext:value-type="float">
            <text:p>4344</text:p>
          </table:table-cell>
          <table:table-cell table:formula="of:=[.B104]-[.B$2]" office:value-type="float" office:value="10.8282618522644" calcext:value-type="float">
            <text:p>10.8282618523</text:p>
          </table:table-cell>
          <table:table-cell table:formula="of:=[.D104]/([.E104]-[.E103])" office:value-type="float" office:value="43272.4937323954" calcext:value-type="float">
            <text:p>43272.4937323954</text:p>
          </table:table-cell>
          <table:table-cell table:formula="of:=[.E104]-[.E103]" office:value-type="float" office:value="0.100387096405029" calcext:value-type="float">
            <text:p>0.100387096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002763.2091" calcext:value-type="float">
            <text:p>1456002763.2091</text:p>
          </table:table-cell>
          <table:table-cell office:value-type="float" office:value="1456002763.20949" calcext:value-type="float">
            <text:p>1456002763.20949</text:p>
          </table:table-cell>
          <table:table-cell office:value-type="float" office:value="4376" calcext:value-type="float">
            <text:p>4376</text:p>
          </table:table-cell>
          <table:table-cell table:formula="of:=[.B105]-[.B$2]" office:value-type="float" office:value="10.9272391796112" calcext:value-type="float">
            <text:p>10.9272391796</text:p>
          </table:table-cell>
          <table:table-cell table:formula="of:=[.D105]/([.E105]-[.E104])" office:value-type="float" office:value="44212.145521642" calcext:value-type="float">
            <text:p>44212.145521642</text:p>
          </table:table-cell>
          <table:table-cell table:formula="of:=[.E105]-[.E104]" office:value-type="float" office:value="0.0989773273468018" calcext:value-type="float">
            <text:p>0.09897732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002763.30851" calcext:value-type="float">
            <text:p>1456002763.30851</text:p>
          </table:table-cell>
          <table:table-cell office:value-type="float" office:value="1456002763.3089" calcext:value-type="float">
            <text:p>1456002763.3089</text:p>
          </table:table-cell>
          <table:table-cell office:value-type="float" office:value="4424" calcext:value-type="float">
            <text:p>4424</text:p>
          </table:table-cell>
          <table:table-cell table:formula="of:=[.B106]-[.B$2]" office:value-type="float" office:value="11.0266478061676" calcext:value-type="float">
            <text:p>11.0266478062</text:p>
          </table:table-cell>
          <table:table-cell table:formula="of:=[.D106]/([.E106]-[.E105])" office:value-type="float" office:value="44503.1799880082" calcext:value-type="float">
            <text:p>44503.1799880082</text:p>
          </table:table-cell>
          <table:table-cell table:formula="of:=[.E106]-[.E105]" office:value-type="float" office:value="0.0994086265563965" calcext:value-type="float">
            <text:p>0.09940862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002763.40724" calcext:value-type="float">
            <text:p>1456002763.40724</text:p>
          </table:table-cell>
          <table:table-cell office:value-type="float" office:value="1456002763.40745" calcext:value-type="float">
            <text:p>1456002763.40745</text:p>
          </table:table-cell>
          <table:table-cell office:value-type="float" office:value="4472" calcext:value-type="float">
            <text:p>4472</text:p>
          </table:table-cell>
          <table:table-cell table:formula="of:=[.B107]-[.B$2]" office:value-type="float" office:value="11.1253743171692" calcext:value-type="float">
            <text:p>11.1253743172</text:p>
          </table:table-cell>
          <table:table-cell table:formula="of:=[.D107]/([.E107]-[.E106])" office:value-type="float" office:value="45296.8504065551" calcext:value-type="float">
            <text:p>45296.8504065551</text:p>
          </table:table-cell>
          <table:table-cell table:formula="of:=[.E107]-[.E106]" office:value-type="float" office:value="0.0987265110015869" calcext:value-type="float">
            <text:p>0.0987265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002763.50719" calcext:value-type="float">
            <text:p>1456002763.50719</text:p>
          </table:table-cell>
          <table:table-cell office:value-type="float" office:value="1456002763.5074" calcext:value-type="float">
            <text:p>1456002763.5074</text:p>
          </table:table-cell>
          <table:table-cell office:value-type="float" office:value="4528" calcext:value-type="float">
            <text:p>4528</text:p>
          </table:table-cell>
          <table:table-cell table:formula="of:=[.B108]-[.B$2]" office:value-type="float" office:value="11.2253279685974" calcext:value-type="float">
            <text:p>11.2253279686</text:p>
          </table:table-cell>
          <table:table-cell table:formula="of:=[.D108]/([.E108]-[.E107])" office:value-type="float" office:value="45300.996364816" calcext:value-type="float">
            <text:p>45300.996364816</text:p>
          </table:table-cell>
          <table:table-cell table:formula="of:=[.E108]-[.E107]" office:value-type="float" office:value="0.0999536514282227" calcext:value-type="float">
            <text:p>0.09995365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002763.60755" calcext:value-type="float">
            <text:p>1456002763.60755</text:p>
          </table:table-cell>
          <table:table-cell office:value-type="float" office:value="1456002763.60776" calcext:value-type="float">
            <text:p>1456002763.60776</text:p>
          </table:table-cell>
          <table:table-cell office:value-type="float" office:value="4592" calcext:value-type="float">
            <text:p>4592</text:p>
          </table:table-cell>
          <table:table-cell table:formula="of:=[.B109]-[.B$2]" office:value-type="float" office:value="11.32568359375" calcext:value-type="float">
            <text:p>11.3256835938</text:p>
          </table:table-cell>
          <table:table-cell table:formula="of:=[.D109]/([.E109]-[.E108])" office:value-type="float" office:value="45757.2756187607" calcext:value-type="float">
            <text:p>45757.2756187607</text:p>
          </table:table-cell>
          <table:table-cell table:formula="of:=[.E109]-[.E108]" office:value-type="float" office:value="0.100355625152588" calcext:value-type="float">
            <text:p>0.100355625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002763.70717" calcext:value-type="float">
            <text:p>1456002763.70717</text:p>
          </table:table-cell>
          <table:table-cell office:value-type="float" office:value="1456002763.70738" calcext:value-type="float">
            <text:p>1456002763.70738</text:p>
          </table:table-cell>
          <table:table-cell office:value-type="float" office:value="4664" calcext:value-type="float">
            <text:p>4664</text:p>
          </table:table-cell>
          <table:table-cell table:formula="of:=[.B110]-[.B$2]" office:value-type="float" office:value="11.4253058433533" calcext:value-type="float">
            <text:p>11.4253058434</text:p>
          </table:table-cell>
          <table:table-cell table:formula="of:=[.D110]/([.E110]-[.E109])" office:value-type="float" office:value="46816.8508397831" calcext:value-type="float">
            <text:p>46816.8508397831</text:p>
          </table:table-cell>
          <table:table-cell table:formula="of:=[.E110]-[.E109]" office:value-type="float" office:value="0.0996222496032715" calcext:value-type="float">
            <text:p>0.09962224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002763.80623" calcext:value-type="float">
            <text:p>1456002763.80623</text:p>
          </table:table-cell>
          <table:table-cell office:value-type="float" office:value="1456002763.80646" calcext:value-type="float">
            <text:p>1456002763.80646</text:p>
          </table:table-cell>
          <table:table-cell office:value-type="float" office:value="4744" calcext:value-type="float">
            <text:p>4744</text:p>
          </table:table-cell>
          <table:table-cell table:formula="of:=[.B111]-[.B$2]" office:value-type="float" office:value="11.5243651866913" calcext:value-type="float">
            <text:p>11.5243651867</text:p>
          </table:table-cell>
          <table:table-cell table:formula="of:=[.D111]/([.E111]-[.E110])" office:value-type="float" office:value="47890.4850379677" calcext:value-type="float">
            <text:p>47890.4850379677</text:p>
          </table:table-cell>
          <table:table-cell table:formula="of:=[.E111]-[.E110]" office:value-type="float" office:value="0.0990593433380127" calcext:value-type="float">
            <text:p>0.09905934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002763.9056" calcext:value-type="float">
            <text:p>1456002763.9056</text:p>
          </table:table-cell>
          <table:table-cell office:value-type="float" office:value="1456002763.90582" calcext:value-type="float">
            <text:p>1456002763.90582</text:p>
          </table:table-cell>
          <table:table-cell office:value-type="float" office:value="4832" calcext:value-type="float">
            <text:p>4832</text:p>
          </table:table-cell>
          <table:table-cell table:formula="of:=[.B112]-[.B$2]" office:value-type="float" office:value="11.6237361431122" calcext:value-type="float">
            <text:p>11.6237361431</text:p>
          </table:table-cell>
          <table:table-cell table:formula="of:=[.D112]/([.E112]-[.E111])" office:value-type="float" office:value="48625.8779631087" calcext:value-type="float">
            <text:p>48625.8779631087</text:p>
          </table:table-cell>
          <table:table-cell table:formula="of:=[.E112]-[.E111]" office:value-type="float" office:value="0.0993709564208984" calcext:value-type="float">
            <text:p>0.09937095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002764.0059" calcext:value-type="float">
            <text:p>1456002764.0059</text:p>
          </table:table-cell>
          <table:table-cell office:value-type="float" office:value="1456002764.00611" calcext:value-type="float">
            <text:p>1456002764.00611</text:p>
          </table:table-cell>
          <table:table-cell office:value-type="float" office:value="4928" calcext:value-type="float">
            <text:p>4928</text:p>
          </table:table-cell>
          <table:table-cell table:formula="of:=[.B113]-[.B$2]" office:value-type="float" office:value="11.7240359783173" calcext:value-type="float">
            <text:p>11.7240359783</text:p>
          </table:table-cell>
          <table:table-cell table:formula="of:=[.D113]/([.E113]-[.E112])" office:value-type="float" office:value="49132.6829194082" calcext:value-type="float">
            <text:p>49132.6829194082</text:p>
          </table:table-cell>
          <table:table-cell table:formula="of:=[.E113]-[.E112]" office:value-type="float" office:value="0.100299835205078" calcext:value-type="float">
            <text:p>0.10029983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002764.10641" calcext:value-type="float">
            <text:p>1456002764.10641</text:p>
          </table:table-cell>
          <table:table-cell office:value-type="float" office:value="1456002764.10662" calcext:value-type="float">
            <text:p>1456002764.10662</text:p>
          </table:table-cell>
          <table:table-cell office:value-type="float" office:value="5024" calcext:value-type="float">
            <text:p>5024</text:p>
          </table:table-cell>
          <table:table-cell table:formula="of:=[.B114]-[.B$2]" office:value-type="float" office:value="11.8245434761047" calcext:value-type="float">
            <text:p>11.8245434761</text:p>
          </table:table-cell>
          <table:table-cell table:formula="of:=[.D114]/([.E114]-[.E113])" office:value-type="float" office:value="49986.3205292735" calcext:value-type="float">
            <text:p>49986.3205292735</text:p>
          </table:table-cell>
          <table:table-cell table:formula="of:=[.E114]-[.E113]" office:value-type="float" office:value="0.100507497787476" calcext:value-type="float">
            <text:p>0.100507497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002764.20585" calcext:value-type="float">
            <text:p>1456002764.20585</text:p>
          </table:table-cell>
          <table:table-cell office:value-type="float" office:value="1456002764.20606" calcext:value-type="float">
            <text:p>1456002764.20606</text:p>
          </table:table-cell>
          <table:table-cell office:value-type="float" office:value="5128" calcext:value-type="float">
            <text:p>5128</text:p>
          </table:table-cell>
          <table:table-cell table:formula="of:=[.B115]-[.B$2]" office:value-type="float" office:value="11.9239857196808" calcext:value-type="float">
            <text:p>11.9239857197</text:p>
          </table:table-cell>
          <table:table-cell table:formula="of:=[.D115]/([.E115]-[.E114])" office:value-type="float" office:value="51567.6217228375" calcext:value-type="float">
            <text:p>51567.6217228375</text:p>
          </table:table-cell>
          <table:table-cell table:formula="of:=[.E115]-[.E114]" office:value-type="float" office:value="0.0994422435760498" calcext:value-type="float">
            <text:p>0.099442243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002764.30546" calcext:value-type="float">
            <text:p>1456002764.30546</text:p>
          </table:table-cell>
          <table:table-cell office:value-type="float" office:value="1456002764.30568" calcext:value-type="float">
            <text:p>1456002764.30568</text:p>
          </table:table-cell>
          <table:table-cell office:value-type="float" office:value="5240" calcext:value-type="float">
            <text:p>5240</text:p>
          </table:table-cell>
          <table:table-cell table:formula="of:=[.B116]-[.B$2]" office:value-type="float" office:value="12.0235962867737" calcext:value-type="float">
            <text:p>12.0235962868</text:p>
          </table:table-cell>
          <table:table-cell table:formula="of:=[.D116]/([.E116]-[.E115])" office:value-type="float" office:value="52604.8606380611" calcext:value-type="float">
            <text:p>52604.8606380611</text:p>
          </table:table-cell>
          <table:table-cell table:formula="of:=[.E116]-[.E115]" office:value-type="float" office:value="0.0996105670928955" calcext:value-type="float">
            <text:p>0.09961056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002764.40474" calcext:value-type="float">
            <text:p>1456002764.40474</text:p>
          </table:table-cell>
          <table:table-cell office:value-type="float" office:value="1456002764.40496" calcext:value-type="float">
            <text:p>1456002764.40496</text:p>
          </table:table-cell>
          <table:table-cell office:value-type="float" office:value="5352" calcext:value-type="float">
            <text:p>5352</text:p>
          </table:table-cell>
          <table:table-cell table:formula="of:=[.B117]-[.B$2]" office:value-type="float" office:value="12.122873544693" calcext:value-type="float">
            <text:p>12.1228735447</text:p>
          </table:table-cell>
          <table:table-cell table:formula="of:=[.D117]/([.E117]-[.E116])" office:value-type="float" office:value="53909.6275639471" calcext:value-type="float">
            <text:p>53909.6275639471</text:p>
          </table:table-cell>
          <table:table-cell table:formula="of:=[.E117]-[.E116]" office:value-type="float" office:value="0.0992772579193115" calcext:value-type="float">
            <text:p>0.0992772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002764.50548" calcext:value-type="float">
            <text:p>1456002764.50548</text:p>
          </table:table-cell>
          <table:table-cell office:value-type="float" office:value="1456002764.5057" calcext:value-type="float">
            <text:p>1456002764.5057</text:p>
          </table:table-cell>
          <table:table-cell office:value-type="float" office:value="5464" calcext:value-type="float">
            <text:p>5464</text:p>
          </table:table-cell>
          <table:table-cell table:formula="of:=[.B118]-[.B$2]" office:value-type="float" office:value="12.2236170768738" calcext:value-type="float">
            <text:p>12.2236170769</text:p>
          </table:table-cell>
          <table:table-cell table:formula="of:=[.D118]/([.E118]-[.E117])" office:value-type="float" office:value="54236.732440498" calcext:value-type="float">
            <text:p>54236.732440498</text:p>
          </table:table-cell>
          <table:table-cell table:formula="of:=[.E118]-[.E117]" office:value-type="float" office:value="0.100743532180786" calcext:value-type="float">
            <text:p>0.100743532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002764.60487" calcext:value-type="float">
            <text:p>1456002764.60487</text:p>
          </table:table-cell>
          <table:table-cell office:value-type="float" office:value="1456002764.60508" calcext:value-type="float">
            <text:p>1456002764.60508</text:p>
          </table:table-cell>
          <table:table-cell office:value-type="float" office:value="5584" calcext:value-type="float">
            <text:p>5584</text:p>
          </table:table-cell>
          <table:table-cell table:formula="of:=[.B119]-[.B$2]" office:value-type="float" office:value="12.3230049610138" calcext:value-type="float">
            <text:p>12.323004961</text:p>
          </table:table-cell>
          <table:table-cell table:formula="of:=[.D119]/([.E119]-[.E118])" office:value-type="float" office:value="56183.9106277122" calcext:value-type="float">
            <text:p>56183.9106277122</text:p>
          </table:table-cell>
          <table:table-cell table:formula="of:=[.E119]-[.E118]" office:value-type="float" office:value="0.0993878841400147" calcext:value-type="float">
            <text:p>0.09938788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002764.70409" calcext:value-type="float">
            <text:p>1456002764.70409</text:p>
          </table:table-cell>
          <table:table-cell office:value-type="float" office:value="1456002764.70431" calcext:value-type="float">
            <text:p>1456002764.70431</text:p>
          </table:table-cell>
          <table:table-cell office:value-type="float" office:value="5704" calcext:value-type="float">
            <text:p>5704</text:p>
          </table:table-cell>
          <table:table-cell table:formula="of:=[.B120]-[.B$2]" office:value-type="float" office:value="12.4222280979156" calcext:value-type="float">
            <text:p>12.4222280979</text:p>
          </table:table-cell>
          <table:table-cell table:formula="of:=[.D120]/([.E120]-[.E119])" office:value-type="float" office:value="57486.5921205655" calcext:value-type="float">
            <text:p>57486.5921205655</text:p>
          </table:table-cell>
          <table:table-cell table:formula="of:=[.E120]-[.E119]" office:value-type="float" office:value="0.0992231369018555" calcext:value-type="float">
            <text:p>0.099223136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002764.80313" calcext:value-type="float">
            <text:p>1456002764.80313</text:p>
          </table:table-cell>
          <table:table-cell office:value-type="float" office:value="1456002764.80336" calcext:value-type="float">
            <text:p>1456002764.80336</text:p>
          </table:table-cell>
          <table:table-cell office:value-type="float" office:value="5824" calcext:value-type="float">
            <text:p>5824</text:p>
          </table:table-cell>
          <table:table-cell table:formula="of:=[.B121]-[.B$2]" office:value-type="float" office:value="12.5212640762329" calcext:value-type="float">
            <text:p>12.5212640762</text:p>
          </table:table-cell>
          <table:table-cell table:formula="of:=[.D121]/([.E121]-[.E120])" office:value-type="float" office:value="58806.9113766199" calcext:value-type="float">
            <text:p>58806.9113766199</text:p>
          </table:table-cell>
          <table:table-cell table:formula="of:=[.E121]-[.E120]" office:value-type="float" office:value="0.0990359783172607" calcext:value-type="float">
            <text:p>0.09903597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002764.90282" calcext:value-type="float">
            <text:p>1456002764.90282</text:p>
          </table:table-cell>
          <table:table-cell office:value-type="float" office:value="1456002764.90304" calcext:value-type="float">
            <text:p>1456002764.90304</text:p>
          </table:table-cell>
          <table:table-cell office:value-type="float" office:value="5952" calcext:value-type="float">
            <text:p>5952</text:p>
          </table:table-cell>
          <table:table-cell table:formula="of:=[.B122]-[.B$2]" office:value-type="float" office:value="12.6209561824799" calcext:value-type="float">
            <text:p>12.6209561825</text:p>
          </table:table-cell>
          <table:table-cell table:formula="of:=[.D122]/([.E122]-[.E121])" office:value-type="float" office:value="59703.8243454928" calcext:value-type="float">
            <text:p>59703.8243454928</text:p>
          </table:table-cell>
          <table:table-cell table:formula="of:=[.E122]-[.E121]" office:value-type="float" office:value="0.0996921062469482" calcext:value-type="float">
            <text:p>0.09969210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002765.00302" calcext:value-type="float">
            <text:p>1456002765.00302</text:p>
          </table:table-cell>
          <table:table-cell office:value-type="float" office:value="1456002765.00322" calcext:value-type="float">
            <text:p>1456002765.00322</text:p>
          </table:table-cell>
          <table:table-cell office:value-type="float" office:value="6080" calcext:value-type="float">
            <text:p>6080</text:p>
          </table:table-cell>
          <table:table-cell table:formula="of:=[.B123]-[.B$2]" office:value-type="float" office:value="12.7211513519287" calcext:value-type="float">
            <text:p>12.7211513519</text:p>
          </table:table-cell>
          <table:table-cell table:formula="of:=[.D123]/([.E123]-[.E122])" office:value-type="float" office:value="60681.5681179491" calcext:value-type="float">
            <text:p>60681.5681179491</text:p>
          </table:table-cell>
          <table:table-cell table:formula="of:=[.E123]-[.E122]" office:value-type="float" office:value="0.100195169448853" calcext:value-type="float">
            <text:p>0.10019516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002765.1021" calcext:value-type="float">
            <text:p>1456002765.1021</text:p>
          </table:table-cell>
          <table:table-cell office:value-type="float" office:value="1456002765.10234" calcext:value-type="float">
            <text:p>1456002765.10234</text:p>
          </table:table-cell>
          <table:table-cell office:value-type="float" office:value="6200" calcext:value-type="float">
            <text:p>6200</text:p>
          </table:table-cell>
          <table:table-cell table:formula="of:=[.B124]-[.B$2]" office:value-type="float" office:value="12.8202331066132" calcext:value-type="float">
            <text:p>12.8202331066</text:p>
          </table:table-cell>
          <table:table-cell table:formula="of:=[.D124]/([.E124]-[.E123])" office:value-type="float" office:value="62574.5882251028" calcext:value-type="float">
            <text:p>62574.5882251028</text:p>
          </table:table-cell>
          <table:table-cell table:formula="of:=[.E124]-[.E123]" office:value-type="float" office:value="0.0990817546844482" calcext:value-type="float">
            <text:p>0.099081754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002765.20143" calcext:value-type="float">
            <text:p>1456002765.20143</text:p>
          </table:table-cell>
          <table:table-cell office:value-type="float" office:value="1456002765.20164" calcext:value-type="float">
            <text:p>1456002765.20164</text:p>
          </table:table-cell>
          <table:table-cell office:value-type="float" office:value="6328" calcext:value-type="float">
            <text:p>6328</text:p>
          </table:table-cell>
          <table:table-cell table:formula="of:=[.B125]-[.B$2]" office:value-type="float" office:value="12.9195611476898" calcext:value-type="float">
            <text:p>12.9195611477</text:p>
          </table:table-cell>
          <table:table-cell table:formula="of:=[.D125]/([.E125]-[.E124])" office:value-type="float" office:value="63708.092210498" calcext:value-type="float">
            <text:p>63708.092210498</text:p>
          </table:table-cell>
          <table:table-cell table:formula="of:=[.E125]-[.E124]" office:value-type="float" office:value="0.0993280410766602" calcext:value-type="float">
            <text:p>0.09932804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002765.30081" calcext:value-type="float">
            <text:p>1456002765.30081</text:p>
          </table:table-cell>
          <table:table-cell office:value-type="float" office:value="1456002765.30103" calcext:value-type="float">
            <text:p>1456002765.30103</text:p>
          </table:table-cell>
          <table:table-cell office:value-type="float" office:value="6448" calcext:value-type="float">
            <text:p>6448</text:p>
          </table:table-cell>
          <table:table-cell table:formula="of:=[.B126]-[.B$2]" office:value-type="float" office:value="13.0189454555511" calcext:value-type="float">
            <text:p>13.0189454556</text:p>
          </table:table-cell>
          <table:table-cell table:formula="of:=[.D126]/([.E126]-[.E125])" office:value-type="float" office:value="64879.4577207999" calcext:value-type="float">
            <text:p>64879.4577207999</text:p>
          </table:table-cell>
          <table:table-cell table:formula="of:=[.E126]-[.E125]" office:value-type="float" office:value="0.0993843078613281" calcext:value-type="float">
            <text:p>0.09938430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002765.40072" calcext:value-type="float">
            <text:p>1456002765.40072</text:p>
          </table:table-cell>
          <table:table-cell office:value-type="float" office:value="1456002765.40094" calcext:value-type="float">
            <text:p>1456002765.40094</text:p>
          </table:table-cell>
          <table:table-cell office:value-type="float" office:value="6568" calcext:value-type="float">
            <text:p>6568</text:p>
          </table:table-cell>
          <table:table-cell table:formula="of:=[.B127]-[.B$2]" office:value-type="float" office:value="13.1188592910767" calcext:value-type="float">
            <text:p>13.1188592911</text:p>
          </table:table-cell>
          <table:table-cell table:formula="of:=[.D127]/([.E127]-[.E126])" office:value-type="float" office:value="65736.6416318077" calcext:value-type="float">
            <text:p>65736.6416318077</text:p>
          </table:table-cell>
          <table:table-cell table:formula="of:=[.E127]-[.E126]" office:value-type="float" office:value="0.0999138355255127" calcext:value-type="float">
            <text:p>0.09991383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002765.5011" calcext:value-type="float">
            <text:p>1456002765.5011</text:p>
          </table:table-cell>
          <table:table-cell office:value-type="float" office:value="1456002765.50131" calcext:value-type="float">
            <text:p>1456002765.50131</text:p>
          </table:table-cell>
          <table:table-cell office:value-type="float" office:value="6688" calcext:value-type="float">
            <text:p>6688</text:p>
          </table:table-cell>
          <table:table-cell table:formula="of:=[.B128]-[.B$2]" office:value-type="float" office:value="13.2192358970642" calcext:value-type="float">
            <text:p>13.2192358971</text:p>
          </table:table-cell>
          <table:table-cell table:formula="of:=[.D128]/([.E128]-[.E127])" office:value-type="float" office:value="66629.0709294316" calcext:value-type="float">
            <text:p>66629.0709294316</text:p>
          </table:table-cell>
          <table:table-cell table:formula="of:=[.E128]-[.E127]" office:value-type="float" office:value="0.100376605987549" calcext:value-type="float">
            <text:p>0.10037660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002765.60008" calcext:value-type="float">
            <text:p>1456002765.60008</text:p>
          </table:table-cell>
          <table:table-cell office:value-type="float" office:value="1456002765.6003" calcext:value-type="float">
            <text:p>1456002765.6003</text:p>
          </table:table-cell>
          <table:table-cell office:value-type="float" office:value="6808" calcext:value-type="float">
            <text:p>6808</text:p>
          </table:table-cell>
          <table:table-cell table:formula="of:=[.B129]-[.B$2]" office:value-type="float" office:value="13.3182172775269" calcext:value-type="float">
            <text:p>13.3182172775</text:p>
          </table:table-cell>
          <table:table-cell table:formula="of:=[.D129]/([.E129]-[.E128])" office:value-type="float" office:value="68780.6127594795" calcext:value-type="float">
            <text:p>68780.6127594795</text:p>
          </table:table-cell>
          <table:table-cell table:formula="of:=[.E129]-[.E128]" office:value-type="float" office:value="0.0989813804626465" calcext:value-type="float">
            <text:p>0.09898138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002765.7005" calcext:value-type="float">
            <text:p>1456002765.7005</text:p>
          </table:table-cell>
          <table:table-cell office:value-type="float" office:value="1456002765.70071" calcext:value-type="float">
            <text:p>1456002765.70071</text:p>
          </table:table-cell>
          <table:table-cell office:value-type="float" office:value="6920" calcext:value-type="float">
            <text:p>6920</text:p>
          </table:table-cell>
          <table:table-cell table:formula="of:=[.B130]-[.B$2]" office:value-type="float" office:value="13.4186344146729" calcext:value-type="float">
            <text:p>13.4186344147</text:p>
          </table:table-cell>
          <table:table-cell table:formula="of:=[.D130]/([.E130]-[.E129])" office:value-type="float" office:value="68912.5401965905" calcext:value-type="float">
            <text:p>68912.5401965905</text:p>
          </table:table-cell>
          <table:table-cell table:formula="of:=[.E130]-[.E129]" office:value-type="float" office:value="0.100417137145996" calcext:value-type="float">
            <text:p>0.10041713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002765.80368" calcext:value-type="float">
            <text:p>1456002765.80368</text:p>
          </table:table-cell>
          <table:table-cell office:value-type="float" office:value="1456002765.80392" calcext:value-type="float">
            <text:p>1456002765.80392</text:p>
          </table:table-cell>
          <table:table-cell office:value-type="float" office:value="7032" calcext:value-type="float">
            <text:p>7032</text:p>
          </table:table-cell>
          <table:table-cell table:formula="of:=[.B131]-[.B$2]" office:value-type="float" office:value="13.5218198299408" calcext:value-type="float">
            <text:p>13.5218198299</text:p>
          </table:table-cell>
          <table:table-cell table:formula="of:=[.D131]/([.E131]-[.E130])" office:value-type="float" office:value="68149.1660593682" calcext:value-type="float">
            <text:p>68149.1660593682</text:p>
          </table:table-cell>
          <table:table-cell table:formula="of:=[.E131]-[.E130]" office:value-type="float" office:value="0.103185415267944" calcext:value-type="float">
            <text:p>0.103185415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002765.90832" calcext:value-type="float">
            <text:p>1456002765.90832</text:p>
          </table:table-cell>
          <table:table-cell office:value-type="float" office:value="1456002765.90865" calcext:value-type="float">
            <text:p>1456002765.90865</text:p>
          </table:table-cell>
          <table:table-cell office:value-type="float" office:value="7136" calcext:value-type="float">
            <text:p>7136</text:p>
          </table:table-cell>
          <table:table-cell table:formula="of:=[.B132]-[.B$2]" office:value-type="float" office:value="13.6264548301697" calcext:value-type="float">
            <text:p>13.6264548302</text:p>
          </table:table-cell>
          <table:table-cell table:formula="of:=[.D132]/([.E132]-[.E131])" office:value-type="float" office:value="68198.9772484397" calcext:value-type="float">
            <text:p>68198.9772484397</text:p>
          </table:table-cell>
          <table:table-cell table:formula="of:=[.E132]-[.E131]" office:value-type="float" office:value="0.104635000228882" calcext:value-type="float">
            <text:p>0.104635000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002766.02555" calcext:value-type="float">
            <text:p>1456002766.02555</text:p>
          </table:table-cell>
          <table:table-cell office:value-type="float" office:value="1456002766.02576" calcext:value-type="float">
            <text:p>1456002766.02576</text:p>
          </table:table-cell>
          <table:table-cell office:value-type="float" office:value="7256" calcext:value-type="float">
            <text:p>7256</text:p>
          </table:table-cell>
          <table:table-cell table:formula="of:=[.B133]-[.B$2]" office:value-type="float" office:value="13.743682384491" calcext:value-type="float">
            <text:p>13.7436823845</text:p>
          </table:table-cell>
          <table:table-cell table:formula="of:=[.D133]/([.E133]-[.E132])" office:value-type="float" office:value="61896.710564423" calcext:value-type="float">
            <text:p>61896.710564423</text:p>
          </table:table-cell>
          <table:table-cell table:formula="of:=[.E133]-[.E132]" office:value-type="float" office:value="0.117227554321289" calcext:value-type="float">
            <text:p>0.117227554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002766.14456" calcext:value-type="float">
            <text:p>1456002766.14456</text:p>
          </table:table-cell>
          <table:table-cell office:value-type="float" office:value="1456002766.14478" calcext:value-type="float">
            <text:p>1456002766.14478</text:p>
          </table:table-cell>
          <table:table-cell office:value-type="float" office:value="7368" calcext:value-type="float">
            <text:p>7368</text:p>
          </table:table-cell>
          <table:table-cell table:formula="of:=[.B134]-[.B$2]" office:value-type="float" office:value="13.862699508667" calcext:value-type="float">
            <text:p>13.8626995087</text:p>
          </table:table-cell>
          <table:table-cell table:formula="of:=[.D134]/([.E134]-[.E133])" office:value-type="float" office:value="61907.0579213692" calcext:value-type="float">
            <text:p>61907.0579213692</text:p>
          </table:table-cell>
          <table:table-cell table:formula="of:=[.E134]-[.E133]" office:value-type="float" office:value="0.119017124176025" calcext:value-type="float">
            <text:p>0.119017124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002766.2651" calcext:value-type="float">
            <text:p>1456002766.2651</text:p>
          </table:table-cell>
          <table:table-cell office:value-type="float" office:value="1456002766.26531" calcext:value-type="float">
            <text:p>1456002766.26531</text:p>
          </table:table-cell>
          <table:table-cell office:value-type="float" office:value="7464" calcext:value-type="float">
            <text:p>7464</text:p>
          </table:table-cell>
          <table:table-cell table:formula="of:=[.B135]-[.B$2]" office:value-type="float" office:value="13.9832394123077" calcext:value-type="float">
            <text:p>13.9832394123</text:p>
          </table:table-cell>
          <table:table-cell table:formula="of:=[.D135]/([.E135]-[.E134])" office:value-type="float" office:value="61921.4034071692" calcext:value-type="float">
            <text:p>61921.4034071692</text:p>
          </table:table-cell>
          <table:table-cell table:formula="of:=[.E135]-[.E134]" office:value-type="float" office:value="0.120539903640747" calcext:value-type="float">
            <text:p>0.12053990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002766.38675" calcext:value-type="float">
            <text:p>1456002766.38675</text:p>
          </table:table-cell>
          <table:table-cell office:value-type="float" office:value="1456002766.38696" calcext:value-type="float">
            <text:p>1456002766.38696</text:p>
          </table:table-cell>
          <table:table-cell office:value-type="float" office:value="7560" calcext:value-type="float">
            <text:p>7560</text:p>
          </table:table-cell>
          <table:table-cell table:formula="of:=[.B136]-[.B$2]" office:value-type="float" office:value="14.1048882007599" calcext:value-type="float">
            <text:p>14.1048882008</text:p>
          </table:table-cell>
          <table:table-cell table:formula="of:=[.D136]/([.E136]-[.E135])" office:value-type="float" office:value="62146.1183148058" calcext:value-type="float">
            <text:p>62146.1183148058</text:p>
          </table:table-cell>
          <table:table-cell table:formula="of:=[.E136]-[.E135]" office:value-type="float" office:value="0.121648788452148" calcext:value-type="float">
            <text:p>0.12164878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002766.5098" calcext:value-type="float">
            <text:p>1456002766.5098</text:p>
          </table:table-cell>
          <table:table-cell office:value-type="float" office:value="1456002766.51001" calcext:value-type="float">
            <text:p>1456002766.51001</text:p>
          </table:table-cell>
          <table:table-cell office:value-type="float" office:value="7640" calcext:value-type="float">
            <text:p>7640</text:p>
          </table:table-cell>
          <table:table-cell table:formula="of:=[.B137]-[.B$2]" office:value-type="float" office:value="14.227933883667" calcext:value-type="float">
            <text:p>14.2279338837</text:p>
          </table:table-cell>
          <table:table-cell table:formula="of:=[.D137]/([.E137]-[.E136])" office:value-type="float" office:value="62090.7602728976" calcext:value-type="float">
            <text:p>62090.7602728976</text:p>
          </table:table-cell>
          <table:table-cell table:formula="of:=[.E137]-[.E136]" office:value-type="float" office:value="0.123045682907105" calcext:value-type="float">
            <text:p>0.12304568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002766.63376" calcext:value-type="float">
            <text:p>1456002766.63376</text:p>
          </table:table-cell>
          <table:table-cell office:value-type="float" office:value="1456002766.63396" calcext:value-type="float">
            <text:p>1456002766.63396</text:p>
          </table:table-cell>
          <table:table-cell office:value-type="float" office:value="7720" calcext:value-type="float">
            <text:p>7720</text:p>
          </table:table-cell>
          <table:table-cell table:formula="of:=[.B138]-[.B$2]" office:value-type="float" office:value="14.3518922328949" calcext:value-type="float">
            <text:p>14.3518922329</text:p>
          </table:table-cell>
          <table:table-cell table:formula="of:=[.D138]/([.E138]-[.E137])" office:value-type="float" office:value="62278.9836109086" calcext:value-type="float">
            <text:p>62278.9836109086</text:p>
          </table:table-cell>
          <table:table-cell table:formula="of:=[.E138]-[.E137]" office:value-type="float" office:value="0.123958349227905" calcext:value-type="float">
            <text:p>0.12395834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002766.75868" calcext:value-type="float">
            <text:p>1456002766.75868</text:p>
          </table:table-cell>
          <table:table-cell office:value-type="float" office:value="1456002766.75889" calcext:value-type="float">
            <text:p>1456002766.75889</text:p>
          </table:table-cell>
          <table:table-cell office:value-type="float" office:value="7776" calcext:value-type="float">
            <text:p>7776</text:p>
          </table:table-cell>
          <table:table-cell table:formula="of:=[.B139]-[.B$2]" office:value-type="float" office:value="14.4768199920654" calcext:value-type="float">
            <text:p>14.4768199921</text:p>
          </table:table-cell>
          <table:table-cell table:formula="of:=[.D139]/([.E139]-[.E138])" office:value-type="float" office:value="62243.972449593" calcext:value-type="float">
            <text:p>62243.972449593</text:p>
          </table:table-cell>
          <table:table-cell table:formula="of:=[.E139]-[.E138]" office:value-type="float" office:value="0.124927759170532" calcext:value-type="float">
            <text:p>0.124927759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002766.88414" calcext:value-type="float">
            <text:p>1456002766.88414</text:p>
          </table:table-cell>
          <table:table-cell office:value-type="float" office:value="1456002766.88435" calcext:value-type="float">
            <text:p>1456002766.88435</text:p>
          </table:table-cell>
          <table:table-cell office:value-type="float" office:value="7824" calcext:value-type="float">
            <text:p>7824</text:p>
          </table:table-cell>
          <table:table-cell table:formula="of:=[.B140]-[.B$2]" office:value-type="float" office:value="14.6022775173187" calcext:value-type="float">
            <text:p>14.6022775173</text:p>
          </table:table-cell>
          <table:table-cell table:formula="of:=[.D140]/([.E140]-[.E139])" office:value-type="float" office:value="62363.7361266574" calcext:value-type="float">
            <text:p>62363.7361266574</text:p>
          </table:table-cell>
          <table:table-cell table:formula="of:=[.E140]-[.E139]" office:value-type="float" office:value="0.125457525253296" calcext:value-type="float">
            <text:p>0.12545752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002767.01027" calcext:value-type="float">
            <text:p>1456002767.01027</text:p>
          </table:table-cell>
          <table:table-cell office:value-type="float" office:value="1456002767.01049" calcext:value-type="float">
            <text:p>1456002767.01049</text:p>
          </table:table-cell>
          <table:table-cell office:value-type="float" office:value="7864" calcext:value-type="float">
            <text:p>7864</text:p>
          </table:table-cell>
          <table:table-cell table:formula="of:=[.B141]-[.B$2]" office:value-type="float" office:value="14.7284033298492" calcext:value-type="float">
            <text:p>14.7284033298</text:p>
          </table:table-cell>
          <table:table-cell table:formula="of:=[.D141]/([.E141]-[.E140])" office:value-type="float" office:value="62350.4407402507" calcext:value-type="float">
            <text:p>62350.4407402507</text:p>
          </table:table-cell>
          <table:table-cell table:formula="of:=[.E141]-[.E140]" office:value-type="float" office:value="0.126125812530518" calcext:value-type="float">
            <text:p>0.126125812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002767.13653" calcext:value-type="float">
            <text:p>1456002767.13653</text:p>
          </table:table-cell>
          <table:table-cell office:value-type="float" office:value="1456002767.13673" calcext:value-type="float">
            <text:p>1456002767.13673</text:p>
          </table:table-cell>
          <table:table-cell office:value-type="float" office:value="7880" calcext:value-type="float">
            <text:p>7880</text:p>
          </table:table-cell>
          <table:table-cell table:formula="of:=[.B142]-[.B$2]" office:value-type="float" office:value="14.8546645641327" calcext:value-type="float">
            <text:p>14.8546645641</text:p>
          </table:table-cell>
          <table:table-cell table:formula="of:=[.D142]/([.E142]-[.E141])" office:value-type="float" office:value="62410.2880406663" calcext:value-type="float">
            <text:p>62410.2880406663</text:p>
          </table:table-cell>
          <table:table-cell table:formula="of:=[.E142]-[.E141]" office:value-type="float" office:value="0.126261234283447" calcext:value-type="float">
            <text:p>0.1262612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002767.26294" calcext:value-type="float">
            <text:p>1456002767.26294</text:p>
          </table:table-cell>
          <table:table-cell office:value-type="float" office:value="1456002767.26315" calcext:value-type="float">
            <text:p>1456002767.26315</text:p>
          </table:table-cell>
          <table:table-cell office:value-type="float" office:value="7888" calcext:value-type="float">
            <text:p>7888</text:p>
          </table:table-cell>
          <table:table-cell table:formula="of:=[.B143]-[.B$2]" office:value-type="float" office:value="14.9810779094696" calcext:value-type="float">
            <text:p>14.9810779095</text:p>
          </table:table-cell>
          <table:table-cell table:formula="of:=[.D143]/([.E143]-[.E142])" office:value-type="float" office:value="62398.4752478235" calcext:value-type="float">
            <text:p>62398.4752478235</text:p>
          </table:table-cell>
          <table:table-cell table:formula="of:=[.E143]-[.E142]" office:value-type="float" office:value="0.126413345336914" calcext:value-type="float">
            <text:p>0.12641334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002767.38951" calcext:value-type="float">
            <text:p>1456002767.38951</text:p>
          </table:table-cell>
          <table:table-cell office:value-type="float" office:value="1456002767.38973" calcext:value-type="float">
            <text:p>1456002767.38973</text:p>
          </table:table-cell>
          <table:table-cell office:value-type="float" office:value="7888" calcext:value-type="float">
            <text:p>7888</text:p>
          </table:table-cell>
          <table:table-cell table:formula="of:=[.B144]-[.B$2]" office:value-type="float" office:value="15.1076459884644" calcext:value-type="float">
            <text:p>15.1076459885</text:p>
          </table:table-cell>
          <table:table-cell table:formula="of:=[.D144]/([.E144]-[.E143])" office:value-type="float" office:value="62322.1910504554" calcext:value-type="float">
            <text:p>62322.1910504554</text:p>
          </table:table-cell>
          <table:table-cell table:formula="of:=[.E144]-[.E143]" office:value-type="float" office:value="0.126568078994751" calcext:value-type="float">
            <text:p>0.12656807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002767.52315" calcext:value-type="float">
            <text:p>1456002767.52315</text:p>
          </table:table-cell>
          <table:table-cell office:value-type="float" office:value="1456002767.52338" calcext:value-type="float">
            <text:p>1456002767.52338</text:p>
          </table:table-cell>
          <table:table-cell office:value-type="float" office:value="7864" calcext:value-type="float">
            <text:p>7864</text:p>
          </table:table-cell>
          <table:table-cell table:formula="of:=[.B145]-[.B$2]" office:value-type="float" office:value="15.2412855625153" calcext:value-type="float">
            <text:p>15.2412855625</text:p>
          </table:table-cell>
          <table:table-cell table:formula="of:=[.D145]/([.E145]-[.E144])" office:value-type="float" office:value="58844.8448436733" calcext:value-type="float">
            <text:p>58844.8448436733</text:p>
          </table:table-cell>
          <table:table-cell table:formula="of:=[.E145]-[.E144]" office:value-type="float" office:value="0.133639574050903" calcext:value-type="float">
            <text:p>0.13363957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002767.64881" calcext:value-type="float">
            <text:p>1456002767.64881</text:p>
          </table:table-cell>
          <table:table-cell office:value-type="float" office:value="1456002767.64903" calcext:value-type="float">
            <text:p>1456002767.64903</text:p>
          </table:table-cell>
          <table:table-cell office:value-type="float" office:value="7832" calcext:value-type="float">
            <text:p>7832</text:p>
          </table:table-cell>
          <table:table-cell table:formula="of:=[.B146]-[.B$2]" office:value-type="float" office:value="15.3669483661652" calcext:value-type="float">
            <text:p>15.3669483662</text:p>
          </table:table-cell>
          <table:table-cell table:formula="of:=[.D146]/([.E146]-[.E145])" office:value-type="float" office:value="62325.5233252635" calcext:value-type="float">
            <text:p>62325.5233252635</text:p>
          </table:table-cell>
          <table:table-cell table:formula="of:=[.E146]-[.E145]" office:value-type="float" office:value="0.125662803649902" calcext:value-type="float">
            <text:p>0.125662803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002767.77375" calcext:value-type="float">
            <text:p>1456002767.77375</text:p>
          </table:table-cell>
          <table:table-cell office:value-type="float" office:value="1456002767.77397" calcext:value-type="float">
            <text:p>1456002767.77397</text:p>
          </table:table-cell>
          <table:table-cell office:value-type="float" office:value="7784" calcext:value-type="float">
            <text:p>7784</text:p>
          </table:table-cell>
          <table:table-cell table:formula="of:=[.B147]-[.B$2]" office:value-type="float" office:value="15.4918813705444" calcext:value-type="float">
            <text:p>15.4918813705</text:p>
          </table:table-cell>
          <table:table-cell table:formula="of:=[.D147]/([.E147]-[.E146])" office:value-type="float" office:value="62305.393508102" calcext:value-type="float">
            <text:p>62305.393508102</text:p>
          </table:table-cell>
          <table:table-cell table:formula="of:=[.E147]-[.E146]" office:value-type="float" office:value="0.124933004379272" calcext:value-type="float">
            <text:p>0.12493300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002767.89772" calcext:value-type="float">
            <text:p>1456002767.89772</text:p>
          </table:table-cell>
          <table:table-cell office:value-type="float" office:value="1456002767.89794" calcext:value-type="float">
            <text:p>1456002767.89794</text:p>
          </table:table-cell>
          <table:table-cell office:value-type="float" office:value="7720" calcext:value-type="float">
            <text:p>7720</text:p>
          </table:table-cell>
          <table:table-cell table:formula="of:=[.B148]-[.B$2]" office:value-type="float" office:value="15.6158525943756" calcext:value-type="float">
            <text:p>15.6158525944</text:p>
          </table:table-cell>
          <table:table-cell table:formula="of:=[.D148]/([.E148]-[.E147])" office:value-type="float" office:value="62272.5158421687" calcext:value-type="float">
            <text:p>62272.5158421687</text:p>
          </table:table-cell>
          <table:table-cell table:formula="of:=[.E148]-[.E147]" office:value-type="float" office:value="0.123971223831177" calcext:value-type="float">
            <text:p>0.12397122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002768.02067" calcext:value-type="float">
            <text:p>1456002768.02067</text:p>
          </table:table-cell>
          <table:table-cell office:value-type="float" office:value="1456002768.02089" calcext:value-type="float">
            <text:p>1456002768.02089</text:p>
          </table:table-cell>
          <table:table-cell office:value-type="float" office:value="7648" calcext:value-type="float">
            <text:p>7648</text:p>
          </table:table-cell>
          <table:table-cell table:formula="of:=[.B149]-[.B$2]" office:value-type="float" office:value="15.7388045787811" calcext:value-type="float">
            <text:p>15.7388045788</text:p>
          </table:table-cell>
          <table:table-cell table:formula="of:=[.D149]/([.E149]-[.E148])" office:value-type="float" office:value="62203.1440726937" calcext:value-type="float">
            <text:p>62203.1440726937</text:p>
          </table:table-cell>
          <table:table-cell table:formula="of:=[.E149]-[.E148]" office:value-type="float" office:value="0.122951984405518" calcext:value-type="float">
            <text:p>0.12295198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002768.14266" calcext:value-type="float">
            <text:p>1456002768.14266</text:p>
          </table:table-cell>
          <table:table-cell office:value-type="float" office:value="1456002768.14288" calcext:value-type="float">
            <text:p>1456002768.14288</text:p>
          </table:table-cell>
          <table:table-cell office:value-type="float" office:value="7568" calcext:value-type="float">
            <text:p>7568</text:p>
          </table:table-cell>
          <table:table-cell table:formula="of:=[.B150]-[.B$2]" office:value-type="float" office:value="15.8608000278473" calcext:value-type="float">
            <text:p>15.8608000278</text:p>
          </table:table-cell>
          <table:table-cell table:formula="of:=[.D150]/([.E150]-[.E149])" office:value-type="float" office:value="62035.1009642632" calcext:value-type="float">
            <text:p>62035.1009642632</text:p>
          </table:table-cell>
          <table:table-cell table:formula="of:=[.E150]-[.E149]" office:value-type="float" office:value="0.121995449066162" calcext:value-type="float">
            <text:p>0.12199544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002768.26335" calcext:value-type="float">
            <text:p>1456002768.26335</text:p>
          </table:table-cell>
          <table:table-cell office:value-type="float" office:value="1456002768.26359" calcext:value-type="float">
            <text:p>1456002768.26359</text:p>
          </table:table-cell>
          <table:table-cell office:value-type="float" office:value="7480" calcext:value-type="float">
            <text:p>7480</text:p>
          </table:table-cell>
          <table:table-cell table:formula="of:=[.B151]-[.B$2]" office:value-type="float" office:value="15.9814884662628" calcext:value-type="float">
            <text:p>15.9814884663</text:p>
          </table:table-cell>
          <table:table-cell table:formula="of:=[.D151]/([.E151]-[.E150])" office:value-type="float" office:value="61977.7676983983" calcext:value-type="float">
            <text:p>61977.7676983983</text:p>
          </table:table-cell>
          <table:table-cell table:formula="of:=[.E151]-[.E150]" office:value-type="float" office:value="0.120688438415527" calcext:value-type="float">
            <text:p>0.1206884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002768.38257" calcext:value-type="float">
            <text:p>1456002768.38257</text:p>
          </table:table-cell>
          <table:table-cell office:value-type="float" office:value="1456002768.38279" calcext:value-type="float">
            <text:p>1456002768.38279</text:p>
          </table:table-cell>
          <table:table-cell office:value-type="float" office:value="7376" calcext:value-type="float">
            <text:p>7376</text:p>
          </table:table-cell>
          <table:table-cell table:formula="of:=[.B152]-[.B$2]" office:value-type="float" office:value="16.1007034778595" calcext:value-type="float">
            <text:p>16.1007034779</text:p>
          </table:table-cell>
          <table:table-cell table:formula="of:=[.D152]/([.E152]-[.E151])" office:value-type="float" office:value="61871.4027806665" calcext:value-type="float">
            <text:p>61871.4027806665</text:p>
          </table:table-cell>
          <table:table-cell table:formula="of:=[.E152]-[.E151]" office:value-type="float" office:value="0.11921501159668" calcext:value-type="float">
            <text:p>0.11921501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002768.50027" calcext:value-type="float">
            <text:p>1456002768.50027</text:p>
          </table:table-cell>
          <table:table-cell office:value-type="float" office:value="1456002768.50049" calcext:value-type="float">
            <text:p>1456002768.50049</text:p>
          </table:table-cell>
          <table:table-cell office:value-type="float" office:value="7264" calcext:value-type="float">
            <text:p>7264</text:p>
          </table:table-cell>
          <table:table-cell table:formula="of:=[.B153]-[.B$2]" office:value-type="float" office:value="16.2184045314789" calcext:value-type="float">
            <text:p>16.2184045315</text:p>
          </table:table-cell>
          <table:table-cell table:formula="of:=[.D153]/([.E153]-[.E152])" office:value-type="float" office:value="61715.6752350742" calcext:value-type="float">
            <text:p>61715.6752350742</text:p>
          </table:table-cell>
          <table:table-cell table:formula="of:=[.E153]-[.E152]" office:value-type="float" office:value="0.117701053619385" calcext:value-type="float">
            <text:p>0.117701053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002768.61617" calcext:value-type="float">
            <text:p>1456002768.61617</text:p>
          </table:table-cell>
          <table:table-cell office:value-type="float" office:value="1456002768.61643" calcext:value-type="float">
            <text:p>1456002768.61643</text:p>
          </table:table-cell>
          <table:table-cell office:value-type="float" office:value="7152" calcext:value-type="float">
            <text:p>7152</text:p>
          </table:table-cell>
          <table:table-cell table:formula="of:=[.B154]-[.B$2]" office:value-type="float" office:value="16.3343052864075" calcext:value-type="float">
            <text:p>16.3343052864</text:p>
          </table:table-cell>
          <table:table-cell table:formula="of:=[.D154]/([.E154]-[.E153])" office:value-type="float" office:value="61707.9673415987" calcext:value-type="float">
            <text:p>61707.9673415987</text:p>
          </table:table-cell>
          <table:table-cell table:formula="of:=[.E154]-[.E153]" office:value-type="float" office:value="0.115900754928589" calcext:value-type="float">
            <text:p>0.11590075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002768.73119" calcext:value-type="float">
            <text:p>1456002768.73119</text:p>
          </table:table-cell>
          <table:table-cell office:value-type="float" office:value="1456002768.73141" calcext:value-type="float">
            <text:p>1456002768.73141</text:p>
          </table:table-cell>
          <table:table-cell office:value-type="float" office:value="7032" calcext:value-type="float">
            <text:p>7032</text:p>
          </table:table-cell>
          <table:table-cell table:formula="of:=[.B155]-[.B$2]" office:value-type="float" office:value="16.4493224620819" calcext:value-type="float">
            <text:p>16.4493224621</text:p>
          </table:table-cell>
          <table:table-cell table:formula="of:=[.D155]/([.E155]-[.E154])" office:value-type="float" office:value="61138.6947972397" calcext:value-type="float">
            <text:p>61138.6947972397</text:p>
          </table:table-cell>
          <table:table-cell table:formula="of:=[.E155]-[.E154]" office:value-type="float" office:value="0.115017175674438" calcext:value-type="float">
            <text:p>0.11501717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002768.84339" calcext:value-type="float">
            <text:p>1456002768.84339</text:p>
          </table:table-cell>
          <table:table-cell office:value-type="float" office:value="1456002768.84361" calcext:value-type="float">
            <text:p>1456002768.84361</text:p>
          </table:table-cell>
          <table:table-cell office:value-type="float" office:value="6912" calcext:value-type="float">
            <text:p>6912</text:p>
          </table:table-cell>
          <table:table-cell table:formula="of:=[.B156]-[.B$2]" office:value-type="float" office:value="16.5615222454071" calcext:value-type="float">
            <text:p>16.5615222454</text:p>
          </table:table-cell>
          <table:table-cell table:formula="of:=[.D156]/([.E156]-[.E155])" office:value-type="float" office:value="61604.397042074" calcext:value-type="float">
            <text:p>61604.397042074</text:p>
          </table:table-cell>
          <table:table-cell table:formula="of:=[.E156]-[.E155]" office:value-type="float" office:value="0.112199783325195" calcext:value-type="float">
            <text:p>0.11219978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002768.95428" calcext:value-type="float">
            <text:p>1456002768.95428</text:p>
          </table:table-cell>
          <table:table-cell office:value-type="float" office:value="1456002768.95451" calcext:value-type="float">
            <text:p>1456002768.95451</text:p>
          </table:table-cell>
          <table:table-cell office:value-type="float" office:value="6784" calcext:value-type="float">
            <text:p>6784</text:p>
          </table:table-cell>
          <table:table-cell table:formula="of:=[.B157]-[.B$2]" office:value-type="float" office:value="16.6724183559418" calcext:value-type="float">
            <text:p>16.6724183559</text:p>
          </table:table-cell>
          <table:table-cell table:formula="of:=[.D157]/([.E157]-[.E156])" office:value-type="float" office:value="61174.3727286018" calcext:value-type="float">
            <text:p>61174.3727286018</text:p>
          </table:table-cell>
          <table:table-cell table:formula="of:=[.E157]-[.E156]" office:value-type="float" office:value="0.110896110534668" calcext:value-type="float">
            <text:p>0.110896110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002769.06342" calcext:value-type="float">
            <text:p>1456002769.06342</text:p>
          </table:table-cell>
          <table:table-cell office:value-type="float" office:value="1456002769.06364" calcext:value-type="float">
            <text:p>1456002769.06364</text:p>
          </table:table-cell>
          <table:table-cell office:value-type="float" office:value="6656" calcext:value-type="float">
            <text:p>6656</text:p>
          </table:table-cell>
          <table:table-cell table:formula="of:=[.B158]-[.B$2]" office:value-type="float" office:value="16.7815520763397" calcext:value-type="float">
            <text:p>16.7815520763</text:p>
          </table:table-cell>
          <table:table-cell table:formula="of:=[.D158]/([.E158]-[.E157])" office:value-type="float" office:value="60989.3988377682" calcext:value-type="float">
            <text:p>60989.3988377682</text:p>
          </table:table-cell>
          <table:table-cell table:formula="of:=[.E158]-[.E157]" office:value-type="float" office:value="0.109133720397949" calcext:value-type="float">
            <text:p>0.10913372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002769.17054" calcext:value-type="float">
            <text:p>1456002769.17054</text:p>
          </table:table-cell>
          <table:table-cell office:value-type="float" office:value="1456002769.17076" calcext:value-type="float">
            <text:p>1456002769.17076</text:p>
          </table:table-cell>
          <table:table-cell office:value-type="float" office:value="6520" calcext:value-type="float">
            <text:p>6520</text:p>
          </table:table-cell>
          <table:table-cell table:formula="of:=[.B159]-[.B$2]" office:value-type="float" office:value="16.8886744976044" calcext:value-type="float">
            <text:p>16.8886744976</text:p>
          </table:table-cell>
          <table:table-cell table:formula="of:=[.D159]/([.E159]-[.E158])" office:value-type="float" office:value="60864.9423998006" calcext:value-type="float">
            <text:p>60864.9423998006</text:p>
          </table:table-cell>
          <table:table-cell table:formula="of:=[.E159]-[.E158]" office:value-type="float" office:value="0.107122421264648" calcext:value-type="float">
            <text:p>0.10712242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002769.27578" calcext:value-type="float">
            <text:p>1456002769.27578</text:p>
          </table:table-cell>
          <table:table-cell office:value-type="float" office:value="1456002769.27601" calcext:value-type="float">
            <text:p>1456002769.27601</text:p>
          </table:table-cell>
          <table:table-cell office:value-type="float" office:value="6392" calcext:value-type="float">
            <text:p>6392</text:p>
          </table:table-cell>
          <table:table-cell table:formula="of:=[.B160]-[.B$2]" office:value-type="float" office:value="16.9939167499542" calcext:value-type="float">
            <text:p>16.99391675</text:p>
          </table:table-cell>
          <table:table-cell table:formula="of:=[.D160]/([.E160]-[.E159])" office:value-type="float" office:value="60736.0623445351" calcext:value-type="float">
            <text:p>60736.0623445351</text:p>
          </table:table-cell>
          <table:table-cell table:formula="of:=[.E160]-[.E159]" office:value-type="float" office:value="0.105242252349854" calcext:value-type="float">
            <text:p>0.105242252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002769.37948" calcext:value-type="float">
            <text:p>1456002769.37948</text:p>
          </table:table-cell>
          <table:table-cell office:value-type="float" office:value="1456002769.37972" calcext:value-type="float">
            <text:p>1456002769.37972</text:p>
          </table:table-cell>
          <table:table-cell office:value-type="float" office:value="6264" calcext:value-type="float">
            <text:p>6264</text:p>
          </table:table-cell>
          <table:table-cell table:formula="of:=[.B161]-[.B$2]" office:value-type="float" office:value="17.097617149353" calcext:value-type="float">
            <text:p>17.0976171494</text:p>
          </table:table-cell>
          <table:table-cell table:formula="of:=[.D161]/([.E161]-[.E160])" office:value-type="float" office:value="60404.7818168024" calcext:value-type="float">
            <text:p>60404.7818168024</text:p>
          </table:table-cell>
          <table:table-cell table:formula="of:=[.E161]-[.E160]" office:value-type="float" office:value="0.103700399398804" calcext:value-type="float">
            <text:p>0.10370039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002769.48103" calcext:value-type="float">
            <text:p>1456002769.48103</text:p>
          </table:table-cell>
          <table:table-cell office:value-type="float" office:value="1456002769.48126" calcext:value-type="float">
            <text:p>1456002769.48126</text:p>
          </table:table-cell>
          <table:table-cell office:value-type="float" office:value="6136" calcext:value-type="float">
            <text:p>6136</text:p>
          </table:table-cell>
          <table:table-cell table:formula="of:=[.B162]-[.B$2]" office:value-type="float" office:value="17.1991686820984" calcext:value-type="float">
            <text:p>17.1991686821</text:p>
          </table:table-cell>
          <table:table-cell table:formula="of:=[.D162]/([.E162]-[.E161])" office:value-type="float" office:value="60422.5247430377" calcext:value-type="float">
            <text:p>60422.5247430377</text:p>
          </table:table-cell>
          <table:table-cell table:formula="of:=[.E162]-[.E161]" office:value-type="float" office:value="0.101551532745361" calcext:value-type="float">
            <text:p>0.10155153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002769.58143" calcext:value-type="float">
            <text:p>1456002769.58143</text:p>
          </table:table-cell>
          <table:table-cell office:value-type="float" office:value="1456002769.58165" calcext:value-type="float">
            <text:p>1456002769.58165</text:p>
          </table:table-cell>
          <table:table-cell office:value-type="float" office:value="6008" calcext:value-type="float">
            <text:p>6008</text:p>
          </table:table-cell>
          <table:table-cell table:formula="of:=[.B163]-[.B$2]" office:value-type="float" office:value="17.2995643615723" calcext:value-type="float">
            <text:p>17.2995643616</text:p>
          </table:table-cell>
          <table:table-cell table:formula="of:=[.D163]/([.E163]-[.E162])" office:value-type="float" office:value="59843.2126908737" calcext:value-type="float">
            <text:p>59843.2126908737</text:p>
          </table:table-cell>
          <table:table-cell table:formula="of:=[.E163]-[.E162]" office:value-type="float" office:value="0.100395679473877" calcext:value-type="float">
            <text:p>0.100395679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002769.683" calcext:value-type="float">
            <text:p>1456002769.683</text:p>
          </table:table-cell>
          <table:table-cell office:value-type="float" office:value="1456002769.68322" calcext:value-type="float">
            <text:p>1456002769.68322</text:p>
          </table:table-cell>
          <table:table-cell office:value-type="float" office:value="5880" calcext:value-type="float">
            <text:p>5880</text:p>
          </table:table-cell>
          <table:table-cell table:formula="of:=[.B164]-[.B$2]" office:value-type="float" office:value="17.4011313915253" calcext:value-type="float">
            <text:p>17.4011313915</text:p>
          </table:table-cell>
          <table:table-cell table:formula="of:=[.D164]/([.E164]-[.E163])" office:value-type="float" office:value="57892.8024450532" calcext:value-type="float">
            <text:p>57892.8024450532</text:p>
          </table:table-cell>
          <table:table-cell table:formula="of:=[.E164]-[.E163]" office:value-type="float" office:value="0.101567029953003" calcext:value-type="float">
            <text:p>0.101567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002769.78359" calcext:value-type="float">
            <text:p>1456002769.78359</text:p>
          </table:table-cell>
          <table:table-cell office:value-type="float" office:value="1456002769.78382" calcext:value-type="float">
            <text:p>1456002769.78382</text:p>
          </table:table-cell>
          <table:table-cell office:value-type="float" office:value="5752" calcext:value-type="float">
            <text:p>5752</text:p>
          </table:table-cell>
          <table:table-cell table:formula="of:=[.B165]-[.B$2]" office:value-type="float" office:value="17.5017242431641" calcext:value-type="float">
            <text:p>17.5017242432</text:p>
          </table:table-cell>
          <table:table-cell table:formula="of:=[.D165]/([.E165]-[.E164])" office:value-type="float" office:value="57181.0014955548" calcext:value-type="float">
            <text:p>57181.0014955548</text:p>
          </table:table-cell>
          <table:table-cell table:formula="of:=[.E165]-[.E164]" office:value-type="float" office:value="0.100592851638794" calcext:value-type="float">
            <text:p>0.10059285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002769.88368" calcext:value-type="float">
            <text:p>1456002769.88368</text:p>
          </table:table-cell>
          <table:table-cell office:value-type="float" office:value="1456002769.88389" calcext:value-type="float">
            <text:p>1456002769.88389</text:p>
          </table:table-cell>
          <table:table-cell office:value-type="float" office:value="5632" calcext:value-type="float">
            <text:p>5632</text:p>
          </table:table-cell>
          <table:table-cell table:formula="of:=[.B166]-[.B$2]" office:value-type="float" office:value="17.6018121242523" calcext:value-type="float">
            <text:p>17.6018121243</text:p>
          </table:table-cell>
          <table:table-cell table:formula="of:=[.D166]/([.E166]-[.E165])" office:value-type="float" office:value="56270.5488293207" calcext:value-type="float">
            <text:p>56270.5488293207</text:p>
          </table:table-cell>
          <table:table-cell table:formula="of:=[.E166]-[.E165]" office:value-type="float" office:value="0.100087881088257" calcext:value-type="float">
            <text:p>0.10008788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002769.98406" calcext:value-type="float">
            <text:p>1456002769.98406</text:p>
          </table:table-cell>
          <table:table-cell office:value-type="float" office:value="1456002769.98428" calcext:value-type="float">
            <text:p>1456002769.98428</text:p>
          </table:table-cell>
          <table:table-cell office:value-type="float" office:value="5512" calcext:value-type="float">
            <text:p>5512</text:p>
          </table:table-cell>
          <table:table-cell table:formula="of:=[.B167]-[.B$2]" office:value-type="float" office:value="17.7021975517273" calcext:value-type="float">
            <text:p>17.7021975517</text:p>
          </table:table-cell>
          <table:table-cell table:formula="of:=[.D167]/([.E167]-[.E166])" office:value-type="float" office:value="54908.3680634229" calcext:value-type="float">
            <text:p>54908.3680634229</text:p>
          </table:table-cell>
          <table:table-cell table:formula="of:=[.E167]-[.E166]" office:value-type="float" office:value="0.100385427474976" calcext:value-type="float">
            <text:p>0.100385427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002770.08462" calcext:value-type="float">
            <text:p>1456002770.08462</text:p>
          </table:table-cell>
          <table:table-cell office:value-type="float" office:value="1456002770.08484" calcext:value-type="float">
            <text:p>1456002770.08484</text:p>
          </table:table-cell>
          <table:table-cell office:value-type="float" office:value="5392" calcext:value-type="float">
            <text:p>5392</text:p>
          </table:table-cell>
          <table:table-cell table:formula="of:=[.B168]-[.B$2]" office:value-type="float" office:value="17.802752494812" calcext:value-type="float">
            <text:p>17.8027524948</text:p>
          </table:table-cell>
          <table:table-cell table:formula="of:=[.D168]/([.E168]-[.E167])" office:value-type="float" office:value="53622.4260547518" calcext:value-type="float">
            <text:p>53622.4260547518</text:p>
          </table:table-cell>
          <table:table-cell table:formula="of:=[.E168]-[.E167]" office:value-type="float" office:value="0.100554943084717" calcext:value-type="float">
            <text:p>0.10055494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002770.18579" calcext:value-type="float">
            <text:p>1456002770.18579</text:p>
          </table:table-cell>
          <table:table-cell office:value-type="float" office:value="1456002770.18601" calcext:value-type="float">
            <text:p>1456002770.18601</text:p>
          </table:table-cell>
          <table:table-cell office:value-type="float" office:value="5280" calcext:value-type="float">
            <text:p>5280</text:p>
          </table:table-cell>
          <table:table-cell table:formula="of:=[.B169]-[.B$2]" office:value-type="float" office:value="17.9039220809937" calcext:value-type="float">
            <text:p>17.903922081</text:p>
          </table:table-cell>
          <table:table-cell table:formula="of:=[.D169]/([.E169]-[.E168])" office:value-type="float" office:value="52189.5976773123" calcext:value-type="float">
            <text:p>52189.5976773123</text:p>
          </table:table-cell>
          <table:table-cell table:formula="of:=[.E169]-[.E168]" office:value-type="float" office:value="0.101169586181641" calcext:value-type="float">
            <text:p>0.1011695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002770.28679" calcext:value-type="float">
            <text:p>1456002770.28679</text:p>
          </table:table-cell>
          <table:table-cell office:value-type="float" office:value="1456002770.28701" calcext:value-type="float">
            <text:p>1456002770.28701</text:p>
          </table:table-cell>
          <table:table-cell office:value-type="float" office:value="5168" calcext:value-type="float">
            <text:p>5168</text:p>
          </table:table-cell>
          <table:table-cell table:formula="of:=[.B170]-[.B$2]" office:value-type="float" office:value="18.0049269199371" calcext:value-type="float">
            <text:p>18.0049269199</text:p>
          </table:table-cell>
          <table:table-cell table:formula="of:=[.D170]/([.E170]-[.E169])" office:value-type="float" office:value="51165.8654581076" calcext:value-type="float">
            <text:p>51165.8654581076</text:p>
          </table:table-cell>
          <table:table-cell table:formula="of:=[.E170]-[.E169]" office:value-type="float" office:value="0.101004838943481" calcext:value-type="float">
            <text:p>0.101004838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002770.3878" calcext:value-type="float">
            <text:p>1456002770.3878</text:p>
          </table:table-cell>
          <table:table-cell office:value-type="float" office:value="1456002770.38804" calcext:value-type="float">
            <text:p>1456002770.38804</text:p>
          </table:table-cell>
          <table:table-cell office:value-type="float" office:value="5064" calcext:value-type="float">
            <text:p>5064</text:p>
          </table:table-cell>
          <table:table-cell table:formula="of:=[.B171]-[.B$2]" office:value-type="float" office:value="18.1059350967407" calcext:value-type="float">
            <text:p>18.1059350967</text:p>
          </table:table-cell>
          <table:table-cell table:formula="of:=[.D171]/([.E171]-[.E170])" office:value-type="float" office:value="50134.5550454493" calcext:value-type="float">
            <text:p>50134.5550454493</text:p>
          </table:table-cell>
          <table:table-cell table:formula="of:=[.E171]-[.E170]" office:value-type="float" office:value="0.101008176803589" calcext:value-type="float">
            <text:p>0.10100817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002770.48819" calcext:value-type="float">
            <text:p>1456002770.48819</text:p>
          </table:table-cell>
          <table:table-cell office:value-type="float" office:value="1456002770.4885" calcext:value-type="float">
            <text:p>1456002770.4885</text:p>
          </table:table-cell>
          <table:table-cell office:value-type="float" office:value="4960" calcext:value-type="float">
            <text:p>4960</text:p>
          </table:table-cell>
          <table:table-cell table:formula="of:=[.B172]-[.B$2]" office:value-type="float" office:value="18.2063250541687" calcext:value-type="float">
            <text:p>18.2063250542</text:p>
          </table:table-cell>
          <table:table-cell table:formula="of:=[.D172]/([.E172]-[.E171])" office:value-type="float" office:value="49407.3324371951" calcext:value-type="float">
            <text:p>49407.3324371951</text:p>
          </table:table-cell>
          <table:table-cell table:formula="of:=[.E172]-[.E171]" office:value-type="float" office:value="0.100389957427979" calcext:value-type="float">
            <text:p>0.10038995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002770.58912" calcext:value-type="float">
            <text:p>1456002770.58912</text:p>
          </table:table-cell>
          <table:table-cell office:value-type="float" office:value="1456002770.58935" calcext:value-type="float">
            <text:p>1456002770.58935</text:p>
          </table:table-cell>
          <table:table-cell office:value-type="float" office:value="4864" calcext:value-type="float">
            <text:p>4864</text:p>
          </table:table-cell>
          <table:table-cell table:formula="of:=[.B173]-[.B$2]" office:value-type="float" office:value="18.3072595596313" calcext:value-type="float">
            <text:p>18.3072595596</text:p>
          </table:table-cell>
          <table:table-cell table:formula="of:=[.D173]/([.E173]-[.E172])" office:value-type="float" office:value="48189.6649486241" calcext:value-type="float">
            <text:p>48189.6649486241</text:p>
          </table:table-cell>
          <table:table-cell table:formula="of:=[.E173]-[.E172]" office:value-type="float" office:value="0.100934505462646" calcext:value-type="float">
            <text:p>0.100934505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002770.69042" calcext:value-type="float">
            <text:p>1456002770.69042</text:p>
          </table:table-cell>
          <table:table-cell office:value-type="float" office:value="1456002770.69064" calcext:value-type="float">
            <text:p>1456002770.69064</text:p>
          </table:table-cell>
          <table:table-cell office:value-type="float" office:value="4776" calcext:value-type="float">
            <text:p>4776</text:p>
          </table:table-cell>
          <table:table-cell table:formula="of:=[.B174]-[.B$2]" office:value-type="float" office:value="18.40855717659" calcext:value-type="float">
            <text:p>18.4085571766</text:p>
          </table:table-cell>
          <table:table-cell table:formula="of:=[.D174]/([.E174]-[.E173])" office:value-type="float" office:value="47148.1970000447" calcext:value-type="float">
            <text:p>47148.1970000447</text:p>
          </table:table-cell>
          <table:table-cell table:formula="of:=[.E174]-[.E173]" office:value-type="float" office:value="0.101297616958618" calcext:value-type="float">
            <text:p>0.1012976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002770.79066" calcext:value-type="float">
            <text:p>1456002770.79066</text:p>
          </table:table-cell>
          <table:table-cell office:value-type="float" office:value="1456002770.79088" calcext:value-type="float">
            <text:p>1456002770.79088</text:p>
          </table:table-cell>
          <table:table-cell office:value-type="float" office:value="4696" calcext:value-type="float">
            <text:p>4696</text:p>
          </table:table-cell>
          <table:table-cell table:formula="of:=[.B175]-[.B$2]" office:value-type="float" office:value="18.5087924003601" calcext:value-type="float">
            <text:p>18.5087924004</text:p>
          </table:table-cell>
          <table:table-cell table:formula="of:=[.D175]/([.E175]-[.E174])" office:value-type="float" office:value="46849.7981385149" calcext:value-type="float">
            <text:p>46849.7981385149</text:p>
          </table:table-cell>
          <table:table-cell table:formula="of:=[.E175]-[.E174]" office:value-type="float" office:value="0.100235223770142" calcext:value-type="float">
            <text:p>0.100235223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002770.89041" calcext:value-type="float">
            <text:p>1456002770.89041</text:p>
          </table:table-cell>
          <table:table-cell office:value-type="float" office:value="1456002770.89063" calcext:value-type="float">
            <text:p>1456002770.89063</text:p>
          </table:table-cell>
          <table:table-cell office:value-type="float" office:value="4616" calcext:value-type="float">
            <text:p>4616</text:p>
          </table:table-cell>
          <table:table-cell table:formula="of:=[.B176]-[.B$2]" office:value-type="float" office:value="18.6085436344147" calcext:value-type="float">
            <text:p>18.6085436344</text:p>
          </table:table-cell>
          <table:table-cell table:formula="of:=[.D176]/([.E176]-[.E175])" office:value-type="float" office:value="46275.1167316384" calcext:value-type="float">
            <text:p>46275.1167316384</text:p>
          </table:table-cell>
          <table:table-cell table:formula="of:=[.E176]-[.E175]" office:value-type="float" office:value="0.0997512340545654" calcext:value-type="float">
            <text:p>0.099751234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002770.99065" calcext:value-type="float">
            <text:p>1456002770.99065</text:p>
          </table:table-cell>
          <table:table-cell office:value-type="float" office:value="1456002770.99087" calcext:value-type="float">
            <text:p>1456002770.99087</text:p>
          </table:table-cell>
          <table:table-cell office:value-type="float" office:value="4552" calcext:value-type="float">
            <text:p>4552</text:p>
          </table:table-cell>
          <table:table-cell table:formula="of:=[.B177]-[.B$2]" office:value-type="float" office:value="18.7087886333466" calcext:value-type="float">
            <text:p>18.7087886333</text:p>
          </table:table-cell>
          <table:table-cell table:formula="of:=[.D177]/([.E177]-[.E176])" office:value-type="float" office:value="45408.7490498456" calcext:value-type="float">
            <text:p>45408.7490498456</text:p>
          </table:table-cell>
          <table:table-cell table:formula="of:=[.E177]-[.E176]" office:value-type="float" office:value="0.100244998931885" calcext:value-type="float">
            <text:p>0.10024499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002771.09114" calcext:value-type="float">
            <text:p>1456002771.09114</text:p>
          </table:table-cell>
          <table:table-cell office:value-type="float" office:value="1456002771.09137" calcext:value-type="float">
            <text:p>1456002771.09137</text:p>
          </table:table-cell>
          <table:table-cell office:value-type="float" office:value="4488" calcext:value-type="float">
            <text:p>4488</text:p>
          </table:table-cell>
          <table:table-cell table:formula="of:=[.B178]-[.B$2]" office:value-type="float" office:value="18.8092768192291" calcext:value-type="float">
            <text:p>18.8092768192</text:p>
          </table:table-cell>
          <table:table-cell table:formula="of:=[.D178]/([.E178]-[.E177])" office:value-type="float" office:value="44661.9665842583" calcext:value-type="float">
            <text:p>44661.9665842583</text:p>
          </table:table-cell>
          <table:table-cell table:formula="of:=[.E178]-[.E177]" office:value-type="float" office:value="0.100488185882568" calcext:value-type="float">
            <text:p>0.10048818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002771.19143" calcext:value-type="float">
            <text:p>1456002771.19143</text:p>
          </table:table-cell>
          <table:table-cell office:value-type="float" office:value="1456002771.19166" calcext:value-type="float">
            <text:p>1456002771.19166</text:p>
          </table:table-cell>
          <table:table-cell office:value-type="float" office:value="4432" calcext:value-type="float">
            <text:p>4432</text:p>
          </table:table-cell>
          <table:table-cell table:formula="of:=[.B179]-[.B$2]" office:value-type="float" office:value="18.9095642566681" calcext:value-type="float">
            <text:p>18.9095642567</text:p>
          </table:table-cell>
          <table:table-cell table:formula="of:=[.D179]/([.E179]-[.E178])" office:value-type="float" office:value="44192.9728506357" calcext:value-type="float">
            <text:p>44192.9728506357</text:p>
          </table:table-cell>
          <table:table-cell table:formula="of:=[.E179]-[.E178]" office:value-type="float" office:value="0.100287437438965" calcext:value-type="float">
            <text:p>0.10028743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002771.29219" calcext:value-type="float">
            <text:p>1456002771.29219</text:p>
          </table:table-cell>
          <table:table-cell office:value-type="float" office:value="1456002771.29241" calcext:value-type="float">
            <text:p>1456002771.29241</text:p>
          </table:table-cell>
          <table:table-cell office:value-type="float" office:value="4392" calcext:value-type="float">
            <text:p>4392</text:p>
          </table:table-cell>
          <table:table-cell table:formula="of:=[.B180]-[.B$2]" office:value-type="float" office:value="19.0103290081024" calcext:value-type="float">
            <text:p>19.0103290081</text:p>
          </table:table-cell>
          <table:table-cell table:formula="of:=[.D180]/([.E180]-[.E179])" office:value-type="float" office:value="43586.6703136017" calcext:value-type="float">
            <text:p>43586.6703136017</text:p>
          </table:table-cell>
          <table:table-cell table:formula="of:=[.E180]-[.E179]" office:value-type="float" office:value="0.100764751434326" calcext:value-type="float">
            <text:p>0.100764751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002771.39219" calcext:value-type="float">
            <text:p>1456002771.39219</text:p>
          </table:table-cell>
          <table:table-cell office:value-type="float" office:value="1456002771.39242" calcext:value-type="float">
            <text:p>1456002771.39242</text:p>
          </table:table-cell>
          <table:table-cell office:value-type="float" office:value="4352" calcext:value-type="float">
            <text:p>4352</text:p>
          </table:table-cell>
          <table:table-cell table:formula="of:=[.B181]-[.B$2]" office:value-type="float" office:value="19.1103250980377" calcext:value-type="float">
            <text:p>19.110325098</text:p>
          </table:table-cell>
          <table:table-cell table:formula="of:=[.D181]/([.E181]-[.E180])" office:value-type="float" office:value="43521.7017266949" calcext:value-type="float">
            <text:p>43521.7017266949</text:p>
          </table:table-cell>
          <table:table-cell table:formula="of:=[.E181]-[.E180]" office:value-type="float" office:value="0.0999960899353027" calcext:value-type="float">
            <text:p>0.099996089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002771.49237" calcext:value-type="float">
            <text:p>1456002771.49237</text:p>
          </table:table-cell>
          <table:table-cell office:value-type="float" office:value="1456002771.49259" calcext:value-type="float">
            <text:p>1456002771.49259</text:p>
          </table:table-cell>
          <table:table-cell office:value-type="float" office:value="4328" calcext:value-type="float">
            <text:p>4328</text:p>
          </table:table-cell>
          <table:table-cell table:formula="of:=[.B182]-[.B$2]" office:value-type="float" office:value="19.2105066776276" calcext:value-type="float">
            <text:p>19.2105066776</text:p>
          </table:table-cell>
          <table:table-cell table:formula="of:=[.D182]/([.E182]-[.E181])" office:value-type="float" office:value="43201.5547939989" calcext:value-type="float">
            <text:p>43201.5547939989</text:p>
          </table:table-cell>
          <table:table-cell table:formula="of:=[.E182]-[.E181]" office:value-type="float" office:value="0.100181579589844" calcext:value-type="float">
            <text:p>0.100181579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002771.59307" calcext:value-type="float">
            <text:p>1456002771.59307</text:p>
          </table:table-cell>
          <table:table-cell office:value-type="float" office:value="1456002771.59329" calcext:value-type="float">
            <text:p>1456002771.59329</text:p>
          </table:table-cell>
          <table:table-cell office:value-type="float" office:value="4304" calcext:value-type="float">
            <text:p>4304</text:p>
          </table:table-cell>
          <table:table-cell table:formula="of:=[.B183]-[.B$2]" office:value-type="float" office:value="19.3112030029297" calcext:value-type="float">
            <text:p>19.3112030029</text:p>
          </table:table-cell>
          <table:table-cell table:formula="of:=[.D183]/([.E183]-[.E182])" office:value-type="float" office:value="42742.3740348667" calcext:value-type="float">
            <text:p>42742.3740348667</text:p>
          </table:table-cell>
          <table:table-cell table:formula="of:=[.E183]-[.E182]" office:value-type="float" office:value="0.100696325302124" calcext:value-type="float">
            <text:p>0.10069632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002771.6938" calcext:value-type="float">
            <text:p>1456002771.6938</text:p>
          </table:table-cell>
          <table:table-cell office:value-type="float" office:value="1456002771.69402" calcext:value-type="float">
            <text:p>1456002771.69402</text:p>
          </table:table-cell>
          <table:table-cell office:value-type="float" office:value="4296" calcext:value-type="float">
            <text:p>4296</text:p>
          </table:table-cell>
          <table:table-cell table:formula="of:=[.B184]-[.B$2]" office:value-type="float" office:value="19.41193318367" calcext:value-type="float">
            <text:p>19.4119331837</text:p>
          </table:table-cell>
          <table:table-cell table:formula="of:=[.D184]/([.E184]-[.E183])" office:value-type="float" office:value="42648.5882227635" calcext:value-type="float">
            <text:p>42648.5882227635</text:p>
          </table:table-cell>
          <table:table-cell table:formula="of:=[.E184]-[.E183]" office:value-type="float" office:value="0.100730180740356" calcext:value-type="float">
            <text:p>0.10073018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002771.7932" calcext:value-type="float">
            <text:p>1456002771.7932</text:p>
          </table:table-cell>
          <table:table-cell office:value-type="float" office:value="1456002771.79341" calcext:value-type="float">
            <text:p>1456002771.79341</text:p>
          </table:table-cell>
          <table:table-cell office:value-type="float" office:value="4296" calcext:value-type="float">
            <text:p>4296</text:p>
          </table:table-cell>
          <table:table-cell table:formula="of:=[.B185]-[.B$2]" office:value-type="float" office:value="19.5113320350647" calcext:value-type="float">
            <text:p>19.5113320351</text:p>
          </table:table-cell>
          <table:table-cell table:formula="of:=[.D185]/([.E185]-[.E184])" office:value-type="float" office:value="43219.8153170116" calcext:value-type="float">
            <text:p>43219.8153170116</text:p>
          </table:table-cell>
          <table:table-cell table:formula="of:=[.E185]-[.E184]" office:value-type="float" office:value="0.0993988513946533" calcext:value-type="float">
            <text:p>0.09939885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002771.89212" calcext:value-type="float">
            <text:p>1456002771.89212</text:p>
          </table:table-cell>
          <table:table-cell office:value-type="float" office:value="1456002771.89233" calcext:value-type="float">
            <text:p>1456002771.89233</text:p>
          </table:table-cell>
          <table:table-cell office:value-type="float" office:value="4296" calcext:value-type="float">
            <text:p>4296</text:p>
          </table:table-cell>
          <table:table-cell table:formula="of:=[.B186]-[.B$2]" office:value-type="float" office:value="19.6102554798126" calcext:value-type="float">
            <text:p>19.6102554798</text:p>
          </table:table-cell>
          <table:table-cell table:formula="of:=[.D186]/([.E186]-[.E185])" office:value-type="float" office:value="43427.5212609812" calcext:value-type="float">
            <text:p>43427.5212609812</text:p>
          </table:table-cell>
          <table:table-cell table:formula="of:=[.E186]-[.E185]" office:value-type="float" office:value="0.0989234447479248" calcext:value-type="float">
            <text:p>0.09892344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002771.99162" calcext:value-type="float">
            <text:p>1456002771.99162</text:p>
          </table:table-cell>
          <table:table-cell office:value-type="float" office:value="1456002771.99184" calcext:value-type="float">
            <text:p>1456002771.99184</text:p>
          </table:table-cell>
          <table:table-cell office:value-type="float" office:value="4312" calcext:value-type="float">
            <text:p>4312</text:p>
          </table:table-cell>
          <table:table-cell table:formula="of:=[.B187]-[.B$2]" office:value-type="float" office:value="19.7097568511963" calcext:value-type="float">
            <text:p>19.7097568512</text:p>
          </table:table-cell>
          <table:table-cell table:formula="of:=[.D187]/([.E187]-[.E186])" office:value-type="float" office:value="43336.0861266261" calcext:value-type="float">
            <text:p>43336.0861266261</text:p>
          </table:table-cell>
          <table:table-cell table:formula="of:=[.E187]-[.E186]" office:value-type="float" office:value="0.099501371383667" calcext:value-type="float">
            <text:p>0.09950137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002772.09123" calcext:value-type="float">
            <text:p>1456002772.09123</text:p>
          </table:table-cell>
          <table:table-cell office:value-type="float" office:value="1456002772.09145" calcext:value-type="float">
            <text:p>1456002772.09145</text:p>
          </table:table-cell>
          <table:table-cell office:value-type="float" office:value="4336" calcext:value-type="float">
            <text:p>4336</text:p>
          </table:table-cell>
          <table:table-cell table:formula="of:=[.B188]-[.B$2]" office:value-type="float" office:value="19.8093678951263" calcext:value-type="float">
            <text:p>19.8093678951</text:p>
          </table:table-cell>
          <table:table-cell table:formula="of:=[.D188]/([.E188]-[.E187])" office:value-type="float" office:value="43529.3098930347" calcext:value-type="float">
            <text:p>43529.3098930347</text:p>
          </table:table-cell>
          <table:table-cell table:formula="of:=[.E188]-[.E187]" office:value-type="float" office:value="0.0996110439300537" calcext:value-type="float">
            <text:p>0.09961104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002772.19119" calcext:value-type="float">
            <text:p>1456002772.19119</text:p>
          </table:table-cell>
          <table:table-cell office:value-type="float" office:value="1456002772.19141" calcext:value-type="float">
            <text:p>1456002772.19141</text:p>
          </table:table-cell>
          <table:table-cell office:value-type="float" office:value="4368" calcext:value-type="float">
            <text:p>4368</text:p>
          </table:table-cell>
          <table:table-cell table:formula="of:=[.B189]-[.B$2]" office:value-type="float" office:value="19.9093289375305" calcext:value-type="float">
            <text:p>19.9093289375</text:p>
          </table:table-cell>
          <table:table-cell table:formula="of:=[.D189]/([.E189]-[.E188])" office:value-type="float" office:value="43697.0233097286" calcext:value-type="float">
            <text:p>43697.0233097286</text:p>
          </table:table-cell>
          <table:table-cell table:formula="of:=[.E189]-[.E188]" office:value-type="float" office:value="0.0999610424041748" calcext:value-type="float">
            <text:p>0.09996104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002772.29006" calcext:value-type="float">
            <text:p>1456002772.29006</text:p>
          </table:table-cell>
          <table:table-cell office:value-type="float" office:value="1456002772.29027" calcext:value-type="float">
            <text:p>1456002772.29027</text:p>
          </table:table-cell>
          <table:table-cell office:value-type="float" office:value="4408" calcext:value-type="float">
            <text:p>4408</text:p>
          </table:table-cell>
          <table:table-cell table:formula="of:=[.B190]-[.B$2]" office:value-type="float" office:value="20.0081923007965" calcext:value-type="float">
            <text:p>20.0081923008</text:p>
          </table:table-cell>
          <table:table-cell table:formula="of:=[.D190]/([.E190]-[.E189])" office:value-type="float" office:value="44586.7898317429" calcext:value-type="float">
            <text:p>44586.7898317429</text:p>
          </table:table-cell>
          <table:table-cell table:formula="of:=[.E190]-[.E189]" office:value-type="float" office:value="0.0988633632659912" calcext:value-type="float">
            <text:p>0.098863363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002772.38914" calcext:value-type="float">
            <text:p>1456002772.38914</text:p>
          </table:table-cell>
          <table:table-cell office:value-type="float" office:value="1456002772.38937" calcext:value-type="float">
            <text:p>1456002772.38937</text:p>
          </table:table-cell>
          <table:table-cell office:value-type="float" office:value="4464" calcext:value-type="float">
            <text:p>4464</text:p>
          </table:table-cell>
          <table:table-cell table:formula="of:=[.B191]-[.B$2]" office:value-type="float" office:value="20.1072790622711" calcext:value-type="float">
            <text:p>20.1072790623</text:p>
          </table:table-cell>
          <table:table-cell table:formula="of:=[.D191]/([.E191]-[.E190])" office:value-type="float" office:value="45051.426987488" calcext:value-type="float">
            <text:p>45051.426987488</text:p>
          </table:table-cell>
          <table:table-cell table:formula="of:=[.E191]-[.E190]" office:value-type="float" office:value="0.0990867614746094" calcext:value-type="float">
            <text:p>0.09908676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002772.48961" calcext:value-type="float">
            <text:p>1456002772.48961</text:p>
          </table:table-cell>
          <table:table-cell office:value-type="float" office:value="1456002772.48982" calcext:value-type="float">
            <text:p>1456002772.48982</text:p>
          </table:table-cell>
          <table:table-cell office:value-type="float" office:value="4520" calcext:value-type="float">
            <text:p>4520</text:p>
          </table:table-cell>
          <table:table-cell table:formula="of:=[.B192]-[.B$2]" office:value-type="float" office:value="20.2077407836914" calcext:value-type="float">
            <text:p>20.2077407837</text:p>
          </table:table-cell>
          <table:table-cell table:formula="of:=[.D192]/([.E192]-[.E191])" office:value-type="float" office:value="44992.2610930614" calcext:value-type="float">
            <text:p>44992.2610930614</text:p>
          </table:table-cell>
          <table:table-cell table:formula="of:=[.E192]-[.E191]" office:value-type="float" office:value="0.100461721420288" calcext:value-type="float">
            <text:p>0.10046172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002772.58787" calcext:value-type="float">
            <text:p>1456002772.58787</text:p>
          </table:table-cell>
          <table:table-cell office:value-type="float" office:value="1456002772.58811" calcext:value-type="float">
            <text:p>1456002772.58811</text:p>
          </table:table-cell>
          <table:table-cell office:value-type="float" office:value="4584" calcext:value-type="float">
            <text:p>4584</text:p>
          </table:table-cell>
          <table:table-cell table:formula="of:=[.B193]-[.B$2]" office:value-type="float" office:value="20.3060071468353" calcext:value-type="float">
            <text:p>20.3060071468</text:p>
          </table:table-cell>
          <table:table-cell table:formula="of:=[.D193]/([.E193]-[.E192])" office:value-type="float" office:value="46648.7193922734" calcext:value-type="float">
            <text:p>46648.7193922734</text:p>
          </table:table-cell>
          <table:table-cell table:formula="of:=[.E193]-[.E192]" office:value-type="float" office:value="0.0982663631439209" calcext:value-type="float">
            <text:p>0.098266363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002772.68807" calcext:value-type="float">
            <text:p>1456002772.68807</text:p>
          </table:table-cell>
          <table:table-cell office:value-type="float" office:value="1456002772.68828" calcext:value-type="float">
            <text:p>1456002772.68828</text:p>
          </table:table-cell>
          <table:table-cell office:value-type="float" office:value="4656" calcext:value-type="float">
            <text:p>4656</text:p>
          </table:table-cell>
          <table:table-cell table:formula="of:=[.B194]-[.B$2]" office:value-type="float" office:value="20.4062025547028" calcext:value-type="float">
            <text:p>20.4062025547</text:p>
          </table:table-cell>
          <table:table-cell table:formula="of:=[.D194]/([.E194]-[.E193])" office:value-type="float" office:value="46469.1955359905" calcext:value-type="float">
            <text:p>46469.1955359905</text:p>
          </table:table-cell>
          <table:table-cell table:formula="of:=[.E194]-[.E193]" office:value-type="float" office:value="0.100195407867432" calcext:value-type="float">
            <text:p>0.100195407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002772.78649" calcext:value-type="float">
            <text:p>1456002772.78649</text:p>
          </table:table-cell>
          <table:table-cell office:value-type="float" office:value="1456002772.7867" calcext:value-type="float">
            <text:p>1456002772.7867</text:p>
          </table:table-cell>
          <table:table-cell office:value-type="float" office:value="4728" calcext:value-type="float">
            <text:p>4728</text:p>
          </table:table-cell>
          <table:table-cell table:formula="of:=[.B195]-[.B$2]" office:value-type="float" office:value="20.5046212673187" calcext:value-type="float">
            <text:p>20.5046212673</text:p>
          </table:table-cell>
          <table:table-cell table:formula="of:=[.D195]/([.E195]-[.E194])" office:value-type="float" office:value="48039.6448432405" calcext:value-type="float">
            <text:p>48039.6448432405</text:p>
          </table:table-cell>
          <table:table-cell table:formula="of:=[.E195]-[.E194]" office:value-type="float" office:value="0.0984187126159668" calcext:value-type="float">
            <text:p>0.09841871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002772.88625" calcext:value-type="float">
            <text:p>1456002772.88625</text:p>
          </table:table-cell>
          <table:table-cell office:value-type="float" office:value="1456002772.88646" calcext:value-type="float">
            <text:p>1456002772.88646</text:p>
          </table:table-cell>
          <table:table-cell office:value-type="float" office:value="4816" calcext:value-type="float">
            <text:p>4816</text:p>
          </table:table-cell>
          <table:table-cell table:formula="of:=[.B196]-[.B$2]" office:value-type="float" office:value="20.6043817996979" calcext:value-type="float">
            <text:p>20.6043817997</text:p>
          </table:table-cell>
          <table:table-cell table:formula="of:=[.D196]/([.E196]-[.E195])" office:value-type="float" office:value="48275.6044414066" calcext:value-type="float">
            <text:p>48275.6044414066</text:p>
          </table:table-cell>
          <table:table-cell table:formula="of:=[.E196]-[.E195]" office:value-type="float" office:value="0.0997605323791504" calcext:value-type="float">
            <text:p>0.099760532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002772.98685" calcext:value-type="float">
            <text:p>1456002772.98685</text:p>
          </table:table-cell>
          <table:table-cell office:value-type="float" office:value="1456002772.98706" calcext:value-type="float">
            <text:p>1456002772.98706</text:p>
          </table:table-cell>
          <table:table-cell office:value-type="float" office:value="4912" calcext:value-type="float">
            <text:p>4912</text:p>
          </table:table-cell>
          <table:table-cell table:formula="of:=[.B197]-[.B$2]" office:value-type="float" office:value="20.704986333847" calcext:value-type="float">
            <text:p>20.7049863338</text:p>
          </table:table-cell>
          <table:table-cell table:formula="of:=[.D197]/([.E197]-[.E196])" office:value-type="float" office:value="48824.8371859344" calcext:value-type="float">
            <text:p>48824.8371859344</text:p>
          </table:table-cell>
          <table:table-cell table:formula="of:=[.E197]-[.E196]" office:value-type="float" office:value="0.10060453414917" calcext:value-type="float">
            <text:p>0.10060453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002773.0867" calcext:value-type="float">
            <text:p>1456002773.0867</text:p>
          </table:table-cell>
          <table:table-cell office:value-type="float" office:value="1456002773.08692" calcext:value-type="float">
            <text:p>1456002773.08692</text:p>
          </table:table-cell>
          <table:table-cell office:value-type="float" office:value="5008" calcext:value-type="float">
            <text:p>5008</text:p>
          </table:table-cell>
          <table:table-cell table:formula="of:=[.B198]-[.B$2]" office:value-type="float" office:value="20.8048374652863" calcext:value-type="float">
            <text:p>20.8048374653</text:p>
          </table:table-cell>
          <table:table-cell table:formula="of:=[.D198]/([.E198]-[.E197])" office:value-type="float" office:value="50154.6645272513" calcext:value-type="float">
            <text:p>50154.6645272513</text:p>
          </table:table-cell>
          <table:table-cell table:formula="of:=[.E198]-[.E197]" office:value-type="float" office:value="0.099851131439209" calcext:value-type="float">
            <text:p>0.09985113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002773.1867" calcext:value-type="float">
            <text:p>1456002773.1867</text:p>
          </table:table-cell>
          <table:table-cell office:value-type="float" office:value="1456002773.18692" calcext:value-type="float">
            <text:p>1456002773.18692</text:p>
          </table:table-cell>
          <table:table-cell office:value-type="float" office:value="5112" calcext:value-type="float">
            <text:p>5112</text:p>
          </table:table-cell>
          <table:table-cell table:formula="of:=[.B199]-[.B$2]" office:value-type="float" office:value="20.9048318862915" calcext:value-type="float">
            <text:p>20.9048318863</text:p>
          </table:table-cell>
          <table:table-cell table:formula="of:=[.D199]/([.E199]-[.E198])" office:value-type="float" office:value="51122.8521412375" calcext:value-type="float">
            <text:p>51122.8521412375</text:p>
          </table:table-cell>
          <table:table-cell table:formula="of:=[.E199]-[.E198]" office:value-type="float" office:value="0.099994421005249" calcext:value-type="float">
            <text:p>0.0999944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002773.2863" calcext:value-type="float">
            <text:p>1456002773.2863</text:p>
          </table:table-cell>
          <table:table-cell office:value-type="float" office:value="1456002773.28652" calcext:value-type="float">
            <text:p>1456002773.28652</text:p>
          </table:table-cell>
          <table:table-cell office:value-type="float" office:value="5216" calcext:value-type="float">
            <text:p>5216</text:p>
          </table:table-cell>
          <table:table-cell table:formula="of:=[.B200]-[.B$2]" office:value-type="float" office:value="21.0044395923614" calcext:value-type="float">
            <text:p>21.0044395924</text:p>
          </table:table-cell>
          <table:table-cell table:formula="of:=[.D200]/([.E200]-[.E199])" office:value-type="float" office:value="52365.4263891715" calcext:value-type="float">
            <text:p>52365.4263891715</text:p>
          </table:table-cell>
          <table:table-cell table:formula="of:=[.E200]-[.E199]" office:value-type="float" office:value="0.0996077060699463" calcext:value-type="float">
            <text:p>0.09960770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002773.38652" calcext:value-type="float">
            <text:p>1456002773.38652</text:p>
          </table:table-cell>
          <table:table-cell office:value-type="float" office:value="1456002773.38675" calcext:value-type="float">
            <text:p>1456002773.38675</text:p>
          </table:table-cell>
          <table:table-cell office:value-type="float" office:value="5328" calcext:value-type="float">
            <text:p>5328</text:p>
          </table:table-cell>
          <table:table-cell table:formula="of:=[.B201]-[.B$2]" office:value-type="float" office:value="21.1046512126923" calcext:value-type="float">
            <text:p>21.1046512127</text:p>
          </table:table-cell>
          <table:table-cell table:formula="of:=[.D201]/([.E201]-[.E200])" office:value-type="float" office:value="53167.4867885744" calcext:value-type="float">
            <text:p>53167.4867885744</text:p>
          </table:table-cell>
          <table:table-cell table:formula="of:=[.E201]-[.E200]" office:value-type="float" office:value="0.100211620330811" calcext:value-type="float">
            <text:p>0.100211620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002773.48704" calcext:value-type="float">
            <text:p>1456002773.48704</text:p>
          </table:table-cell>
          <table:table-cell office:value-type="float" office:value="1456002773.48726" calcext:value-type="float">
            <text:p>1456002773.48726</text:p>
          </table:table-cell>
          <table:table-cell office:value-type="float" office:value="5440" calcext:value-type="float">
            <text:p>5440</text:p>
          </table:table-cell>
          <table:table-cell table:formula="of:=[.B202]-[.B$2]" office:value-type="float" office:value="21.2051777839661" calcext:value-type="float">
            <text:p>21.205177784</text:p>
          </table:table-cell>
          <table:table-cell table:formula="of:=[.D202]/([.E202]-[.E201])" office:value-type="float" office:value="54115.0457144619" calcext:value-type="float">
            <text:p>54115.0457144619</text:p>
          </table:table-cell>
          <table:table-cell table:formula="of:=[.E202]-[.E201]" office:value-type="float" office:value="0.100526571273804" calcext:value-type="float">
            <text:p>0.10052657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002773.5863" calcext:value-type="float">
            <text:p>1456002773.5863</text:p>
          </table:table-cell>
          <table:table-cell office:value-type="float" office:value="1456002773.58656" calcext:value-type="float">
            <text:p>1456002773.58656</text:p>
          </table:table-cell>
          <table:table-cell office:value-type="float" office:value="5560" calcext:value-type="float">
            <text:p>5560</text:p>
          </table:table-cell>
          <table:table-cell table:formula="of:=[.B203]-[.B$2]" office:value-type="float" office:value="21.3044376373291" calcext:value-type="float">
            <text:p>21.3044376373</text:p>
          </table:table-cell>
          <table:table-cell table:formula="of:=[.D203]/([.E203]-[.E202])" office:value-type="float" office:value="56014.5901048697" calcext:value-type="float">
            <text:p>56014.5901048697</text:p>
          </table:table-cell>
          <table:table-cell table:formula="of:=[.E203]-[.E202]" office:value-type="float" office:value="0.0992598533630371" calcext:value-type="float">
            <text:p>0.099259853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002773.68596" calcext:value-type="float">
            <text:p>1456002773.68596</text:p>
          </table:table-cell>
          <table:table-cell office:value-type="float" office:value="1456002773.68617" calcext:value-type="float">
            <text:p>1456002773.68617</text:p>
          </table:table-cell>
          <table:table-cell office:value-type="float" office:value="5680" calcext:value-type="float">
            <text:p>5680</text:p>
          </table:table-cell>
          <table:table-cell table:formula="of:=[.B204]-[.B$2]" office:value-type="float" office:value="21.404093503952" calcext:value-type="float">
            <text:p>21.404093504</text:p>
          </table:table-cell>
          <table:table-cell table:formula="of:=[.D204]/([.E204]-[.E203])" office:value-type="float" office:value="56996.1427508511" calcext:value-type="float">
            <text:p>56996.1427508511</text:p>
          </table:table-cell>
          <table:table-cell table:formula="of:=[.E204]-[.E203]" office:value-type="float" office:value="0.0996558666229248" calcext:value-type="float">
            <text:p>0.099655866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002773.78505" calcext:value-type="float">
            <text:p>1456002773.78505</text:p>
          </table:table-cell>
          <table:table-cell office:value-type="float" office:value="1456002773.78526" calcext:value-type="float">
            <text:p>1456002773.78526</text:p>
          </table:table-cell>
          <table:table-cell office:value-type="float" office:value="5808" calcext:value-type="float">
            <text:p>5808</text:p>
          </table:table-cell>
          <table:table-cell table:formula="of:=[.B205]-[.B$2]" office:value-type="float" office:value="21.5031864643097" calcext:value-type="float">
            <text:p>21.5031864643</text:p>
          </table:table-cell>
          <table:table-cell table:formula="of:=[.D205]/([.E205]-[.E204])" office:value-type="float" office:value="58611.6307257005" calcext:value-type="float">
            <text:p>58611.6307257005</text:p>
          </table:table-cell>
          <table:table-cell table:formula="of:=[.E205]-[.E204]" office:value-type="float" office:value="0.099092960357666" calcext:value-type="float">
            <text:p>0.099092960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002773.88542" calcext:value-type="float">
            <text:p>1456002773.88542</text:p>
          </table:table-cell>
          <table:table-cell office:value-type="float" office:value="1456002773.88564" calcext:value-type="float">
            <text:p>1456002773.88564</text:p>
          </table:table-cell>
          <table:table-cell office:value-type="float" office:value="5928" calcext:value-type="float">
            <text:p>5928</text:p>
          </table:table-cell>
          <table:table-cell table:formula="of:=[.B206]-[.B$2]" office:value-type="float" office:value="21.6035587787628" calcext:value-type="float">
            <text:p>21.6035587788</text:p>
          </table:table-cell>
          <table:table-cell table:formula="of:=[.D206]/([.E206]-[.E205])" office:value-type="float" office:value="59060.1106719368" calcext:value-type="float">
            <text:p>59060.1106719368</text:p>
          </table:table-cell>
          <table:table-cell table:formula="of:=[.E206]-[.E205]" office:value-type="float" office:value="0.100372314453125" calcext:value-type="float">
            <text:p>0.100372314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002773.98645" calcext:value-type="float">
            <text:p>1456002773.98645</text:p>
          </table:table-cell>
          <table:table-cell office:value-type="float" office:value="1456002773.98666" calcext:value-type="float">
            <text:p>1456002773.98666</text:p>
          </table:table-cell>
          <table:table-cell office:value-type="float" office:value="6056" calcext:value-type="float">
            <text:p>6056</text:p>
          </table:table-cell>
          <table:table-cell table:formula="of:=[.B207]-[.B$2]" office:value-type="float" office:value="21.7045810222626" calcext:value-type="float">
            <text:p>21.7045810223</text:p>
          </table:table-cell>
          <table:table-cell table:formula="of:=[.D207]/([.E207]-[.E206])" office:value-type="float" office:value="59947.1937090235" calcext:value-type="float">
            <text:p>59947.1937090235</text:p>
          </table:table-cell>
          <table:table-cell table:formula="of:=[.E207]-[.E206]" office:value-type="float" office:value="0.101022243499756" calcext:value-type="float">
            <text:p>0.10102224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002774.08585" calcext:value-type="float">
            <text:p>1456002774.08585</text:p>
          </table:table-cell>
          <table:table-cell office:value-type="float" office:value="1456002774.08606" calcext:value-type="float">
            <text:p>1456002774.08606</text:p>
          </table:table-cell>
          <table:table-cell office:value-type="float" office:value="6184" calcext:value-type="float">
            <text:p>6184</text:p>
          </table:table-cell>
          <table:table-cell table:formula="of:=[.B208]-[.B$2]" office:value-type="float" office:value="21.8039855957031" calcext:value-type="float">
            <text:p>21.8039855957</text:p>
          </table:table-cell>
          <table:table-cell table:formula="of:=[.D208]/([.E208]-[.E207])" office:value-type="float" office:value="62210.4173476314" calcext:value-type="float">
            <text:p>62210.4173476314</text:p>
          </table:table-cell>
          <table:table-cell table:formula="of:=[.E208]-[.E207]" office:value-type="float" office:value="0.0994045734405518" calcext:value-type="float">
            <text:p>0.09940457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002774.18533" calcext:value-type="float">
            <text:p>1456002774.18533</text:p>
          </table:table-cell>
          <table:table-cell office:value-type="float" office:value="1456002774.18554" calcext:value-type="float">
            <text:p>1456002774.18554</text:p>
          </table:table-cell>
          <table:table-cell office:value-type="float" office:value="6304" calcext:value-type="float">
            <text:p>6304</text:p>
          </table:table-cell>
          <table:table-cell table:formula="of:=[.B209]-[.B$2]" office:value-type="float" office:value="21.903466463089" calcext:value-type="float">
            <text:p>21.9034664631</text:p>
          </table:table-cell>
          <table:table-cell table:formula="of:=[.D209]/([.E209]-[.E208])" office:value-type="float" office:value="63368.968985244" calcext:value-type="float">
            <text:p>63368.968985244</text:p>
          </table:table-cell>
          <table:table-cell table:formula="of:=[.E209]-[.E208]" office:value-type="float" office:value="0.0994808673858643" calcext:value-type="float">
            <text:p>0.099480867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002774.2853" calcext:value-type="float">
            <text:p>1456002774.2853</text:p>
          </table:table-cell>
          <table:table-cell office:value-type="float" office:value="1456002774.28551" calcext:value-type="float">
            <text:p>1456002774.28551</text:p>
          </table:table-cell>
          <table:table-cell office:value-type="float" office:value="6432" calcext:value-type="float">
            <text:p>6432</text:p>
          </table:table-cell>
          <table:table-cell table:formula="of:=[.B210]-[.B$2]" office:value-type="float" office:value="22.0034387111664" calcext:value-type="float">
            <text:p>22.0034387112</text:p>
          </table:table-cell>
          <table:table-cell table:formula="of:=[.D210]/([.E210]-[.E209])" office:value-type="float" office:value="64337.8549917246" calcext:value-type="float">
            <text:p>64337.8549917246</text:p>
          </table:table-cell>
          <table:table-cell table:formula="of:=[.E210]-[.E209]" office:value-type="float" office:value="0.0999722480773926" calcext:value-type="float">
            <text:p>0.099972248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002774.38554" calcext:value-type="float">
            <text:p>1456002774.38554</text:p>
          </table:table-cell>
          <table:table-cell office:value-type="float" office:value="1456002774.38576" calcext:value-type="float">
            <text:p>1456002774.38576</text:p>
          </table:table-cell>
          <table:table-cell office:value-type="float" office:value="6552" calcext:value-type="float">
            <text:p>6552</text:p>
          </table:table-cell>
          <table:table-cell table:formula="of:=[.B211]-[.B$2]" office:value-type="float" office:value="22.1036715507507" calcext:value-type="float">
            <text:p>22.1036715508</text:p>
          </table:table-cell>
          <table:table-cell table:formula="of:=[.D211]/([.E211]-[.E210])" office:value-type="float" office:value="65367.7978910913" calcext:value-type="float">
            <text:p>65367.7978910913</text:p>
          </table:table-cell>
          <table:table-cell table:formula="of:=[.E211]-[.E210]" office:value-type="float" office:value="0.100232839584351" calcext:value-type="float">
            <text:p>0.10023283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002774.48571" calcext:value-type="float">
            <text:p>1456002774.48571</text:p>
          </table:table-cell>
          <table:table-cell office:value-type="float" office:value="1456002774.48592" calcext:value-type="float">
            <text:p>1456002774.48592</text:p>
          </table:table-cell>
          <table:table-cell office:value-type="float" office:value="6672" calcext:value-type="float">
            <text:p>6672</text:p>
          </table:table-cell>
          <table:table-cell table:formula="of:=[.B212]-[.B$2]" office:value-type="float" office:value="22.2038445472717" calcext:value-type="float">
            <text:p>22.2038445473</text:p>
          </table:table-cell>
          <table:table-cell table:formula="of:=[.D212]/([.E212]-[.E211])" office:value-type="float" office:value="66604.7760546083" calcext:value-type="float">
            <text:p>66604.7760546083</text:p>
          </table:table-cell>
          <table:table-cell table:formula="of:=[.E212]-[.E211]" office:value-type="float" office:value="0.100172996520996" calcext:value-type="float">
            <text:p>0.10017299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002774.58482" calcext:value-type="float">
            <text:p>1456002774.58482</text:p>
          </table:table-cell>
          <table:table-cell office:value-type="float" office:value="1456002774.58503" calcext:value-type="float">
            <text:p>1456002774.58503</text:p>
          </table:table-cell>
          <table:table-cell office:value-type="float" office:value="6792" calcext:value-type="float">
            <text:p>6792</text:p>
          </table:table-cell>
          <table:table-cell table:formula="of:=[.B213]-[.B$2]" office:value-type="float" office:value="22.3029553890228" calcext:value-type="float">
            <text:p>22.302955389</text:p>
          </table:table-cell>
          <table:table-cell table:formula="of:=[.D213]/([.E213]-[.E212])" office:value-type="float" office:value="68529.3342282073" calcext:value-type="float">
            <text:p>68529.3342282073</text:p>
          </table:table-cell>
          <table:table-cell table:formula="of:=[.E213]-[.E212]" office:value-type="float" office:value="0.0991108417510986" calcext:value-type="float">
            <text:p>0.09911084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002774.68447" calcext:value-type="float">
            <text:p>1456002774.68447</text:p>
          </table:table-cell>
          <table:table-cell office:value-type="float" office:value="1456002774.68468" calcext:value-type="float">
            <text:p>1456002774.68468</text:p>
          </table:table-cell>
          <table:table-cell office:value-type="float" office:value="6904" calcext:value-type="float">
            <text:p>6904</text:p>
          </table:table-cell>
          <table:table-cell table:formula="of:=[.B214]-[.B$2]" office:value-type="float" office:value="22.4026038646698" calcext:value-type="float">
            <text:p>22.4026038647</text:p>
          </table:table-cell>
          <table:table-cell table:formula="of:=[.D214]/([.E214]-[.E213])" office:value-type="float" office:value="69283.5485457799" calcext:value-type="float">
            <text:p>69283.5485457799</text:p>
          </table:table-cell>
          <table:table-cell table:formula="of:=[.E214]-[.E213]" office:value-type="float" office:value="0.0996484756469727" calcext:value-type="float">
            <text:p>0.099648475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002774.78451" calcext:value-type="float">
            <text:p>1456002774.78451</text:p>
          </table:table-cell>
          <table:table-cell office:value-type="float" office:value="1456002774.78472" calcext:value-type="float">
            <text:p>1456002774.78472</text:p>
          </table:table-cell>
          <table:table-cell office:value-type="float" office:value="7016" calcext:value-type="float">
            <text:p>7016</text:p>
          </table:table-cell>
          <table:table-cell table:formula="of:=[.B215]-[.B$2]" office:value-type="float" office:value="22.5026428699493" calcext:value-type="float">
            <text:p>22.5026428699</text:p>
          </table:table-cell>
          <table:table-cell table:formula="of:=[.D215]/([.E215]-[.E214])" office:value-type="float" office:value="70132.6445659375" calcext:value-type="float">
            <text:p>70132.6445659375</text:p>
          </table:table-cell>
          <table:table-cell table:formula="of:=[.E215]-[.E214]" office:value-type="float" office:value="0.100039005279541" calcext:value-type="float">
            <text:p>0.100039005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002774.8889" calcext:value-type="float">
            <text:p>1456002774.8889</text:p>
          </table:table-cell>
          <table:table-cell office:value-type="float" office:value="1456002774.88911" calcext:value-type="float">
            <text:p>1456002774.88911</text:p>
          </table:table-cell>
          <table:table-cell office:value-type="float" office:value="7120" calcext:value-type="float">
            <text:p>7120</text:p>
          </table:table-cell>
          <table:table-cell table:formula="of:=[.B216]-[.B$2]" office:value-type="float" office:value="22.6070380210876" calcext:value-type="float">
            <text:p>22.6070380211</text:p>
          </table:table-cell>
          <table:table-cell table:formula="of:=[.D216]/([.E216]-[.E215])" office:value-type="float" office:value="68202.4013794206" calcext:value-type="float">
            <text:p>68202.4013794206</text:p>
          </table:table-cell>
          <table:table-cell table:formula="of:=[.E216]-[.E215]" office:value-type="float" office:value="0.104395151138306" calcext:value-type="float">
            <text:p>0.104395151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002775.00613" calcext:value-type="float">
            <text:p>1456002775.00613</text:p>
          </table:table-cell>
          <table:table-cell office:value-type="float" office:value="1456002775.00634" calcext:value-type="float">
            <text:p>1456002775.00634</text:p>
          </table:table-cell>
          <table:table-cell office:value-type="float" office:value="7232" calcext:value-type="float">
            <text:p>7232</text:p>
          </table:table-cell>
          <table:table-cell table:formula="of:=[.B217]-[.B$2]" office:value-type="float" office:value="22.7242639064789" calcext:value-type="float">
            <text:p>22.7242639065</text:p>
          </table:table-cell>
          <table:table-cell table:formula="of:=[.D217]/([.E217]-[.E216])" office:value-type="float" office:value="61692.8588414033" calcext:value-type="float">
            <text:p>61692.8588414033</text:p>
          </table:table-cell>
          <table:table-cell table:formula="of:=[.E217]-[.E216]" office:value-type="float" office:value="0.117225885391235" calcext:value-type="float">
            <text:p>0.117225885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002775.12474" calcext:value-type="float">
            <text:p>1456002775.12474</text:p>
          </table:table-cell>
          <table:table-cell office:value-type="float" office:value="1456002775.12495" calcext:value-type="float">
            <text:p>1456002775.12495</text:p>
          </table:table-cell>
          <table:table-cell office:value-type="float" office:value="7344" calcext:value-type="float">
            <text:p>7344</text:p>
          </table:table-cell>
          <table:table-cell table:formula="of:=[.B218]-[.B$2]" office:value-type="float" office:value="22.8428733348846" calcext:value-type="float">
            <text:p>22.8428733349</text:p>
          </table:table-cell>
          <table:table-cell table:formula="of:=[.D218]/([.E218]-[.E217])" office:value-type="float" office:value="61917.5060424054" calcext:value-type="float">
            <text:p>61917.5060424054</text:p>
          </table:table-cell>
          <table:table-cell table:formula="of:=[.E218]-[.E217]" office:value-type="float" office:value="0.118609428405762" calcext:value-type="float">
            <text:p>0.11860942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002775.24496" calcext:value-type="float">
            <text:p>1456002775.24496</text:p>
          </table:table-cell>
          <table:table-cell office:value-type="float" office:value="1456002775.24518" calcext:value-type="float">
            <text:p>1456002775.24518</text:p>
          </table:table-cell>
          <table:table-cell office:value-type="float" office:value="7448" calcext:value-type="float">
            <text:p>7448</text:p>
          </table:table-cell>
          <table:table-cell table:formula="of:=[.B219]-[.B$2]" office:value-type="float" office:value="22.9630973339081" calcext:value-type="float">
            <text:p>22.9630973339</text:p>
          </table:table-cell>
          <table:table-cell table:formula="of:=[.D219]/([.E219]-[.E218])" office:value-type="float" office:value="61951.0252570123" calcext:value-type="float">
            <text:p>61951.0252570123</text:p>
          </table:table-cell>
          <table:table-cell table:formula="of:=[.E219]-[.E218]" office:value-type="float" office:value="0.120223999023438" calcext:value-type="float">
            <text:p>0.12022399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002775.36651" calcext:value-type="float">
            <text:p>1456002775.36651</text:p>
          </table:table-cell>
          <table:table-cell office:value-type="float" office:value="1456002775.36676" calcext:value-type="float">
            <text:p>1456002775.36676</text:p>
          </table:table-cell>
          <table:table-cell office:value-type="float" office:value="7544" calcext:value-type="float">
            <text:p>7544</text:p>
          </table:table-cell>
          <table:table-cell table:formula="of:=[.B220]-[.B$2]" office:value-type="float" office:value="23.0846445560455" calcext:value-type="float">
            <text:p>23.084644556</text:p>
          </table:table-cell>
          <table:table-cell table:formula="of:=[.D220]/([.E220]-[.E219])" office:value-type="float" office:value="62066.412274473" calcext:value-type="float">
            <text:p>62066.412274473</text:p>
          </table:table-cell>
          <table:table-cell table:formula="of:=[.E220]-[.E219]" office:value-type="float" office:value="0.121547222137451" calcext:value-type="float">
            <text:p>0.12154722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002775.48949" calcext:value-type="float">
            <text:p>1456002775.48949</text:p>
          </table:table-cell>
          <table:table-cell office:value-type="float" office:value="1456002775.48971" calcext:value-type="float">
            <text:p>1456002775.48971</text:p>
          </table:table-cell>
          <table:table-cell office:value-type="float" office:value="7632" calcext:value-type="float">
            <text:p>7632</text:p>
          </table:table-cell>
          <table:table-cell table:formula="of:=[.B221]-[.B$2]" office:value-type="float" office:value="23.207620382309" calcext:value-type="float">
            <text:p>23.2076203823</text:p>
          </table:table-cell>
          <table:table-cell table:formula="of:=[.D221]/([.E221]-[.E220])" office:value-type="float" office:value="62060.977607513" calcext:value-type="float">
            <text:p>62060.977607513</text:p>
          </table:table-cell>
          <table:table-cell table:formula="of:=[.E221]-[.E220]" office:value-type="float" office:value="0.122975826263428" calcext:value-type="float">
            <text:p>0.122975826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002775.61334" calcext:value-type="float">
            <text:p>1456002775.61334</text:p>
          </table:table-cell>
          <table:table-cell office:value-type="float" office:value="1456002775.61355" calcext:value-type="float">
            <text:p>1456002775.61355</text:p>
          </table:table-cell>
          <table:table-cell office:value-type="float" office:value="7704" calcext:value-type="float">
            <text:p>7704</text:p>
          </table:table-cell>
          <table:table-cell table:formula="of:=[.B222]-[.B$2]" office:value-type="float" office:value="23.3314723968506" calcext:value-type="float">
            <text:p>23.3314723969</text:p>
          </table:table-cell>
          <table:table-cell table:formula="of:=[.D222]/([.E222]-[.E221])" office:value-type="float" office:value="62203.2675730981" calcext:value-type="float">
            <text:p>62203.2675730981</text:p>
          </table:table-cell>
          <table:table-cell table:formula="of:=[.E222]-[.E221]" office:value-type="float" office:value="0.123852014541626" calcext:value-type="float">
            <text:p>0.12385201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002775.73803" calcext:value-type="float">
            <text:p>1456002775.73803</text:p>
          </table:table-cell>
          <table:table-cell office:value-type="float" office:value="1456002775.73824" calcext:value-type="float">
            <text:p>1456002775.73824</text:p>
          </table:table-cell>
          <table:table-cell office:value-type="float" office:value="7768" calcext:value-type="float">
            <text:p>7768</text:p>
          </table:table-cell>
          <table:table-cell table:formula="of:=[.B223]-[.B$2]" office:value-type="float" office:value="23.4561636447906" calcext:value-type="float">
            <text:p>23.4561636448</text:p>
          </table:table-cell>
          <table:table-cell table:formula="of:=[.D223]/([.E223]-[.E222])" office:value-type="float" office:value="62297.8767822896" calcext:value-type="float">
            <text:p>62297.8767822896</text:p>
          </table:table-cell>
          <table:table-cell table:formula="of:=[.E223]-[.E222]" office:value-type="float" office:value="0.124691247940063" calcext:value-type="float">
            <text:p>0.12469124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002775.86331" calcext:value-type="float">
            <text:p>1456002775.86331</text:p>
          </table:table-cell>
          <table:table-cell office:value-type="float" office:value="1456002775.86352" calcext:value-type="float">
            <text:p>1456002775.86352</text:p>
          </table:table-cell>
          <table:table-cell office:value-type="float" office:value="7816" calcext:value-type="float">
            <text:p>7816</text:p>
          </table:table-cell>
          <table:table-cell table:formula="of:=[.B224]-[.B$2]" office:value-type="float" office:value="23.5814428329468" calcext:value-type="float">
            <text:p>23.5814428329</text:p>
          </table:table-cell>
          <table:table-cell table:formula="of:=[.D224]/([.E224]-[.E223])" office:value-type="float" office:value="62388.6546124436" calcext:value-type="float">
            <text:p>62388.6546124436</text:p>
          </table:table-cell>
          <table:table-cell table:formula="of:=[.E224]-[.E223]" office:value-type="float" office:value="0.125279188156128" calcext:value-type="float">
            <text:p>0.12527918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002775.98905" calcext:value-type="float">
            <text:p>1456002775.98905</text:p>
          </table:table-cell>
          <table:table-cell office:value-type="float" office:value="1456002775.98966" calcext:value-type="float">
            <text:p>1456002775.98966</text:p>
          </table:table-cell>
          <table:table-cell office:value-type="float" office:value="7856" calcext:value-type="float">
            <text:p>7856</text:p>
          </table:table-cell>
          <table:table-cell table:formula="of:=[.B225]-[.B$2]" office:value-type="float" office:value="23.7071886062622" calcext:value-type="float">
            <text:p>23.7071886063</text:p>
          </table:table-cell>
          <table:table-cell table:formula="of:=[.D225]/([.E225]-[.E224])" office:value-type="float" office:value="62475.2609401308" calcext:value-type="float">
            <text:p>62475.2609401308</text:p>
          </table:table-cell>
          <table:table-cell table:formula="of:=[.E225]-[.E224]" office:value-type="float" office:value="0.12574577331543" calcext:value-type="float">
            <text:p>0.125745773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002776.11562" calcext:value-type="float">
            <text:p>1456002776.11562</text:p>
          </table:table-cell>
          <table:table-cell office:value-type="float" office:value="1456002776.11583" calcext:value-type="float">
            <text:p>1456002776.11583</text:p>
          </table:table-cell>
          <table:table-cell office:value-type="float" office:value="7880" calcext:value-type="float">
            <text:p>7880</text:p>
          </table:table-cell>
          <table:table-cell table:formula="of:=[.B226]-[.B$2]" office:value-type="float" office:value="23.8337523937225" calcext:value-type="float">
            <text:p>23.8337523937</text:p>
          </table:table-cell>
          <table:table-cell table:formula="of:=[.D226]/([.E226]-[.E225])" office:value-type="float" office:value="62261.095042451" calcext:value-type="float">
            <text:p>62261.095042451</text:p>
          </table:table-cell>
          <table:table-cell table:formula="of:=[.E226]-[.E225]" office:value-type="float" office:value="0.126563787460327" calcext:value-type="float">
            <text:p>0.126563787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002776.24202" calcext:value-type="float">
            <text:p>1456002776.24202</text:p>
          </table:table-cell>
          <table:table-cell office:value-type="float" office:value="1456002776.24223" calcext:value-type="float">
            <text:p>1456002776.24223</text:p>
          </table:table-cell>
          <table:table-cell office:value-type="float" office:value="7888" calcext:value-type="float">
            <text:p>7888</text:p>
          </table:table-cell>
          <table:table-cell table:formula="of:=[.B227]-[.B$2]" office:value-type="float" office:value="23.960152387619" calcext:value-type="float">
            <text:p>23.9601523876</text:p>
          </table:table-cell>
          <table:table-cell table:formula="of:=[.D227]/([.E227]-[.E226])" office:value-type="float" office:value="62405.0663045118" calcext:value-type="float">
            <text:p>62405.0663045118</text:p>
          </table:table-cell>
          <table:table-cell table:formula="of:=[.E227]-[.E226]" office:value-type="float" office:value="0.126399993896484" calcext:value-type="float">
            <text:p>0.126399993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002776.36853" calcext:value-type="float">
            <text:p>1456002776.36853</text:p>
          </table:table-cell>
          <table:table-cell office:value-type="float" office:value="1456002776.36891" calcext:value-type="float">
            <text:p>1456002776.36891</text:p>
          </table:table-cell>
          <table:table-cell office:value-type="float" office:value="7888" calcext:value-type="float">
            <text:p>7888</text:p>
          </table:table-cell>
          <table:table-cell table:formula="of:=[.B228]-[.B$2]" office:value-type="float" office:value="24.086660861969" calcext:value-type="float">
            <text:p>24.086660862</text:p>
          </table:table-cell>
          <table:table-cell table:formula="of:=[.D228]/([.E228]-[.E227])" office:value-type="float" office:value="62351.5542380068" calcext:value-type="float">
            <text:p>62351.5542380068</text:p>
          </table:table-cell>
          <table:table-cell table:formula="of:=[.E228]-[.E227]" office:value-type="float" office:value="0.126508474349976" calcext:value-type="float">
            <text:p>0.126508474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002776.50229" calcext:value-type="float">
            <text:p>1456002776.50229</text:p>
          </table:table-cell>
          <table:table-cell office:value-type="float" office:value="1456002776.50251" calcext:value-type="float">
            <text:p>1456002776.50251</text:p>
          </table:table-cell>
          <table:table-cell office:value-type="float" office:value="7872" calcext:value-type="float">
            <text:p>7872</text:p>
          </table:table-cell>
          <table:table-cell table:formula="of:=[.B229]-[.B$2]" office:value-type="float" office:value="24.2204222679138" calcext:value-type="float">
            <text:p>24.2204222679</text:p>
          </table:table-cell>
          <table:table-cell table:formula="of:=[.D229]/([.E229]-[.E228])" office:value-type="float" office:value="58851.0560605737" calcext:value-type="float">
            <text:p>58851.0560605737</text:p>
          </table:table-cell>
          <table:table-cell table:formula="of:=[.E229]-[.E228]" office:value-type="float" office:value="0.133761405944824" calcext:value-type="float">
            <text:p>0.13376140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002776.62797" calcext:value-type="float">
            <text:p>1456002776.62797</text:p>
          </table:table-cell>
          <table:table-cell office:value-type="float" office:value="1456002776.62819" calcext:value-type="float">
            <text:p>1456002776.62819</text:p>
          </table:table-cell>
          <table:table-cell office:value-type="float" office:value="7840" calcext:value-type="float">
            <text:p>7840</text:p>
          </table:table-cell>
          <table:table-cell table:formula="of:=[.B230]-[.B$2]" office:value-type="float" office:value="24.3461053371429" calcext:value-type="float">
            <text:p>24.3461053371</text:p>
          </table:table-cell>
          <table:table-cell table:formula="of:=[.D230]/([.E230]-[.E229])" office:value-type="float" office:value="62379.1259084175" calcext:value-type="float">
            <text:p>62379.1259084175</text:p>
          </table:table-cell>
          <table:table-cell table:formula="of:=[.E230]-[.E229]" office:value-type="float" office:value="0.125683069229126" calcext:value-type="float">
            <text:p>0.125683069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002776.75306" calcext:value-type="float">
            <text:p>1456002776.75306</text:p>
          </table:table-cell>
          <table:table-cell office:value-type="float" office:value="1456002776.7533" calcext:value-type="float">
            <text:p>1456002776.7533</text:p>
          </table:table-cell>
          <table:table-cell office:value-type="float" office:value="7792" calcext:value-type="float">
            <text:p>7792</text:p>
          </table:table-cell>
          <table:table-cell table:formula="of:=[.B231]-[.B$2]" office:value-type="float" office:value="24.4711997509003" calcext:value-type="float">
            <text:p>24.4711997509</text:p>
          </table:table-cell>
          <table:table-cell table:formula="of:=[.D231]/([.E231]-[.E230])" office:value-type="float" office:value="62288.9525276166" calcext:value-type="float">
            <text:p>62288.9525276166</text:p>
          </table:table-cell>
          <table:table-cell table:formula="of:=[.E231]-[.E230]" office:value-type="float" office:value="0.125094413757324" calcext:value-type="float">
            <text:p>0.125094413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002776.8773" calcext:value-type="float">
            <text:p>1456002776.8773</text:p>
          </table:table-cell>
          <table:table-cell office:value-type="float" office:value="1456002776.87752" calcext:value-type="float">
            <text:p>1456002776.87752</text:p>
          </table:table-cell>
          <table:table-cell office:value-type="float" office:value="7736" calcext:value-type="float">
            <text:p>7736</text:p>
          </table:table-cell>
          <table:table-cell table:formula="of:=[.B232]-[.B$2]" office:value-type="float" office:value="24.5954325199127" calcext:value-type="float">
            <text:p>24.5954325199</text:p>
          </table:table-cell>
          <table:table-cell table:formula="of:=[.D232]/([.E232]-[.E231])" office:value-type="float" office:value="62270.2050473065" calcext:value-type="float">
            <text:p>62270.2050473065</text:p>
          </table:table-cell>
          <table:table-cell table:formula="of:=[.E232]-[.E231]" office:value-type="float" office:value="0.124232769012451" calcext:value-type="float">
            <text:p>0.12423276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002777.00068" calcext:value-type="float">
            <text:p>1456002777.00068</text:p>
          </table:table-cell>
          <table:table-cell office:value-type="float" office:value="1456002777.00091" calcext:value-type="float">
            <text:p>1456002777.00091</text:p>
          </table:table-cell>
          <table:table-cell office:value-type="float" office:value="7664" calcext:value-type="float">
            <text:p>7664</text:p>
          </table:table-cell>
          <table:table-cell table:formula="of:=[.B233]-[.B$2]" office:value-type="float" office:value="24.7188184261322" calcext:value-type="float">
            <text:p>24.7188184261</text:p>
          </table:table-cell>
          <table:table-cell table:formula="of:=[.D233]/([.E233]-[.E232])" office:value-type="float" office:value="62114.0633871672" calcext:value-type="float">
            <text:p>62114.0633871672</text:p>
          </table:table-cell>
          <table:table-cell table:formula="of:=[.E233]-[.E232]" office:value-type="float" office:value="0.123385906219482" calcext:value-type="float">
            <text:p>0.123385906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002777.12274" calcext:value-type="float">
            <text:p>1456002777.12274</text:p>
          </table:table-cell>
          <table:table-cell office:value-type="float" office:value="1456002777.12296" calcext:value-type="float">
            <text:p>1456002777.12296</text:p>
          </table:table-cell>
          <table:table-cell office:value-type="float" office:value="7584" calcext:value-type="float">
            <text:p>7584</text:p>
          </table:table-cell>
          <table:table-cell table:formula="of:=[.B234]-[.B$2]" office:value-type="float" office:value="24.8408710956573" calcext:value-type="float">
            <text:p>24.8408710957</text:p>
          </table:table-cell>
          <table:table-cell table:formula="of:=[.D234]/([.E234]-[.E233])" office:value-type="float" office:value="62137.1087539996" calcext:value-type="float">
            <text:p>62137.1087539996</text:p>
          </table:table-cell>
          <table:table-cell table:formula="of:=[.E234]-[.E233]" office:value-type="float" office:value="0.122052669525146" calcext:value-type="float">
            <text:p>0.122052669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002777.24365" calcext:value-type="float">
            <text:p>1456002777.24365</text:p>
          </table:table-cell>
          <table:table-cell office:value-type="float" office:value="1456002777.24387" calcext:value-type="float">
            <text:p>1456002777.24387</text:p>
          </table:table-cell>
          <table:table-cell office:value-type="float" office:value="7496" calcext:value-type="float">
            <text:p>7496</text:p>
          </table:table-cell>
          <table:table-cell table:formula="of:=[.B235]-[.B$2]" office:value-type="float" office:value="24.9617850780487" calcext:value-type="float">
            <text:p>24.961785078</text:p>
          </table:table-cell>
          <table:table-cell table:formula="of:=[.D235]/([.E235]-[.E234])" office:value-type="float" office:value="61994.4844405008" calcext:value-type="float">
            <text:p>61994.4844405008</text:p>
          </table:table-cell>
          <table:table-cell table:formula="of:=[.E235]-[.E234]" office:value-type="float" office:value="0.120913982391357" calcext:value-type="float">
            <text:p>0.120913982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002777.36306" calcext:value-type="float">
            <text:p>1456002777.36306</text:p>
          </table:table-cell>
          <table:table-cell office:value-type="float" office:value="1456002777.36328" calcext:value-type="float">
            <text:p>1456002777.36328</text:p>
          </table:table-cell>
          <table:table-cell office:value-type="float" office:value="7392" calcext:value-type="float">
            <text:p>7392</text:p>
          </table:table-cell>
          <table:table-cell table:formula="of:=[.B236]-[.B$2]" office:value-type="float" office:value="25.0811991691589" calcext:value-type="float">
            <text:p>25.0811991692</text:p>
          </table:table-cell>
          <table:table-cell table:formula="of:=[.D236]/([.E236]-[.E235])" office:value-type="float" office:value="61902.2422837565" calcext:value-type="float">
            <text:p>61902.2422837565</text:p>
          </table:table-cell>
          <table:table-cell table:formula="of:=[.E236]-[.E235]" office:value-type="float" office:value="0.11941409111023" calcext:value-type="float">
            <text:p>0.119414091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002777.48107" calcext:value-type="float">
            <text:p>1456002777.48107</text:p>
          </table:table-cell>
          <table:table-cell office:value-type="float" office:value="1456002777.4813" calcext:value-type="float">
            <text:p>1456002777.4813</text:p>
          </table:table-cell>
          <table:table-cell office:value-type="float" office:value="7288" calcext:value-type="float">
            <text:p>7288</text:p>
          </table:table-cell>
          <table:table-cell table:formula="of:=[.B237]-[.B$2]" office:value-type="float" office:value="25.1992027759552" calcext:value-type="float">
            <text:p>25.199202776</text:p>
          </table:table-cell>
          <table:table-cell table:formula="of:=[.D237]/([.E237]-[.E236])" office:value-type="float" office:value="61760.8240787323" calcext:value-type="float">
            <text:p>61760.8240787323</text:p>
          </table:table-cell>
          <table:table-cell table:formula="of:=[.E237]-[.E236]" office:value-type="float" office:value="0.118003606796265" calcext:value-type="float">
            <text:p>0.118003606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002777.5974" calcext:value-type="float">
            <text:p>1456002777.5974</text:p>
          </table:table-cell>
          <table:table-cell office:value-type="float" office:value="1456002777.59762" calcext:value-type="float">
            <text:p>1456002777.59762</text:p>
          </table:table-cell>
          <table:table-cell office:value-type="float" office:value="7168" calcext:value-type="float">
            <text:p>7168</text:p>
          </table:table-cell>
          <table:table-cell table:formula="of:=[.B238]-[.B$2]" office:value-type="float" office:value="25.3155393600464" calcext:value-type="float">
            <text:p>25.31553936</text:p>
          </table:table-cell>
          <table:table-cell table:formula="of:=[.D238]/([.E238]-[.E237])" office:value-type="float" office:value="61614.3241268078" calcext:value-type="float">
            <text:p>61614.3241268078</text:p>
          </table:table-cell>
          <table:table-cell table:formula="of:=[.E238]-[.E237]" office:value-type="float" office:value="0.116336584091187" calcext:value-type="float">
            <text:p>0.11633658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002777.71231" calcext:value-type="float">
            <text:p>1456002777.71231</text:p>
          </table:table-cell>
          <table:table-cell office:value-type="float" office:value="1456002777.71253" calcext:value-type="float">
            <text:p>1456002777.71253</text:p>
          </table:table-cell>
          <table:table-cell office:value-type="float" office:value="7056" calcext:value-type="float">
            <text:p>7056</text:p>
          </table:table-cell>
          <table:table-cell table:formula="of:=[.B239]-[.B$2]" office:value-type="float" office:value="25.4304456710815" calcext:value-type="float">
            <text:p>25.4304456711</text:p>
          </table:table-cell>
          <table:table-cell table:formula="of:=[.D239]/([.E239]-[.E238])" office:value-type="float" office:value="61406.5488347387" calcext:value-type="float">
            <text:p>61406.5488347387</text:p>
          </table:table-cell>
          <table:table-cell table:formula="of:=[.E239]-[.E238]" office:value-type="float" office:value="0.114906311035156" calcext:value-type="float">
            <text:p>0.11490631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002777.82509" calcext:value-type="float">
            <text:p>1456002777.82509</text:p>
          </table:table-cell>
          <table:table-cell office:value-type="float" office:value="1456002777.82532" calcext:value-type="float">
            <text:p>1456002777.82532</text:p>
          </table:table-cell>
          <table:table-cell office:value-type="float" office:value="6928" calcext:value-type="float">
            <text:p>6928</text:p>
          </table:table-cell>
          <table:table-cell table:formula="of:=[.B240]-[.B$2]" office:value-type="float" office:value="25.5432250499725" calcext:value-type="float">
            <text:p>25.54322505</text:p>
          </table:table-cell>
          <table:table-cell table:formula="of:=[.D240]/([.E240]-[.E239])" office:value-type="float" office:value="61429.6697510311" calcext:value-type="float">
            <text:p>61429.6697510311</text:p>
          </table:table-cell>
          <table:table-cell table:formula="of:=[.E240]-[.E239]" office:value-type="float" office:value="0.112779378890991" calcext:value-type="float">
            <text:p>0.112779378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002777.93632" calcext:value-type="float">
            <text:p>1456002777.93632</text:p>
          </table:table-cell>
          <table:table-cell office:value-type="float" office:value="1456002777.93655" calcext:value-type="float">
            <text:p>1456002777.93655</text:p>
          </table:table-cell>
          <table:table-cell office:value-type="float" office:value="6800" calcext:value-type="float">
            <text:p>6800</text:p>
          </table:table-cell>
          <table:table-cell table:formula="of:=[.B241]-[.B$2]" office:value-type="float" office:value="25.6544556617737" calcext:value-type="float">
            <text:p>25.6544556618</text:p>
          </table:table-cell>
          <table:table-cell table:formula="of:=[.D241]/([.E241]-[.E240])" office:value-type="float" office:value="61134.2497347466" calcext:value-type="float">
            <text:p>61134.2497347466</text:p>
          </table:table-cell>
          <table:table-cell table:formula="of:=[.E241]-[.E240]" office:value-type="float" office:value="0.111230611801147" calcext:value-type="float">
            <text:p>0.11123061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002778.04534" calcext:value-type="float">
            <text:p>1456002778.04534</text:p>
          </table:table-cell>
          <table:table-cell office:value-type="float" office:value="1456002778.04557" calcext:value-type="float">
            <text:p>1456002778.04557</text:p>
          </table:table-cell>
          <table:table-cell office:value-type="float" office:value="6672" calcext:value-type="float">
            <text:p>6672</text:p>
          </table:table-cell>
          <table:table-cell table:formula="of:=[.B242]-[.B$2]" office:value-type="float" office:value="25.7634780406952" calcext:value-type="float">
            <text:p>25.7634780407</text:p>
          </table:table-cell>
          <table:table-cell table:formula="of:=[.D242]/([.E242]-[.E241])" office:value-type="float" office:value="61198.4444478463" calcext:value-type="float">
            <text:p>61198.4444478463</text:p>
          </table:table-cell>
          <table:table-cell table:formula="of:=[.E242]-[.E241]" office:value-type="float" office:value="0.109022378921509" calcext:value-type="float">
            <text:p>0.10902237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002778.15291" calcext:value-type="float">
            <text:p>1456002778.15291</text:p>
          </table:table-cell>
          <table:table-cell office:value-type="float" office:value="1456002778.15314" calcext:value-type="float">
            <text:p>1456002778.15314</text:p>
          </table:table-cell>
          <table:table-cell office:value-type="float" office:value="6544" calcext:value-type="float">
            <text:p>6544</text:p>
          </table:table-cell>
          <table:table-cell table:formula="of:=[.B243]-[.B$2]" office:value-type="float" office:value="25.8710417747498" calcext:value-type="float">
            <text:p>25.8710417747</text:p>
          </table:table-cell>
          <table:table-cell table:formula="of:=[.D243]/([.E243]-[.E242])" office:value-type="float" office:value="60838.349072935" calcext:value-type="float">
            <text:p>60838.349072935</text:p>
          </table:table-cell>
          <table:table-cell table:formula="of:=[.E243]-[.E242]" office:value-type="float" office:value="0.107563734054565" calcext:value-type="float">
            <text:p>0.10756373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002778.25863" calcext:value-type="float">
            <text:p>1456002778.25863</text:p>
          </table:table-cell>
          <table:table-cell office:value-type="float" office:value="1456002778.25885" calcext:value-type="float">
            <text:p>1456002778.25885</text:p>
          </table:table-cell>
          <table:table-cell office:value-type="float" office:value="6416" calcext:value-type="float">
            <text:p>6416</text:p>
          </table:table-cell>
          <table:table-cell table:formula="of:=[.B244]-[.B$2]" office:value-type="float" office:value="25.9767692089081" calcext:value-type="float">
            <text:p>25.9767692089</text:p>
          </table:table-cell>
          <table:table-cell table:formula="of:=[.D244]/([.E244]-[.E243])" office:value-type="float" office:value="60684.3441447008" calcext:value-type="float">
            <text:p>60684.3441447008</text:p>
          </table:table-cell>
          <table:table-cell table:formula="of:=[.E244]-[.E243]" office:value-type="float" office:value="0.105727434158325" calcext:value-type="float">
            <text:p>0.10572743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002778.36252" calcext:value-type="float">
            <text:p>1456002778.36252</text:p>
          </table:table-cell>
          <table:table-cell office:value-type="float" office:value="1456002778.36293" calcext:value-type="float">
            <text:p>1456002778.36293</text:p>
          </table:table-cell>
          <table:table-cell office:value-type="float" office:value="6288" calcext:value-type="float">
            <text:p>6288</text:p>
          </table:table-cell>
          <table:table-cell table:formula="of:=[.B245]-[.B$2]" office:value-type="float" office:value="26.0806510448456" calcext:value-type="float">
            <text:p>26.0806510448</text:p>
          </table:table-cell>
          <table:table-cell table:formula="of:=[.D245]/([.E245]-[.E244])" office:value-type="float" office:value="60530.312573443" calcext:value-type="float">
            <text:p>60530.312573443</text:p>
          </table:table-cell>
          <table:table-cell table:formula="of:=[.E245]-[.E244]" office:value-type="float" office:value="0.1038818359375" calcext:value-type="float">
            <text:p>0.103881835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002778.4647" calcext:value-type="float">
            <text:p>1456002778.4647</text:p>
          </table:table-cell>
          <table:table-cell office:value-type="float" office:value="1456002778.46492" calcext:value-type="float">
            <text:p>1456002778.46492</text:p>
          </table:table-cell>
          <table:table-cell office:value-type="float" office:value="6152" calcext:value-type="float">
            <text:p>6152</text:p>
          </table:table-cell>
          <table:table-cell table:formula="of:=[.B246]-[.B$2]" office:value-type="float" office:value="26.1828320026398" calcext:value-type="float">
            <text:p>26.1828320026</text:p>
          </table:table-cell>
          <table:table-cell table:formula="of:=[.D246]/([.E246]-[.E245])" office:value-type="float" office:value="60206.9126460061" calcext:value-type="float">
            <text:p>60206.9126460061</text:p>
          </table:table-cell>
          <table:table-cell table:formula="of:=[.E246]-[.E245]" office:value-type="float" office:value="0.102180957794189" calcext:value-type="float">
            <text:p>0.10218095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002778.56581" calcext:value-type="float">
            <text:p>1456002778.56581</text:p>
          </table:table-cell>
          <table:table-cell office:value-type="float" office:value="1456002778.56603" calcext:value-type="float">
            <text:p>1456002778.56603</text:p>
          </table:table-cell>
          <table:table-cell office:value-type="float" office:value="6032" calcext:value-type="float">
            <text:p>6032</text:p>
          </table:table-cell>
          <table:table-cell table:formula="of:=[.B247]-[.B$2]" office:value-type="float" office:value="26.2839450836182" calcext:value-type="float">
            <text:p>26.2839450836</text:p>
          </table:table-cell>
          <table:table-cell table:formula="of:=[.D247]/([.E247]-[.E246])" office:value-type="float" office:value="59655.9806271649" calcext:value-type="float">
            <text:p>59655.9806271649</text:p>
          </table:table-cell>
          <table:table-cell table:formula="of:=[.E247]-[.E246]" office:value-type="float" office:value="0.101113080978394" calcext:value-type="float">
            <text:p>0.10111308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002778.66729" calcext:value-type="float">
            <text:p>1456002778.66729</text:p>
          </table:table-cell>
          <table:table-cell office:value-type="float" office:value="1456002778.66751" calcext:value-type="float">
            <text:p>1456002778.66751</text:p>
          </table:table-cell>
          <table:table-cell office:value-type="float" office:value="5904" calcext:value-type="float">
            <text:p>5904</text:p>
          </table:table-cell>
          <table:table-cell table:formula="of:=[.B248]-[.B$2]" office:value-type="float" office:value="26.3854231834412" calcext:value-type="float">
            <text:p>26.3854231834</text:p>
          </table:table-cell>
          <table:table-cell table:formula="of:=[.D248]/([.E248]-[.E247])" office:value-type="float" office:value="58180.0409181684" calcext:value-type="float">
            <text:p>58180.0409181684</text:p>
          </table:table-cell>
          <table:table-cell table:formula="of:=[.E248]-[.E247]" office:value-type="float" office:value="0.101478099822998" calcext:value-type="float">
            <text:p>0.101478099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002778.76905" calcext:value-type="float">
            <text:p>1456002778.76905</text:p>
          </table:table-cell>
          <table:table-cell office:value-type="float" office:value="1456002778.76927" calcext:value-type="float">
            <text:p>1456002778.76927</text:p>
          </table:table-cell>
          <table:table-cell office:value-type="float" office:value="5776" calcext:value-type="float">
            <text:p>5776</text:p>
          </table:table-cell>
          <table:table-cell table:formula="of:=[.B249]-[.B$2]" office:value-type="float" office:value="26.4871809482574" calcext:value-type="float">
            <text:p>26.4871809483</text:p>
          </table:table-cell>
          <table:table-cell table:formula="of:=[.D249]/([.E249]-[.E248])" office:value-type="float" office:value="56762.2530863185" calcext:value-type="float">
            <text:p>56762.2530863185</text:p>
          </table:table-cell>
          <table:table-cell table:formula="of:=[.E249]-[.E248]" office:value-type="float" office:value="0.101757764816284" calcext:value-type="float">
            <text:p>0.101757764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002778.86954" calcext:value-type="float">
            <text:p>1456002778.86954</text:p>
          </table:table-cell>
          <table:table-cell office:value-type="float" office:value="1456002778.86977" calcext:value-type="float">
            <text:p>1456002778.86977</text:p>
          </table:table-cell>
          <table:table-cell office:value-type="float" office:value="5648" calcext:value-type="float">
            <text:p>5648</text:p>
          </table:table-cell>
          <table:table-cell table:formula="of:=[.B250]-[.B$2]" office:value-type="float" office:value="26.5876748561859" calcext:value-type="float">
            <text:p>26.5876748562</text:p>
          </table:table-cell>
          <table:table-cell table:formula="of:=[.D250]/([.E250]-[.E249])" office:value-type="float" office:value="56202.4118319723" calcext:value-type="float">
            <text:p>56202.4118319723</text:p>
          </table:table-cell>
          <table:table-cell table:formula="of:=[.E250]-[.E249]" office:value-type="float" office:value="0.100493907928467" calcext:value-type="float">
            <text:p>0.10049390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002778.96998" calcext:value-type="float">
            <text:p>1456002778.96998</text:p>
          </table:table-cell>
          <table:table-cell office:value-type="float" office:value="1456002778.97021" calcext:value-type="float">
            <text:p>1456002778.97021</text:p>
          </table:table-cell>
          <table:table-cell office:value-type="float" office:value="5528" calcext:value-type="float">
            <text:p>5528</text:p>
          </table:table-cell>
          <table:table-cell table:formula="of:=[.B251]-[.B$2]" office:value-type="float" office:value="26.6881103515625" calcext:value-type="float">
            <text:p>26.6881103516</text:p>
          </table:table-cell>
          <table:table-cell table:formula="of:=[.D251]/([.E251]-[.E250])" office:value-type="float" office:value="55040.3020294025" calcext:value-type="float">
            <text:p>55040.3020294025</text:p>
          </table:table-cell>
          <table:table-cell table:formula="of:=[.E251]-[.E250]" office:value-type="float" office:value="0.100435495376587" calcext:value-type="float">
            <text:p>0.100435495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002779.07113" calcext:value-type="float">
            <text:p>1456002779.07113</text:p>
          </table:table-cell>
          <table:table-cell office:value-type="float" office:value="1456002779.07135" calcext:value-type="float">
            <text:p>1456002779.07135</text:p>
          </table:table-cell>
          <table:table-cell office:value-type="float" office:value="5408" calcext:value-type="float">
            <text:p>5408</text:p>
          </table:table-cell>
          <table:table-cell table:formula="of:=[.B252]-[.B$2]" office:value-type="float" office:value="26.7892656326294" calcext:value-type="float">
            <text:p>26.7892656326</text:p>
          </table:table-cell>
          <table:table-cell table:formula="of:=[.D252]/([.E252]-[.E251])" office:value-type="float" office:value="53462.3594829781" calcext:value-type="float">
            <text:p>53462.3594829781</text:p>
          </table:table-cell>
          <table:table-cell table:formula="of:=[.E252]-[.E251]" office:value-type="float" office:value="0.101155281066895" calcext:value-type="float">
            <text:p>0.10115528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002779.17202" calcext:value-type="float">
            <text:p>1456002779.17202</text:p>
          </table:table-cell>
          <table:table-cell office:value-type="float" office:value="1456002779.17225" calcext:value-type="float">
            <text:p>1456002779.17225</text:p>
          </table:table-cell>
          <table:table-cell office:value-type="float" office:value="5296" calcext:value-type="float">
            <text:p>5296</text:p>
          </table:table-cell>
          <table:table-cell table:formula="of:=[.B253]-[.B$2]" office:value-type="float" office:value="26.8901541233063" calcext:value-type="float">
            <text:p>26.8901541233</text:p>
          </table:table-cell>
          <table:table-cell table:formula="of:=[.D253]/([.E253]-[.E252])" office:value-type="float" office:value="52493.5992645756" calcext:value-type="float">
            <text:p>52493.5992645756</text:p>
          </table:table-cell>
          <table:table-cell table:formula="of:=[.E253]-[.E252]" office:value-type="float" office:value="0.10088849067688" calcext:value-type="float">
            <text:p>0.100888490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002779.27317" calcext:value-type="float">
            <text:p>1456002779.27317</text:p>
          </table:table-cell>
          <table:table-cell office:value-type="float" office:value="1456002779.27339" calcext:value-type="float">
            <text:p>1456002779.27339</text:p>
          </table:table-cell>
          <table:table-cell office:value-type="float" office:value="5184" calcext:value-type="float">
            <text:p>5184</text:p>
          </table:table-cell>
          <table:table-cell table:formula="of:=[.B254]-[.B$2]" office:value-type="float" office:value="26.9913065433502" calcext:value-type="float">
            <text:p>26.9913065434</text:p>
          </table:table-cell>
          <table:table-cell table:formula="of:=[.D254]/([.E254]-[.E253])" office:value-type="float" office:value="51249.3917372202" calcext:value-type="float">
            <text:p>51249.3917372202</text:p>
          </table:table-cell>
          <table:table-cell table:formula="of:=[.E254]-[.E253]" office:value-type="float" office:value="0.101152420043945" calcext:value-type="float">
            <text:p>0.1011524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002779.37257" calcext:value-type="float">
            <text:p>1456002779.37257</text:p>
          </table:table-cell>
          <table:table-cell office:value-type="float" office:value="1456002779.3728" calcext:value-type="float">
            <text:p>1456002779.3728</text:p>
          </table:table-cell>
          <table:table-cell office:value-type="float" office:value="5080" calcext:value-type="float">
            <text:p>5080</text:p>
          </table:table-cell>
          <table:table-cell table:formula="of:=[.B255]-[.B$2]" office:value-type="float" office:value="27.0907037258148" calcext:value-type="float">
            <text:p>27.0907037258</text:p>
          </table:table-cell>
          <table:table-cell table:formula="of:=[.D255]/([.E255]-[.E254])" office:value-type="float" office:value="51108.0885196041" calcext:value-type="float">
            <text:p>51108.0885196041</text:p>
          </table:table-cell>
          <table:table-cell table:formula="of:=[.E255]-[.E254]" office:value-type="float" office:value="0.0993971824645996" calcext:value-type="float">
            <text:p>0.09939718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002779.47213" calcext:value-type="float">
            <text:p>1456002779.47213</text:p>
          </table:table-cell>
          <table:table-cell office:value-type="float" office:value="1456002779.47236" calcext:value-type="float">
            <text:p>1456002779.47236</text:p>
          </table:table-cell>
          <table:table-cell office:value-type="float" office:value="4976" calcext:value-type="float">
            <text:p>4976</text:p>
          </table:table-cell>
          <table:table-cell table:formula="of:=[.B256]-[.B$2]" office:value-type="float" office:value="27.1902682781219" calcext:value-type="float">
            <text:p>27.1902682781</text:p>
          </table:table-cell>
          <table:table-cell table:formula="of:=[.D256]/([.E256]-[.E255])" office:value-type="float" office:value="49977.6264212029" calcext:value-type="float">
            <text:p>49977.6264212029</text:p>
          </table:table-cell>
          <table:table-cell table:formula="of:=[.E256]-[.E255]" office:value-type="float" office:value="0.0995645523071289" calcext:value-type="float">
            <text:p>0.09956455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002779.57243" calcext:value-type="float">
            <text:p>1456002779.57243</text:p>
          </table:table-cell>
          <table:table-cell office:value-type="float" office:value="1456002779.57267" calcext:value-type="float">
            <text:p>1456002779.57267</text:p>
          </table:table-cell>
          <table:table-cell office:value-type="float" office:value="4880" calcext:value-type="float">
            <text:p>4880</text:p>
          </table:table-cell>
          <table:table-cell table:formula="of:=[.B257]-[.B$2]" office:value-type="float" office:value="27.2905645370483" calcext:value-type="float">
            <text:p>27.290564537</text:p>
          </table:table-cell>
          <table:table-cell table:formula="of:=[.D257]/([.E257]-[.E256])" office:value-type="float" office:value="48655.8526931845" calcext:value-type="float">
            <text:p>48655.8526931845</text:p>
          </table:table-cell>
          <table:table-cell table:formula="of:=[.E257]-[.E256]" office:value-type="float" office:value="0.100296258926392" calcext:value-type="float">
            <text:p>0.100296258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002779.67506" calcext:value-type="float">
            <text:p>1456002779.67506</text:p>
          </table:table-cell>
          <table:table-cell office:value-type="float" office:value="1456002779.67547" calcext:value-type="float">
            <text:p>1456002779.67547</text:p>
          </table:table-cell>
          <table:table-cell office:value-type="float" office:value="4792" calcext:value-type="float">
            <text:p>4792</text:p>
          </table:table-cell>
          <table:table-cell table:formula="of:=[.B258]-[.B$2]" office:value-type="float" office:value="27.3931963443756" calcext:value-type="float">
            <text:p>27.3931963444</text:p>
          </table:table-cell>
          <table:table-cell table:formula="of:=[.D258]/([.E258]-[.E257])" office:value-type="float" office:value="46691.1781522014" calcext:value-type="float">
            <text:p>46691.1781522014</text:p>
          </table:table-cell>
          <table:table-cell table:formula="of:=[.E258]-[.E257]" office:value-type="float" office:value="0.102631807327271" calcext:value-type="float">
            <text:p>0.102631807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002779.78329" calcext:value-type="float">
            <text:p>1456002779.78329</text:p>
          </table:table-cell>
          <table:table-cell office:value-type="float" office:value="1456002779.78351" calcext:value-type="float">
            <text:p>1456002779.78351</text:p>
          </table:table-cell>
          <table:table-cell office:value-type="float" office:value="4696" calcext:value-type="float">
            <text:p>4696</text:p>
          </table:table-cell>
          <table:table-cell table:formula="of:=[.B259]-[.B$2]" office:value-type="float" office:value="27.5014219284058" calcext:value-type="float">
            <text:p>27.5014219284</text:p>
          </table:table-cell>
          <table:table-cell table:formula="of:=[.D259]/([.E259]-[.E258])" office:value-type="float" office:value="43390.8492347956" calcext:value-type="float">
            <text:p>43390.8492347956</text:p>
          </table:table-cell>
          <table:table-cell table:formula="of:=[.E259]-[.E258]" office:value-type="float" office:value="0.108225584030151" calcext:value-type="float">
            <text:p>0.10822558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002779.88303" calcext:value-type="float">
            <text:p>1456002779.88303</text:p>
          </table:table-cell>
          <table:table-cell office:value-type="float" office:value="1456002779.88325" calcext:value-type="float">
            <text:p>1456002779.88325</text:p>
          </table:table-cell>
          <table:table-cell office:value-type="float" office:value="4624" calcext:value-type="float">
            <text:p>4624</text:p>
          </table:table-cell>
          <table:table-cell table:formula="of:=[.B260]-[.B$2]" office:value-type="float" office:value="27.6011626720428" calcext:value-type="float">
            <text:p>27.601162672</text:p>
          </table:table-cell>
          <table:table-cell table:formula="of:=[.D260]/([.E260]-[.E259])" office:value-type="float" office:value="46360.1917469636" calcext:value-type="float">
            <text:p>46360.1917469636</text:p>
          </table:table-cell>
          <table:table-cell table:formula="of:=[.E260]-[.E259]" office:value-type="float" office:value="0.099740743637085" calcext:value-type="float">
            <text:p>0.09974074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002779.98357" calcext:value-type="float">
            <text:p>1456002779.98357</text:p>
          </table:table-cell>
          <table:table-cell office:value-type="float" office:value="1456002779.98381" calcext:value-type="float">
            <text:p>1456002779.98381</text:p>
          </table:table-cell>
          <table:table-cell office:value-type="float" office:value="4552" calcext:value-type="float">
            <text:p>4552</text:p>
          </table:table-cell>
          <table:table-cell table:formula="of:=[.B261]-[.B$2]" office:value-type="float" office:value="27.7017080783844" calcext:value-type="float">
            <text:p>27.7017080784</text:p>
          </table:table-cell>
          <table:table-cell table:formula="of:=[.D261]/([.E261]-[.E260])" office:value-type="float" office:value="45273.0777628652" calcext:value-type="float">
            <text:p>45273.0777628652</text:p>
          </table:table-cell>
          <table:table-cell table:formula="of:=[.E261]-[.E260]" office:value-type="float" office:value="0.100545406341553" calcext:value-type="float">
            <text:p>0.10054540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002780.08376" calcext:value-type="float">
            <text:p>1456002780.08376</text:p>
          </table:table-cell>
          <table:table-cell office:value-type="float" office:value="1456002780.08398" calcext:value-type="float">
            <text:p>1456002780.08398</text:p>
          </table:table-cell>
          <table:table-cell office:value-type="float" office:value="4488" calcext:value-type="float">
            <text:p>4488</text:p>
          </table:table-cell>
          <table:table-cell table:formula="of:=[.B262]-[.B$2]" office:value-type="float" office:value="27.8018934726715" calcext:value-type="float">
            <text:p>27.8018934727</text:p>
          </table:table-cell>
          <table:table-cell table:formula="of:=[.D262]/([.E262]-[.E261])" office:value-type="float" office:value="44796.9490157255" calcext:value-type="float">
            <text:p>44796.9490157255</text:p>
          </table:table-cell>
          <table:table-cell table:formula="of:=[.E262]-[.E261]" office:value-type="float" office:value="0.100185394287109" calcext:value-type="float">
            <text:p>0.100185394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002780.18634" calcext:value-type="float">
            <text:p>1456002780.18634</text:p>
          </table:table-cell>
          <table:table-cell office:value-type="float" office:value="1456002780.18656" calcext:value-type="float">
            <text:p>1456002780.18656</text:p>
          </table:table-cell>
          <table:table-cell office:value-type="float" office:value="4440" calcext:value-type="float">
            <text:p>4440</text:p>
          </table:table-cell>
          <table:table-cell table:formula="of:=[.B263]-[.B$2]" office:value-type="float" office:value="27.9044713973999" calcext:value-type="float">
            <text:p>27.9044713974</text:p>
          </table:table-cell>
          <table:table-cell table:formula="of:=[.D263]/([.E263]-[.E262])" office:value-type="float" office:value="43284.1667615743" calcext:value-type="float">
            <text:p>43284.1667615743</text:p>
          </table:table-cell>
          <table:table-cell table:formula="of:=[.E263]-[.E262]" office:value-type="float" office:value="0.102577924728394" calcext:value-type="float">
            <text:p>0.102577924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002780.28772" calcext:value-type="float">
            <text:p>1456002780.28772</text:p>
          </table:table-cell>
          <table:table-cell office:value-type="float" office:value="1456002780.28794" calcext:value-type="float">
            <text:p>1456002780.28794</text:p>
          </table:table-cell>
          <table:table-cell office:value-type="float" office:value="4392" calcext:value-type="float">
            <text:p>4392</text:p>
          </table:table-cell>
          <table:table-cell table:formula="of:=[.B264]-[.B$2]" office:value-type="float" office:value="28.0058534145355" calcext:value-type="float">
            <text:p>28.0058534145</text:p>
          </table:table-cell>
          <table:table-cell table:formula="of:=[.D264]/([.E264]-[.E263])" office:value-type="float" office:value="43321.2923168096" calcext:value-type="float">
            <text:p>43321.2923168096</text:p>
          </table:table-cell>
          <table:table-cell table:formula="of:=[.E264]-[.E263]" office:value-type="float" office:value="0.10138201713562" calcext:value-type="float">
            <text:p>0.101382017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002780.38748" calcext:value-type="float">
            <text:p>1456002780.38748</text:p>
          </table:table-cell>
          <table:table-cell office:value-type="float" office:value="1456002780.3877" calcext:value-type="float">
            <text:p>1456002780.3877</text:p>
          </table:table-cell>
          <table:table-cell office:value-type="float" office:value="4352" calcext:value-type="float">
            <text:p>4352</text:p>
          </table:table-cell>
          <table:table-cell table:formula="of:=[.B265]-[.B$2]" office:value-type="float" office:value="28.1056151390076" calcext:value-type="float">
            <text:p>28.105615139</text:p>
          </table:table-cell>
          <table:table-cell table:formula="of:=[.D265]/([.E265]-[.E264])" office:value-type="float" office:value="43623.9451857057" calcext:value-type="float">
            <text:p>43623.9451857057</text:p>
          </table:table-cell>
          <table:table-cell table:formula="of:=[.E265]-[.E264]" office:value-type="float" office:value="0.0997617244720459" calcext:value-type="float">
            <text:p>0.099761724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002780.48778" calcext:value-type="float">
            <text:p>1456002780.48778</text:p>
          </table:table-cell>
          <table:table-cell office:value-type="float" office:value="1456002780.488" calcext:value-type="float">
            <text:p>1456002780.488</text:p>
          </table:table-cell>
          <table:table-cell office:value-type="float" office:value="4328" calcext:value-type="float">
            <text:p>4328</text:p>
          </table:table-cell>
          <table:table-cell table:formula="of:=[.B266]-[.B$2]" office:value-type="float" office:value="28.2059118747711" calcext:value-type="float">
            <text:p>28.2059118748</text:p>
          </table:table-cell>
          <table:table-cell table:formula="of:=[.D266]/([.E266]-[.E265])" office:value-type="float" office:value="43151.952723599" calcext:value-type="float">
            <text:p>43151.952723599</text:p>
          </table:table-cell>
          <table:table-cell table:formula="of:=[.E266]-[.E265]" office:value-type="float" office:value="0.10029673576355" calcext:value-type="float">
            <text:p>0.10029673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002780.58923" calcext:value-type="float">
            <text:p>1456002780.58923</text:p>
          </table:table-cell>
          <table:table-cell office:value-type="float" office:value="1456002780.58946" calcext:value-type="float">
            <text:p>1456002780.58946</text:p>
          </table:table-cell>
          <table:table-cell office:value-type="float" office:value="4304" calcext:value-type="float">
            <text:p>4304</text:p>
          </table:table-cell>
          <table:table-cell table:formula="of:=[.B267]-[.B$2]" office:value-type="float" office:value="28.3073692321777" calcext:value-type="float">
            <text:p>28.3073692322</text:p>
          </table:table-cell>
          <table:table-cell table:formula="of:=[.D267]/([.E267]-[.E266])" office:value-type="float" office:value="42421.7632906663" calcext:value-type="float">
            <text:p>42421.7632906663</text:p>
          </table:table-cell>
          <table:table-cell table:formula="of:=[.E267]-[.E266]" office:value-type="float" office:value="0.101457357406616" calcext:value-type="float">
            <text:p>0.10145735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002780.69006" calcext:value-type="float">
            <text:p>1456002780.69006</text:p>
          </table:table-cell>
          <table:table-cell office:value-type="float" office:value="1456002780.69029" calcext:value-type="float">
            <text:p>1456002780.69029</text:p>
          </table:table-cell>
          <table:table-cell office:value-type="float" office:value="4296" calcext:value-type="float">
            <text:p>4296</text:p>
          </table:table-cell>
          <table:table-cell table:formula="of:=[.B268]-[.B$2]" office:value-type="float" office:value="28.4082000255585" calcext:value-type="float">
            <text:p>28.4082000256</text:p>
          </table:table-cell>
          <table:table-cell table:formula="of:=[.D268]/([.E268]-[.E267])" office:value-type="float" office:value="42606.0319071208" calcext:value-type="float">
            <text:p>42606.0319071208</text:p>
          </table:table-cell>
          <table:table-cell table:formula="of:=[.E268]-[.E267]" office:value-type="float" office:value="0.100830793380737" calcext:value-type="float">
            <text:p>0.100830793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002780.79062" calcext:value-type="float">
            <text:p>1456002780.79062</text:p>
          </table:table-cell>
          <table:table-cell office:value-type="float" office:value="1456002780.79084" calcext:value-type="float">
            <text:p>1456002780.79084</text:p>
          </table:table-cell>
          <table:table-cell office:value-type="float" office:value="4296" calcext:value-type="float">
            <text:p>4296</text:p>
          </table:table-cell>
          <table:table-cell table:formula="of:=[.B269]-[.B$2]" office:value-type="float" office:value="28.5087585449219" calcext:value-type="float">
            <text:p>28.5087585449</text:p>
          </table:table-cell>
          <table:table-cell table:formula="of:=[.D269]/([.E269]-[.E268])" office:value-type="float" office:value="42721.3927491802" calcext:value-type="float">
            <text:p>42721.3927491802</text:p>
          </table:table-cell>
          <table:table-cell table:formula="of:=[.E269]-[.E268]" office:value-type="float" office:value="0.100558519363403" calcext:value-type="float">
            <text:p>0.100558519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002780.88965" calcext:value-type="float">
            <text:p>1456002780.88965</text:p>
          </table:table-cell>
          <table:table-cell office:value-type="float" office:value="1456002780.88986" calcext:value-type="float">
            <text:p>1456002780.88986</text:p>
          </table:table-cell>
          <table:table-cell office:value-type="float" office:value="4296" calcext:value-type="float">
            <text:p>4296</text:p>
          </table:table-cell>
          <table:table-cell table:formula="of:=[.B270]-[.B$2]" office:value-type="float" office:value="28.607784986496" calcext:value-type="float">
            <text:p>28.6077849865</text:p>
          </table:table-cell>
          <table:table-cell table:formula="of:=[.D270]/([.E270]-[.E269])" office:value-type="float" office:value="43382.3525485919" calcext:value-type="float">
            <text:p>43382.3525485919</text:p>
          </table:table-cell>
          <table:table-cell table:formula="of:=[.E270]-[.E269]" office:value-type="float" office:value="0.0990264415740967" calcext:value-type="float">
            <text:p>0.099026441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002780.98847" calcext:value-type="float">
            <text:p>1456002780.98847</text:p>
          </table:table-cell>
          <table:table-cell office:value-type="float" office:value="1456002780.9887" calcext:value-type="float">
            <text:p>1456002780.9887</text:p>
          </table:table-cell>
          <table:table-cell office:value-type="float" office:value="4312" calcext:value-type="float">
            <text:p>4312</text:p>
          </table:table-cell>
          <table:table-cell table:formula="of:=[.B271]-[.B$2]" office:value-type="float" office:value="28.7066078186035" calcext:value-type="float">
            <text:p>28.7066078186</text:p>
          </table:table-cell>
          <table:table-cell table:formula="of:=[.D271]/([.E271]-[.E270])" office:value-type="float" office:value="43633.6412146888" calcext:value-type="float">
            <text:p>43633.6412146888</text:p>
          </table:table-cell>
          <table:table-cell table:formula="of:=[.E271]-[.E270]" office:value-type="float" office:value="0.0988228321075439" calcext:value-type="float">
            <text:p>0.098822832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002781.08899" calcext:value-type="float">
            <text:p>1456002781.08899</text:p>
          </table:table-cell>
          <table:table-cell office:value-type="float" office:value="1456002781.08921" calcext:value-type="float">
            <text:p>1456002781.08921</text:p>
          </table:table-cell>
          <table:table-cell office:value-type="float" office:value="4336" calcext:value-type="float">
            <text:p>4336</text:p>
          </table:table-cell>
          <table:table-cell table:formula="of:=[.B272]-[.B$2]" office:value-type="float" office:value="28.8071203231812" calcext:value-type="float">
            <text:p>28.8071203232</text:p>
          </table:table-cell>
          <table:table-cell table:formula="of:=[.D272]/([.E272]-[.E271])" office:value-type="float" office:value="43138.9111058399" calcext:value-type="float">
            <text:p>43138.9111058399</text:p>
          </table:table-cell>
          <table:table-cell table:formula="of:=[.E272]-[.E271]" office:value-type="float" office:value="0.100512504577637" calcext:value-type="float">
            <text:p>0.100512504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002781.18911" calcext:value-type="float">
            <text:p>1456002781.18911</text:p>
          </table:table-cell>
          <table:table-cell office:value-type="float" office:value="1456002781.18944" calcext:value-type="float">
            <text:p>1456002781.18944</text:p>
          </table:table-cell>
          <table:table-cell office:value-type="float" office:value="4368" calcext:value-type="float">
            <text:p>4368</text:p>
          </table:table-cell>
          <table:table-cell table:formula="of:=[.B273]-[.B$2]" office:value-type="float" office:value="28.9072425365448" calcext:value-type="float">
            <text:p>28.9072425365</text:p>
          </table:table-cell>
          <table:table-cell table:formula="of:=[.D273]/([.E273]-[.E272])" office:value-type="float" office:value="43626.6823640351" calcext:value-type="float">
            <text:p>43626.6823640351</text:p>
          </table:table-cell>
          <table:table-cell table:formula="of:=[.E273]-[.E272]" office:value-type="float" office:value="0.100122213363647" calcext:value-type="float">
            <text:p>0.100122213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002781.28926" calcext:value-type="float">
            <text:p>1456002781.28926</text:p>
          </table:table-cell>
          <table:table-cell office:value-type="float" office:value="1456002781.28947" calcext:value-type="float">
            <text:p>1456002781.28947</text:p>
          </table:table-cell>
          <table:table-cell office:value-type="float" office:value="4408" calcext:value-type="float">
            <text:p>4408</text:p>
          </table:table-cell>
          <table:table-cell table:formula="of:=[.B274]-[.B$2]" office:value-type="float" office:value="29.0073962211609" calcext:value-type="float">
            <text:p>29.0073962212</text:p>
          </table:table-cell>
          <table:table-cell table:formula="of:=[.D274]/([.E274]-[.E273])" office:value-type="float" office:value="44012.3597738499" calcext:value-type="float">
            <text:p>44012.3597738499</text:p>
          </table:table-cell>
          <table:table-cell table:formula="of:=[.E274]-[.E273]" office:value-type="float" office:value="0.100153684616089" calcext:value-type="float">
            <text:p>0.100153684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002781.38766" calcext:value-type="float">
            <text:p>1456002781.38766</text:p>
          </table:table-cell>
          <table:table-cell office:value-type="float" office:value="1456002781.38788" calcext:value-type="float">
            <text:p>1456002781.38788</text:p>
          </table:table-cell>
          <table:table-cell office:value-type="float" office:value="4456" calcext:value-type="float">
            <text:p>4456</text:p>
          </table:table-cell>
          <table:table-cell table:formula="of:=[.B275]-[.B$2]" office:value-type="float" office:value="29.1057953834534" calcext:value-type="float">
            <text:p>29.1057953835</text:p>
          </table:table-cell>
          <table:table-cell table:formula="of:=[.D275]/([.E275]-[.E274])" office:value-type="float" office:value="45284.9383692418" calcext:value-type="float">
            <text:p>45284.9383692418</text:p>
          </table:table-cell>
          <table:table-cell table:formula="of:=[.E275]-[.E274]" office:value-type="float" office:value="0.0983991622924805" calcext:value-type="float">
            <text:p>0.098399162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002781.48707" calcext:value-type="float">
            <text:p>1456002781.48707</text:p>
          </table:table-cell>
          <table:table-cell office:value-type="float" office:value="1456002781.48729" calcext:value-type="float">
            <text:p>1456002781.48729</text:p>
          </table:table-cell>
          <table:table-cell office:value-type="float" office:value="4520" calcext:value-type="float">
            <text:p>4520</text:p>
          </table:table-cell>
          <table:table-cell table:formula="of:=[.B276]-[.B$2]" office:value-type="float" office:value="29.2052094936371" calcext:value-type="float">
            <text:p>29.2052094936</text:p>
          </table:table-cell>
          <table:table-cell table:formula="of:=[.D276]/([.E276]-[.E275])" office:value-type="float" office:value="45466.3829072866" calcext:value-type="float">
            <text:p>45466.3829072866</text:p>
          </table:table-cell>
          <table:table-cell table:formula="of:=[.E276]-[.E275]" office:value-type="float" office:value="0.0994141101837158" calcext:value-type="float">
            <text:p>0.099414110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002781.58682" calcext:value-type="float">
            <text:p>1456002781.58682</text:p>
          </table:table-cell>
          <table:table-cell office:value-type="float" office:value="1456002781.58704" calcext:value-type="float">
            <text:p>1456002781.58704</text:p>
          </table:table-cell>
          <table:table-cell office:value-type="float" office:value="4584" calcext:value-type="float">
            <text:p>4584</text:p>
          </table:table-cell>
          <table:table-cell table:formula="of:=[.B277]-[.B$2]" office:value-type="float" office:value="29.3049538135529" calcext:value-type="float">
            <text:p>29.3049538136</text:p>
          </table:table-cell>
          <table:table-cell table:formula="of:=[.D277]/([.E277]-[.E276])" office:value-type="float" office:value="45957.5041854106" calcext:value-type="float">
            <text:p>45957.5041854106</text:p>
          </table:table-cell>
          <table:table-cell table:formula="of:=[.E277]-[.E276]" office:value-type="float" office:value="0.0997443199157715" calcext:value-type="float">
            <text:p>0.099744319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002781.68714" calcext:value-type="float">
            <text:p>1456002781.68714</text:p>
          </table:table-cell>
          <table:table-cell office:value-type="float" office:value="1456002781.68735" calcext:value-type="float">
            <text:p>1456002781.68735</text:p>
          </table:table-cell>
          <table:table-cell office:value-type="float" office:value="4656" calcext:value-type="float">
            <text:p>4656</text:p>
          </table:table-cell>
          <table:table-cell table:formula="of:=[.B278]-[.B$2]" office:value-type="float" office:value="29.4052736759186" calcext:value-type="float">
            <text:p>29.4052736759</text:p>
          </table:table-cell>
          <table:table-cell table:formula="of:=[.D278]/([.E278]-[.E277])" office:value-type="float" office:value="46411.5469280275" calcext:value-type="float">
            <text:p>46411.5469280275</text:p>
          </table:table-cell>
          <table:table-cell table:formula="of:=[.E278]-[.E277]" office:value-type="float" office:value="0.100319862365723" calcext:value-type="float">
            <text:p>0.10031986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002781.78731" calcext:value-type="float">
            <text:p>1456002781.78731</text:p>
          </table:table-cell>
          <table:table-cell office:value-type="float" office:value="1456002781.78752" calcext:value-type="float">
            <text:p>1456002781.78752</text:p>
          </table:table-cell>
          <table:table-cell office:value-type="float" office:value="4728" calcext:value-type="float">
            <text:p>4728</text:p>
          </table:table-cell>
          <table:table-cell table:formula="of:=[.B279]-[.B$2]" office:value-type="float" office:value="29.505441904068" calcext:value-type="float">
            <text:p>29.5054419041</text:p>
          </table:table-cell>
          <table:table-cell table:formula="of:=[.D279]/([.E279]-[.E278])" office:value-type="float" office:value="47200.5953119942" calcext:value-type="float">
            <text:p>47200.5953119942</text:p>
          </table:table-cell>
          <table:table-cell table:formula="of:=[.E279]-[.E278]" office:value-type="float" office:value="0.100168228149414" calcext:value-type="float">
            <text:p>0.100168228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002781.88657" calcext:value-type="float">
            <text:p>1456002781.88657</text:p>
          </table:table-cell>
          <table:table-cell office:value-type="float" office:value="1456002781.88679" calcext:value-type="float">
            <text:p>1456002781.88679</text:p>
          </table:table-cell>
          <table:table-cell office:value-type="float" office:value="4816" calcext:value-type="float">
            <text:p>4816</text:p>
          </table:table-cell>
          <table:table-cell table:formula="of:=[.B280]-[.B$2]" office:value-type="float" office:value="29.6047072410583" calcext:value-type="float">
            <text:p>29.6047072411</text:p>
          </table:table-cell>
          <table:table-cell table:formula="of:=[.D280]/([.E280]-[.E279])" office:value-type="float" office:value="48516.4322815715" calcext:value-type="float">
            <text:p>48516.4322815715</text:p>
          </table:table-cell>
          <table:table-cell table:formula="of:=[.E280]-[.E279]" office:value-type="float" office:value="0.0992653369903564" calcext:value-type="float">
            <text:p>0.09926533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002781.98639" calcext:value-type="float">
            <text:p>1456002781.98639</text:p>
          </table:table-cell>
          <table:table-cell office:value-type="float" office:value="1456002781.98662" calcext:value-type="float">
            <text:p>1456002781.98662</text:p>
          </table:table-cell>
          <table:table-cell office:value-type="float" office:value="4912" calcext:value-type="float">
            <text:p>4912</text:p>
          </table:table-cell>
          <table:table-cell table:formula="of:=[.B281]-[.B$2]" office:value-type="float" office:value="29.7045266628265" calcext:value-type="float">
            <text:p>29.7045266628</text:p>
          </table:table-cell>
          <table:table-cell table:formula="of:=[.D281]/([.E281]-[.E280])" office:value-type="float" office:value="49208.8604901678" calcext:value-type="float">
            <text:p>49208.8604901678</text:p>
          </table:table-cell>
          <table:table-cell table:formula="of:=[.E281]-[.E280]" office:value-type="float" office:value="0.0998194217681885" calcext:value-type="float">
            <text:p>0.09981942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002782.08621" calcext:value-type="float">
            <text:p>1456002782.08621</text:p>
          </table:table-cell>
          <table:table-cell office:value-type="float" office:value="1456002782.08643" calcext:value-type="float">
            <text:p>1456002782.08643</text:p>
          </table:table-cell>
          <table:table-cell office:value-type="float" office:value="5008" calcext:value-type="float">
            <text:p>5008</text:p>
          </table:table-cell>
          <table:table-cell table:formula="of:=[.B282]-[.B$2]" office:value-type="float" office:value="29.8043491840363" calcext:value-type="float">
            <text:p>29.804349184</text:p>
          </table:table-cell>
          <table:table-cell table:formula="of:=[.D282]/([.E282]-[.E281])" office:value-type="float" office:value="50169.0394042313" calcext:value-type="float">
            <text:p>50169.0394042313</text:p>
          </table:table-cell>
          <table:table-cell table:formula="of:=[.E282]-[.E281]" office:value-type="float" office:value="0.0998225212097168" calcext:value-type="float">
            <text:p>0.099822521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002782.18596" calcext:value-type="float">
            <text:p>1456002782.18596</text:p>
          </table:table-cell>
          <table:table-cell office:value-type="float" office:value="1456002782.18618" calcext:value-type="float">
            <text:p>1456002782.18618</text:p>
          </table:table-cell>
          <table:table-cell office:value-type="float" office:value="5104" calcext:value-type="float">
            <text:p>5104</text:p>
          </table:table-cell>
          <table:table-cell table:formula="of:=[.B283]-[.B$2]" office:value-type="float" office:value="29.9040997028351" calcext:value-type="float">
            <text:p>29.9040997028</text:p>
          </table:table-cell>
          <table:table-cell table:formula="of:=[.D283]/([.E283]-[.E282])" office:value-type="float" office:value="51167.6536770049" calcext:value-type="float">
            <text:p>51167.6536770049</text:p>
          </table:table-cell>
          <table:table-cell table:formula="of:=[.E283]-[.E282]" office:value-type="float" office:value="0.0997505187988281" calcext:value-type="float">
            <text:p>0.099750518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002782.28555" calcext:value-type="float">
            <text:p>1456002782.28555</text:p>
          </table:table-cell>
          <table:table-cell office:value-type="float" office:value="1456002782.28576" calcext:value-type="float">
            <text:p>1456002782.28576</text:p>
          </table:table-cell>
          <table:table-cell office:value-type="float" office:value="5216" calcext:value-type="float">
            <text:p>5216</text:p>
          </table:table-cell>
          <table:table-cell table:formula="of:=[.B284]-[.B$2]" office:value-type="float" office:value="30.0036869049072" calcext:value-type="float">
            <text:p>30.0036869049</text:p>
          </table:table-cell>
          <table:table-cell table:formula="of:=[.D284]/([.E284]-[.E283])" office:value-type="float" office:value="52376.2079009047" calcext:value-type="float">
            <text:p>52376.2079009047</text:p>
          </table:table-cell>
          <table:table-cell table:formula="of:=[.E284]-[.E283]" office:value-type="float" office:value="0.0995872020721436" calcext:value-type="float">
            <text:p>0.09958720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002782.3852" calcext:value-type="float">
            <text:p>1456002782.3852</text:p>
          </table:table-cell>
          <table:table-cell office:value-type="float" office:value="1456002782.38541" calcext:value-type="float">
            <text:p>1456002782.38541</text:p>
          </table:table-cell>
          <table:table-cell office:value-type="float" office:value="5328" calcext:value-type="float">
            <text:p>5328</text:p>
          </table:table-cell>
          <table:table-cell table:formula="of:=[.B285]-[.B$2]" office:value-type="float" office:value="30.1033356189728" calcext:value-type="float">
            <text:p>30.103335619</text:p>
          </table:table-cell>
          <table:table-cell table:formula="of:=[.D285]/([.E285]-[.E284])" office:value-type="float" office:value="53467.8249484995" calcext:value-type="float">
            <text:p>53467.8249484995</text:p>
          </table:table-cell>
          <table:table-cell table:formula="of:=[.E285]-[.E284]" office:value-type="float" office:value="0.0996487140655518" calcext:value-type="float">
            <text:p>0.099648714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002782.48463" calcext:value-type="float">
            <text:p>1456002782.48463</text:p>
          </table:table-cell>
          <table:table-cell office:value-type="float" office:value="1456002782.48484" calcext:value-type="float">
            <text:p>1456002782.48484</text:p>
          </table:table-cell>
          <table:table-cell office:value-type="float" office:value="5440" calcext:value-type="float">
            <text:p>5440</text:p>
          </table:table-cell>
          <table:table-cell table:formula="of:=[.B286]-[.B$2]" office:value-type="float" office:value="30.2027635574341" calcext:value-type="float">
            <text:p>30.2027635574</text:p>
          </table:table-cell>
          <table:table-cell table:formula="of:=[.D286]/([.E286]-[.E285])" office:value-type="float" office:value="54712.9919838094" calcext:value-type="float">
            <text:p>54712.9919838094</text:p>
          </table:table-cell>
          <table:table-cell table:formula="of:=[.E286]-[.E285]" office:value-type="float" office:value="0.0994279384613037" calcext:value-type="float">
            <text:p>0.099427938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002782.584" calcext:value-type="float">
            <text:p>1456002782.584</text:p>
          </table:table-cell>
          <table:table-cell office:value-type="float" office:value="1456002782.58422" calcext:value-type="float">
            <text:p>1456002782.58422</text:p>
          </table:table-cell>
          <table:table-cell office:value-type="float" office:value="5560" calcext:value-type="float">
            <text:p>5560</text:p>
          </table:table-cell>
          <table:table-cell table:formula="of:=[.B287]-[.B$2]" office:value-type="float" office:value="30.3021357059479" calcext:value-type="float">
            <text:p>30.3021357059</text:p>
          </table:table-cell>
          <table:table-cell table:formula="of:=[.D287]/([.E287]-[.E286])" office:value-type="float" office:value="55951.2910121714" calcext:value-type="float">
            <text:p>55951.2910121714</text:p>
          </table:table-cell>
          <table:table-cell table:formula="of:=[.E287]-[.E286]" office:value-type="float" office:value="0.0993721485137939" calcext:value-type="float">
            <text:p>0.09937214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002782.68416" calcext:value-type="float">
            <text:p>1456002782.68416</text:p>
          </table:table-cell>
          <table:table-cell office:value-type="float" office:value="1456002782.68437" calcext:value-type="float">
            <text:p>1456002782.68437</text:p>
          </table:table-cell>
          <table:table-cell office:value-type="float" office:value="5680" calcext:value-type="float">
            <text:p>5680</text:p>
          </table:table-cell>
          <table:table-cell table:formula="of:=[.B288]-[.B$2]" office:value-type="float" office:value="30.4022927284241" calcext:value-type="float">
            <text:p>30.4022927284</text:p>
          </table:table-cell>
          <table:table-cell table:formula="of:=[.D288]/([.E288]-[.E287])" office:value-type="float" office:value="56710.9510603705" calcext:value-type="float">
            <text:p>56710.9510603705</text:p>
          </table:table-cell>
          <table:table-cell table:formula="of:=[.E288]-[.E287]" office:value-type="float" office:value="0.100157022476196" calcext:value-type="float">
            <text:p>0.100157022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002782.78429" calcext:value-type="float">
            <text:p>1456002782.78429</text:p>
          </table:table-cell>
          <table:table-cell office:value-type="float" office:value="1456002782.7845" calcext:value-type="float">
            <text:p>1456002782.7845</text:p>
          </table:table-cell>
          <table:table-cell office:value-type="float" office:value="5800" calcext:value-type="float">
            <text:p>5800</text:p>
          </table:table-cell>
          <table:table-cell table:formula="of:=[.B289]-[.B$2]" office:value-type="float" office:value="30.5024213790894" calcext:value-type="float">
            <text:p>30.5024213791</text:p>
          </table:table-cell>
          <table:table-cell table:formula="of:=[.D289]/([.E289]-[.E288])" office:value-type="float" office:value="57925.4784865586" calcext:value-type="float">
            <text:p>57925.4784865586</text:p>
          </table:table-cell>
          <table:table-cell table:formula="of:=[.E289]-[.E288]" office:value-type="float" office:value="0.100128650665283" calcext:value-type="float">
            <text:p>0.100128650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002782.88455" calcext:value-type="float">
            <text:p>1456002782.88455</text:p>
          </table:table-cell>
          <table:table-cell office:value-type="float" office:value="1456002782.88477" calcext:value-type="float">
            <text:p>1456002782.88477</text:p>
          </table:table-cell>
          <table:table-cell office:value-type="float" office:value="5928" calcext:value-type="float">
            <text:p>5928</text:p>
          </table:table-cell>
          <table:table-cell table:formula="of:=[.B290]-[.B$2]" office:value-type="float" office:value="30.6026864051819" calcext:value-type="float">
            <text:p>30.6026864052</text:p>
          </table:table-cell>
          <table:table-cell table:formula="of:=[.D290]/([.E290]-[.E289])" office:value-type="float" office:value="59123.3078075436" calcext:value-type="float">
            <text:p>59123.3078075436</text:p>
          </table:table-cell>
          <table:table-cell table:formula="of:=[.E290]-[.E289]" office:value-type="float" office:value="0.100265026092529" calcext:value-type="float">
            <text:p>0.100265026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002782.98398" calcext:value-type="float">
            <text:p>1456002782.98398</text:p>
          </table:table-cell>
          <table:table-cell office:value-type="float" office:value="1456002782.98421" calcext:value-type="float">
            <text:p>1456002782.98421</text:p>
          </table:table-cell>
          <table:table-cell office:value-type="float" office:value="6056" calcext:value-type="float">
            <text:p>6056</text:p>
          </table:table-cell>
          <table:table-cell table:formula="of:=[.B291]-[.B$2]" office:value-type="float" office:value="30.7021179199219" calcext:value-type="float">
            <text:p>30.7021179199</text:p>
          </table:table-cell>
          <table:table-cell table:formula="of:=[.D291]/([.E291]-[.E290])" office:value-type="float" office:value="60906.2430139601" calcext:value-type="float">
            <text:p>60906.2430139601</text:p>
          </table:table-cell>
          <table:table-cell table:formula="of:=[.E291]-[.E290]" office:value-type="float" office:value="0.0994315147399902" calcext:value-type="float">
            <text:p>0.09943151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002783.08366" calcext:value-type="float">
            <text:p>1456002783.08366</text:p>
          </table:table-cell>
          <table:table-cell office:value-type="float" office:value="1456002783.08387" calcext:value-type="float">
            <text:p>1456002783.08387</text:p>
          </table:table-cell>
          <table:table-cell office:value-type="float" office:value="6176" calcext:value-type="float">
            <text:p>6176</text:p>
          </table:table-cell>
          <table:table-cell table:formula="of:=[.B292]-[.B$2]" office:value-type="float" office:value="30.8017950057983" calcext:value-type="float">
            <text:p>30.8017950058</text:p>
          </table:table-cell>
          <table:table-cell table:formula="of:=[.D292]/([.E292]-[.E291])" office:value-type="float" office:value="61960.0778423062" calcext:value-type="float">
            <text:p>61960.0778423062</text:p>
          </table:table-cell>
          <table:table-cell table:formula="of:=[.E292]-[.E291]" office:value-type="float" office:value="0.0996770858764648" calcext:value-type="float">
            <text:p>0.099677085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002783.18303" calcext:value-type="float">
            <text:p>1456002783.18303</text:p>
          </table:table-cell>
          <table:table-cell office:value-type="float" office:value="1456002783.18324" calcext:value-type="float">
            <text:p>1456002783.18324</text:p>
          </table:table-cell>
          <table:table-cell office:value-type="float" office:value="6304" calcext:value-type="float">
            <text:p>6304</text:p>
          </table:table-cell>
          <table:table-cell table:formula="of:=[.B293]-[.B$2]" office:value-type="float" office:value="30.9011673927307" calcext:value-type="float">
            <text:p>30.9011673927</text:p>
          </table:table-cell>
          <table:table-cell table:formula="of:=[.D293]/([.E293]-[.E292])" office:value-type="float" office:value="63438.1460947509" calcext:value-type="float">
            <text:p>63438.1460947509</text:p>
          </table:table-cell>
          <table:table-cell table:formula="of:=[.E293]-[.E292]" office:value-type="float" office:value="0.0993723869323731" calcext:value-type="float">
            <text:p>0.099372386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002783.2832" calcext:value-type="float">
            <text:p>1456002783.2832</text:p>
          </table:table-cell>
          <table:table-cell office:value-type="float" office:value="1456002783.28341" calcext:value-type="float">
            <text:p>1456002783.28341</text:p>
          </table:table-cell>
          <table:table-cell office:value-type="float" office:value="6424" calcext:value-type="float">
            <text:p>6424</text:p>
          </table:table-cell>
          <table:table-cell table:formula="of:=[.B294]-[.B$2]" office:value-type="float" office:value="31.0013358592987" calcext:value-type="float">
            <text:p>31.0013358593</text:p>
          </table:table-cell>
          <table:table-cell table:formula="of:=[.D294]/([.E294]-[.E293])" office:value-type="float" office:value="64131.9590895351" calcext:value-type="float">
            <text:p>64131.9590895351</text:p>
          </table:table-cell>
          <table:table-cell table:formula="of:=[.E294]-[.E293]" office:value-type="float" office:value="0.100168466567993" calcext:value-type="float">
            <text:p>0.100168466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002783.38332" calcext:value-type="float">
            <text:p>1456002783.38332</text:p>
          </table:table-cell>
          <table:table-cell office:value-type="float" office:value="1456002783.38354" calcext:value-type="float">
            <text:p>1456002783.38354</text:p>
          </table:table-cell>
          <table:table-cell office:value-type="float" office:value="6552" calcext:value-type="float">
            <text:p>6552</text:p>
          </table:table-cell>
          <table:table-cell table:formula="of:=[.B295]-[.B$2]" office:value-type="float" office:value="31.1014568805695" calcext:value-type="float">
            <text:p>31.1014568806</text:p>
          </table:table-cell>
          <table:table-cell table:formula="of:=[.D295]/([.E295]-[.E294])" office:value-type="float" office:value="65440.8027089713" calcext:value-type="float">
            <text:p>65440.8027089713</text:p>
          </table:table-cell>
          <table:table-cell table:formula="of:=[.E295]-[.E294]" office:value-type="float" office:value="0.100121021270752" calcext:value-type="float">
            <text:p>0.10012102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002783.48307" calcext:value-type="float">
            <text:p>1456002783.48307</text:p>
          </table:table-cell>
          <table:table-cell office:value-type="float" office:value="1456002783.48328" calcext:value-type="float">
            <text:p>1456002783.48328</text:p>
          </table:table-cell>
          <table:table-cell office:value-type="float" office:value="6672" calcext:value-type="float">
            <text:p>6672</text:p>
          </table:table-cell>
          <table:table-cell table:formula="of:=[.B296]-[.B$2]" office:value-type="float" office:value="31.2012007236481" calcext:value-type="float">
            <text:p>31.2012007236</text:p>
          </table:table-cell>
          <table:table-cell table:formula="of:=[.D296]/([.E296]-[.E295])" office:value-type="float" office:value="66891.3468146746" calcext:value-type="float">
            <text:p>66891.3468146746</text:p>
          </table:table-cell>
          <table:table-cell table:formula="of:=[.E296]-[.E295]" office:value-type="float" office:value="0.0997438430786133" calcext:value-type="float">
            <text:p>0.099743843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002783.58328" calcext:value-type="float">
            <text:p>1456002783.58328</text:p>
          </table:table-cell>
          <table:table-cell office:value-type="float" office:value="1456002783.58377" calcext:value-type="float">
            <text:p>1456002783.58377</text:p>
          </table:table-cell>
          <table:table-cell office:value-type="float" office:value="6784" calcext:value-type="float">
            <text:p>6784</text:p>
          </table:table-cell>
          <table:table-cell table:formula="of:=[.B297]-[.B$2]" office:value-type="float" office:value="31.3014152050018" calcext:value-type="float">
            <text:p>31.301415205</text:p>
          </table:table-cell>
          <table:table-cell table:formula="of:=[.D297]/([.E297]-[.E296])" office:value-type="float" office:value="67694.8072609616" calcext:value-type="float">
            <text:p>67694.8072609616</text:p>
          </table:table-cell>
          <table:table-cell table:formula="of:=[.E297]-[.E296]" office:value-type="float" office:value="0.10021448135376" calcext:value-type="float">
            <text:p>0.10021448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002783.68283" calcext:value-type="float">
            <text:p>1456002783.68283</text:p>
          </table:table-cell>
          <table:table-cell office:value-type="float" office:value="1456002783.6832" calcext:value-type="float">
            <text:p>1456002783.6832</text:p>
          </table:table-cell>
          <table:table-cell office:value-type="float" office:value="6904" calcext:value-type="float">
            <text:p>6904</text:p>
          </table:table-cell>
          <table:table-cell table:formula="of:=[.B298]-[.B$2]" office:value-type="float" office:value="31.400963306427" calcext:value-type="float">
            <text:p>31.4009633064</text:p>
          </table:table-cell>
          <table:table-cell table:formula="of:=[.D298]/([.E298]-[.E297])" office:value-type="float" office:value="69353.4070580909" calcext:value-type="float">
            <text:p>69353.4070580909</text:p>
          </table:table-cell>
          <table:table-cell table:formula="of:=[.E298]-[.E297]" office:value-type="float" office:value="0.0995481014251709" calcext:value-type="float">
            <text:p>0.09954810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002783.78315" calcext:value-type="float">
            <text:p>1456002783.78315</text:p>
          </table:table-cell>
          <table:table-cell office:value-type="float" office:value="1456002783.7834" calcext:value-type="float">
            <text:p>1456002783.7834</text:p>
          </table:table-cell>
          <table:table-cell office:value-type="float" office:value="7016" calcext:value-type="float">
            <text:p>7016</text:p>
          </table:table-cell>
          <table:table-cell table:formula="of:=[.B299]-[.B$2]" office:value-type="float" office:value="31.5012888908386" calcext:value-type="float">
            <text:p>31.5012888908</text:p>
          </table:table-cell>
          <table:table-cell table:formula="of:=[.D299]/([.E299]-[.E298])" office:value-type="float" office:value="69932.3112957347" calcext:value-type="float">
            <text:p>69932.3112957347</text:p>
          </table:table-cell>
          <table:table-cell table:formula="of:=[.E299]-[.E298]" office:value-type="float" office:value="0.100325584411621" calcext:value-type="float">
            <text:p>0.100325584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002783.88643" calcext:value-type="float">
            <text:p>1456002783.88643</text:p>
          </table:table-cell>
          <table:table-cell office:value-type="float" office:value="1456002783.88664" calcext:value-type="float">
            <text:p>1456002783.88664</text:p>
          </table:table-cell>
          <table:table-cell office:value-type="float" office:value="7120" calcext:value-type="float">
            <text:p>7120</text:p>
          </table:table-cell>
          <table:table-cell table:formula="of:=[.B300]-[.B$2]" office:value-type="float" office:value="31.6045649051666" calcext:value-type="float">
            <text:p>31.6045649052</text:p>
          </table:table-cell>
          <table:table-cell table:formula="of:=[.D300]/([.E300]-[.E299])" office:value-type="float" office:value="68941.467642109" calcext:value-type="float">
            <text:p>68941.467642109</text:p>
          </table:table-cell>
          <table:table-cell table:formula="of:=[.E300]-[.E299]" office:value-type="float" office:value="0.103276014328003" calcext:value-type="float">
            <text:p>0.103276014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002784.00319" calcext:value-type="float">
            <text:p>1456002784.00319</text:p>
          </table:table-cell>
          <table:table-cell office:value-type="float" office:value="1456002784.00342" calcext:value-type="float">
            <text:p>1456002784.00342</text:p>
          </table:table-cell>
          <table:table-cell office:value-type="float" office:value="7232" calcext:value-type="float">
            <text:p>7232</text:p>
          </table:table-cell>
          <table:table-cell table:formula="of:=[.B301]-[.B$2]" office:value-type="float" office:value="31.7213234901428" calcext:value-type="float">
            <text:p>31.7213234901</text:p>
          </table:table-cell>
          <table:table-cell table:formula="of:=[.D301]/([.E301]-[.E300])" office:value-type="float" office:value="61939.770865452" calcext:value-type="float">
            <text:p>61939.770865452</text:p>
          </table:table-cell>
          <table:table-cell table:formula="of:=[.E301]-[.E300]" office:value-type="float" office:value="0.116758584976196" calcext:value-type="float">
            <text:p>0.1167585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002784.12196" calcext:value-type="float">
            <text:p>1456002784.12196</text:p>
          </table:table-cell>
          <table:table-cell office:value-type="float" office:value="1456002784.12218" calcext:value-type="float">
            <text:p>1456002784.12218</text:p>
          </table:table-cell>
          <table:table-cell office:value-type="float" office:value="7344" calcext:value-type="float">
            <text:p>7344</text:p>
          </table:table-cell>
          <table:table-cell table:formula="of:=[.B302]-[.B$2]" office:value-type="float" office:value="31.8400979042053" calcext:value-type="float">
            <text:p>31.8400979042</text:p>
          </table:table-cell>
          <table:table-cell table:formula="of:=[.D302]/([.E302]-[.E301])" office:value-type="float" office:value="61831.4984583762" calcext:value-type="float">
            <text:p>61831.4984583762</text:p>
          </table:table-cell>
          <table:table-cell table:formula="of:=[.E302]-[.E301]" office:value-type="float" office:value="0.1187744140625" calcext:value-type="float">
            <text:p>0.11877441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002784.24232" calcext:value-type="float">
            <text:p>1456002784.24232</text:p>
          </table:table-cell>
          <table:table-cell office:value-type="float" office:value="1456002784.24254" calcext:value-type="float">
            <text:p>1456002784.24254</text:p>
          </table:table-cell>
          <table:table-cell office:value-type="float" office:value="7448" calcext:value-type="float">
            <text:p>7448</text:p>
          </table:table-cell>
          <table:table-cell table:formula="of:=[.B303]-[.B$2]" office:value-type="float" office:value="31.9604568481445" calcext:value-type="float">
            <text:p>31.9604568481</text:p>
          </table:table-cell>
          <table:table-cell table:formula="of:=[.D303]/([.E303]-[.E302])" office:value-type="float" office:value="61881.5665561327" calcext:value-type="float">
            <text:p>61881.5665561327</text:p>
          </table:table-cell>
          <table:table-cell table:formula="of:=[.E303]-[.E302]" office:value-type="float" office:value="0.120358943939209" calcext:value-type="float">
            <text:p>0.120358943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002784.36392" calcext:value-type="float">
            <text:p>1456002784.36392</text:p>
          </table:table-cell>
          <table:table-cell office:value-type="float" office:value="1456002784.36413" calcext:value-type="float">
            <text:p>1456002784.36413</text:p>
          </table:table-cell>
          <table:table-cell office:value-type="float" office:value="7544" calcext:value-type="float">
            <text:p>7544</text:p>
          </table:table-cell>
          <table:table-cell table:formula="of:=[.B304]-[.B$2]" office:value-type="float" office:value="32.0820503234863" calcext:value-type="float">
            <text:p>32.0820503235</text:p>
          </table:table-cell>
          <table:table-cell table:formula="of:=[.D304]/([.E304]-[.E303])" office:value-type="float" office:value="62042.8026980392" calcext:value-type="float">
            <text:p>62042.8026980392</text:p>
          </table:table-cell>
          <table:table-cell table:formula="of:=[.E304]-[.E303]" office:value-type="float" office:value="0.121593475341797" calcext:value-type="float">
            <text:p>0.121593475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002784.48717" calcext:value-type="float">
            <text:p>1456002784.48717</text:p>
          </table:table-cell>
          <table:table-cell office:value-type="float" office:value="1456002784.48758" calcext:value-type="float">
            <text:p>1456002784.48758</text:p>
          </table:table-cell>
          <table:table-cell office:value-type="float" office:value="7632" calcext:value-type="float">
            <text:p>7632</text:p>
          </table:table-cell>
          <table:table-cell table:formula="of:=[.B305]-[.B$2]" office:value-type="float" office:value="32.2053084373474" calcext:value-type="float">
            <text:p>32.2053084373</text:p>
          </table:table-cell>
          <table:table-cell table:formula="of:=[.D305]/([.E305]-[.E304])" office:value-type="float" office:value="61918.8446174141" calcext:value-type="float">
            <text:p>61918.8446174141</text:p>
          </table:table-cell>
          <table:table-cell table:formula="of:=[.E305]-[.E304]" office:value-type="float" office:value="0.123258113861084" calcext:value-type="float">
            <text:p>0.123258113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002784.61041" calcext:value-type="float">
            <text:p>1456002784.61041</text:p>
          </table:table-cell>
          <table:table-cell office:value-type="float" office:value="1456002784.61062" calcext:value-type="float">
            <text:p>1456002784.61062</text:p>
          </table:table-cell>
          <table:table-cell office:value-type="float" office:value="7704" calcext:value-type="float">
            <text:p>7704</text:p>
          </table:table-cell>
          <table:table-cell table:formula="of:=[.B306]-[.B$2]" office:value-type="float" office:value="32.3285439014435" calcext:value-type="float">
            <text:p>32.3285439014</text:p>
          </table:table-cell>
          <table:table-cell table:formula="of:=[.D306]/([.E306]-[.E305])" office:value-type="float" office:value="62514.4722463517" calcext:value-type="float">
            <text:p>62514.4722463517</text:p>
          </table:table-cell>
          <table:table-cell table:formula="of:=[.E306]-[.E305]" office:value-type="float" office:value="0.123235464096069" calcext:value-type="float">
            <text:p>0.12323546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002784.73524" calcext:value-type="float">
            <text:p>1456002784.73524</text:p>
          </table:table-cell>
          <table:table-cell office:value-type="float" office:value="1456002784.73545" calcext:value-type="float">
            <text:p>1456002784.73545</text:p>
          </table:table-cell>
          <table:table-cell office:value-type="float" office:value="7768" calcext:value-type="float">
            <text:p>7768</text:p>
          </table:table-cell>
          <table:table-cell table:formula="of:=[.B307]-[.B$2]" office:value-type="float" office:value="32.4533753395081" calcext:value-type="float">
            <text:p>32.4533753395</text:p>
          </table:table-cell>
          <table:table-cell table:formula="of:=[.D307]/([.E307]-[.E306])" office:value-type="float" office:value="62227.9140610526" calcext:value-type="float">
            <text:p>62227.9140610526</text:p>
          </table:table-cell>
          <table:table-cell table:formula="of:=[.E307]-[.E306]" office:value-type="float" office:value="0.124831438064575" calcext:value-type="float">
            <text:p>0.124831438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002784.8605" calcext:value-type="float">
            <text:p>1456002784.8605</text:p>
          </table:table-cell>
          <table:table-cell office:value-type="float" office:value="1456002784.86071" calcext:value-type="float">
            <text:p>1456002784.86071</text:p>
          </table:table-cell>
          <table:table-cell office:value-type="float" office:value="7816" calcext:value-type="float">
            <text:p>7816</text:p>
          </table:table-cell>
          <table:table-cell table:formula="of:=[.B308]-[.B$2]" office:value-type="float" office:value="32.5786349773407" calcext:value-type="float">
            <text:p>32.5786349773</text:p>
          </table:table-cell>
          <table:table-cell table:formula="of:=[.D308]/([.E308]-[.E307])" office:value-type="float" office:value="62398.3921336488" calcext:value-type="float">
            <text:p>62398.3921336488</text:p>
          </table:table-cell>
          <table:table-cell table:formula="of:=[.E308]-[.E307]" office:value-type="float" office:value="0.125259637832642" calcext:value-type="float">
            <text:p>0.125259637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002784.98649" calcext:value-type="float">
            <text:p>1456002784.98649</text:p>
          </table:table-cell>
          <table:table-cell office:value-type="float" office:value="1456002784.98687" calcext:value-type="float">
            <text:p>1456002784.98687</text:p>
          </table:table-cell>
          <table:table-cell office:value-type="float" office:value="7856" calcext:value-type="float">
            <text:p>7856</text:p>
          </table:table-cell>
          <table:table-cell table:formula="of:=[.B309]-[.B$2]" office:value-type="float" office:value="32.7046284675598" calcext:value-type="float">
            <text:p>32.7046284676</text:p>
          </table:table-cell>
          <table:table-cell table:formula="of:=[.D309]/([.E309]-[.E308])" office:value-type="float" office:value="62352.4277828765" calcext:value-type="float">
            <text:p>62352.4277828765</text:p>
          </table:table-cell>
          <table:table-cell table:formula="of:=[.E309]-[.E308]" office:value-type="float" office:value="0.125993490219116" calcext:value-type="float">
            <text:p>0.125993490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002785.11282" calcext:value-type="float">
            <text:p>1456002785.11282</text:p>
          </table:table-cell>
          <table:table-cell office:value-type="float" office:value="1456002785.11303" calcext:value-type="float">
            <text:p>1456002785.11303</text:p>
          </table:table-cell>
          <table:table-cell office:value-type="float" office:value="7880" calcext:value-type="float">
            <text:p>7880</text:p>
          </table:table-cell>
          <table:table-cell table:formula="of:=[.B310]-[.B$2]" office:value-type="float" office:value="32.8309559822083" calcext:value-type="float">
            <text:p>32.8309559822</text:p>
          </table:table-cell>
          <table:table-cell table:formula="of:=[.D310]/([.E310]-[.E309])" office:value-type="float" office:value="62377.5431815437" calcext:value-type="float">
            <text:p>62377.5431815437</text:p>
          </table:table-cell>
          <table:table-cell table:formula="of:=[.E310]-[.E309]" office:value-type="float" office:value="0.126327514648438" calcext:value-type="float">
            <text:p>0.126327514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002785.23904" calcext:value-type="float">
            <text:p>1456002785.23904</text:p>
          </table:table-cell>
          <table:table-cell office:value-type="float" office:value="1456002785.23962" calcext:value-type="float">
            <text:p>1456002785.23962</text:p>
          </table:table-cell>
          <table:table-cell office:value-type="float" office:value="7888" calcext:value-type="float">
            <text:p>7888</text:p>
          </table:table-cell>
          <table:table-cell table:formula="of:=[.B311]-[.B$2]" office:value-type="float" office:value="32.9571759700775" calcext:value-type="float">
            <text:p>32.9571759701</text:p>
          </table:table-cell>
          <table:table-cell table:formula="of:=[.D311]/([.E311]-[.E310])" office:value-type="float" office:value="62494.0640001511" calcext:value-type="float">
            <text:p>62494.0640001511</text:p>
          </table:table-cell>
          <table:table-cell table:formula="of:=[.E311]-[.E310]" office:value-type="float" office:value="0.126219987869263" calcext:value-type="float">
            <text:p>0.12621998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002785.36564" calcext:value-type="float">
            <text:p>1456002785.36564</text:p>
          </table:table-cell>
          <table:table-cell office:value-type="float" office:value="1456002785.36585" calcext:value-type="float">
            <text:p>1456002785.36585</text:p>
          </table:table-cell>
          <table:table-cell office:value-type="float" office:value="7888" calcext:value-type="float">
            <text:p>7888</text:p>
          </table:table-cell>
          <table:table-cell table:formula="of:=[.B312]-[.B$2]" office:value-type="float" office:value="33.0837731361389" calcext:value-type="float">
            <text:p>33.0837731361</text:p>
          </table:table-cell>
          <table:table-cell table:formula="of:=[.D312]/([.E312]-[.E311])" office:value-type="float" office:value="62307.8718537365" calcext:value-type="float">
            <text:p>62307.8718537365</text:p>
          </table:table-cell>
          <table:table-cell table:formula="of:=[.E312]-[.E311]" office:value-type="float" office:value="0.126597166061401" calcext:value-type="float">
            <text:p>0.126597166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002785.49957" calcext:value-type="float">
            <text:p>1456002785.49957</text:p>
          </table:table-cell>
          <table:table-cell office:value-type="float" office:value="1456002785.49979" calcext:value-type="float">
            <text:p>1456002785.49979</text:p>
          </table:table-cell>
          <table:table-cell office:value-type="float" office:value="7872" calcext:value-type="float">
            <text:p>7872</text:p>
          </table:table-cell>
          <table:table-cell table:formula="of:=[.B313]-[.B$2]" office:value-type="float" office:value="33.2177040576935" calcext:value-type="float">
            <text:p>33.2177040577</text:p>
          </table:table-cell>
          <table:table-cell table:formula="of:=[.D313]/([.E313]-[.E312])" office:value-type="float" office:value="58776.5686118484" calcext:value-type="float">
            <text:p>58776.5686118484</text:p>
          </table:table-cell>
          <table:table-cell table:formula="of:=[.E313]-[.E312]" office:value-type="float" office:value="0.133930921554565" calcext:value-type="float">
            <text:p>0.133930921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002785.62518" calcext:value-type="float">
            <text:p>1456002785.62518</text:p>
          </table:table-cell>
          <table:table-cell office:value-type="float" office:value="1456002785.6254" calcext:value-type="float">
            <text:p>1456002785.6254</text:p>
          </table:table-cell>
          <table:table-cell office:value-type="float" office:value="7840" calcext:value-type="float">
            <text:p>7840</text:p>
          </table:table-cell>
          <table:table-cell table:formula="of:=[.B314]-[.B$2]" office:value-type="float" office:value="33.343311548233" calcext:value-type="float">
            <text:p>33.3433115482</text:p>
          </table:table-cell>
          <table:table-cell table:formula="of:=[.D314]/([.E314]-[.E313])" office:value-type="float" office:value="62416.6597574957" calcext:value-type="float">
            <text:p>62416.6597574957</text:p>
          </table:table-cell>
          <table:table-cell table:formula="of:=[.E314]-[.E313]" office:value-type="float" office:value="0.125607490539551" calcext:value-type="float">
            <text:p>0.12560749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002785.75029" calcext:value-type="float">
            <text:p>1456002785.75029</text:p>
          </table:table-cell>
          <table:table-cell office:value-type="float" office:value="1456002785.75051" calcext:value-type="float">
            <text:p>1456002785.75051</text:p>
          </table:table-cell>
          <table:table-cell office:value-type="float" office:value="7792" calcext:value-type="float">
            <text:p>7792</text:p>
          </table:table-cell>
          <table:table-cell table:formula="of:=[.B315]-[.B$2]" office:value-type="float" office:value="33.4684262275696" calcext:value-type="float">
            <text:p>33.4684262276</text:p>
          </table:table-cell>
          <table:table-cell table:formula="of:=[.D315]/([.E315]-[.E314])" office:value-type="float" office:value="62278.8632102887" calcext:value-type="float">
            <text:p>62278.8632102887</text:p>
          </table:table-cell>
          <table:table-cell table:formula="of:=[.E315]-[.E314]" office:value-type="float" office:value="0.125114679336548" calcext:value-type="float">
            <text:p>0.125114679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002785.87451" calcext:value-type="float">
            <text:p>1456002785.87451</text:p>
          </table:table-cell>
          <table:table-cell office:value-type="float" office:value="1456002785.87473" calcext:value-type="float">
            <text:p>1456002785.87473</text:p>
          </table:table-cell>
          <table:table-cell office:value-type="float" office:value="7736" calcext:value-type="float">
            <text:p>7736</text:p>
          </table:table-cell>
          <table:table-cell table:formula="of:=[.B316]-[.B$2]" office:value-type="float" office:value="33.5926411151886" calcext:value-type="float">
            <text:p>33.5926411152</text:p>
          </table:table-cell>
          <table:table-cell table:formula="of:=[.D316]/([.E316]-[.E315])" office:value-type="float" office:value="62279.1691743683" calcext:value-type="float">
            <text:p>62279.1691743683</text:p>
          </table:table-cell>
          <table:table-cell table:formula="of:=[.E316]-[.E315]" office:value-type="float" office:value="0.124214887619019" calcext:value-type="float">
            <text:p>0.124214887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002785.99779" calcext:value-type="float">
            <text:p>1456002785.99779</text:p>
          </table:table-cell>
          <table:table-cell office:value-type="float" office:value="1456002785.99801" calcext:value-type="float">
            <text:p>1456002785.99801</text:p>
          </table:table-cell>
          <table:table-cell office:value-type="float" office:value="7664" calcext:value-type="float">
            <text:p>7664</text:p>
          </table:table-cell>
          <table:table-cell table:formula="of:=[.B317]-[.B$2]" office:value-type="float" office:value="33.7159209251404" calcext:value-type="float">
            <text:p>33.7159209251</text:p>
          </table:table-cell>
          <table:table-cell table:formula="of:=[.D317]/([.E317]-[.E316])" office:value-type="float" office:value="62167.5195881433" calcext:value-type="float">
            <text:p>62167.5195881433</text:p>
          </table:table-cell>
          <table:table-cell table:formula="of:=[.E317]-[.E316]" office:value-type="float" office:value="0.123279809951782" calcext:value-type="float">
            <text:p>0.1232798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002786.12009" calcext:value-type="float">
            <text:p>1456002786.12009</text:p>
          </table:table-cell>
          <table:table-cell office:value-type="float" office:value="1456002786.12031" calcext:value-type="float">
            <text:p>1456002786.12031</text:p>
          </table:table-cell>
          <table:table-cell office:value-type="float" office:value="7584" calcext:value-type="float">
            <text:p>7584</text:p>
          </table:table-cell>
          <table:table-cell table:formula="of:=[.B318]-[.B$2]" office:value-type="float" office:value="33.8382270336151" calcext:value-type="float">
            <text:p>33.8382270336</text:p>
          </table:table-cell>
          <table:table-cell table:formula="of:=[.D318]/([.E318]-[.E317])" office:value-type="float" office:value="62008.3501517576" calcext:value-type="float">
            <text:p>62008.3501517576</text:p>
          </table:table-cell>
          <table:table-cell table:formula="of:=[.E318]-[.E317]" office:value-type="float" office:value="0.122306108474731" calcext:value-type="float">
            <text:p>0.122306108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002786.2408" calcext:value-type="float">
            <text:p>1456002786.2408</text:p>
          </table:table-cell>
          <table:table-cell office:value-type="float" office:value="1456002786.24102" calcext:value-type="float">
            <text:p>1456002786.24102</text:p>
          </table:table-cell>
          <table:table-cell office:value-type="float" office:value="7496" calcext:value-type="float">
            <text:p>7496</text:p>
          </table:table-cell>
          <table:table-cell table:formula="of:=[.B319]-[.B$2]" office:value-type="float" office:value="33.9589350223541" calcext:value-type="float">
            <text:p>33.9589350224</text:p>
          </table:table-cell>
          <table:table-cell table:formula="of:=[.D319]/([.E319]-[.E318])" office:value-type="float" office:value="62100.2808373133" calcext:value-type="float">
            <text:p>62100.2808373133</text:p>
          </table:table-cell>
          <table:table-cell table:formula="of:=[.E319]-[.E318]" office:value-type="float" office:value="0.120707988739014" calcext:value-type="float">
            <text:p>0.120707988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002786.36027" calcext:value-type="float">
            <text:p>1456002786.36027</text:p>
          </table:table-cell>
          <table:table-cell office:value-type="float" office:value="1456002786.36048" calcext:value-type="float">
            <text:p>1456002786.36048</text:p>
          </table:table-cell>
          <table:table-cell office:value-type="float" office:value="7392" calcext:value-type="float">
            <text:p>7392</text:p>
          </table:table-cell>
          <table:table-cell table:formula="of:=[.B320]-[.B$2]" office:value-type="float" office:value="34.0784003734589" calcext:value-type="float">
            <text:p>34.0784003735</text:p>
          </table:table-cell>
          <table:table-cell table:formula="of:=[.D320]/([.E320]-[.E319])" office:value-type="float" office:value="61875.6813724121" calcext:value-type="float">
            <text:p>61875.6813724121</text:p>
          </table:table-cell>
          <table:table-cell table:formula="of:=[.E320]-[.E319]" office:value-type="float" office:value="0.119465351104736" calcext:value-type="float">
            <text:p>0.119465351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002786.47825" calcext:value-type="float">
            <text:p>1456002786.47825</text:p>
          </table:table-cell>
          <table:table-cell office:value-type="float" office:value="1456002786.47859" calcext:value-type="float">
            <text:p>1456002786.47859</text:p>
          </table:table-cell>
          <table:table-cell office:value-type="float" office:value="7288" calcext:value-type="float">
            <text:p>7288</text:p>
          </table:table-cell>
          <table:table-cell table:formula="of:=[.B321]-[.B$2]" office:value-type="float" office:value="34.1963865756989" calcext:value-type="float">
            <text:p>34.1963865757</text:p>
          </table:table-cell>
          <table:table-cell table:formula="of:=[.D321]/([.E321]-[.E320])" office:value-type="float" office:value="61769.934633338" calcext:value-type="float">
            <text:p>61769.934633338</text:p>
          </table:table-cell>
          <table:table-cell table:formula="of:=[.E321]-[.E320]" office:value-type="float" office:value="0.11798620223999" calcext:value-type="float">
            <text:p>0.11798620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002786.59485" calcext:value-type="float">
            <text:p>1456002786.59485</text:p>
          </table:table-cell>
          <table:table-cell office:value-type="float" office:value="1456002786.59507" calcext:value-type="float">
            <text:p>1456002786.59507</text:p>
          </table:table-cell>
          <table:table-cell office:value-type="float" office:value="7176" calcext:value-type="float">
            <text:p>7176</text:p>
          </table:table-cell>
          <table:table-cell table:formula="of:=[.B322]-[.B$2]" office:value-type="float" office:value="34.3129801750183" calcext:value-type="float">
            <text:p>34.312980175</text:p>
          </table:table-cell>
          <table:table-cell table:formula="of:=[.D322]/([.E322]-[.E321])" office:value-type="float" office:value="61547.1178682655" calcext:value-type="float">
            <text:p>61547.1178682655</text:p>
          </table:table-cell>
          <table:table-cell table:formula="of:=[.E322]-[.E321]" office:value-type="float" office:value="0.116593599319458" calcext:value-type="float">
            <text:p>0.116593599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002786.70988" calcext:value-type="float">
            <text:p>1456002786.70988</text:p>
          </table:table-cell>
          <table:table-cell office:value-type="float" office:value="1456002786.7101" calcext:value-type="float">
            <text:p>1456002786.7101</text:p>
          </table:table-cell>
          <table:table-cell office:value-type="float" office:value="7056" calcext:value-type="float">
            <text:p>7056</text:p>
          </table:table-cell>
          <table:table-cell table:formula="of:=[.B323]-[.B$2]" office:value-type="float" office:value="34.4280157089233" calcext:value-type="float">
            <text:p>34.4280157089</text:p>
          </table:table-cell>
          <table:table-cell table:formula="of:=[.D323]/([.E323]-[.E322])" office:value-type="float" office:value="61337.5690143297" calcext:value-type="float">
            <text:p>61337.5690143297</text:p>
          </table:table-cell>
          <table:table-cell table:formula="of:=[.E323]-[.E322]" office:value-type="float" office:value="0.115035533905029" calcext:value-type="float">
            <text:p>0.115035533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002786.82245" calcext:value-type="float">
            <text:p>1456002786.82245</text:p>
          </table:table-cell>
          <table:table-cell office:value-type="float" office:value="1456002786.82267" calcext:value-type="float">
            <text:p>1456002786.82267</text:p>
          </table:table-cell>
          <table:table-cell office:value-type="float" office:value="6936" calcext:value-type="float">
            <text:p>6936</text:p>
          </table:table-cell>
          <table:table-cell table:formula="of:=[.B324]-[.B$2]" office:value-type="float" office:value="34.5405859947205" calcext:value-type="float">
            <text:p>34.5405859947</text:p>
          </table:table-cell>
          <table:table-cell table:formula="of:=[.D324]/([.E324]-[.E323])" office:value-type="float" office:value="61614.8386839887" calcext:value-type="float">
            <text:p>61614.8386839887</text:p>
          </table:table-cell>
          <table:table-cell table:formula="of:=[.E324]-[.E323]" office:value-type="float" office:value="0.112570285797119" calcext:value-type="float">
            <text:p>0.112570285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002786.9337" calcext:value-type="float">
            <text:p>1456002786.9337</text:p>
          </table:table-cell>
          <table:table-cell office:value-type="float" office:value="1456002786.93392" calcext:value-type="float">
            <text:p>1456002786.93392</text:p>
          </table:table-cell>
          <table:table-cell office:value-type="float" office:value="6808" calcext:value-type="float">
            <text:p>6808</text:p>
          </table:table-cell>
          <table:table-cell table:formula="of:=[.B325]-[.B$2]" office:value-type="float" office:value="34.6518349647522" calcext:value-type="float">
            <text:p>34.6518349648</text:p>
          </table:table-cell>
          <table:table-cell table:formula="of:=[.D325]/([.E325]-[.E324])" office:value-type="float" office:value="61196.0721798839" calcext:value-type="float">
            <text:p>61196.0721798839</text:p>
          </table:table-cell>
          <table:table-cell table:formula="of:=[.E325]-[.E324]" office:value-type="float" office:value="0.111248970031738" calcext:value-type="float">
            <text:p>0.1112489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002787.04314" calcext:value-type="float">
            <text:p>1456002787.04314</text:p>
          </table:table-cell>
          <table:table-cell office:value-type="float" office:value="1456002787.04336" calcext:value-type="float">
            <text:p>1456002787.04336</text:p>
          </table:table-cell>
          <table:table-cell office:value-type="float" office:value="6680" calcext:value-type="float">
            <text:p>6680</text:p>
          </table:table-cell>
          <table:table-cell table:formula="of:=[.B326]-[.B$2]" office:value-type="float" office:value="34.7612745761871" calcext:value-type="float">
            <text:p>34.7612745762</text:p>
          </table:table-cell>
          <table:table-cell table:formula="of:=[.D326]/([.E326]-[.E325])" office:value-type="float" office:value="61038.2284112125" calcext:value-type="float">
            <text:p>61038.2284112125</text:p>
          </table:table-cell>
          <table:table-cell table:formula="of:=[.E326]-[.E325]" office:value-type="float" office:value="0.109439611434937" calcext:value-type="float">
            <text:p>0.109439611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002787.15045" calcext:value-type="float">
            <text:p>1456002787.15045</text:p>
          </table:table-cell>
          <table:table-cell office:value-type="float" office:value="1456002787.15067" calcext:value-type="float">
            <text:p>1456002787.15067</text:p>
          </table:table-cell>
          <table:table-cell office:value-type="float" office:value="6544" calcext:value-type="float">
            <text:p>6544</text:p>
          </table:table-cell>
          <table:table-cell table:formula="of:=[.B327]-[.B$2]" office:value-type="float" office:value="34.8685865402222" calcext:value-type="float">
            <text:p>34.8685865402</text:p>
          </table:table-cell>
          <table:table-cell table:formula="of:=[.D327]/([.E327]-[.E326])" office:value-type="float" office:value="60981.0849968562" calcext:value-type="float">
            <text:p>60981.0849968562</text:p>
          </table:table-cell>
          <table:table-cell table:formula="of:=[.E327]-[.E326]" office:value-type="float" office:value="0.107311964035034" calcext:value-type="float">
            <text:p>0.10731196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002787.25622" calcext:value-type="float">
            <text:p>1456002787.25622</text:p>
          </table:table-cell>
          <table:table-cell office:value-type="float" office:value="1456002787.25644" calcext:value-type="float">
            <text:p>1456002787.25644</text:p>
          </table:table-cell>
          <table:table-cell office:value-type="float" office:value="6416" calcext:value-type="float">
            <text:p>6416</text:p>
          </table:table-cell>
          <table:table-cell table:formula="of:=[.B328]-[.B$2]" office:value-type="float" office:value="34.9743499755859" calcext:value-type="float">
            <text:p>34.9743499756</text:p>
          </table:table-cell>
          <table:table-cell table:formula="of:=[.D328]/([.E328]-[.E327])" office:value-type="float" office:value="60663.6875772085" calcext:value-type="float">
            <text:p>60663.6875772085</text:p>
          </table:table-cell>
          <table:table-cell table:formula="of:=[.E328]-[.E327]" office:value-type="float" office:value="0.10576343536377" calcext:value-type="float">
            <text:p>0.10576343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002787.36017" calcext:value-type="float">
            <text:p>1456002787.36017</text:p>
          </table:table-cell>
          <table:table-cell office:value-type="float" office:value="1456002787.36039" calcext:value-type="float">
            <text:p>1456002787.36039</text:p>
          </table:table-cell>
          <table:table-cell office:value-type="float" office:value="6288" calcext:value-type="float">
            <text:p>6288</text:p>
          </table:table-cell>
          <table:table-cell table:formula="of:=[.B329]-[.B$2]" office:value-type="float" office:value="35.0783026218414" calcext:value-type="float">
            <text:p>35.0783026218</text:p>
          </table:table-cell>
          <table:table-cell table:formula="of:=[.D329]/([.E329]-[.E328])" office:value-type="float" office:value="60489.0806198955" calcext:value-type="float">
            <text:p>60489.0806198955</text:p>
          </table:table-cell>
          <table:table-cell table:formula="of:=[.E329]-[.E328]" office:value-type="float" office:value="0.103952646255493" calcext:value-type="float">
            <text:p>0.103952646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002787.46216" calcext:value-type="float">
            <text:p>1456002787.46216</text:p>
          </table:table-cell>
          <table:table-cell office:value-type="float" office:value="1456002787.46238" calcext:value-type="float">
            <text:p>1456002787.46238</text:p>
          </table:table-cell>
          <table:table-cell office:value-type="float" office:value="6160" calcext:value-type="float">
            <text:p>6160</text:p>
          </table:table-cell>
          <table:table-cell table:formula="of:=[.B330]-[.B$2]" office:value-type="float" office:value="35.1802971363068" calcext:value-type="float">
            <text:p>35.1802971363</text:p>
          </table:table-cell>
          <table:table-cell table:formula="of:=[.D330]/([.E330]-[.E329])" office:value-type="float" office:value="60395.4049126219" calcext:value-type="float">
            <text:p>60395.4049126219</text:p>
          </table:table-cell>
          <table:table-cell table:formula="of:=[.E330]-[.E329]" office:value-type="float" office:value="0.101994514465332" calcext:value-type="float">
            <text:p>0.101994514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002787.5625" calcext:value-type="float">
            <text:p>1456002787.5625</text:p>
          </table:table-cell>
          <table:table-cell office:value-type="float" office:value="1456002787.56274" calcext:value-type="float">
            <text:p>1456002787.56274</text:p>
          </table:table-cell>
          <table:table-cell office:value-type="float" office:value="6032" calcext:value-type="float">
            <text:p>6032</text:p>
          </table:table-cell>
          <table:table-cell table:formula="of:=[.B331]-[.B$2]" office:value-type="float" office:value="35.2806370258331" calcext:value-type="float">
            <text:p>35.2806370258</text:p>
          </table:table-cell>
          <table:table-cell table:formula="of:=[.D331]/([.E331]-[.E330])" office:value-type="float" office:value="60115.6731233486" calcext:value-type="float">
            <text:p>60115.6731233486</text:p>
          </table:table-cell>
          <table:table-cell table:formula="of:=[.E331]-[.E330]" office:value-type="float" office:value="0.100339889526367" calcext:value-type="float">
            <text:p>0.10033988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002787.66665" calcext:value-type="float">
            <text:p>1456002787.66665</text:p>
          </table:table-cell>
          <table:table-cell office:value-type="float" office:value="1456002787.66688" calcext:value-type="float">
            <text:p>1456002787.66688</text:p>
          </table:table-cell>
          <table:table-cell office:value-type="float" office:value="5904" calcext:value-type="float">
            <text:p>5904</text:p>
          </table:table-cell>
          <table:table-cell table:formula="of:=[.B332]-[.B$2]" office:value-type="float" office:value="35.3847894668579" calcext:value-type="float">
            <text:p>35.3847894669</text:p>
          </table:table-cell>
          <table:table-cell table:formula="of:=[.D332]/([.E332]-[.E331])" office:value-type="float" office:value="56686.141408777" calcext:value-type="float">
            <text:p>56686.141408777</text:p>
          </table:table-cell>
          <table:table-cell table:formula="of:=[.E332]-[.E331]" office:value-type="float" office:value="0.10415244102478" calcext:value-type="float">
            <text:p>0.10415244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002787.76924" calcext:value-type="float">
            <text:p>1456002787.76924</text:p>
          </table:table-cell>
          <table:table-cell office:value-type="float" office:value="1456002787.76946" calcext:value-type="float">
            <text:p>1456002787.76946</text:p>
          </table:table-cell>
          <table:table-cell office:value-type="float" office:value="5776" calcext:value-type="float">
            <text:p>5776</text:p>
          </table:table-cell>
          <table:table-cell table:formula="of:=[.B333]-[.B$2]" office:value-type="float" office:value="35.4873721599579" calcext:value-type="float">
            <text:p>35.48737216</text:p>
          </table:table-cell>
          <table:table-cell table:formula="of:=[.D333]/([.E333]-[.E332])" office:value-type="float" office:value="56305.7941398633" calcext:value-type="float">
            <text:p>56305.7941398633</text:p>
          </table:table-cell>
          <table:table-cell table:formula="of:=[.E333]-[.E332]" office:value-type="float" office:value="0.102582693099976" calcext:value-type="float">
            <text:p>0.10258269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002787.87057" calcext:value-type="float">
            <text:p>1456002787.87057</text:p>
          </table:table-cell>
          <table:table-cell office:value-type="float" office:value="1456002787.87079" calcext:value-type="float">
            <text:p>1456002787.87079</text:p>
          </table:table-cell>
          <table:table-cell office:value-type="float" office:value="5648" calcext:value-type="float">
            <text:p>5648</text:p>
          </table:table-cell>
          <table:table-cell table:formula="of:=[.B334]-[.B$2]" office:value-type="float" office:value="35.588707447052" calcext:value-type="float">
            <text:p>35.5887074471</text:p>
          </table:table-cell>
          <table:table-cell table:formula="of:=[.D334]/([.E334]-[.E333])" office:value-type="float" office:value="55735.7674899007" calcext:value-type="float">
            <text:p>55735.7674899007</text:p>
          </table:table-cell>
          <table:table-cell table:formula="of:=[.E334]-[.E333]" office:value-type="float" office:value="0.101335287094116" calcext:value-type="float">
            <text:p>0.101335287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002787.97102" calcext:value-type="float">
            <text:p>1456002787.97102</text:p>
          </table:table-cell>
          <table:table-cell office:value-type="float" office:value="1456002787.97124" calcext:value-type="float">
            <text:p>1456002787.97124</text:p>
          </table:table-cell>
          <table:table-cell office:value-type="float" office:value="5528" calcext:value-type="float">
            <text:p>5528</text:p>
          </table:table-cell>
          <table:table-cell table:formula="of:=[.B335]-[.B$2]" office:value-type="float" office:value="35.6891574859619" calcext:value-type="float">
            <text:p>35.689157486</text:p>
          </table:table-cell>
          <table:table-cell table:formula="of:=[.D335]/([.E335]-[.E334])" office:value-type="float" office:value="55032.3330880712" calcext:value-type="float">
            <text:p>55032.3330880712</text:p>
          </table:table-cell>
          <table:table-cell table:formula="of:=[.E335]-[.E334]" office:value-type="float" office:value="0.100450038909912" calcext:value-type="float">
            <text:p>0.100450038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002788.07111" calcext:value-type="float">
            <text:p>1456002788.07111</text:p>
          </table:table-cell>
          <table:table-cell office:value-type="float" office:value="1456002788.07133" calcext:value-type="float">
            <text:p>1456002788.07133</text:p>
          </table:table-cell>
          <table:table-cell office:value-type="float" office:value="5408" calcext:value-type="float">
            <text:p>5408</text:p>
          </table:table-cell>
          <table:table-cell table:formula="of:=[.B336]-[.B$2]" office:value-type="float" office:value="35.789244890213" calcext:value-type="float">
            <text:p>35.7892448902</text:p>
          </table:table-cell>
          <table:table-cell table:formula="of:=[.D336]/([.E336]-[.E335])" office:value-type="float" office:value="54032.7730593596" calcext:value-type="float">
            <text:p>54032.7730593596</text:p>
          </table:table-cell>
          <table:table-cell table:formula="of:=[.E336]-[.E335]" office:value-type="float" office:value="0.100087404251099" calcext:value-type="float">
            <text:p>0.100087404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002788.17223" calcext:value-type="float">
            <text:p>1456002788.17223</text:p>
          </table:table-cell>
          <table:table-cell office:value-type="float" office:value="1456002788.17245" calcext:value-type="float">
            <text:p>1456002788.17245</text:p>
          </table:table-cell>
          <table:table-cell office:value-type="float" office:value="5296" calcext:value-type="float">
            <text:p>5296</text:p>
          </table:table-cell>
          <table:table-cell table:formula="of:=[.B337]-[.B$2]" office:value-type="float" office:value="35.8903663158417" calcext:value-type="float">
            <text:p>35.8903663158</text:p>
          </table:table-cell>
          <table:table-cell table:formula="of:=[.D337]/([.E337]-[.E336])" office:value-type="float" office:value="52372.6793513371" calcext:value-type="float">
            <text:p>52372.6793513371</text:p>
          </table:table-cell>
          <table:table-cell table:formula="of:=[.E337]-[.E336]" office:value-type="float" office:value="0.101121425628662" calcext:value-type="float">
            <text:p>0.10112142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002788.27449" calcext:value-type="float">
            <text:p>1456002788.27449</text:p>
          </table:table-cell>
          <table:table-cell office:value-type="float" office:value="1456002788.27472" calcext:value-type="float">
            <text:p>1456002788.27472</text:p>
          </table:table-cell>
          <table:table-cell office:value-type="float" office:value="5184" calcext:value-type="float">
            <text:p>5184</text:p>
          </table:table-cell>
          <table:table-cell table:formula="of:=[.B338]-[.B$2]" office:value-type="float" office:value="35.9926283359528" calcext:value-type="float">
            <text:p>35.992628336</text:p>
          </table:table-cell>
          <table:table-cell table:formula="of:=[.D338]/([.E338]-[.E337])" office:value-type="float" office:value="50693.3071962473" calcext:value-type="float">
            <text:p>50693.3071962473</text:p>
          </table:table-cell>
          <table:table-cell table:formula="of:=[.E338]-[.E337]" office:value-type="float" office:value="0.102262020111084" calcext:value-type="float">
            <text:p>0.102262020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002788.37471" calcext:value-type="float">
            <text:p>1456002788.37471</text:p>
          </table:table-cell>
          <table:table-cell office:value-type="float" office:value="1456002788.37493" calcext:value-type="float">
            <text:p>1456002788.37493</text:p>
          </table:table-cell>
          <table:table-cell office:value-type="float" office:value="5072" calcext:value-type="float">
            <text:p>5072</text:p>
          </table:table-cell>
          <table:table-cell table:formula="of:=[.B339]-[.B$2]" office:value-type="float" office:value="36.0928411483765" calcext:value-type="float">
            <text:p>36.0928411484</text:p>
          </table:table-cell>
          <table:table-cell table:formula="of:=[.D339]/([.E339]-[.E338])" office:value-type="float" office:value="50612.2907573461" calcext:value-type="float">
            <text:p>50612.2907573461</text:p>
          </table:table-cell>
          <table:table-cell table:formula="of:=[.E339]-[.E338]" office:value-type="float" office:value="0.100212812423706" calcext:value-type="float">
            <text:p>0.10021281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002788.47464" calcext:value-type="float">
            <text:p>1456002788.47464</text:p>
          </table:table-cell>
          <table:table-cell office:value-type="float" office:value="1456002788.47487" calcext:value-type="float">
            <text:p>1456002788.47487</text:p>
          </table:table-cell>
          <table:table-cell office:value-type="float" office:value="4976" calcext:value-type="float">
            <text:p>4976</text:p>
          </table:table-cell>
          <table:table-cell table:formula="of:=[.B340]-[.B$2]" office:value-type="float" office:value="36.1927790641785" calcext:value-type="float">
            <text:p>36.1927790642</text:p>
          </table:table-cell>
          <table:table-cell table:formula="of:=[.D340]/([.E340]-[.E339])" office:value-type="float" office:value="49790.9122885703" calcext:value-type="float">
            <text:p>49790.9122885703</text:p>
          </table:table-cell>
          <table:table-cell table:formula="of:=[.E340]-[.E339]" office:value-type="float" office:value="0.099937915802002" calcext:value-type="float">
            <text:p>0.09993791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002788.5758" calcext:value-type="float">
            <text:p>1456002788.5758</text:p>
          </table:table-cell>
          <table:table-cell office:value-type="float" office:value="1456002788.57603" calcext:value-type="float">
            <text:p>1456002788.57603</text:p>
          </table:table-cell>
          <table:table-cell office:value-type="float" office:value="4880" calcext:value-type="float">
            <text:p>4880</text:p>
          </table:table-cell>
          <table:table-cell table:formula="of:=[.B341]-[.B$2]" office:value-type="float" office:value="36.2939352989197" calcext:value-type="float">
            <text:p>36.2939352989</text:p>
          </table:table-cell>
          <table:table-cell table:formula="of:=[.D341]/([.E341]-[.E340])" office:value-type="float" office:value="48242.2068445366" calcext:value-type="float">
            <text:p>48242.2068445366</text:p>
          </table:table-cell>
          <table:table-cell table:formula="of:=[.E341]-[.E340]" office:value-type="float" office:value="0.101156234741211" calcext:value-type="float">
            <text:p>0.101156234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002788.67695" calcext:value-type="float">
            <text:p>1456002788.67695</text:p>
          </table:table-cell>
          <table:table-cell office:value-type="float" office:value="1456002788.67718" calcext:value-type="float">
            <text:p>1456002788.67718</text:p>
          </table:table-cell>
          <table:table-cell office:value-type="float" office:value="4784" calcext:value-type="float">
            <text:p>4784</text:p>
          </table:table-cell>
          <table:table-cell table:formula="of:=[.B342]-[.B$2]" office:value-type="float" office:value="36.3950886726379" calcext:value-type="float">
            <text:p>36.3950886726</text:p>
          </table:table-cell>
          <table:table-cell table:formula="of:=[.D342]/([.E342]-[.E341])" office:value-type="float" office:value="47294.5174653757" calcext:value-type="float">
            <text:p>47294.5174653757</text:p>
          </table:table-cell>
          <table:table-cell table:formula="of:=[.E342]-[.E341]" office:value-type="float" office:value="0.101153373718262" calcext:value-type="float">
            <text:p>0.101153373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002788.77867" calcext:value-type="float">
            <text:p>1456002788.77867</text:p>
          </table:table-cell>
          <table:table-cell office:value-type="float" office:value="1456002788.77888" calcext:value-type="float">
            <text:p>1456002788.77888</text:p>
          </table:table-cell>
          <table:table-cell office:value-type="float" office:value="4704" calcext:value-type="float">
            <text:p>4704</text:p>
          </table:table-cell>
          <table:table-cell table:formula="of:=[.B343]-[.B$2]" office:value-type="float" office:value="36.4968030452728" calcext:value-type="float">
            <text:p>36.4968030453</text:p>
          </table:table-cell>
          <table:table-cell table:formula="of:=[.D343]/([.E343]-[.E342])" office:value-type="float" office:value="46247.151490433" calcext:value-type="float">
            <text:p>46247.151490433</text:p>
          </table:table-cell>
          <table:table-cell table:formula="of:=[.E343]-[.E342]" office:value-type="float" office:value="0.101714372634888" calcext:value-type="float">
            <text:p>0.101714372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002788.87911" calcext:value-type="float">
            <text:p>1456002788.87911</text:p>
          </table:table-cell>
          <table:table-cell office:value-type="float" office:value="1456002788.87934" calcext:value-type="float">
            <text:p>1456002788.87934</text:p>
          </table:table-cell>
          <table:table-cell office:value-type="float" office:value="4624" calcext:value-type="float">
            <text:p>4624</text:p>
          </table:table-cell>
          <table:table-cell table:formula="of:=[.B344]-[.B$2]" office:value-type="float" office:value="36.5972468852997" calcext:value-type="float">
            <text:p>36.5972468853</text:p>
          </table:table-cell>
          <table:table-cell table:formula="of:=[.D344]/([.E344]-[.E343])" office:value-type="float" office:value="46035.6752466223" calcext:value-type="float">
            <text:p>46035.6752466223</text:p>
          </table:table-cell>
          <table:table-cell table:formula="of:=[.E344]-[.E343]" office:value-type="float" office:value="0.100443840026855" calcext:value-type="float">
            <text:p>0.100443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002788.97907" calcext:value-type="float">
            <text:p>1456002788.97907</text:p>
          </table:table-cell>
          <table:table-cell office:value-type="float" office:value="1456002788.9793" calcext:value-type="float">
            <text:p>1456002788.9793</text:p>
          </table:table-cell>
          <table:table-cell office:value-type="float" office:value="4560" calcext:value-type="float">
            <text:p>4560</text:p>
          </table:table-cell>
          <table:table-cell table:formula="of:=[.B345]-[.B$2]" office:value-type="float" office:value="36.6972074508667" calcext:value-type="float">
            <text:p>36.6972074509</text:p>
          </table:table-cell>
          <table:table-cell table:formula="of:=[.D345]/([.E345]-[.E344])" office:value-type="float" office:value="45617.9891953776" calcext:value-type="float">
            <text:p>45617.9891953776</text:p>
          </table:table-cell>
          <table:table-cell table:formula="of:=[.E345]-[.E344]" office:value-type="float" office:value="0.0999605655670166" calcext:value-type="float">
            <text:p>0.099960565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002789.07977" calcext:value-type="float">
            <text:p>1456002789.07977</text:p>
          </table:table-cell>
          <table:table-cell office:value-type="float" office:value="1456002789.07999" calcext:value-type="float">
            <text:p>1456002789.07999</text:p>
          </table:table-cell>
          <table:table-cell office:value-type="float" office:value="4496" calcext:value-type="float">
            <text:p>4496</text:p>
          </table:table-cell>
          <table:table-cell table:formula="of:=[.B346]-[.B$2]" office:value-type="float" office:value="36.7979009151459" calcext:value-type="float">
            <text:p>36.7979009151</text:p>
          </table:table-cell>
          <table:table-cell table:formula="of:=[.D346]/([.E346]-[.E345])" office:value-type="float" office:value="44650.365663602" calcext:value-type="float">
            <text:p>44650.365663602</text:p>
          </table:table-cell>
          <table:table-cell table:formula="of:=[.E346]-[.E345]" office:value-type="float" office:value="0.100693464279175" calcext:value-type="float">
            <text:p>0.100693464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002789.18048" calcext:value-type="float">
            <text:p>1456002789.18048</text:p>
          </table:table-cell>
          <table:table-cell office:value-type="float" office:value="1456002789.1807" calcext:value-type="float">
            <text:p>1456002789.1807</text:p>
          </table:table-cell>
          <table:table-cell office:value-type="float" office:value="4440" calcext:value-type="float">
            <text:p>4440</text:p>
          </table:table-cell>
          <table:table-cell table:formula="of:=[.B347]-[.B$2]" office:value-type="float" office:value="36.898610830307" calcext:value-type="float">
            <text:p>36.8986108303</text:p>
          </table:table-cell>
          <table:table-cell table:formula="of:=[.D347]/([.E347]-[.E346])" office:value-type="float" office:value="44087.0195640234" calcext:value-type="float">
            <text:p>44087.0195640234</text:p>
          </table:table-cell>
          <table:table-cell table:formula="of:=[.E347]-[.E346]" office:value-type="float" office:value="0.100709915161133" calcext:value-type="float">
            <text:p>0.10070991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002789.28124" calcext:value-type="float">
            <text:p>1456002789.28124</text:p>
          </table:table-cell>
          <table:table-cell office:value-type="float" office:value="1456002789.28145" calcext:value-type="float">
            <text:p>1456002789.28145</text:p>
          </table:table-cell>
          <table:table-cell office:value-type="float" office:value="4392" calcext:value-type="float">
            <text:p>4392</text:p>
          </table:table-cell>
          <table:table-cell table:formula="of:=[.B348]-[.B$2]" office:value-type="float" office:value="36.9993722438812" calcext:value-type="float">
            <text:p>36.9993722439</text:p>
          </table:table-cell>
          <table:table-cell table:formula="of:=[.D348]/([.E348]-[.E347])" office:value-type="float" office:value="43588.1141818733" calcext:value-type="float">
            <text:p>43588.1141818733</text:p>
          </table:table-cell>
          <table:table-cell table:formula="of:=[.E348]-[.E347]" office:value-type="float" office:value="0.100761413574219" calcext:value-type="float">
            <text:p>0.100761413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002789.38115" calcext:value-type="float">
            <text:p>1456002789.38115</text:p>
          </table:table-cell>
          <table:table-cell office:value-type="float" office:value="1456002789.38138" calcext:value-type="float">
            <text:p>1456002789.38138</text:p>
          </table:table-cell>
          <table:table-cell office:value-type="float" office:value="4360" calcext:value-type="float">
            <text:p>4360</text:p>
          </table:table-cell>
          <table:table-cell table:formula="of:=[.B349]-[.B$2]" office:value-type="float" office:value="37.0992867946625" calcext:value-type="float">
            <text:p>37.0992867947</text:p>
          </table:table-cell>
          <table:table-cell table:formula="of:=[.D349]/([.E349]-[.E348])" office:value-type="float" office:value="43637.2877214417" calcext:value-type="float">
            <text:p>43637.2877214417</text:p>
          </table:table-cell>
          <table:table-cell table:formula="of:=[.E349]-[.E348]" office:value-type="float" office:value="0.09991455078125" calcext:value-type="float">
            <text:p>0.099914550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002789.4815" calcext:value-type="float">
            <text:p>1456002789.4815</text:p>
          </table:table-cell>
          <table:table-cell office:value-type="float" office:value="1456002789.48172" calcext:value-type="float">
            <text:p>1456002789.48172</text:p>
          </table:table-cell>
          <table:table-cell office:value-type="float" office:value="4328" calcext:value-type="float">
            <text:p>4328</text:p>
          </table:table-cell>
          <table:table-cell table:formula="of:=[.B350]-[.B$2]" office:value-type="float" office:value="37.199634552002" calcext:value-type="float">
            <text:p>37.199634552</text:p>
          </table:table-cell>
          <table:table-cell table:formula="of:=[.D350]/([.E350]-[.E349])" office:value-type="float" office:value="43130.0122169978" calcext:value-type="float">
            <text:p>43130.0122169978</text:p>
          </table:table-cell>
          <table:table-cell table:formula="of:=[.E350]-[.E349]" office:value-type="float" office:value="0.100347757339478" calcext:value-type="float">
            <text:p>0.10034775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002789.58185" calcext:value-type="float">
            <text:p>1456002789.58185</text:p>
          </table:table-cell>
          <table:table-cell office:value-type="float" office:value="1456002789.58209" calcext:value-type="float">
            <text:p>1456002789.58209</text:p>
          </table:table-cell>
          <table:table-cell office:value-type="float" office:value="4304" calcext:value-type="float">
            <text:p>4304</text:p>
          </table:table-cell>
          <table:table-cell table:formula="of:=[.B351]-[.B$2]" office:value-type="float" office:value="37.2999856472015" calcext:value-type="float">
            <text:p>37.2999856472</text:p>
          </table:table-cell>
          <table:table-cell table:formula="of:=[.D351]/([.E351]-[.E350])" office:value-type="float" office:value="42889.4173146782" calcext:value-type="float">
            <text:p>42889.4173146782</text:p>
          </table:table-cell>
          <table:table-cell table:formula="of:=[.E351]-[.E350]" office:value-type="float" office:value="0.100351095199585" calcext:value-type="float">
            <text:p>0.100351095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002789.68255" calcext:value-type="float">
            <text:p>1456002789.68255</text:p>
          </table:table-cell>
          <table:table-cell office:value-type="float" office:value="1456002789.68277" calcext:value-type="float">
            <text:p>1456002789.68277</text:p>
          </table:table-cell>
          <table:table-cell office:value-type="float" office:value="4296" calcext:value-type="float">
            <text:p>4296</text:p>
          </table:table-cell>
          <table:table-cell table:formula="of:=[.B352]-[.B$2]" office:value-type="float" office:value="37.400687456131" calcext:value-type="float">
            <text:p>37.4006874561</text:p>
          </table:table-cell>
          <table:table-cell table:formula="of:=[.D352]/([.E352]-[.E351])" office:value-type="float" office:value="42660.6040712733" calcext:value-type="float">
            <text:p>42660.6040712733</text:p>
          </table:table-cell>
          <table:table-cell table:formula="of:=[.E352]-[.E351]" office:value-type="float" office:value="0.100701808929443" calcext:value-type="float">
            <text:p>0.100701808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002789.78274" calcext:value-type="float">
            <text:p>1456002789.78274</text:p>
          </table:table-cell>
          <table:table-cell office:value-type="float" office:value="1456002789.78295" calcext:value-type="float">
            <text:p>1456002789.78295</text:p>
          </table:table-cell>
          <table:table-cell office:value-type="float" office:value="4296" calcext:value-type="float">
            <text:p>4296</text:p>
          </table:table-cell>
          <table:table-cell table:formula="of:=[.B353]-[.B$2]" office:value-type="float" office:value="37.5008752346039" calcext:value-type="float">
            <text:p>37.5008752346</text:p>
          </table:table-cell>
          <table:table-cell table:formula="of:=[.D353]/([.E353]-[.E352])" office:value-type="float" office:value="42879.4815643309" calcext:value-type="float">
            <text:p>42879.4815643309</text:p>
          </table:table-cell>
          <table:table-cell table:formula="of:=[.E353]-[.E352]" office:value-type="float" office:value="0.1001877784729" calcext:value-type="float">
            <text:p>0.100187778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002789.88162" calcext:value-type="float">
            <text:p>1456002789.88162</text:p>
          </table:table-cell>
          <table:table-cell office:value-type="float" office:value="1456002789.88184" calcext:value-type="float">
            <text:p>1456002789.88184</text:p>
          </table:table-cell>
          <table:table-cell office:value-type="float" office:value="4296" calcext:value-type="float">
            <text:p>4296</text:p>
          </table:table-cell>
          <table:table-cell table:formula="of:=[.B354]-[.B$2]" office:value-type="float" office:value="37.5997560024261" calcext:value-type="float">
            <text:p>37.5997560024</text:p>
          </table:table-cell>
          <table:table-cell table:formula="of:=[.D354]/([.E354]-[.E353])" office:value-type="float" office:value="43446.264573126" calcext:value-type="float">
            <text:p>43446.264573126</text:p>
          </table:table-cell>
          <table:table-cell table:formula="of:=[.E354]-[.E353]" office:value-type="float" office:value="0.0988807678222656" calcext:value-type="float">
            <text:p>0.09888076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002789.98053" calcext:value-type="float">
            <text:p>1456002789.98053</text:p>
          </table:table-cell>
          <table:table-cell office:value-type="float" office:value="1456002789.98075" calcext:value-type="float">
            <text:p>1456002789.98075</text:p>
          </table:table-cell>
          <table:table-cell office:value-type="float" office:value="4312" calcext:value-type="float">
            <text:p>4312</text:p>
          </table:table-cell>
          <table:table-cell table:formula="of:=[.B355]-[.B$2]" office:value-type="float" office:value="37.6986663341522" calcext:value-type="float">
            <text:p>37.6986663342</text:p>
          </table:table-cell>
          <table:table-cell table:formula="of:=[.D355]/([.E355]-[.E354])" office:value-type="float" office:value="43595.0413344261" calcext:value-type="float">
            <text:p>43595.0413344261</text:p>
          </table:table-cell>
          <table:table-cell table:formula="of:=[.E355]-[.E354]" office:value-type="float" office:value="0.0989103317260742" calcext:value-type="float">
            <text:p>0.098910331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002790.08047" calcext:value-type="float">
            <text:p>1456002790.08047</text:p>
          </table:table-cell>
          <table:table-cell office:value-type="float" office:value="1456002790.08069" calcext:value-type="float">
            <text:p>1456002790.08069</text:p>
          </table:table-cell>
          <table:table-cell office:value-type="float" office:value="4336" calcext:value-type="float">
            <text:p>4336</text:p>
          </table:table-cell>
          <table:table-cell table:formula="of:=[.B356]-[.B$2]" office:value-type="float" office:value="37.7986099720001" calcext:value-type="float">
            <text:p>37.798609972</text:p>
          </table:table-cell>
          <table:table-cell table:formula="of:=[.D356]/([.E356]-[.E355])" office:value-type="float" office:value="43384.4524110555" calcext:value-type="float">
            <text:p>43384.4524110555</text:p>
          </table:table-cell>
          <table:table-cell table:formula="of:=[.E356]-[.E355]" office:value-type="float" office:value="0.0999436378479004" calcext:value-type="float">
            <text:p>0.099943637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002790.17979" calcext:value-type="float">
            <text:p>1456002790.17979</text:p>
          </table:table-cell>
          <table:table-cell office:value-type="float" office:value="1456002790.18" calcext:value-type="float">
            <text:p>1456002790.18</text:p>
          </table:table-cell>
          <table:table-cell office:value-type="float" office:value="4368" calcext:value-type="float">
            <text:p>4368</text:p>
          </table:table-cell>
          <table:table-cell table:formula="of:=[.B357]-[.B$2]" office:value-type="float" office:value="37.8979272842407" calcext:value-type="float">
            <text:p>37.8979272842</text:p>
          </table:table-cell>
          <table:table-cell table:formula="of:=[.D357]/([.E357]-[.E356])" office:value-type="float" office:value="43980.2477680661" calcext:value-type="float">
            <text:p>43980.2477680661</text:p>
          </table:table-cell>
          <table:table-cell table:formula="of:=[.E357]-[.E356]" office:value-type="float" office:value="0.0993173122406006" calcext:value-type="float">
            <text:p>0.0993173122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002790.27942" calcext:value-type="float">
            <text:p>1456002790.27942</text:p>
          </table:table-cell>
          <table:table-cell office:value-type="float" office:value="1456002790.27963" calcext:value-type="float">
            <text:p>1456002790.27963</text:p>
          </table:table-cell>
          <table:table-cell office:value-type="float" office:value="4408" calcext:value-type="float">
            <text:p>4408</text:p>
          </table:table-cell>
          <table:table-cell table:formula="of:=[.B358]-[.B$2]" office:value-type="float" office:value="37.9975533485413" calcext:value-type="float">
            <text:p>37.9975533485</text:p>
          </table:table-cell>
          <table:table-cell table:formula="of:=[.D358]/([.E358]-[.E357])" office:value-type="float" office:value="44245.4495311849" calcext:value-type="float">
            <text:p>44245.4495311849</text:p>
          </table:table-cell>
          <table:table-cell table:formula="of:=[.E358]-[.E357]" office:value-type="float" office:value="0.0996260643005371" calcext:value-type="float">
            <text:p>0.099626064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002790.3794" calcext:value-type="float">
            <text:p>1456002790.3794</text:p>
          </table:table-cell>
          <table:table-cell office:value-type="float" office:value="1456002790.37961" calcext:value-type="float">
            <text:p>1456002790.37961</text:p>
          </table:table-cell>
          <table:table-cell office:value-type="float" office:value="4456" calcext:value-type="float">
            <text:p>4456</text:p>
          </table:table-cell>
          <table:table-cell table:formula="of:=[.B359]-[.B$2]" office:value-type="float" office:value="38.097535610199" calcext:value-type="float">
            <text:p>38.0975356102</text:p>
          </table:table-cell>
          <table:table-cell table:formula="of:=[.D359]/([.E359]-[.E358])" office:value-type="float" office:value="44567.905607646" calcext:value-type="float">
            <text:p>44567.905607646</text:p>
          </table:table-cell>
          <table:table-cell table:formula="of:=[.E359]-[.E358]" office:value-type="float" office:value="0.0999822616577148" calcext:value-type="float">
            <text:p>0.099982261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002790.47924" calcext:value-type="float">
            <text:p>1456002790.47924</text:p>
          </table:table-cell>
          <table:table-cell office:value-type="float" office:value="1456002790.47945" calcext:value-type="float">
            <text:p>1456002790.47945</text:p>
          </table:table-cell>
          <table:table-cell office:value-type="float" office:value="4512" calcext:value-type="float">
            <text:p>4512</text:p>
          </table:table-cell>
          <table:table-cell table:formula="of:=[.B360]-[.B$2]" office:value-type="float" office:value="38.1973743438721" calcext:value-type="float">
            <text:p>38.1973743439</text:p>
          </table:table-cell>
          <table:table-cell table:formula="of:=[.D360]/([.E360]-[.E359])" office:value-type="float" office:value="45192.8808990481" calcext:value-type="float">
            <text:p>45192.8808990481</text:p>
          </table:table-cell>
          <table:table-cell table:formula="of:=[.E360]-[.E359]" office:value-type="float" office:value="0.0998387336730957" calcext:value-type="float">
            <text:p>0.099838733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002790.57908" calcext:value-type="float">
            <text:p>1456002790.57908</text:p>
          </table:table-cell>
          <table:table-cell office:value-type="float" office:value="1456002790.5793" calcext:value-type="float">
            <text:p>1456002790.5793</text:p>
          </table:table-cell>
          <table:table-cell office:value-type="float" office:value="4576" calcext:value-type="float">
            <text:p>4576</text:p>
          </table:table-cell>
          <table:table-cell table:formula="of:=[.B361]-[.B$2]" office:value-type="float" office:value="38.2972140312195" calcext:value-type="float">
            <text:p>38.2972140312</text:p>
          </table:table-cell>
          <table:table-cell table:formula="of:=[.D361]/([.E361]-[.E360])" office:value-type="float" office:value="45833.4768625316" calcext:value-type="float">
            <text:p>45833.4768625316</text:p>
          </table:table-cell>
          <table:table-cell table:formula="of:=[.E361]-[.E360]" office:value-type="float" office:value="0.0998396873474121" calcext:value-type="float">
            <text:p>0.099839687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002790.67879" calcext:value-type="float">
            <text:p>1456002790.67879</text:p>
          </table:table-cell>
          <table:table-cell office:value-type="float" office:value="1456002790.679" calcext:value-type="float">
            <text:p>1456002790.679</text:p>
          </table:table-cell>
          <table:table-cell office:value-type="float" office:value="4648" calcext:value-type="float">
            <text:p>4648</text:p>
          </table:table-cell>
          <table:table-cell table:formula="of:=[.B362]-[.B$2]" office:value-type="float" office:value="38.3969216346741" calcext:value-type="float">
            <text:p>38.3969216347</text:p>
          </table:table-cell>
          <table:table-cell table:formula="of:=[.D362]/([.E362]-[.E361])" office:value-type="float" office:value="46616.3044638502" calcext:value-type="float">
            <text:p>46616.3044638502</text:p>
          </table:table-cell>
          <table:table-cell table:formula="of:=[.E362]-[.E361]" office:value-type="float" office:value="0.0997076034545898" calcext:value-type="float">
            <text:p>0.09970760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002790.77816" calcext:value-type="float">
            <text:p>1456002790.77816</text:p>
          </table:table-cell>
          <table:table-cell office:value-type="float" office:value="1456002790.77846" calcext:value-type="float">
            <text:p>1456002790.77846</text:p>
          </table:table-cell>
          <table:table-cell office:value-type="float" office:value="4728" calcext:value-type="float">
            <text:p>4728</text:p>
          </table:table-cell>
          <table:table-cell table:formula="of:=[.B363]-[.B$2]" office:value-type="float" office:value="38.4962978363037" calcext:value-type="float">
            <text:p>38.4962978363</text:p>
          </table:table-cell>
          <table:table-cell table:formula="of:=[.D363]/([.E363]-[.E362])" office:value-type="float" office:value="47576.7831982611" calcext:value-type="float">
            <text:p>47576.7831982611</text:p>
          </table:table-cell>
          <table:table-cell table:formula="of:=[.E363]-[.E362]" office:value-type="float" office:value="0.0993762016296387" calcext:value-type="float">
            <text:p>0.099376201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002790.87728" calcext:value-type="float">
            <text:p>1456002790.87728</text:p>
          </table:table-cell>
          <table:table-cell office:value-type="float" office:value="1456002790.8775" calcext:value-type="float">
            <text:p>1456002790.8775</text:p>
          </table:table-cell>
          <table:table-cell office:value-type="float" office:value="4808" calcext:value-type="float">
            <text:p>4808</text:p>
          </table:table-cell>
          <table:table-cell table:formula="of:=[.B364]-[.B$2]" office:value-type="float" office:value="38.5954189300537" calcext:value-type="float">
            <text:p>38.5954189301</text:p>
          </table:table-cell>
          <table:table-cell table:formula="of:=[.D364]/([.E364]-[.E363])" office:value-type="float" office:value="48506.3251231527" calcext:value-type="float">
            <text:p>48506.3251231527</text:p>
          </table:table-cell>
          <table:table-cell table:formula="of:=[.E364]-[.E363]" office:value-type="float" office:value="0.09912109375" calcext:value-type="float">
            <text:p>0.099121093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002790.97707" calcext:value-type="float">
            <text:p>1456002790.97707</text:p>
          </table:table-cell>
          <table:table-cell office:value-type="float" office:value="1456002790.97729" calcext:value-type="float">
            <text:p>1456002790.97729</text:p>
          </table:table-cell>
          <table:table-cell office:value-type="float" office:value="4896" calcext:value-type="float">
            <text:p>4896</text:p>
          </table:table-cell>
          <table:table-cell table:formula="of:=[.B365]-[.B$2]" office:value-type="float" office:value="38.6952047348022" calcext:value-type="float">
            <text:p>38.6952047348</text:p>
          </table:table-cell>
          <table:table-cell table:formula="of:=[.D365]/([.E365]-[.E364])" office:value-type="float" office:value="49065.0951038391" calcext:value-type="float">
            <text:p>49065.0951038391</text:p>
          </table:table-cell>
          <table:table-cell table:formula="of:=[.E365]-[.E364]" office:value-type="float" office:value="0.0997858047485352" calcext:value-type="float">
            <text:p>0.09978580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0T15:16:13.302016527</dc:date>
    <meta:editing-duration>PT1M35S</meta:editing-duration>
    <meta:editing-cycles>1</meta:editing-cycles>
    <meta:document-statistic meta:table-count="1" meta:cell-count="2551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4.975cm" svg:height="21.384cm" xlink:href=".." xlink:type="simple" chart:class="chart:scatter" chart:style-name="ch1">
        <chart:plot-area chart:style-name="ch2" table:cell-range-address="'relay1.comm.sub.network'.E2:'relay1.comm.sub.network'.F365" svg:x="0.699cm" svg:y="0.427cm" svg:width="33.577cm" svg:height="20.53cm">
          <chartooo:coordinate-region svg:x="1.876cm" svg:y="0.626cm" svg:width="32.213cm" svg:height="19.68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1.comm.sub.network'.F2:'relay1.comm.sub.network'.F365" chart:class="chart:scatter">
            <chart:domain table:cell-range-address="'relay1.comm.sub.network'.E2:'relay1.comm.sub.network'.E365"/>
            <chart:data-point chart:repeated="36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365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3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7070207595825">
                <text:p>0.107070207595825</text:p>
              </table:table-cell>
              <table:table-cell office:value-type="float" office:value="47296.0696883663">
                <text:p>47296.0696883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7732915878296">
                <text:p>0.207732915878296</text:p>
              </table:table-cell>
              <table:table-cell office:value-type="float" office:value="49273.4606949149">
                <text:p>49273.4606949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7963132858276">
                <text:p>0.307963132858276</text:p>
              </table:table-cell>
              <table:table-cell office:value-type="float" office:value="48528.27966013">
                <text:p>48528.27966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856409072876">
                <text:p>0.40856409072876</text:p>
              </table:table-cell>
              <table:table-cell office:value-type="float" office:value="47474.6970714609">
                <text:p>47474.6970714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0894832611084">
                <text:p>0.50894832611084</text:p>
              </table:table-cell>
              <table:table-cell office:value-type="float" office:value="46780.2537134063">
                <text:p>46780.2537134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619213104248">
                <text:p>0.608619213104248</text:p>
              </table:table-cell>
              <table:table-cell office:value-type="float" office:value="46312.4201985408">
                <text:p>46312.42019854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08727598190308">
                <text:p>0.708727598190308</text:p>
              </table:table-cell>
              <table:table-cell office:value-type="float" office:value="45470.7165247627">
                <text:p>45470.7165247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954909324646">
                <text:p>0.80954909324646</text:p>
              </table:table-cell>
              <table:table-cell office:value-type="float" office:value="44514.3170858597">
                <text:p>44514.3170858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0488367080689">
                <text:p>0.910488367080689</text:p>
              </table:table-cell>
              <table:table-cell office:value-type="float" office:value="43907.5875191913">
                <text:p>43907.58751919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10657787323">
                <text:p>1.010657787323</text:p>
              </table:table-cell>
              <table:table-cell office:value-type="float" office:value="43845.7164808957">
                <text:p>43845.7164808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1060261726379">
                <text:p>1.11060261726379</text:p>
              </table:table-cell>
              <table:table-cell office:value-type="float" office:value="43544.0232634143">
                <text:p>43544.0232634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1088910102844">
                <text:p>1.21088910102844</text:p>
              </table:table-cell>
              <table:table-cell office:value-type="float" office:value="43156.3640236596">
                <text:p>43156.3640236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1055808067322">
                <text:p>1.31055808067322</text:p>
              </table:table-cell>
              <table:table-cell office:value-type="float" office:value="43182.9443357366">
                <text:p>43182.9443357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086220741272">
                <text:p>1.41086220741272</text:p>
              </table:table-cell>
              <table:table-cell office:value-type="float" office:value="42829.7432981702">
                <text:p>42829.74329817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094174385071">
                <text:p>1.51094174385071</text:p>
              </table:table-cell>
              <table:table-cell office:value-type="float" office:value="42925.8583013312">
                <text:p>42925.8583013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1099123954773">
                <text:p>1.61099123954773</text:p>
              </table:table-cell>
              <table:table-cell office:value-type="float" office:value="42938.747167797">
                <text:p>42938.747167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257162094116">
                <text:p>1.71257162094116</text:p>
              </table:table-cell>
              <table:table-cell office:value-type="float" office:value="42449.1416634785">
                <text:p>42449.14166347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1298422813416">
                <text:p>1.81298422813416</text:p>
              </table:table-cell>
              <table:table-cell office:value-type="float" office:value="43181.8286688464">
                <text:p>43181.82866884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1323590278626">
                <text:p>1.91323590278626</text:p>
              </table:table-cell>
              <table:table-cell office:value-type="float" office:value="43650.1436528208">
                <text:p>43650.14365282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1334881782532">
                <text:p>2.01334881782532</text:p>
              </table:table-cell>
              <table:table-cell office:value-type="float" office:value="44110.1929583905">
                <text:p>44110.1929583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1410045623779">
                <text:p>2.11410045623779</text:p>
              </table:table-cell>
              <table:table-cell office:value-type="float" office:value="44306.9717806916">
                <text:p>44306.97178069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147421836853">
                <text:p>2.2147421836853</text:p>
              </table:table-cell>
              <table:table-cell office:value-type="float" office:value="44911.7887245867">
                <text:p>44911.7887245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1522345542908">
                <text:p>2.31522345542908</text:p>
              </table:table-cell>
              <table:table-cell office:value-type="float" office:value="45620.4417046903">
                <text:p>45620.44170469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1697525978088">
                <text:p>2.41697525978088</text:p>
              </table:table-cell>
              <table:table-cell office:value-type="float" office:value="45837.0250012887">
                <text:p>45837.0250012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173134803772">
                <text:p>2.5173134803772</text:p>
              </table:table-cell>
              <table:table-cell office:value-type="float" office:value="47280.0890010431">
                <text:p>47280.08900104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1888551712036">
                <text:p>2.61888551712036</text:p>
              </table:table-cell>
              <table:table-cell office:value-type="float" office:value="47572.1483484499">
                <text:p>47572.14834844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2138810157776">
                <text:p>2.72138810157776</text:p>
              </table:table-cell>
              <table:table-cell office:value-type="float" office:value="47998.789748027">
                <text:p>47998.789748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21857213974">
                <text:p>2.821857213974</text:p>
              </table:table-cell>
              <table:table-cell office:value-type="float" office:value="50005.4183835709">
                <text:p>50005.41838357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226930141449">
                <text:p>2.9226930141449</text:p>
              </table:table-cell>
              <table:table-cell office:value-type="float" office:value="50854.9542058373">
                <text:p>50854.9542058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2344655990601">
                <text:p>3.02344655990601</text:p>
              </table:table-cell>
              <table:table-cell office:value-type="float" office:value="52008.0952031633">
                <text:p>52008.09520316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502026557922">
                <text:p>3.12502026557922</text:p>
              </table:table-cell>
              <table:table-cell office:value-type="float" office:value="52690.8018618363">
                <text:p>52690.80186183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2683763504028">
                <text:p>3.22683763504028</text:p>
              </table:table-cell>
              <table:table-cell office:value-type="float" office:value="53743.2859340644">
                <text:p>53743.2859340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2853031158447">
                <text:p>3.32853031158447</text:p>
              </table:table-cell>
              <table:table-cell office:value-type="float" office:value="54989.2105314984">
                <text:p>54989.2105314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2945313453674">
                <text:p>3.42945313453674</text:p>
              </table:table-cell>
              <table:table-cell office:value-type="float" office:value="56597.7034025434">
                <text:p>56597.7034025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3077054023743">
                <text:p>3.53077054023743</text:p>
              </table:table-cell>
              <table:table-cell office:value-type="float" office:value="57640.638936737">
                <text:p>57640.638936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3177180290222">
                <text:p>3.63177180290222</text:p>
              </table:table-cell>
              <table:table-cell office:value-type="float" office:value="59088.3702098529">
                <text:p>59088.37020985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3204922676086">
                <text:p>3.73204922676086</text:p>
              </table:table-cell>
              <table:table-cell office:value-type="float" office:value="60711.5716153821">
                <text:p>60711.57161538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3235311508179">
                <text:p>3.83235311508179</text:p>
              </table:table-cell>
              <table:table-cell office:value-type="float" office:value="61971.6753164331">
                <text:p>61971.6753164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3310523033142">
                <text:p>3.93310523033142</text:p>
              </table:table-cell>
              <table:table-cell office:value-type="float" office:value="62966.4199533822">
                <text:p>62966.41995338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03363656997681">
                <text:p>4.03363656997681</text:p>
              </table:table-cell>
              <table:table-cell office:value-type="float" office:value="64298.3573361413">
                <text:p>64298.3573361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3437294960022">
                <text:p>4.13437294960022</text:p>
              </table:table-cell>
              <table:table-cell office:value-type="float" office:value="65438.1269670713">
                <text:p>65438.1269670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3506116867065">
                <text:p>4.23506116867065</text:p>
              </table:table-cell>
              <table:table-cell office:value-type="float" office:value="66661.2247387626">
                <text:p>66661.22473876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3590316772461">
                <text:p>4.33590316772461</text:p>
              </table:table-cell>
              <table:table-cell office:value-type="float" office:value="67670.2174096018">
                <text:p>67670.21740960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3751287460327">
                <text:p>4.43751287460327</text:p>
              </table:table-cell>
              <table:table-cell office:value-type="float" office:value="68339.9274863791">
                <text:p>68339.92748637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3801941871643">
                <text:p>4.53801941871643</text:p>
              </table:table-cell>
              <table:table-cell office:value-type="float" office:value="70124.7870194874">
                <text:p>70124.78701948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3930296897888">
                <text:p>4.63930296897888</text:p>
              </table:table-cell>
              <table:table-cell office:value-type="float" office:value="70613.6384582429">
                <text:p>70613.6384582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5710654258728">
                <text:p>4.75710654258728</text:p>
              </table:table-cell>
              <table:table-cell office:value-type="float" office:value="61729.8760746725">
                <text:p>61729.87607467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7626218795776">
                <text:p>4.87626218795776</text:p>
              </table:table-cell>
              <table:table-cell office:value-type="float" office:value="61902.2286108749">
                <text:p>61902.22861087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9716854095459">
                <text:p>4.99716854095459</text:p>
              </table:table-cell>
              <table:table-cell office:value-type="float" office:value="61866.0625732078">
                <text:p>61866.06257320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1898565292358">
                <text:p>5.11898565292358</text:p>
              </table:table-cell>
              <table:table-cell office:value-type="float" office:value="62191.59096407">
                <text:p>62191.590964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4214005470276">
                <text:p>5.24214005470276</text:p>
              </table:table-cell>
              <table:table-cell office:value-type="float" office:value="62165.8656888918">
                <text:p>62165.86568889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36663007736206">
                <text:p>5.36663007736206</text:p>
              </table:table-cell>
              <table:table-cell office:value-type="float" office:value="62077.2639840352">
                <text:p>62077.2639840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9158573150635">
                <text:p>5.49158573150635</text:p>
              </table:table-cell>
              <table:table-cell office:value-type="float" office:value="62294.0998813208">
                <text:p>62294.09988132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61702990531921">
                <text:p>5.61702990531921</text:p>
              </table:table-cell>
              <table:table-cell office:value-type="float" office:value="62434.1470946553">
                <text:p>62434.14709465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74302458763123">
                <text:p>5.74302458763123</text:p>
              </table:table-cell>
              <table:table-cell office:value-type="float" office:value="62415.3325814631">
                <text:p>62415.33258146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86949348449707">
                <text:p>5.86949348449707</text:p>
              </table:table-cell>
              <table:table-cell office:value-type="float" office:value="62371.0666850159">
                <text:p>62371.06668501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99582600593567">
                <text:p>5.99582600593567</text:p>
              </table:table-cell>
              <table:table-cell office:value-type="float" office:value="62438.3959900128">
                <text:p>62438.3959900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1221649646759">
                <text:p>6.1221649646759</text:p>
              </table:table-cell>
              <table:table-cell office:value-type="float" office:value="62371.8928711616">
                <text:p>62371.89287116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4830937385559">
                <text:p>6.24830937385559</text:p>
              </table:table-cell>
              <table:table-cell office:value-type="float" office:value="62341.2488206121">
                <text:p>62341.2488206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37373757362366">
                <text:p>6.37373757362366</text:p>
              </table:table-cell>
              <table:table-cell office:value-type="float" office:value="62378.3169531862">
                <text:p>62378.31695318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49905443191528">
                <text:p>6.49905443191528</text:p>
              </table:table-cell>
              <table:table-cell office:value-type="float" office:value="62050.7097449283">
                <text:p>62050.7097449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62268257141113">
                <text:p>6.62268257141113</text:p>
              </table:table-cell>
              <table:table-cell office:value-type="float" office:value="62445.3302579966">
                <text:p>62445.33025799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4561381340027">
                <text:p>6.74561381340027</text:p>
              </table:table-cell>
              <table:table-cell office:value-type="float" office:value="62213.639724521">
                <text:p>62213.6397245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86778450012207">
                <text:p>6.86778450012207</text:p>
              </table:table-cell>
              <table:table-cell office:value-type="float" office:value="61880.6376787837">
                <text:p>61880.63767878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9882435798645">
                <text:p>6.9882435798645</text:p>
              </table:table-cell>
              <table:table-cell office:value-type="float" office:value="62029.3631329145">
                <text:p>62029.36313291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0732984542847">
                <text:p>7.10732984542847</text:p>
              </table:table-cell>
              <table:table-cell office:value-type="float" office:value="61871.1147344059">
                <text:p>61871.11473440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22441411018372">
                <text:p>7.22441411018372</text:p>
              </table:table-cell>
              <table:table-cell office:value-type="float" office:value="61972.4607330269">
                <text:p>61972.46073302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4049391746521">
                <text:p>7.34049391746521</text:p>
              </table:table-cell>
              <table:table-cell office:value-type="float" office:value="61543.8650985676">
                <text:p>61543.8650985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45516061782837">
                <text:p>7.45516061782837</text:p>
              </table:table-cell>
              <table:table-cell office:value-type="float" office:value="61255.7959525686">
                <text:p>61255.7959525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6760263442993">
                <text:p>7.56760263442993</text:p>
              </table:table-cell>
              <table:table-cell office:value-type="float" office:value="61400.5352150902">
                <text:p>61400.53521509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67827343940735">
                <text:p>7.67827343940735</text:p>
              </table:table-cell>
              <table:table-cell office:value-type="float" office:value="61226.626131279">
                <text:p>61226.626131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78725099563599">
                <text:p>7.78725099563599</text:p>
              </table:table-cell>
              <table:table-cell office:value-type="float" office:value="61003.3866611243">
                <text:p>61003.38666112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89415335655212">
                <text:p>7.89415335655212</text:p>
              </table:table-cell>
              <table:table-cell office:value-type="float" office:value="60915.3992876594">
                <text:p>60915.3992876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99936175346375">
                <text:p>7.99936175346375</text:p>
              </table:table-cell>
              <table:table-cell office:value-type="float" office:value="60679.5672912191">
                <text:p>60679.56729121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10281491279602">
                <text:p>8.10281491279602</text:p>
              </table:table-cell>
              <table:table-cell office:value-type="float" office:value="60471.811981176">
                <text:p>60471.811981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20499134063721">
                <text:p>8.20499134063721</text:p>
              </table:table-cell>
              <table:table-cell office:value-type="float" office:value="59974.6940607944">
                <text:p>59974.69406079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30612325668335">
                <text:p>8.30612325668335</text:p>
              </table:table-cell>
              <table:table-cell office:value-type="float" office:value="59328.4517348849">
                <text:p>59328.45173488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40739607810974">
                <text:p>8.40739607810974</text:p>
              </table:table-cell>
              <table:table-cell office:value-type="float" office:value="57981.9927725423">
                <text:p>57981.99277254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50818538665772">
                <text:p>8.50818538665772</text:p>
              </table:table-cell>
              <table:table-cell office:value-type="float" office:value="57069.5452014354">
                <text:p>57069.5452014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60940217971802">
                <text:p>8.60940217971802</text:p>
              </table:table-cell>
              <table:table-cell office:value-type="float" office:value="55563.902292867">
                <text:p>55563.9022928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71030426025391">
                <text:p>8.71030426025391</text:p>
              </table:table-cell>
              <table:table-cell office:value-type="float" office:value="54547.933707297">
                <text:p>54547.9337072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81136465072632">
                <text:p>8.81136465072632</text:p>
              </table:table-cell>
              <table:table-cell office:value-type="float" office:value="53275.0761681427">
                <text:p>53275.07616814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91238307952881">
                <text:p>8.91238307952881</text:p>
              </table:table-cell>
              <table:table-cell office:value-type="float" office:value="52188.4973117899">
                <text:p>52188.49731178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.0127317905426">
                <text:p>9.0127317905426</text:p>
              </table:table-cell>
              <table:table-cell office:value-type="float" office:value="51420.6903892438">
                <text:p>51420.6903892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.11302375793457">
                <text:p>9.11302375793457</text:p>
              </table:table-cell>
              <table:table-cell office:value-type="float" office:value="50412.8110304169">
                <text:p>50412.81103041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.21399855613709">
                <text:p>9.21399855613709</text:p>
              </table:table-cell>
              <table:table-cell office:value-type="float" office:value="49041.9400499151">
                <text:p>49041.9400499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31535577774048">
                <text:p>9.31535577774048</text:p>
              </table:table-cell>
              <table:table-cell office:value-type="float" office:value="47909.7584087429">
                <text:p>47909.75840874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.41761517524719">
                <text:p>9.41761517524719</text:p>
              </table:table-cell>
              <table:table-cell office:value-type="float" office:value="46626.5215349715">
                <text:p>46626.52153497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51871681213379">
                <text:p>9.51871681213379</text:p>
              </table:table-cell>
              <table:table-cell office:value-type="float" office:value="46369.1800090083">
                <text:p>46369.18000900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62000966072083">
                <text:p>9.62000966072083</text:p>
              </table:table-cell>
              <table:table-cell office:value-type="float" office:value="45491.8591418679">
                <text:p>45491.8591418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72076344490051">
                <text:p>9.72076344490051</text:p>
              </table:table-cell>
              <table:table-cell office:value-type="float" office:value="45100.0430107527">
                <text:p>45100.04301075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82200479507446">
                <text:p>9.82200479507446</text:p>
              </table:table-cell>
              <table:table-cell office:value-type="float" office:value="44250.6939338777">
                <text:p>44250.693933877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92293691635132">
                <text:p>9.92293691635132</text:p>
              </table:table-cell>
              <table:table-cell office:value-type="float" office:value="43831.4378419237">
                <text:p>43831.43784192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0229279994965">
                <text:p>10.0229279994965</text:p>
              </table:table-cell>
              <table:table-cell office:value-type="float" office:value="43843.9094977742">
                <text:p>43843.9094977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1232218742371">
                <text:p>10.1232218742371</text:p>
              </table:table-cell>
              <table:table-cell office:value-type="float" office:value="43392.4804606062">
                <text:p>43392.4804606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2249929904938">
                <text:p>10.2249929904938</text:p>
              </table:table-cell>
              <table:table-cell office:value-type="float" office:value="42448.1931504314">
                <text:p>42448.19315043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3266191482544">
                <text:p>10.3266191482544</text:p>
              </table:table-cell>
              <table:table-cell office:value-type="float" office:value="42351.3010315518">
                <text:p>42351.30103155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281346797943">
                <text:p>10.4281346797943</text:p>
              </table:table-cell>
              <table:table-cell office:value-type="float" office:value="42318.6475491267">
                <text:p>42318.64754912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5280385017395">
                <text:p>10.5280385017395</text:p>
              </table:table-cell>
              <table:table-cell office:value-type="float" office:value="43001.3578695406">
                <text:p>43001.35786954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6278049945831">
                <text:p>10.6278049945831</text:p>
              </table:table-cell>
              <table:table-cell office:value-type="float" office:value="43140.7367075237">
                <text:p>43140.73670752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7278747558594">
                <text:p>10.7278747558594</text:p>
              </table:table-cell>
              <table:table-cell office:value-type="float" office:value="43169.8841378719">
                <text:p>43169.88413787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8282618522644">
                <text:p>10.8282618522644</text:p>
              </table:table-cell>
              <table:table-cell office:value-type="float" office:value="43272.4937323954">
                <text:p>43272.493732395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9272391796112">
                <text:p>10.9272391796112</text:p>
              </table:table-cell>
              <table:table-cell office:value-type="float" office:value="44212.145521642">
                <text:p>44212.1455216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0266478061676">
                <text:p>11.0266478061676</text:p>
              </table:table-cell>
              <table:table-cell office:value-type="float" office:value="44503.1799880082">
                <text:p>44503.17998800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1253743171692">
                <text:p>11.1253743171692</text:p>
              </table:table-cell>
              <table:table-cell office:value-type="float" office:value="45296.8504065551">
                <text:p>45296.85040655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2253279685974">
                <text:p>11.2253279685974</text:p>
              </table:table-cell>
              <table:table-cell office:value-type="float" office:value="45300.996364816">
                <text:p>45300.996364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32568359375">
                <text:p>11.32568359375</text:p>
              </table:table-cell>
              <table:table-cell office:value-type="float" office:value="45757.2756187607">
                <text:p>45757.27561876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4253058433533">
                <text:p>11.4253058433533</text:p>
              </table:table-cell>
              <table:table-cell office:value-type="float" office:value="46816.8508397831">
                <text:p>46816.8508397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5243651866913">
                <text:p>11.5243651866913</text:p>
              </table:table-cell>
              <table:table-cell office:value-type="float" office:value="47890.4850379677">
                <text:p>47890.48503796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6237361431122">
                <text:p>11.6237361431122</text:p>
              </table:table-cell>
              <table:table-cell office:value-type="float" office:value="48625.8779631087">
                <text:p>48625.87796310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7240359783173">
                <text:p>11.7240359783173</text:p>
              </table:table-cell>
              <table:table-cell office:value-type="float" office:value="49132.6829194082">
                <text:p>49132.68291940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8245434761047">
                <text:p>11.8245434761047</text:p>
              </table:table-cell>
              <table:table-cell office:value-type="float" office:value="49986.3205292735">
                <text:p>49986.32052927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9239857196808">
                <text:p>11.9239857196808</text:p>
              </table:table-cell>
              <table:table-cell office:value-type="float" office:value="51567.6217228375">
                <text:p>51567.62172283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0235962867737">
                <text:p>12.0235962867737</text:p>
              </table:table-cell>
              <table:table-cell office:value-type="float" office:value="52604.8606380611">
                <text:p>52604.86063806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122873544693">
                <text:p>12.122873544693</text:p>
              </table:table-cell>
              <table:table-cell office:value-type="float" office:value="53909.6275639471">
                <text:p>53909.62756394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2236170768738">
                <text:p>12.2236170768738</text:p>
              </table:table-cell>
              <table:table-cell office:value-type="float" office:value="54236.732440498">
                <text:p>54236.7324404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3230049610138">
                <text:p>12.3230049610138</text:p>
              </table:table-cell>
              <table:table-cell office:value-type="float" office:value="56183.9106277122">
                <text:p>56183.91062771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4222280979156">
                <text:p>12.4222280979156</text:p>
              </table:table-cell>
              <table:table-cell office:value-type="float" office:value="57486.5921205655">
                <text:p>57486.5921205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5212640762329">
                <text:p>12.5212640762329</text:p>
              </table:table-cell>
              <table:table-cell office:value-type="float" office:value="58806.9113766199">
                <text:p>58806.91137661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6209561824799">
                <text:p>12.6209561824799</text:p>
              </table:table-cell>
              <table:table-cell office:value-type="float" office:value="59703.8243454928">
                <text:p>59703.82434549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7211513519287">
                <text:p>12.7211513519287</text:p>
              </table:table-cell>
              <table:table-cell office:value-type="float" office:value="60681.5681179491">
                <text:p>60681.56811794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8202331066132">
                <text:p>12.8202331066132</text:p>
              </table:table-cell>
              <table:table-cell office:value-type="float" office:value="62574.5882251028">
                <text:p>62574.58822510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9195611476898">
                <text:p>12.9195611476898</text:p>
              </table:table-cell>
              <table:table-cell office:value-type="float" office:value="63708.092210498">
                <text:p>63708.0922104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0189454555511">
                <text:p>13.0189454555511</text:p>
              </table:table-cell>
              <table:table-cell office:value-type="float" office:value="64879.4577207999">
                <text:p>64879.45772079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1188592910767">
                <text:p>13.1188592910767</text:p>
              </table:table-cell>
              <table:table-cell office:value-type="float" office:value="65736.6416318077">
                <text:p>65736.64163180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2192358970642">
                <text:p>13.2192358970642</text:p>
              </table:table-cell>
              <table:table-cell office:value-type="float" office:value="66629.0709294316">
                <text:p>66629.07092943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3182172775269">
                <text:p>13.3182172775269</text:p>
              </table:table-cell>
              <table:table-cell office:value-type="float" office:value="68780.6127594795">
                <text:p>68780.61275947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4186344146729">
                <text:p>13.4186344146729</text:p>
              </table:table-cell>
              <table:table-cell office:value-type="float" office:value="68912.5401965905">
                <text:p>68912.54019659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5218198299408">
                <text:p>13.5218198299408</text:p>
              </table:table-cell>
              <table:table-cell office:value-type="float" office:value="68149.1660593682">
                <text:p>68149.16605936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6264548301697">
                <text:p>13.6264548301697</text:p>
              </table:table-cell>
              <table:table-cell office:value-type="float" office:value="68198.9772484397">
                <text:p>68198.97724843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743682384491">
                <text:p>13.743682384491</text:p>
              </table:table-cell>
              <table:table-cell office:value-type="float" office:value="61896.710564423">
                <text:p>61896.7105644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862699508667">
                <text:p>13.862699508667</text:p>
              </table:table-cell>
              <table:table-cell office:value-type="float" office:value="61907.0579213692">
                <text:p>61907.05792136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9832394123077">
                <text:p>13.9832394123077</text:p>
              </table:table-cell>
              <table:table-cell office:value-type="float" office:value="61921.4034071692">
                <text:p>61921.40340716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.1048882007599">
                <text:p>14.1048882007599</text:p>
              </table:table-cell>
              <table:table-cell office:value-type="float" office:value="62146.1183148058">
                <text:p>62146.11831480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.227933883667">
                <text:p>14.227933883667</text:p>
              </table:table-cell>
              <table:table-cell office:value-type="float" office:value="62090.7602728976">
                <text:p>62090.76027289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3518922328949">
                <text:p>14.3518922328949</text:p>
              </table:table-cell>
              <table:table-cell office:value-type="float" office:value="62278.9836109086">
                <text:p>62278.98361090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.4768199920654">
                <text:p>14.4768199920654</text:p>
              </table:table-cell>
              <table:table-cell office:value-type="float" office:value="62243.972449593">
                <text:p>62243.9724495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.6022775173187">
                <text:p>14.6022775173187</text:p>
              </table:table-cell>
              <table:table-cell office:value-type="float" office:value="62363.7361266574">
                <text:p>62363.73612665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7284033298492">
                <text:p>14.7284033298492</text:p>
              </table:table-cell>
              <table:table-cell office:value-type="float" office:value="62350.4407402507">
                <text:p>62350.44074025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8546645641327">
                <text:p>14.8546645641327</text:p>
              </table:table-cell>
              <table:table-cell office:value-type="float" office:value="62410.2880406663">
                <text:p>62410.28804066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9810779094696">
                <text:p>14.9810779094696</text:p>
              </table:table-cell>
              <table:table-cell office:value-type="float" office:value="62398.4752478235">
                <text:p>62398.47524782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076459884644">
                <text:p>15.1076459884644</text:p>
              </table:table-cell>
              <table:table-cell office:value-type="float" office:value="62322.1910504554">
                <text:p>62322.19105045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.2412855625153">
                <text:p>15.2412855625153</text:p>
              </table:table-cell>
              <table:table-cell office:value-type="float" office:value="58844.8448436733">
                <text:p>58844.84484367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.3669483661652">
                <text:p>15.3669483661652</text:p>
              </table:table-cell>
              <table:table-cell office:value-type="float" office:value="62325.5233252635">
                <text:p>62325.52332526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.4918813705444">
                <text:p>15.4918813705444</text:p>
              </table:table-cell>
              <table:table-cell office:value-type="float" office:value="62305.393508102">
                <text:p>62305.3935081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6158525943756">
                <text:p>15.6158525943756</text:p>
              </table:table-cell>
              <table:table-cell office:value-type="float" office:value="62272.5158421687">
                <text:p>62272.51584216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.7388045787811">
                <text:p>15.7388045787811</text:p>
              </table:table-cell>
              <table:table-cell office:value-type="float" office:value="62203.1440726937">
                <text:p>62203.14407269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8608000278473">
                <text:p>15.8608000278473</text:p>
              </table:table-cell>
              <table:table-cell office:value-type="float" office:value="62035.1009642632">
                <text:p>62035.10096426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.9814884662628">
                <text:p>15.9814884662628</text:p>
              </table:table-cell>
              <table:table-cell office:value-type="float" office:value="61977.7676983983">
                <text:p>61977.76769839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.1007034778595">
                <text:p>16.1007034778595</text:p>
              </table:table-cell>
              <table:table-cell office:value-type="float" office:value="61871.4027806665">
                <text:p>61871.40278066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.2184045314789">
                <text:p>16.2184045314789</text:p>
              </table:table-cell>
              <table:table-cell office:value-type="float" office:value="61715.6752350742">
                <text:p>61715.67523507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3343052864075">
                <text:p>16.3343052864075</text:p>
              </table:table-cell>
              <table:table-cell office:value-type="float" office:value="61707.9673415987">
                <text:p>61707.96734159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.4493224620819">
                <text:p>16.4493224620819</text:p>
              </table:table-cell>
              <table:table-cell office:value-type="float" office:value="61138.6947972397">
                <text:p>61138.6947972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5615222454071">
                <text:p>16.5615222454071</text:p>
              </table:table-cell>
              <table:table-cell office:value-type="float" office:value="61604.397042074">
                <text:p>61604.3970420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.6724183559418">
                <text:p>16.6724183559418</text:p>
              </table:table-cell>
              <table:table-cell office:value-type="float" office:value="61174.3727286018">
                <text:p>61174.37272860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.7815520763397">
                <text:p>16.7815520763397</text:p>
              </table:table-cell>
              <table:table-cell office:value-type="float" office:value="60989.3988377682">
                <text:p>60989.39883776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.8886744976044">
                <text:p>16.8886744976044</text:p>
              </table:table-cell>
              <table:table-cell office:value-type="float" office:value="60864.9423998006">
                <text:p>60864.94239980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.9939167499542">
                <text:p>16.9939167499542</text:p>
              </table:table-cell>
              <table:table-cell office:value-type="float" office:value="60736.0623445351">
                <text:p>60736.06234453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097617149353">
                <text:p>17.097617149353</text:p>
              </table:table-cell>
              <table:table-cell office:value-type="float" office:value="60404.7818168024">
                <text:p>60404.78181680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1991686820984">
                <text:p>17.1991686820984</text:p>
              </table:table-cell>
              <table:table-cell office:value-type="float" office:value="60422.5247430377">
                <text:p>60422.52474303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2995643615723">
                <text:p>17.2995643615723</text:p>
              </table:table-cell>
              <table:table-cell office:value-type="float" office:value="59843.2126908737">
                <text:p>59843.21269087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4011313915253">
                <text:p>17.4011313915253</text:p>
              </table:table-cell>
              <table:table-cell office:value-type="float" office:value="57892.8024450532">
                <text:p>57892.80244505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5017242431641">
                <text:p>17.5017242431641</text:p>
              </table:table-cell>
              <table:table-cell office:value-type="float" office:value="57181.0014955548">
                <text:p>57181.00149555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6018121242523">
                <text:p>17.6018121242523</text:p>
              </table:table-cell>
              <table:table-cell office:value-type="float" office:value="56270.5488293207">
                <text:p>56270.54882932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.7021975517273">
                <text:p>17.7021975517273</text:p>
              </table:table-cell>
              <table:table-cell office:value-type="float" office:value="54908.3680634229">
                <text:p>54908.368063422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.802752494812">
                <text:p>17.802752494812</text:p>
              </table:table-cell>
              <table:table-cell office:value-type="float" office:value="53622.4260547518">
                <text:p>53622.42605475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.9039220809937">
                <text:p>17.9039220809937</text:p>
              </table:table-cell>
              <table:table-cell office:value-type="float" office:value="52189.5976773123">
                <text:p>52189.59767731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0049269199371">
                <text:p>18.0049269199371</text:p>
              </table:table-cell>
              <table:table-cell office:value-type="float" office:value="51165.8654581076">
                <text:p>51165.86545810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1059350967407">
                <text:p>18.1059350967407</text:p>
              </table:table-cell>
              <table:table-cell office:value-type="float" office:value="50134.5550454493">
                <text:p>50134.55504544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2063250541687">
                <text:p>18.2063250541687</text:p>
              </table:table-cell>
              <table:table-cell office:value-type="float" office:value="49407.3324371951">
                <text:p>49407.3324371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3072595596313">
                <text:p>18.3072595596313</text:p>
              </table:table-cell>
              <table:table-cell office:value-type="float" office:value="48189.6649486241">
                <text:p>48189.66494862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40855717659">
                <text:p>18.40855717659</text:p>
              </table:table-cell>
              <table:table-cell office:value-type="float" office:value="47148.1970000447">
                <text:p>47148.1970000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5087924003601">
                <text:p>18.5087924003601</text:p>
              </table:table-cell>
              <table:table-cell office:value-type="float" office:value="46849.7981385149">
                <text:p>46849.79813851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6085436344147">
                <text:p>18.6085436344147</text:p>
              </table:table-cell>
              <table:table-cell office:value-type="float" office:value="46275.1167316384">
                <text:p>46275.11673163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7087886333466">
                <text:p>18.7087886333466</text:p>
              </table:table-cell>
              <table:table-cell office:value-type="float" office:value="45408.7490498456">
                <text:p>45408.74904984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8092768192291">
                <text:p>18.8092768192291</text:p>
              </table:table-cell>
              <table:table-cell office:value-type="float" office:value="44661.9665842583">
                <text:p>44661.9665842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9095642566681">
                <text:p>18.9095642566681</text:p>
              </table:table-cell>
              <table:table-cell office:value-type="float" office:value="44192.9728506357">
                <text:p>44192.9728506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0103290081024">
                <text:p>19.0103290081024</text:p>
              </table:table-cell>
              <table:table-cell office:value-type="float" office:value="43586.6703136017">
                <text:p>43586.67031360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.1103250980377">
                <text:p>19.1103250980377</text:p>
              </table:table-cell>
              <table:table-cell office:value-type="float" office:value="43521.7017266949">
                <text:p>43521.70172669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2105066776276">
                <text:p>19.2105066776276</text:p>
              </table:table-cell>
              <table:table-cell office:value-type="float" office:value="43201.5547939989">
                <text:p>43201.55479399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3112030029297">
                <text:p>19.3112030029297</text:p>
              </table:table-cell>
              <table:table-cell office:value-type="float" office:value="42742.3740348667">
                <text:p>42742.3740348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.41193318367">
                <text:p>19.41193318367</text:p>
              </table:table-cell>
              <table:table-cell office:value-type="float" office:value="42648.5882227635">
                <text:p>42648.58822276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.5113320350647">
                <text:p>19.5113320350647</text:p>
              </table:table-cell>
              <table:table-cell office:value-type="float" office:value="43219.8153170116">
                <text:p>43219.81531701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.6102554798126">
                <text:p>19.6102554798126</text:p>
              </table:table-cell>
              <table:table-cell office:value-type="float" office:value="43427.5212609812">
                <text:p>43427.5212609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7097568511963">
                <text:p>19.7097568511963</text:p>
              </table:table-cell>
              <table:table-cell office:value-type="float" office:value="43336.0861266261">
                <text:p>43336.08612662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8093678951263">
                <text:p>19.8093678951263</text:p>
              </table:table-cell>
              <table:table-cell office:value-type="float" office:value="43529.3098930347">
                <text:p>43529.30989303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9093289375305">
                <text:p>19.9093289375305</text:p>
              </table:table-cell>
              <table:table-cell office:value-type="float" office:value="43697.0233097286">
                <text:p>43697.02330972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0081923007965">
                <text:p>20.0081923007965</text:p>
              </table:table-cell>
              <table:table-cell office:value-type="float" office:value="44586.7898317429">
                <text:p>44586.78983174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1072790622711">
                <text:p>20.1072790622711</text:p>
              </table:table-cell>
              <table:table-cell office:value-type="float" office:value="45051.426987488">
                <text:p>45051.4269874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2077407836914">
                <text:p>20.2077407836914</text:p>
              </table:table-cell>
              <table:table-cell office:value-type="float" office:value="44992.2610930614">
                <text:p>44992.26109306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3060071468353">
                <text:p>20.3060071468353</text:p>
              </table:table-cell>
              <table:table-cell office:value-type="float" office:value="46648.7193922734">
                <text:p>46648.71939227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4062025547028">
                <text:p>20.4062025547028</text:p>
              </table:table-cell>
              <table:table-cell office:value-type="float" office:value="46469.1955359905">
                <text:p>46469.1955359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046212673187">
                <text:p>20.5046212673187</text:p>
              </table:table-cell>
              <table:table-cell office:value-type="float" office:value="48039.6448432405">
                <text:p>48039.64484324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6043817996979">
                <text:p>20.6043817996979</text:p>
              </table:table-cell>
              <table:table-cell office:value-type="float" office:value="48275.6044414066">
                <text:p>48275.60444140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704986333847">
                <text:p>20.704986333847</text:p>
              </table:table-cell>
              <table:table-cell office:value-type="float" office:value="48824.8371859344">
                <text:p>48824.83718593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8048374652863">
                <text:p>20.8048374652863</text:p>
              </table:table-cell>
              <table:table-cell office:value-type="float" office:value="50154.6645272513">
                <text:p>50154.66452725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9048318862915">
                <text:p>20.9048318862915</text:p>
              </table:table-cell>
              <table:table-cell office:value-type="float" office:value="51122.8521412375">
                <text:p>51122.8521412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0044395923614">
                <text:p>21.0044395923614</text:p>
              </table:table-cell>
              <table:table-cell office:value-type="float" office:value="52365.4263891715">
                <text:p>52365.42638917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1046512126923">
                <text:p>21.1046512126923</text:p>
              </table:table-cell>
              <table:table-cell office:value-type="float" office:value="53167.4867885744">
                <text:p>53167.48678857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2051777839661">
                <text:p>21.2051777839661</text:p>
              </table:table-cell>
              <table:table-cell office:value-type="float" office:value="54115.0457144619">
                <text:p>54115.045714461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3044376373291">
                <text:p>21.3044376373291</text:p>
              </table:table-cell>
              <table:table-cell office:value-type="float" office:value="56014.5901048697">
                <text:p>56014.59010486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404093503952">
                <text:p>21.404093503952</text:p>
              </table:table-cell>
              <table:table-cell office:value-type="float" office:value="56996.1427508511">
                <text:p>56996.142750851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031864643097">
                <text:p>21.5031864643097</text:p>
              </table:table-cell>
              <table:table-cell office:value-type="float" office:value="58611.6307257005">
                <text:p>58611.6307257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6035587787628">
                <text:p>21.6035587787628</text:p>
              </table:table-cell>
              <table:table-cell office:value-type="float" office:value="59060.1106719368">
                <text:p>59060.11067193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.7045810222626">
                <text:p>21.7045810222626</text:p>
              </table:table-cell>
              <table:table-cell office:value-type="float" office:value="59947.1937090235">
                <text:p>59947.19370902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8039855957031">
                <text:p>21.8039855957031</text:p>
              </table:table-cell>
              <table:table-cell office:value-type="float" office:value="62210.4173476314">
                <text:p>62210.41734763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.903466463089">
                <text:p>21.903466463089</text:p>
              </table:table-cell>
              <table:table-cell office:value-type="float" office:value="63368.968985244">
                <text:p>63368.9689852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0034387111664">
                <text:p>22.0034387111664</text:p>
              </table:table-cell>
              <table:table-cell office:value-type="float" office:value="64337.8549917246">
                <text:p>64337.85499172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1036715507507">
                <text:p>22.1036715507507</text:p>
              </table:table-cell>
              <table:table-cell office:value-type="float" office:value="65367.7978910913">
                <text:p>65367.79789109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2038445472717">
                <text:p>22.2038445472717</text:p>
              </table:table-cell>
              <table:table-cell office:value-type="float" office:value="66604.7760546083">
                <text:p>66604.776054608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3029553890228">
                <text:p>22.3029553890228</text:p>
              </table:table-cell>
              <table:table-cell office:value-type="float" office:value="68529.3342282073">
                <text:p>68529.33422820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4026038646698">
                <text:p>22.4026038646698</text:p>
              </table:table-cell>
              <table:table-cell office:value-type="float" office:value="69283.5485457799">
                <text:p>69283.54854577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5026428699493">
                <text:p>22.5026428699493</text:p>
              </table:table-cell>
              <table:table-cell office:value-type="float" office:value="70132.6445659375">
                <text:p>70132.64456593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6070380210876">
                <text:p>22.6070380210876</text:p>
              </table:table-cell>
              <table:table-cell office:value-type="float" office:value="68202.4013794206">
                <text:p>68202.4013794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7242639064789">
                <text:p>22.7242639064789</text:p>
              </table:table-cell>
              <table:table-cell office:value-type="float" office:value="61692.8588414033">
                <text:p>61692.85884140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.8428733348846">
                <text:p>22.8428733348846</text:p>
              </table:table-cell>
              <table:table-cell office:value-type="float" office:value="61917.5060424054">
                <text:p>61917.50604240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.9630973339081">
                <text:p>22.9630973339081</text:p>
              </table:table-cell>
              <table:table-cell office:value-type="float" office:value="61951.0252570123">
                <text:p>61951.0252570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.0846445560455">
                <text:p>23.0846445560455</text:p>
              </table:table-cell>
              <table:table-cell office:value-type="float" office:value="62066.412274473">
                <text:p>62066.4122744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.207620382309">
                <text:p>23.207620382309</text:p>
              </table:table-cell>
              <table:table-cell office:value-type="float" office:value="62060.977607513">
                <text:p>62060.9776075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.3314723968506">
                <text:p>23.3314723968506</text:p>
              </table:table-cell>
              <table:table-cell office:value-type="float" office:value="62203.2675730981">
                <text:p>62203.26757309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.4561636447906">
                <text:p>23.4561636447906</text:p>
              </table:table-cell>
              <table:table-cell office:value-type="float" office:value="62297.8767822896">
                <text:p>62297.87678228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814428329468">
                <text:p>23.5814428329468</text:p>
              </table:table-cell>
              <table:table-cell office:value-type="float" office:value="62388.6546124436">
                <text:p>62388.65461244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7071886062622">
                <text:p>23.7071886062622</text:p>
              </table:table-cell>
              <table:table-cell office:value-type="float" office:value="62475.2609401308">
                <text:p>62475.260940130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.8337523937225">
                <text:p>23.8337523937225</text:p>
              </table:table-cell>
              <table:table-cell office:value-type="float" office:value="62261.095042451">
                <text:p>62261.09504245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3.960152387619">
                <text:p>23.960152387619</text:p>
              </table:table-cell>
              <table:table-cell office:value-type="float" office:value="62405.0663045118">
                <text:p>62405.06630451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.086660861969">
                <text:p>24.086660861969</text:p>
              </table:table-cell>
              <table:table-cell office:value-type="float" office:value="62351.5542380068">
                <text:p>62351.55423800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.2204222679138">
                <text:p>24.2204222679138</text:p>
              </table:table-cell>
              <table:table-cell office:value-type="float" office:value="58851.0560605737">
                <text:p>58851.05606057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.3461053371429">
                <text:p>24.3461053371429</text:p>
              </table:table-cell>
              <table:table-cell office:value-type="float" office:value="62379.1259084175">
                <text:p>62379.1259084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.4711997509003">
                <text:p>24.4711997509003</text:p>
              </table:table-cell>
              <table:table-cell office:value-type="float" office:value="62288.9525276166">
                <text:p>62288.9525276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.5954325199127">
                <text:p>24.5954325199127</text:p>
              </table:table-cell>
              <table:table-cell office:value-type="float" office:value="62270.2050473065">
                <text:p>62270.20504730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7188184261322">
                <text:p>24.7188184261322</text:p>
              </table:table-cell>
              <table:table-cell office:value-type="float" office:value="62114.0633871672">
                <text:p>62114.06338716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.8408710956573">
                <text:p>24.8408710956573</text:p>
              </table:table-cell>
              <table:table-cell office:value-type="float" office:value="62137.1087539996">
                <text:p>62137.10875399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.9617850780487">
                <text:p>24.9617850780487</text:p>
              </table:table-cell>
              <table:table-cell office:value-type="float" office:value="61994.4844405008">
                <text:p>61994.48444050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.0811991691589">
                <text:p>25.0811991691589</text:p>
              </table:table-cell>
              <table:table-cell office:value-type="float" office:value="61902.2422837565">
                <text:p>61902.24228375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5.1992027759552">
                <text:p>25.1992027759552</text:p>
              </table:table-cell>
              <table:table-cell office:value-type="float" office:value="61760.8240787323">
                <text:p>61760.82407873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3155393600464">
                <text:p>25.3155393600464</text:p>
              </table:table-cell>
              <table:table-cell office:value-type="float" office:value="61614.3241268078">
                <text:p>61614.32412680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.4304456710815">
                <text:p>25.4304456710815</text:p>
              </table:table-cell>
              <table:table-cell office:value-type="float" office:value="61406.5488347387">
                <text:p>61406.54883473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.5432250499725">
                <text:p>25.5432250499725</text:p>
              </table:table-cell>
              <table:table-cell office:value-type="float" office:value="61429.6697510311">
                <text:p>61429.669751031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.6544556617737">
                <text:p>25.6544556617737</text:p>
              </table:table-cell>
              <table:table-cell office:value-type="float" office:value="61134.2497347466">
                <text:p>61134.24973474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.7634780406952">
                <text:p>25.7634780406952</text:p>
              </table:table-cell>
              <table:table-cell office:value-type="float" office:value="61198.4444478463">
                <text:p>61198.44444784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.8710417747498">
                <text:p>25.8710417747498</text:p>
              </table:table-cell>
              <table:table-cell office:value-type="float" office:value="60838.349072935">
                <text:p>60838.34907293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.9767692089081">
                <text:p>25.9767692089081</text:p>
              </table:table-cell>
              <table:table-cell office:value-type="float" office:value="60684.3441447008">
                <text:p>60684.34414470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.0806510448456">
                <text:p>26.0806510448456</text:p>
              </table:table-cell>
              <table:table-cell office:value-type="float" office:value="60530.312573443">
                <text:p>60530.3125734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.1828320026398">
                <text:p>26.1828320026398</text:p>
              </table:table-cell>
              <table:table-cell office:value-type="float" office:value="60206.9126460061">
                <text:p>60206.91264600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6.2839450836182">
                <text:p>26.2839450836182</text:p>
              </table:table-cell>
              <table:table-cell office:value-type="float" office:value="59655.9806271649">
                <text:p>59655.98062716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.3854231834412">
                <text:p>26.3854231834412</text:p>
              </table:table-cell>
              <table:table-cell office:value-type="float" office:value="58180.0409181684">
                <text:p>58180.040918168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6.4871809482574">
                <text:p>26.4871809482574</text:p>
              </table:table-cell>
              <table:table-cell office:value-type="float" office:value="56762.2530863185">
                <text:p>56762.25308631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.5876748561859">
                <text:p>26.5876748561859</text:p>
              </table:table-cell>
              <table:table-cell office:value-type="float" office:value="56202.4118319723">
                <text:p>56202.41183197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6.6881103515625">
                <text:p>26.6881103515625</text:p>
              </table:table-cell>
              <table:table-cell office:value-type="float" office:value="55040.3020294025">
                <text:p>55040.30202940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.7892656326294">
                <text:p>26.7892656326294</text:p>
              </table:table-cell>
              <table:table-cell office:value-type="float" office:value="53462.3594829781">
                <text:p>53462.35948297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.8901541233063">
                <text:p>26.8901541233063</text:p>
              </table:table-cell>
              <table:table-cell office:value-type="float" office:value="52493.5992645756">
                <text:p>52493.59926457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6.9913065433502">
                <text:p>26.9913065433502</text:p>
              </table:table-cell>
              <table:table-cell office:value-type="float" office:value="51249.3917372202">
                <text:p>51249.39173722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.0907037258148">
                <text:p>27.0907037258148</text:p>
              </table:table-cell>
              <table:table-cell office:value-type="float" office:value="51108.0885196041">
                <text:p>51108.088519604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.1902682781219">
                <text:p>27.1902682781219</text:p>
              </table:table-cell>
              <table:table-cell office:value-type="float" office:value="49977.6264212029">
                <text:p>49977.62642120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7.2905645370483">
                <text:p>27.2905645370483</text:p>
              </table:table-cell>
              <table:table-cell office:value-type="float" office:value="48655.8526931845">
                <text:p>48655.85269318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3931963443756">
                <text:p>27.3931963443756</text:p>
              </table:table-cell>
              <table:table-cell office:value-type="float" office:value="46691.1781522014">
                <text:p>46691.17815220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7.5014219284058">
                <text:p>27.5014219284058</text:p>
              </table:table-cell>
              <table:table-cell office:value-type="float" office:value="43390.8492347956">
                <text:p>43390.84923479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7.6011626720428">
                <text:p>27.6011626720428</text:p>
              </table:table-cell>
              <table:table-cell office:value-type="float" office:value="46360.1917469636">
                <text:p>46360.19174696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7.7017080783844">
                <text:p>27.7017080783844</text:p>
              </table:table-cell>
              <table:table-cell office:value-type="float" office:value="45273.0777628652">
                <text:p>45273.07776286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7.8018934726715">
                <text:p>27.8018934726715</text:p>
              </table:table-cell>
              <table:table-cell office:value-type="float" office:value="44796.9490157255">
                <text:p>44796.94901572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7.9044713973999">
                <text:p>27.9044713973999</text:p>
              </table:table-cell>
              <table:table-cell office:value-type="float" office:value="43284.1667615743">
                <text:p>43284.166761574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.0058534145355">
                <text:p>28.0058534145355</text:p>
              </table:table-cell>
              <table:table-cell office:value-type="float" office:value="43321.2923168096">
                <text:p>43321.292316809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.1056151390076">
                <text:p>28.1056151390076</text:p>
              </table:table-cell>
              <table:table-cell office:value-type="float" office:value="43623.9451857057">
                <text:p>43623.94518570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.2059118747711">
                <text:p>28.2059118747711</text:p>
              </table:table-cell>
              <table:table-cell office:value-type="float" office:value="43151.952723599">
                <text:p>43151.95272359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8.3073692321777">
                <text:p>28.3073692321777</text:p>
              </table:table-cell>
              <table:table-cell office:value-type="float" office:value="42421.7632906663">
                <text:p>42421.76329066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8.4082000255585">
                <text:p>28.4082000255585</text:p>
              </table:table-cell>
              <table:table-cell office:value-type="float" office:value="42606.0319071208">
                <text:p>42606.03190712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5087585449219">
                <text:p>28.5087585449219</text:p>
              </table:table-cell>
              <table:table-cell office:value-type="float" office:value="42721.3927491802">
                <text:p>42721.39274918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.607784986496">
                <text:p>28.607784986496</text:p>
              </table:table-cell>
              <table:table-cell office:value-type="float" office:value="43382.3525485919">
                <text:p>43382.352548591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.7066078186035">
                <text:p>28.7066078186035</text:p>
              </table:table-cell>
              <table:table-cell office:value-type="float" office:value="43633.6412146888">
                <text:p>43633.64121468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8.8071203231812">
                <text:p>28.8071203231812</text:p>
              </table:table-cell>
              <table:table-cell office:value-type="float" office:value="43138.9111058399">
                <text:p>43138.91110583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8.9072425365448">
                <text:p>28.9072425365448</text:p>
              </table:table-cell>
              <table:table-cell office:value-type="float" office:value="43626.6823640351">
                <text:p>43626.68236403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.0073962211609">
                <text:p>29.0073962211609</text:p>
              </table:table-cell>
              <table:table-cell office:value-type="float" office:value="44012.3597738499">
                <text:p>44012.35977384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.1057953834534">
                <text:p>29.1057953834534</text:p>
              </table:table-cell>
              <table:table-cell office:value-type="float" office:value="45284.9383692418">
                <text:p>45284.93836924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.2052094936371">
                <text:p>29.2052094936371</text:p>
              </table:table-cell>
              <table:table-cell office:value-type="float" office:value="45466.3829072866">
                <text:p>45466.38290728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.3049538135529">
                <text:p>29.3049538135529</text:p>
              </table:table-cell>
              <table:table-cell office:value-type="float" office:value="45957.5041854106">
                <text:p>45957.50418541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.4052736759186">
                <text:p>29.4052736759186</text:p>
              </table:table-cell>
              <table:table-cell office:value-type="float" office:value="46411.5469280275">
                <text:p>46411.54692802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.505441904068">
                <text:p>29.505441904068</text:p>
              </table:table-cell>
              <table:table-cell office:value-type="float" office:value="47200.5953119942">
                <text:p>47200.59531199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.6047072410583">
                <text:p>29.6047072410583</text:p>
              </table:table-cell>
              <table:table-cell office:value-type="float" office:value="48516.4322815715">
                <text:p>48516.43228157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.7045266628265">
                <text:p>29.7045266628265</text:p>
              </table:table-cell>
              <table:table-cell office:value-type="float" office:value="49208.8604901678">
                <text:p>49208.86049016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8043491840363">
                <text:p>29.8043491840363</text:p>
              </table:table-cell>
              <table:table-cell office:value-type="float" office:value="50169.0394042313">
                <text:p>50169.03940423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.9040997028351">
                <text:p>29.9040997028351</text:p>
              </table:table-cell>
              <table:table-cell office:value-type="float" office:value="51167.6536770049">
                <text:p>51167.65367700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.0036869049072">
                <text:p>30.0036869049072</text:p>
              </table:table-cell>
              <table:table-cell office:value-type="float" office:value="52376.2079009047">
                <text:p>52376.20790090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.1033356189728">
                <text:p>30.1033356189728</text:p>
              </table:table-cell>
              <table:table-cell office:value-type="float" office:value="53467.8249484995">
                <text:p>53467.82494849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.2027635574341">
                <text:p>30.2027635574341</text:p>
              </table:table-cell>
              <table:table-cell office:value-type="float" office:value="54712.9919838094">
                <text:p>54712.991983809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0.3021357059479">
                <text:p>30.3021357059479</text:p>
              </table:table-cell>
              <table:table-cell office:value-type="float" office:value="55951.2910121714">
                <text:p>55951.29101217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0.4022927284241">
                <text:p>30.4022927284241</text:p>
              </table:table-cell>
              <table:table-cell office:value-type="float" office:value="56710.9510603705">
                <text:p>56710.95106037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0.5024213790894">
                <text:p>30.5024213790894</text:p>
              </table:table-cell>
              <table:table-cell office:value-type="float" office:value="57925.4784865586">
                <text:p>57925.47848655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.6026864051819">
                <text:p>30.6026864051819</text:p>
              </table:table-cell>
              <table:table-cell office:value-type="float" office:value="59123.3078075436">
                <text:p>59123.30780754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.7021179199219">
                <text:p>30.7021179199219</text:p>
              </table:table-cell>
              <table:table-cell office:value-type="float" office:value="60906.2430139601">
                <text:p>60906.2430139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.8017950057983">
                <text:p>30.8017950057983</text:p>
              </table:table-cell>
              <table:table-cell office:value-type="float" office:value="61960.0778423062">
                <text:p>61960.07784230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.9011673927307">
                <text:p>30.9011673927307</text:p>
              </table:table-cell>
              <table:table-cell office:value-type="float" office:value="63438.1460947509">
                <text:p>63438.14609475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.0013358592987">
                <text:p>31.0013358592987</text:p>
              </table:table-cell>
              <table:table-cell office:value-type="float" office:value="64131.9590895351">
                <text:p>64131.95908953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.1014568805695">
                <text:p>31.1014568805695</text:p>
              </table:table-cell>
              <table:table-cell office:value-type="float" office:value="65440.8027089713">
                <text:p>65440.80270897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.2012007236481">
                <text:p>31.2012007236481</text:p>
              </table:table-cell>
              <table:table-cell office:value-type="float" office:value="66891.3468146746">
                <text:p>66891.34681467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1.3014152050018">
                <text:p>31.3014152050018</text:p>
              </table:table-cell>
              <table:table-cell office:value-type="float" office:value="67694.8072609616">
                <text:p>67694.80726096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1.400963306427">
                <text:p>31.400963306427</text:p>
              </table:table-cell>
              <table:table-cell office:value-type="float" office:value="69353.4070580909">
                <text:p>69353.407058090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1.5012888908386">
                <text:p>31.5012888908386</text:p>
              </table:table-cell>
              <table:table-cell office:value-type="float" office:value="69932.3112957347">
                <text:p>69932.31129573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1.6045649051666">
                <text:p>31.6045649051666</text:p>
              </table:table-cell>
              <table:table-cell office:value-type="float" office:value="68941.467642109">
                <text:p>68941.4676421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.7213234901428">
                <text:p>31.7213234901428</text:p>
              </table:table-cell>
              <table:table-cell office:value-type="float" office:value="61939.770865452">
                <text:p>61939.7708654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1.8400979042053">
                <text:p>31.8400979042053</text:p>
              </table:table-cell>
              <table:table-cell office:value-type="float" office:value="61831.4984583762">
                <text:p>61831.49845837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.9604568481445">
                <text:p>31.9604568481445</text:p>
              </table:table-cell>
              <table:table-cell office:value-type="float" office:value="61881.5665561327">
                <text:p>61881.56655613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.0820503234863">
                <text:p>32.0820503234863</text:p>
              </table:table-cell>
              <table:table-cell office:value-type="float" office:value="62042.8026980392">
                <text:p>62042.80269803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.2053084373474">
                <text:p>32.2053084373474</text:p>
              </table:table-cell>
              <table:table-cell office:value-type="float" office:value="61918.8446174141">
                <text:p>61918.844617414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.3285439014435">
                <text:p>32.3285439014435</text:p>
              </table:table-cell>
              <table:table-cell office:value-type="float" office:value="62514.4722463517">
                <text:p>62514.47224635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.4533753395081">
                <text:p>32.4533753395081</text:p>
              </table:table-cell>
              <table:table-cell office:value-type="float" office:value="62227.9140610526">
                <text:p>62227.91406105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2.5786349773407">
                <text:p>32.5786349773407</text:p>
              </table:table-cell>
              <table:table-cell office:value-type="float" office:value="62398.3921336488">
                <text:p>62398.39213364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.7046284675598">
                <text:p>32.7046284675598</text:p>
              </table:table-cell>
              <table:table-cell office:value-type="float" office:value="62352.4277828765">
                <text:p>62352.42778287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2.8309559822083">
                <text:p>32.8309559822083</text:p>
              </table:table-cell>
              <table:table-cell office:value-type="float" office:value="62377.5431815437">
                <text:p>62377.54318154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2.9571759700775">
                <text:p>32.9571759700775</text:p>
              </table:table-cell>
              <table:table-cell office:value-type="float" office:value="62494.0640001511">
                <text:p>62494.06400015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.0837731361389">
                <text:p>33.0837731361389</text:p>
              </table:table-cell>
              <table:table-cell office:value-type="float" office:value="62307.8718537365">
                <text:p>62307.871853736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.2177040576935">
                <text:p>33.2177040576935</text:p>
              </table:table-cell>
              <table:table-cell office:value-type="float" office:value="58776.5686118484">
                <text:p>58776.56861184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.343311548233">
                <text:p>33.343311548233</text:p>
              </table:table-cell>
              <table:table-cell office:value-type="float" office:value="62416.6597574957">
                <text:p>62416.65975749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.4684262275696">
                <text:p>33.4684262275696</text:p>
              </table:table-cell>
              <table:table-cell office:value-type="float" office:value="62278.8632102887">
                <text:p>62278.863210288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.5926411151886">
                <text:p>33.5926411151886</text:p>
              </table:table-cell>
              <table:table-cell office:value-type="float" office:value="62279.1691743683">
                <text:p>62279.16917436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3.7159209251404">
                <text:p>33.7159209251404</text:p>
              </table:table-cell>
              <table:table-cell office:value-type="float" office:value="62167.5195881433">
                <text:p>62167.51958814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3.8382270336151">
                <text:p>33.8382270336151</text:p>
              </table:table-cell>
              <table:table-cell office:value-type="float" office:value="62008.3501517576">
                <text:p>62008.350151757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3.9589350223541">
                <text:p>33.9589350223541</text:p>
              </table:table-cell>
              <table:table-cell office:value-type="float" office:value="62100.2808373133">
                <text:p>62100.28083731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.0784003734589">
                <text:p>34.0784003734589</text:p>
              </table:table-cell>
              <table:table-cell office:value-type="float" office:value="61875.6813724121">
                <text:p>61875.68137241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.1963865756989">
                <text:p>34.1963865756989</text:p>
              </table:table-cell>
              <table:table-cell office:value-type="float" office:value="61769.934633338">
                <text:p>61769.93463333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.3129801750183">
                <text:p>34.3129801750183</text:p>
              </table:table-cell>
              <table:table-cell office:value-type="float" office:value="61547.1178682655">
                <text:p>61547.11786826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.4280157089233">
                <text:p>34.4280157089233</text:p>
              </table:table-cell>
              <table:table-cell office:value-type="float" office:value="61337.5690143297">
                <text:p>61337.56901432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.5405859947205">
                <text:p>34.5405859947205</text:p>
              </table:table-cell>
              <table:table-cell office:value-type="float" office:value="61614.8386839887">
                <text:p>61614.83868398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.6518349647522">
                <text:p>34.6518349647522</text:p>
              </table:table-cell>
              <table:table-cell office:value-type="float" office:value="61196.0721798839">
                <text:p>61196.07217988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.7612745761871">
                <text:p>34.7612745761871</text:p>
              </table:table-cell>
              <table:table-cell office:value-type="float" office:value="61038.2284112125">
                <text:p>61038.2284112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.8685865402222">
                <text:p>34.8685865402222</text:p>
              </table:table-cell>
              <table:table-cell office:value-type="float" office:value="60981.0849968562">
                <text:p>60981.084996856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4.9743499755859">
                <text:p>34.9743499755859</text:p>
              </table:table-cell>
              <table:table-cell office:value-type="float" office:value="60663.6875772085">
                <text:p>60663.68757720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.0783026218414">
                <text:p>35.0783026218414</text:p>
              </table:table-cell>
              <table:table-cell office:value-type="float" office:value="60489.0806198955">
                <text:p>60489.08061989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.1802971363068">
                <text:p>35.1802971363068</text:p>
              </table:table-cell>
              <table:table-cell office:value-type="float" office:value="60395.4049126219">
                <text:p>60395.40491262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.2806370258331">
                <text:p>35.2806370258331</text:p>
              </table:table-cell>
              <table:table-cell office:value-type="float" office:value="60115.6731233486">
                <text:p>60115.67312334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.3847894668579">
                <text:p>35.3847894668579</text:p>
              </table:table-cell>
              <table:table-cell office:value-type="float" office:value="56686.141408777">
                <text:p>56686.1414087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.4873721599579">
                <text:p>35.4873721599579</text:p>
              </table:table-cell>
              <table:table-cell office:value-type="float" office:value="56305.7941398633">
                <text:p>56305.79413986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.588707447052">
                <text:p>35.588707447052</text:p>
              </table:table-cell>
              <table:table-cell office:value-type="float" office:value="55735.7674899007">
                <text:p>55735.76748990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.6891574859619">
                <text:p>35.6891574859619</text:p>
              </table:table-cell>
              <table:table-cell office:value-type="float" office:value="55032.3330880712">
                <text:p>55032.33308807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.789244890213">
                <text:p>35.789244890213</text:p>
              </table:table-cell>
              <table:table-cell office:value-type="float" office:value="54032.7730593596">
                <text:p>54032.77305935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.8903663158417">
                <text:p>35.8903663158417</text:p>
              </table:table-cell>
              <table:table-cell office:value-type="float" office:value="52372.6793513371">
                <text:p>52372.67935133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.9926283359528">
                <text:p>35.9926283359528</text:p>
              </table:table-cell>
              <table:table-cell office:value-type="float" office:value="50693.3071962473">
                <text:p>50693.30719624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.0928411483765">
                <text:p>36.0928411483765</text:p>
              </table:table-cell>
              <table:table-cell office:value-type="float" office:value="50612.2907573461">
                <text:p>50612.29075734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.1927790641785">
                <text:p>36.1927790641785</text:p>
              </table:table-cell>
              <table:table-cell office:value-type="float" office:value="49790.9122885703">
                <text:p>49790.91228857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.2939352989197">
                <text:p>36.2939352989197</text:p>
              </table:table-cell>
              <table:table-cell office:value-type="float" office:value="48242.2068445366">
                <text:p>48242.206844536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.3950886726379">
                <text:p>36.3950886726379</text:p>
              </table:table-cell>
              <table:table-cell office:value-type="float" office:value="47294.5174653757">
                <text:p>47294.51746537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.4968030452728">
                <text:p>36.4968030452728</text:p>
              </table:table-cell>
              <table:table-cell office:value-type="float" office:value="46247.151490433">
                <text:p>46247.1514904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.5972468852997">
                <text:p>36.5972468852997</text:p>
              </table:table-cell>
              <table:table-cell office:value-type="float" office:value="46035.6752466223">
                <text:p>46035.67524662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.6972074508667">
                <text:p>36.6972074508667</text:p>
              </table:table-cell>
              <table:table-cell office:value-type="float" office:value="45617.9891953776">
                <text:p>45617.98919537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.7979009151459">
                <text:p>36.7979009151459</text:p>
              </table:table-cell>
              <table:table-cell office:value-type="float" office:value="44650.365663602">
                <text:p>44650.3656636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.898610830307">
                <text:p>36.898610830307</text:p>
              </table:table-cell>
              <table:table-cell office:value-type="float" office:value="44087.0195640234">
                <text:p>44087.01956402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.9993722438812">
                <text:p>36.9993722438812</text:p>
              </table:table-cell>
              <table:table-cell office:value-type="float" office:value="43588.1141818733">
                <text:p>43588.11418187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.0992867946625">
                <text:p>37.0992867946625</text:p>
              </table:table-cell>
              <table:table-cell office:value-type="float" office:value="43637.2877214417">
                <text:p>43637.28772144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.199634552002">
                <text:p>37.199634552002</text:p>
              </table:table-cell>
              <table:table-cell office:value-type="float" office:value="43130.0122169978">
                <text:p>43130.01221699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.2999856472015">
                <text:p>37.2999856472015</text:p>
              </table:table-cell>
              <table:table-cell office:value-type="float" office:value="42889.4173146782">
                <text:p>42889.41731467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.400687456131">
                <text:p>37.400687456131</text:p>
              </table:table-cell>
              <table:table-cell office:value-type="float" office:value="42660.6040712733">
                <text:p>42660.60407127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.5008752346039">
                <text:p>37.5008752346039</text:p>
              </table:table-cell>
              <table:table-cell office:value-type="float" office:value="42879.4815643309">
                <text:p>42879.48156433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.5997560024261">
                <text:p>37.5997560024261</text:p>
              </table:table-cell>
              <table:table-cell office:value-type="float" office:value="43446.264573126">
                <text:p>43446.26457312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.6986663341522">
                <text:p>37.6986663341522</text:p>
              </table:table-cell>
              <table:table-cell office:value-type="float" office:value="43595.0413344261">
                <text:p>43595.04133442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.7986099720001">
                <text:p>37.7986099720001</text:p>
              </table:table-cell>
              <table:table-cell office:value-type="float" office:value="43384.4524110555">
                <text:p>43384.45241105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7.8979272842407">
                <text:p>37.8979272842407</text:p>
              </table:table-cell>
              <table:table-cell office:value-type="float" office:value="43980.2477680661">
                <text:p>43980.24776806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7.9975533485413">
                <text:p>37.9975533485413</text:p>
              </table:table-cell>
              <table:table-cell office:value-type="float" office:value="44245.4495311849">
                <text:p>44245.44953118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.097535610199">
                <text:p>38.097535610199</text:p>
              </table:table-cell>
              <table:table-cell office:value-type="float" office:value="44567.905607646">
                <text:p>44567.9056076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.1973743438721">
                <text:p>38.1973743438721</text:p>
              </table:table-cell>
              <table:table-cell office:value-type="float" office:value="45192.8808990481">
                <text:p>45192.88089904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.2972140312195">
                <text:p>38.2972140312195</text:p>
              </table:table-cell>
              <table:table-cell office:value-type="float" office:value="45833.4768625316">
                <text:p>45833.476862531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.3969216346741">
                <text:p>38.3969216346741</text:p>
              </table:table-cell>
              <table:table-cell office:value-type="float" office:value="46616.3044638502">
                <text:p>46616.30446385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.4962978363037">
                <text:p>38.4962978363037</text:p>
              </table:table-cell>
              <table:table-cell office:value-type="float" office:value="47576.7831982611">
                <text:p>47576.78319826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.5954189300537">
                <text:p>38.5954189300537</text:p>
              </table:table-cell>
              <table:table-cell office:value-type="float" office:value="48506.3251231527">
                <text:p>48506.32512315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.6952047348022">
                <text:p>38.6952047348022</text:p>
              </table:table-cell>
              <table:table-cell office:value-type="float" office:value="49065.0951038391">
                <text:p>49065.09510383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